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44cm"/>
    </style:style>
    <style:style style:name="co2" style:family="table-column">
      <style:table-column-properties fo:break-before="auto" style:column-width="2.935cm"/>
    </style:style>
    <style:style style:name="co3" style:family="table-column">
      <style:table-column-properties fo:break-before="auto" style:column-width="6.001cm"/>
    </style:style>
    <style:style style:name="co4" style:family="table-column">
      <style:table-column-properties fo:break-before="auto" style:column-width="3.655cm"/>
    </style:style>
    <style:style style:name="co5" style:family="table-column">
      <style:table-column-properties fo:break-before="auto" style:column-width="4.87cm"/>
    </style:style>
    <style:style style:name="co6" style:family="table-column">
      <style:table-column-properties fo:break-before="auto" style:column-width="4.678cm"/>
    </style:style>
    <style:style style:name="co7" style:family="table-column">
      <style:table-column-properties fo:break-before="auto" style:column-width="1.36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export_equipement_verifie" table:style-name="ta1">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5" table:default-cell-style-name="ce1"/>
        <table:table-column table:style-name="co3" table:number-columns-repeated="3" table:default-cell-style-name="ce1"/>
        <table:table-column table:style-name="co6" table:default-cell-style-name="ce1"/>
        <table:table-column table:style-name="co7" table:default-cell-style-name="ce1"/>
        <table:table-column table:style-name="co8" table:number-columns-repeated="1013" table:default-cell-style-name="ce1"/>
        <table:table-row table:style-name="ro1">
          <table:table-cell office:value-type="string" calcext:value-type="string">
            <text:p>Titre</text:p>
          </table:table-cell>
          <table:table-cell office:value-type="string" calcext:value-type="string">
            <text:p>Niveau minimum</text:p>
          </table:table-cell>
          <table:table-cell office:value-type="string" calcext:value-type="string">
            <text:p>Description</text:p>
          </table:table-cell>
          <table:table-cell office:value-type="string" calcext:value-type="string">
            <text:p>Prix par niveau</text:p>
          </table:table-cell>
          <table:table-cell office:value-type="string" calcext:value-type="string">
            <text:p>Emplacement d'objet</text:p>
          </table:table-cell>
          <table:table-cell office:value-type="string" calcext:value-type="string">
            <text:p>Altération</text:p>
          </table:table-cell>
          <table:table-cell office:value-type="string" calcext:value-type="string">
            <text:p>Propriété</text:p>
          </table:table-cell>
          <table:table-cell office:value-type="string" calcext:value-type="string">
            <text:p>Pouvoir</text:p>
          </table:table-cell>
          <table:table-cell office:value-type="string" calcext:value-type="string">
            <text:p>Spécial</text:p>
          </table:table-cell>
          <table:table-cell office:value-type="string" calcext:value-type="string">
            <text:p>Source</text:p>
          </table:table-cell>
          <table:table-cell office:value-type="string" calcext:value-type="string">
            <text:p>Rareté</text:p>
          </table:table-cell>
          <table:table-cell table:number-columns-repeated="1013"/>
        </table:table-row>
        <table:table-row table:style-name="ro1">
          <table:table-cell office:value-type="string" calcext:value-type="string">
            <text:p>Aimant de pesanteur</text:p>
          </table:table-cell>
          <table:table-cell office:value-type="string" calcext:value-type="string">
            <text:p>18</text:p>
          </table:table-cell>
          <table:table-cell office:value-type="string" calcext:value-type="string">
            <text:p>Lorsqu'elle est jetée au sol, cette pierre métallique et lisse projette une onde de choc qui provoque la chute des créatures volantes.</text:p>
          </table:table-cell>
          <table:table-cell office:value-type="string" calcext:value-type="string">
            <text:p>Niv. 18 <text:s text:c="10"/>85 000 PO</text:p>
          </table:table-cell>
          <table:table-cell office:value-type="string" calcext:value-type="string">
            <text:p>Objet merveilleux</text:p>
          </table:table-cell>
          <table:table-cell table:number-columns-repeated="2"/>
          <table:table-cell office:value-type="string" calcext:value-type="string">
            <text:p>Quotidien : action simple. Jetez cette pierre au sol dans votre case et effectuez une attaque : explosion de proximité 5 ; affecte les créatures ayant une VD an vol ; +23 contre Vigueur ; en cas de réussite, la cible perd sa capacité de vol ou de vol stationnaire jusqu'au début de son tour de jeu suivant. Si la cible est dans les airs quand elle est touchée, elle chute.</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mulette d'action abondante</text:p>
          </table:table-cell>
          <table:table-cell office:value-type="string" calcext:value-type="string">
            <text:p>28</text:p>
          </table:table-cell>
          <table:table-cell office:value-type="string" calcext:value-type="string">
            <text:p>Cette simple amulette de métal vous permet de prendre de vitesse vos adversaires.</text:p>
          </table:table-cell>
          <table:table-cell office:value-type="string" calcext:value-type="string">
            <text:p>Niv. 28 <text:s text:c="5"/>2 125 000 PO</text:p>
          </table:table-cell>
          <table:table-cell office:value-type="string" calcext:value-type="string">
            <text:p>Objet merveilleux</text:p>
          </table:table-cell>
          <table:table-cell table:number-columns-repeated="2"/>
          <table:table-cell office:value-type="string" calcext:value-type="string">
            <text:p>Rencontre : action libre. Utilisez ce pouvoir quand vous dépensez un point d'action (à condition qu'il vous en reste). Vous pouvez le dépenser même si vous en avez déjà dépensé un au cours de cette rencontre. Vous devez tenir l'amulette au moment où vous dépensez ce deuxième point d'actio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arreau inamovible</text:p>
          </table:table-cell>
          <table:table-cell office:value-type="string" calcext:value-type="string">
            <text:p>12</text:p>
          </table:table-cell>
          <table:table-cell office:value-type="string" calcext:value-type="string">
            <text:p>Ce bâton noir et métallique long de 30 centimètres peut défier la gravité, supporter un poids et résister à la manipulation.</text:p>
          </table:table-cell>
          <table:table-cell office:value-type="string" calcext:value-type="string">
            <text:p>Niv. 12 <text:s text:c="10"/>13 000 PO</text:p>
          </table:table-cell>
          <table:table-cell office:value-type="string" calcext:value-type="string">
            <text:p>Objet merveilleux</text:p>
          </table:table-cell>
          <table:table-cell table:number-columns-repeated="2"/>
          <table:table-cell office:value-type="string" calcext:value-type="string">
            <text:p>à volonté : action mineure. Placez le barreau inamovible en position. Il reste en place même si sa position défie les lois de la gravité. Vous pouvez le repositionner au prix d'une autre action mineure, mais toute autre créature cherchant à le déplacer doit réussir un test de Force DD25 et entreprendre une action simple pour le déplacer de 1 case.</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aume de pouvoir</text:p>
          </table:table-cell>
          <table:table-cell office:value-type="string" calcext:value-type="string">
            <text:p>10</text:p>
          </table:table-cell>
          <table:table-cell office:value-type="string" calcext:value-type="string">
            <text:p>Ce pot en grès renouvelle périodiquement un puissant onguent qui permet à un personnage de regagner l'usage d'un pouvoir.</text:p>
          </table:table-cell>
          <table:table-cell office:value-type="string" calcext:value-type="string">
            <text:p>Niv. 10 <text:s text:c="12"/>5 000 PO</text:p>
          </table:table-cell>
          <table:table-cell office:value-type="string" calcext:value-type="string">
            <text:p>Objet merveilleux</text:p>
          </table:table-cell>
          <table:table-cell table:number-columns-repeated="2"/>
          <table:table-cell office:value-type="string" calcext:value-type="string">
            <text:p>Quotidien : action mineure. Quand le baume de pouvoir est appliqué sur une créature, la cible peut dépenser une récupération pour regagner l'usage d'un pouvoir quotidien de niveau 5 ou moins (au lieu de regagner des points de vie). Si la cible n'a plus de récupérations en réserve, elle ne peut bénéficier des effets du baume.</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idon intarissable</text:p>
          </table:table-cell>
          <table:table-cell office:value-type="string" calcext:value-type="string">
            <text:p>9</text:p>
          </table:table-cell>
          <table:table-cell office:value-type="string" calcext:value-type="string">
            <text:p>Ce bidon d'aspect ordinaire semble ne jamais se vider</text:p>
          </table:table-cell>
          <table:table-cell office:value-type="string" calcext:value-type="string">
            <text:p>Niv. <text:s text:c="2"/>9 <text:s text:c="12"/>4 200 PO</text:p>
          </table:table-cell>
          <table:table-cell office:value-type="string" calcext:value-type="string">
            <text:p>Objet merveilleux</text:p>
          </table:table-cell>
          <table:table-cell table:number-columns-repeated="2"/>
          <table:table-cell office:value-type="string" calcext:value-type="string">
            <text:p>à volonté : action simple. Lorsque vous ôtez son bouchon, le bidon intarissable déverse un demi-litre d'eau fraîche et potable. L'eau qui n'a pas été consommée dans l'heure qui suit sa création disparaît.</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l de pureté</text:p>
          </table:table-cell>
          <table:table-cell office:value-type="string" calcext:value-type="string">
            <text:p>10</text:p>
          </table:table-cell>
          <table:table-cell office:value-type="string" calcext:value-type="string">
            <text:p>Ce simple bol en terre cuite purifie nourriture et boisson.</text:p>
          </table:table-cell>
          <table:table-cell office:value-type="string" calcext:value-type="string">
            <text:p>Niv. 10 <text:s text:c="12"/>5 000 PO</text:p>
          </table:table-cell>
          <table:table-cell office:value-type="string" calcext:value-type="string">
            <text:p>Objet merveilleux</text:p>
          </table:table-cell>
          <table:table-cell table:number-columns-repeated="2"/>
          <table:table-cell office:value-type="string" calcext:value-type="string">
            <text:p>Quotidien : action simple. Quand vous placez de la nourriture ou un liquide dans le bol de pureté, son contenu est purifié des poisons et des maladies de niveau 10 ou moins.</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le de cristal de scrutation</text:p>
          </table:table-cell>
          <table:table-cell office:value-type="string" calcext:value-type="string">
            <text:p>10+</text:p>
          </table:table-cell>
          <table:table-cell office:value-type="string" calcext:value-type="string">
            <text:p>Cette boule de cristal transparente s'emplit de l'image floue de personnes et de lieux lointains.</text:p>
          </table:table-cell>
          <table:table-cell office:value-type="string" calcext:value-type="string">
            <text:p>Niv. 10 <text:s text:c="12"/>5 000 PO, Niv. 20 <text:s text:c="7"/>125 000 PO</text:p>
          </table:table-cell>
          <table:table-cell office:value-type="string" calcext:value-type="string">
            <text:p>Objet merveilleux</text:p>
          </table:table-cell>
          <table:table-cell/>
          <table:table-cell office:value-type="string" calcext:value-type="string">
            <text:p>Quand vous utilisez cette boule de cristal comme focus dans le cadre d'un rituel de scrutation, vous bénéficiez d'un bonus d'objet de +2 aux tests d'Arcanes effectués lors d'un rituel. La valeur de la boule de cristal doit évidemment satisfaire à la condition de coût du focus pour ce rituel.\r\n Niveau 20 : bonus d'objet de +4.</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rse de passage gelé</text:p>
          </table:table-cell>
          <table:table-cell office:value-type="string" calcext:value-type="string">
            <text:p>9</text:p>
          </table:table-cell>
          <table:table-cell office:value-type="string" calcext:value-type="string">
            <text:p>Cette bourse renouvelle périodiquement sa provision de cristaux de glace qui peuvent geler n'importe quelle surface liquide.</text:p>
          </table:table-cell>
          <table:table-cell office:value-type="string" calcext:value-type="string">
            <text:p>Niv. <text:s text:c="2"/>9 <text:s text:c="12"/>4 200 PO</text:p>
          </table:table-cell>
          <table:table-cell office:value-type="string" calcext:value-type="string">
            <text:p>Objet merveilleux</text:p>
          </table:table-cell>
          <table:table-cell table:number-columns-repeated="2"/>
          <table:table-cell office:value-type="string" calcext:value-type="string">
            <text:p>Quotidien : action simple. Vous jetez des cristaux de glace tirés de la bourse sur une surface liquide et gelez jusqu'à 20 cases contiguës. La surface gelée est un terrain normal et peut supporter le poids de vingt créatures de taille M, cinq créatures de taille G ou une créature de taille TG. La bourse de passage gelé peut solidifier n'importe quel liquide, de l'eau à la lave. La surface gelée a les caractéristiques suivantes : CA 3, Vigueur 15, Réflexes 3, 20 pv par case. Elle persiste pendant 4 heures ou jusqu'à ce qu'elle soit détruite.</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rse de platine</text:p>
          </table:table-cell>
          <table:table-cell office:value-type="string" calcext:value-type="string">
            <text:p>5</text:p>
          </table:table-cell>
          <table:table-cell office:value-type="string" calcext:value-type="string">
            <text:p>Cette bourse de cuir et de platine repoussé peut transformer les gemmes et monnaies en pièces de platine.</text:p>
          </table:table-cell>
          <table:table-cell office:value-type="string" calcext:value-type="string">
            <text:p>Niv. <text:s text:c="2"/>5 <text:s text:c="12"/>1 000 PO</text:p>
          </table:table-cell>
          <table:table-cell office:value-type="string" calcext:value-type="string">
            <text:p>Objet merveilleux</text:p>
          </table:table-cell>
          <table:table-cell/>
          <table:table-cell office:value-type="string" calcext:value-type="string">
            <text:p>Les pierres précieuses et monnaies ordinaires placées dans la bourse sont converties en pièces de platine, pour une valeur égale. Les gemmes et les monnaies qui ne peuvent être converties en un nombre rond de pièces de platine ne sont pas affectées.</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ride d'invocation</text:p>
          </table:table-cell>
          <table:table-cell office:value-type="string" calcext:value-type="string">
            <text:p>4</text:p>
          </table:table-cell>
          <table:table-cell office:value-type="string" calcext:value-type="string">
            <text:p>Cette bride en cuir toute simple vous permet d'invoquer une monture magique.</text:p>
          </table:table-cell>
          <table:table-cell office:value-type="string" calcext:value-type="string">
            <text:p>Niv. <text:s text:c="2"/>4 <text:s text:c="15"/>840 PO</text:p>
          </table:table-cell>
          <table:table-cell office:value-type="string" calcext:value-type="string">
            <text:p>Objet merveilleux</text:p>
          </table:table-cell>
          <table:table-cell table:number-columns-repeated="2"/>
          <table:table-cell office:value-type="string" calcext:value-type="string">
            <text:p>Quotidien ♦ invocation : au prix d'une action simple, vous invoquez un cheval de selle (cf. BF 44) qui apparaît dans un espace adjacent. La bride se transforme alors en sellerie. Le cheval est à votre service, obéissant à vos ordres au mieux de ses capacités, mais il n'attaquera jamais, même pour se défendre. L'animal disparaît au bout de 12 heures ou s'il tombe à 0 point de vie ou moins.</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lame du traducteur</text:p>
          </table:table-cell>
          <table:table-cell office:value-type="string" calcext:value-type="string">
            <text:p>7</text:p>
          </table:table-cell>
          <table:table-cell office:value-type="string" calcext:value-type="string">
            <text:p>Cet objet vous permet de traduire tout en écrivant.</text:p>
          </table:table-cell>
          <table:table-cell office:value-type="string" calcext:value-type="string">
            <text:p>Niv. <text:s text:c="2"/>7 <text:s text:c="12"/>2 600 PO</text:p>
          </table:table-cell>
          <table:table-cell office:value-type="string" calcext:value-type="string">
            <text:p>Objet merveilleux</text:p>
          </table:table-cell>
          <table:table-cell table:number-columns-repeated="2"/>
          <table:table-cell office:value-type="string" calcext:value-type="string">
            <text:p>à volonté : action libre. Quand vous écrivez avec ce calame, votre texte est automatiquement traduit dans une autre langue. Chaque calame ne traduit qu'en une seule langue, choisie à la création de l'objet.</text:p>
          </table:table-cell>
          <table:table-cell office:value-type="string" calcext:value-type="string">
            <text:p>Vous devez parler couramment la langue que vous écrivez pour que le calame fonctionne. Vous ne pouvez par exemple pas copier un texte dans une langue inconnue afin que le calame le traduise dans une langue connue.</text:p>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mpement instantané</text:p>
          </table:table-cell>
          <table:table-cell office:value-type="string" calcext:value-type="string">
            <text:p>5</text:p>
          </table:table-cell>
          <table:table-cell office:value-type="string" calcext:value-type="string">
            <text:p>Cette sacoche pleine à craquer se déploie en un campement complet qui se range automatiquement au matin.</text:p>
          </table:table-cell>
          <table:table-cell office:value-type="string" calcext:value-type="string">
            <text:p>Niv. <text:s text:c="2"/>5 <text:s text:c="12"/>1 000 PO</text:p>
          </table:table-cell>
          <table:table-cell office:value-type="string" calcext:value-type="string">
            <text:p>Objet merveilleux</text:p>
          </table:table-cell>
          <table:table-cell table:number-columns-repeated="2"/>
          <table:table-cell office:value-type="string" calcext:value-type="string">
            <text:p>Quotidien : action simple. Vous ouvrez la sacoche et un campement complet apparaît magiquement, avec un feu de camp et quatre tentes pour deux personnes équipées d'un matériel de couchage. Le feu de camp brûle pendant 12 heures (sans avoir besoin d'être alimenté) ou jusqu'à ce que vous entrepreniez une action simple pour ranger le campement dans la sacoche.</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rillon d'alarme</text:p>
          </table:table-cell>
          <table:table-cell office:value-type="string" calcext:value-type="string">
            <text:p>4</text:p>
          </table:table-cell>
          <table:table-cell office:value-type="string" calcext:value-type="string">
            <text:p>Ce carillon argenté sonne l'alarme dans vos esprits alors que vos alliés et vous-même êtes en train de vous reposer.</text:p>
          </table:table-cell>
          <table:table-cell office:value-type="string" calcext:value-type="string">
            <text:p>Niv. <text:s text:c="2"/>4 <text:s text:c="15"/>840 PO</text:p>
          </table:table-cell>
          <table:table-cell office:value-type="string" calcext:value-type="string">
            <text:p>Objet merveilleux</text:p>
          </table:table-cell>
          <table:table-cell table:number-columns-repeated="2"/>
          <table:table-cell office:value-type="string" calcext:value-type="string">
            <text:p>Quotidien : action simple. Vous programmez le carillon d'alarme pour qu'il sonne en réponse à un déclencheur spécifique se manifestant dans un rayon de 10 cases de l'objet. Le déclencheur peut être par exemple la présence d'une personne autre que vos alliés et vous-même, la lumière du soleil touchant la zone, ou encore l'apparition d'une personne spécifique ou d'un type de créature. Le carillon sonne dans votre esprit et dans celui de vos alliés, à condition que ces derniers et vous-même soyez situés dans un rayon de 10 cases de l'objet. Ceux qui sont affectés sont instantanément réveillés (s'ils dormaient) et prêt à agir. Le carillon d'alarme peut être trompé par une créature déguisée. Il effectue des tests de Perception actifs assortis d'un modificateur de +10.</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rillon d'ouverture</text:p>
          </table:table-cell>
          <table:table-cell office:value-type="string" calcext:value-type="string">
            <text:p>25</text:p>
          </table:table-cell>
          <table:table-cell office:value-type="string" calcext:value-type="string">
            <text:p>La note subtile de ce carillon cannelé en mithral est capable de venir à bout des pièges, des protections et des meilleures serrures.</text:p>
          </table:table-cell>
          <table:table-cell office:value-type="string" calcext:value-type="string">
            <text:p>Niv. 25 <text:s text:c="8"/>625 000 PO</text:p>
          </table:table-cell>
          <table:table-cell office:value-type="string" calcext:value-type="string">
            <text:p>Objet merveilleux</text:p>
          </table:table-cell>
          <table:table-cell table:number-columns-repeated="2"/>
          <table:table-cell office:value-type="string" calcext:value-type="string">
            <text:p>Quotidien : action simple. Vous faites sonner le carillon et lui ordonnez d'ouvrir une porte, un coffre, un portail ou quelque autre objet verrouillé ou piégé et situé dans un rayon de 5 cases. Effectuez un test de Larcin assorti d'un modificateur +30 contre les DD requis pour ouvrir l'objet et désamorcer les pièges qui s'y trouvent. Selon le DD en question, il est possible que le carillon ouvre l'objet mais ne parvienne pas à désamorcer les pièges (ou l'inverse), ou encore qu'il parvienne à désamorcer certains pièges mais pas d'autres.</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rillon protecteur</text:p>
          </table:table-cell>
          <table:table-cell office:value-type="string" calcext:value-type="string">
            <text:p>10</text:p>
          </table:table-cell>
          <table:table-cell office:value-type="string" calcext:value-type="string">
            <text:p>Lorsque vous frappez ce carillon d'or, une force protectrice chatoyant emplit l'air autour de vous.</text:p>
          </table:table-cell>
          <table:table-cell office:value-type="string" calcext:value-type="string">
            <text:p>Niv. 10 <text:s text:c="12"/>5 000 PO</text:p>
          </table:table-cell>
          <table:table-cell office:value-type="string" calcext:value-type="string">
            <text:p>Objet merveilleux</text:p>
          </table:table-cell>
          <table:table-cell table:number-columns-repeated="2"/>
          <table:table-cell office:value-type="string" calcext:value-type="string">
            <text:p>Quotidien ♦ périmètre : au prix d'une action simple, vous faites sonner le carillon pour créer une explosion de proximité 2 qui dure jusqu'à la fin de votre tour de jeu suivant. Tout ennemi qui pénètre dans le périmètre subit une attaque : +15 contre Vigueur. En cas de réussite, la cible est poussée de 1 case par rapport au centre d'explosion et immobilisée jusqu'au début de son tour de jeu suivant. Si l'un de vos alliés ou vous-même effectuez une attaque alors que vous vous trouvez dans le périmètre, l'effet prend fin. Maintien (simple).</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rquois inépuisable</text:p>
          </table:table-cell>
          <table:table-cell office:value-type="string" calcext:value-type="string">
            <text:p>9</text:p>
          </table:table-cell>
          <table:table-cell office:value-type="string" calcext:value-type="string">
            <text:p>Ce carquois de style elfique fournit une provision inépuisable de flèches ou de carreaux.</text:p>
          </table:table-cell>
          <table:table-cell office:value-type="string" calcext:value-type="string">
            <text:p>Niv. <text:s text:c="2"/>9 <text:s text:c="12"/>4 200 PO</text:p>
          </table:table-cell>
          <table:table-cell office:value-type="string" calcext:value-type="string">
            <text:p>Objet merveilleux</text:p>
          </table:table-cell>
          <table:table-cell table:number-columns-repeated="2"/>
          <table:table-cell office:value-type="string" calcext:value-type="string">
            <text:p>à volonté ♦ invocation : action libre. Utilisez ce pouvoir dans le cadre de votre action d'attaque avec un arc ou une arbalète. Quand vous portez la main au carquois inépuisable, il produit automatiquement une flèche ou un carreau, selon le trait dont vous avez besoin. Une munition créée par ce carquois qui n'est pas utilisée au bout de 1 round disparaît.</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rte d'orientation</text:p>
          </table:table-cell>
          <table:table-cell office:value-type="string" calcext:value-type="string">
            <text:p>9</text:p>
          </table:table-cell>
          <table:table-cell office:value-type="string" calcext:value-type="string">
            <text:p>Quand vous dépliez cette feuille de parchemin, des traits d'encre sépia apparaissent à sa surface et dessinent votre environnement immédiat.</text:p>
          </table:table-cell>
          <table:table-cell office:value-type="string" calcext:value-type="string">
            <text:p>Niv. <text:s text:c="2"/>9 <text:s text:c="12"/>4 200 PO</text:p>
          </table:table-cell>
          <table:table-cell office:value-type="string" calcext:value-type="string">
            <text:p>Objet merveilleux</text:p>
          </table:table-cell>
          <table:table-cell/>
          <table:table-cell office:value-type="string" calcext:value-type="string">
            <text:p>Tant qu'elle reste dépliée, cette carte reproduit automatiquement et en permanence la topographie des lieux dans un rayon de 30 mètres. Elle ne peut représenter que ce que vous avez vu en personne, aussi les objets invisibles, pièges et portes secrètes qui n'ont pas été découverts, ainsi que les zones inconnues situées à l'angle d'un couloir, n'apparaissent pas sur la carte. Les illusions sont fidèlement reproduites sauf si vous les avez précédemment reconnues pour ce qu'elles sont.\r\n Les créatures ne sont pas indiquées à moins qu'elles prennent la forme d'objets (par exemple, une gargouille en forme de pierre ou une rafale rocailleuse cachée sous la forme d'un tas de cailloux) et qu'elles n'aient pas encore été reconnues pour ce qu'elles sont.\r\n La carte montre par <text:s/>défaut les 30 mètres alentour, mais vous pouvez lui ordonner mentalement de zoomer pour montrer une zone explorée au cours des dernières 24 heures (au prix d'une action mineure).\r\n La carte d'orientation s'efface automatiquement et commence un nouveau plan après que vous avez pris un repos prolongé, à moins que vous lui ayez ordonné de ne pas le faire.</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handelle de dissimulation</text:p>
          </table:table-cell>
          <table:table-cell office:value-type="string" calcext:value-type="string">
            <text:p>7</text:p>
          </table:table-cell>
          <table:table-cell office:value-type="string" calcext:value-type="string">
            <text:p>Cette chandelle éternelle crée une zone de lumière faible qui vous cache aux yeux de vos ennemis.</text:p>
          </table:table-cell>
          <table:table-cell office:value-type="string" calcext:value-type="string">
            <text:p>Niv. <text:s text:c="2"/>7 <text:s text:c="12"/>2 600 PO</text:p>
          </table:table-cell>
          <table:table-cell office:value-type="string" calcext:value-type="string">
            <text:p>Objet merveilleux</text:p>
          </table:table-cell>
          <table:table-cell/>
          <table:table-cell office:value-type="string" calcext:value-type="string">
            <text:p>Cette chandelle dégage une lumière faible dans un rayon de 2 cases, mais elle ne se consume jamais. Les lumières vives deviennent des lumières faibles dans le rayon de la chandelle.</text:p>
          </table:table-cell>
          <table:table-cell office:value-type="string" calcext:value-type="string">
            <text:p>Quotidien ♦ illusion : action simple. Quand la chandelle de dissimulation est allumée, elle génère une illusion dans le rayon de son illumination. Les créatures prises dans la zone sont invisibles aux yeux de ceux qui se trouvent en dehors de celle-ci, tandis que tous les autres éléments de la zone apparaissent normalement. Les sons (dont les échanges verbaux) émis au sein de la zone sont inaudibles pour ceux qui se trouvent hors de celle-ci. Les créatures prises dans la zone ne sont pas affectées par l'illusion et se perçoivent donc normalement. Les autres sens ne sont pas affectés par la chandelle de dissimulation. Par exemple, une créature ayant perception des vibrations pourra localiser les personnages au sein de la zone tout à fait normalement. De même, si les personnages situés dans la zone déplacent des objets autour d'eux, ces mouvements d'objets seront visibles. La chandelle brûle pendant 8 heures ou jusqu'à ce qu'elle soit déplacée ou éteinte (au prix d'une action mineure). Si un personnage situé dans la zone de l'illusion attaque, la chandelle s'éteint automatiquement.</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or d'appel</text:p>
          </table:table-cell>
          <table:table-cell office:value-type="string" calcext:value-type="string">
            <text:p>7</text:p>
          </table:table-cell>
          <table:table-cell office:value-type="string" calcext:value-type="string">
            <text:p>Ce cor de guerre en acier alerte même les alliés que vous ne voyez pas.</text:p>
          </table:table-cell>
          <table:table-cell office:value-type="string" calcext:value-type="string">
            <text:p>Niv. <text:s text:c="2"/>7 <text:s text:c="12"/>2 600 PO</text:p>
          </table:table-cell>
          <table:table-cell office:value-type="string" calcext:value-type="string">
            <text:p>Objet merveilleux</text:p>
          </table:table-cell>
          <table:table-cell table:number-columns-repeated="2"/>
          <table:table-cell office:value-type="string" calcext:value-type="string">
            <text:p>Rencontre : action simple. Quand vous sonnez de ce cor, toutes les créatures situées dans un rayon de 1,5 kilomètre entendent son appel. Les alliés situés à portée sont réveillés s'ils dormaient et connaissent instantanément votre position, votre total de points de vie ainsi que les effets qui vous affectent.</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elfiques</text:p>
          </table:table-cell>
          <table:table-cell office:value-type="string" calcext:value-type="string">
            <text:p>11+</text:p>
          </table:table-cell>
          <table:table-cell office:value-type="string" calcext:value-type="string">
            <text:p>Ces bottes enchantées, fabriquées selon les traditions elfiques, peuvent être activées pour augmenter votre vitesse et améliorer votre discrétion durant un court laps de temps..\r\n</text:p>
          </table:table-cell>
          <table:table-cell office:value-type="string" calcext:value-type="string">
            <text:p>Niv. <text:s text:c="2"/>9 <text:s/>+2 <text:s text:c="10"/>4 200 PO</text:p>
          </table:table-cell>
          <table:table-cell office:value-type="string" calcext:value-type="string">
            <text:p>Pieds</text:p>
          </table:table-cell>
          <table:table-cell table:number-columns-repeated="2"/>
          <table:table-cell office:value-type="string" calcext:value-type="string">
            <text:p>Rencontre : action mineure. Vous bénéficiez d'un bonus de pouvoir de +2 en vitesse de déplacement et aux tests de Discrétion jusqu'à la fin de votre tour de jeu suivant.\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Jambière de mobilité</text:p>
          </table:table-cell>
          <table:table-cell office:value-type="string" calcext:value-type="string">
            <text:p>12+</text:p>
          </table:table-cell>
          <table:table-cell office:value-type="string" calcext:value-type="string">
            <text:p>Ces jambières enchantées améliorent votre vitesse de déplacement quand vous portez une armure lourde.\r\n</text:p>
          </table:table-cell>
          <table:table-cell office:value-type="string" calcext:value-type="string">
            <text:p>Niv. 12 <text:s/>+3 <text:s text:c="8"/>13 000 PO</text:p>
          </table:table-cell>
          <table:table-cell office:value-type="string" calcext:value-type="string">
            <text:p>Pieds</text:p>
          </table:table-cell>
          <table:table-cell/>
          <table:table-cell office:value-type="string" calcext:value-type="string">
            <text:p>Vous bénéficiez d'un bonus d'objet de +1 en vitesse de déplacement quand vous portez une armure lourde.\r\n</text:p>
          </table:table-cell>
          <table:table-cell table:number-columns-repeated="2"/>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Jambières naines</text:p>
          </table:table-cell>
          <table:table-cell office:value-type="string" calcext:value-type="string">
            <text:p>7+</text:p>
          </table:table-cell>
          <table:table-cell office:value-type="string" calcext:value-type="string">
            <text:p>Ces jambières enchantées, fabriquées dans la tradition naine, peuvent être activées pour annuler un effet qui vous pousse, tire ou fait glisser.\r\n</text:p>
          </table:table-cell>
          <table:table-cell office:value-type="string" calcext:value-type="string">
            <text:p>Niv. <text:s text:c="2"/>7 <text:s/>+2 <text:s text:c="10"/>2 600 PO</text:p>
          </table:table-cell>
          <table:table-cell office:value-type="string" calcext:value-type="string">
            <text:p>Pieds</text:p>
          </table:table-cell>
          <table:table-cell table:number-columns-repeated="2"/>
          <table:table-cell office:value-type="string" calcext:value-type="string">
            <text:p>Quotidien : interruption immédiate. Vous pouvez utiliser ce pouvoir quand vous êtes touché par un pouvoir qui vous pousse, tire ou fait glisser. Vous n'êtes pas soumis à ce déplacement forcé.\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d'attaque</text:p>
          </table:table-cell>
          <table:table-cell office:value-type="string" calcext:value-type="string">
            <text:p>5+</text:p>
          </table:table-cell>
          <table:table-cell office:value-type="string" calcext:value-type="string">
            <text:p>Ce robuste bouclier peut être utilisé pour forcer vos adversaires à reculer.\r\n</text:p>
          </table:table-cell>
          <table:table-cell office:value-type="string" calcext:value-type="string">
            <text:p>Niv. <text:s text:c="2"/>5 <text:s/>+1 <text:s text:c="10"/>1 000 PO, Niv. 15 <text:s/>+3 <text:s text:c="8"/>25 000 PO, Niv. 25 <text:s/>+5 <text:s text:c="6"/>625 000 PO</text:p>
          </table:table-cell>
          <table:table-cell office:value-type="string" calcext:value-type="string">
            <text:p>Bras</text:p>
          </table:table-cell>
          <table:table-cell table:number-columns-repeated="2"/>
          <table:table-cell office:value-type="string" calcext:value-type="string">
            <text:p>Quotidien : action libre. Utilisez ce pouvoir quand vous touchez un ennemi avec une attaque de corps à corps. Vous le poussez de 1d4 cases après avoir appliqué les effets de l'attaques.\r\nNiveau 15 : vous poussez de 2d4 cases.\r\nNiveau 25 : vous poussez de 3d4 cases.\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de défi</text:p>
          </table:table-cell>
          <table:table-cell office:value-type="string" calcext:value-type="string">
            <text:p>8+</text:p>
          </table:table-cell>
          <table:table-cell office:value-type="string" calcext:value-type="string">
            <text:p>Ce bouclier enchanté vous soigne après que vous avez subi un coup critique.\r\n</text:p>
          </table:table-cell>
          <table:table-cell office:value-type="string" calcext:value-type="string">
            <text:p>Niv. <text:s text:c="2"/>8 <text:s/>+2 <text:s text:c="10"/>3 400 PO, Niv. 18 <text:s/>+4 <text:s text:c="8"/>85 000 PO, Niv. 28 <text:s/>+6 <text:s text:c="3"/>2 125 000 PO</text:p>
          </table:table-cell>
          <table:table-cell office:value-type="string" calcext:value-type="string">
            <text:p>Bras</text:p>
          </table:table-cell>
          <table:table-cell table:number-columns-repeated="2"/>
          <table:table-cell office:value-type="string" calcext:value-type="string">
            <text:p>Quotidien ♦ guérison : réaction immédiate. Vous pouvez utiliser ce pouvoir quand vous subissez un coup critique. Vous pouvez alors dépenser une récupération.\r\nNiveau 18 : vous récupérez 2d6 points de vie supplémentaires.\r\nNiveau 28 : vous récupérez 4d6 points de vie supplémentaires.\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de tueur de dragon</text:p>
          </table:table-cell>
          <table:table-cell office:value-type="string" calcext:value-type="string">
            <text:p>16+</text:p>
          </table:table-cell>
          <table:table-cell office:value-type="string" calcext:value-type="string">
            <text:p>Ce bouclier ornementé apporte une protection supplémentaire contre les attaques des dragons et peut être activé pour réduire les dégâts d'une attaque de zone.\r\n</text:p>
          </table:table-cell>
          <table:table-cell office:value-type="string" calcext:value-type="string">
            <text:p>Niv. 16 <text:s/>+4 <text:s text:c="8"/>45 000 PO, Niv. 26 <text:s/>+6 <text:s text:c="3"/>1 125 000 PO</text:p>
          </table:table-cell>
          <table:table-cell office:value-type="string" calcext:value-type="string">
            <text:p>Bras</text:p>
          </table:table-cell>
          <table:table-cell/>
          <table:table-cell office:value-type="string" calcext:value-type="string">
            <text:p>Vous bénéficiez d'une résistance 5 à toutes les attaques des dragons.\r\nNiveau 26 : résistance 10 à toutes les attaques des dragons.\r\n</text:p>
          </table:table-cell>
          <table:table-cell office:value-type="string" calcext:value-type="string">
            <text:p>Quotidien : interruption immédiate. Vous pouvez utiliser ce pouvoir quand vous êtes touché par une attaque de zone ou de proximité. Réduisez les dégâts subis de 10 pour vous et chaque allié adjacent.\r\nNiveau 26 : réduisez les dégâts de 15.\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déflecteur</text:p>
          </table:table-cell>
          <table:table-cell office:value-type="string" calcext:value-type="string">
            <text:p>12+</text:p>
          </table:table-cell>
          <table:table-cell office:value-type="string" calcext:value-type="string">
            <text:p>Ce bouclier enchanté réduit les dégâts des attaques à distance.\r\n</text:p>
          </table:table-cell>
          <table:table-cell office:value-type="string" calcext:value-type="string">
            <text:p>Niv. 12 <text:s/>+3 <text:s text:c="8"/>13 000 PO, Niv. 22 <text:s/>+5 <text:s text:c="6"/>325 000 PO</text:p>
          </table:table-cell>
          <table:table-cell office:value-type="string" calcext:value-type="string">
            <text:p>Bras</text:p>
          </table:table-cell>
          <table:table-cell/>
          <table:table-cell office:value-type="string" calcext:value-type="string">
            <text:p>Vous bénéficiez d'une résistance 5 à toutes les attaques à distances.\r\nNiveau 22 : résistance 10 à toutes les attaques à distances.\r\n</text:p>
          </table:table-cell>
          <table:table-cell table:number-columns-repeated="2"/>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fraternel</text:p>
          </table:table-cell>
          <table:table-cell office:value-type="string" calcext:value-type="string">
            <text:p>14+</text:p>
          </table:table-cell>
          <table:table-cell office:value-type="string" calcext:value-type="string">
            <text:p>Activez le pouvoir de ce bouclier pour réduire les dégâts encaissés par un allié.\r\n</text:p>
          </table:table-cell>
          <table:table-cell office:value-type="string" calcext:value-type="string">
            <text:p>Niv. 14 <text:s/>+3 <text:s text:c="8"/>21 000 PO, Niv. 24 <text:s/>+5 <text:s text:c="6"/>525 000 PO</text:p>
          </table:table-cell>
          <table:table-cell office:value-type="string" calcext:value-type="string">
            <text:p>Bras</text:p>
          </table:table-cell>
          <table:table-cell table:number-columns-repeated="2"/>
          <table:table-cell office:value-type="string" calcext:value-type="string">
            <text:p>Quotidien : interruption immédiate. Vous pouvez utiliser ce pouvoir lorsqu'un allié adjacent est touché par une attaque. Celui-ci bénéficie d'une résistance 15 aux dégâts de cette attaque.\r\nNiveau 24 : résistance 20 aux dégâts de cette attaque.\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gardien</text:p>
          </table:table-cell>
          <table:table-cell office:value-type="string" calcext:value-type="string">
            <text:p>10+</text:p>
          </table:table-cell>
          <table:table-cell office:value-type="string" calcext:value-type="string">
            <text:p>Activez le pouvoir de ce bouclier pour protéger un allié d'une attaque.\r\n</text:p>
          </table:table-cell>
          <table:table-cell office:value-type="string" calcext:value-type="string">
            <text:p>Niv. 10 <text:s/>+2 <text:s text:c="10"/>5 000 PO, Niv. 20 <text:s/>+4 <text:s text:c="6"/>125 000 PO, Niv. 30 <text:s/>+6 <text:s text:c="3"/>3 125 000 PO</text:p>
          </table:table-cell>
          <table:table-cell office:value-type="string" calcext:value-type="string">
            <text:p>Bras</text:p>
          </table:table-cell>
          <table:table-cell table:number-columns-repeated="2"/>
          <table:table-cell office:value-type="string" calcext:value-type="string">
            <text:p>Quotidien : interruption immédiate. Vous pouvez utiliser ce pouvoir lorsqu'un allié adjacent est touché par une attaque ; vous êtes touché par l'attaque à sa place. Vous bénéficiez alors d'une résistance à tous les dégâts égale à la moitié des dégâts infligés par l'attaque (le cas échéant) jusqu'à la fin de votre tour de jeu suivant.\r\nNiveau 20 : protégez un allié situé dans un rayon de 5 cases.\r\nNiveau 30 : protégez un allié situé dans un rayon de 10 cases.\r\n \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protecteur</text:p>
          </table:table-cell>
          <table:table-cell office:value-type="string" calcext:value-type="string">
            <text:p>3+</text:p>
          </table:table-cell>
          <table:table-cell office:value-type="string" calcext:value-type="string">
            <text:p>Ce bouclier enchanté peut être activé pour offrir à un allié ainsi qu'à vous-même une protection magique durant un court laps de temps.\r\n</text:p>
          </table:table-cell>
          <table:table-cell office:value-type="string" calcext:value-type="string">
            <text:p>Niv. <text:s text:c="2"/>3 <text:s/>+1 <text:s text:c="13"/>680 PO, Niv. 13 <text:s/>+3 <text:s text:c="8"/>17 000 PO, Niv. 23 <text:s/>+5 <text:s text:c="6"/>425 000 PO</text:p>
          </table:table-cell>
          <table:table-cell office:value-type="string" calcext:value-type="string">
            <text:p>Bras</text:p>
          </table:table-cell>
          <table:table-cell table:number-columns-repeated="2"/>
          <table:table-cell office:value-type="string" calcext:value-type="string">
            <text:p>Quotidien : action simple. Un allié adjacent et vous-même bénéficiez d'une résistance 10 à tous les dégâts jusqu'à la fin de votre tour de jeu suivant.\r\nNiveau 13 : résistance 15 à tous les dégâts.\r\nNiveau 23 : résistance 20 à tous les dégâts.\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s de défense</text:p>
          </table:table-cell>
          <table:table-cell office:value-type="string" calcext:value-type="string">
            <text:p>7+</text:p>
          </table:table-cell>
          <table:table-cell office:value-type="string" calcext:value-type="string">
            <text:p>Ces brassards enchantés peuvent être activés pour réduire les dégâts d'une attaque.\r\n</text:p>
          </table:table-cell>
          <table:table-cell office:value-type="string" calcext:value-type="string">
            <text:p>Niv. <text:s text:c="2"/>7 <text:s/>+2 <text:s text:c="10"/>2 600 PO, Niv. 17 <text:s/>+4 <text:s text:c="8"/>65 000 PO, Niv. 27 <text:s/>+6 <text:s text:c="3"/>1 625 000 PO</text:p>
          </table:table-cell>
          <table:table-cell office:value-type="string" calcext:value-type="string">
            <text:p>Bras</text:p>
          </table:table-cell>
          <table:table-cell table:number-columns-repeated="2"/>
          <table:table-cell office:value-type="string" calcext:value-type="string">
            <text:p>Quotidien : interruption immédiate. Vous pouvez utiliser ce pouvoir quand vous êtes touché par une attaque de corps à corps. Réduisez les dégâts subis de 10.\r\nNiveau 17 : réduisez les dégâts subis de 20.\r\nNiveau 27 : réduisez les dégâts subis de 30.\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s de frappe puissante</text:p>
          </table:table-cell>
          <table:table-cell office:value-type="string" calcext:value-type="string">
            <text:p>2+</text:p>
          </table:table-cell>
          <table:table-cell office:value-type="string" calcext:value-type="string">
            <text:p>Ces brassards enchantés augmentent les dégâts de vos attaques de corps à corps.\r\n</text:p>
          </table:table-cell>
          <table:table-cell office:value-type="string" calcext:value-type="string">
            <text:p>Niv. <text:s text:c="2"/>2 <text:s/>+1 <text:s text:c="13"/>520 PO, Niv. 12 <text:s/>+3 <text:s text:c="8"/>13 000 PO, Niv. 22 <text:s/>+5 <text:s text:c="6"/>325 000 PO</text:p>
          </table:table-cell>
          <table:table-cell office:value-type="string" calcext:value-type="string">
            <text:p>Bras</text:p>
          </table:table-cell>
          <table:table-cell/>
          <table:table-cell office:value-type="string" calcext:value-type="string">
            <text:p>Lorsque vous touchez avec une attaque de base de corps à corps, vous bénéficiez d'un bonus d'objet de +2 aux dégâts.\r\nNiveau 12 : bonus d'objet de +4.\r\nNiveau 22 : bonus d'objet de +6.\r\n</text:p>
          </table:table-cell>
          <table:table-cell table:number-columns-repeated="2"/>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s de précision</text:p>
          </table:table-cell>
          <table:table-cell office:value-type="string" calcext:value-type="string">
            <text:p>3+</text:p>
          </table:table-cell>
          <table:table-cell office:value-type="string" calcext:value-type="string">
            <text:p>Ces brassards enchantés augmentent les dégâts de vos attaques à distances.\r\n</text:p>
          </table:table-cell>
          <table:table-cell office:value-type="string" calcext:value-type="string">
            <text:p>Niv. <text:s text:c="2"/>3 <text:s/>+1 <text:s text:c="13"/>680 PO, Niv. 13 <text:s/>+3 <text:s text:c="8"/>17 000 PO, Niv. 23 <text:s/>+5 <text:s text:c="6"/>425 000 PO</text:p>
          </table:table-cell>
          <table:table-cell office:value-type="string" calcext:value-type="string">
            <text:p>Bras</text:p>
          </table:table-cell>
          <table:table-cell table:number-columns-repeated="2"/>
          <table:table-cell office:value-type="string" calcext:value-type="string">
            <text:p>Quotidien : lorsque vous touchez avec une attaque de base à distance, vous bénéficiez d'un bonus d'objet de +2 aux dégâts.\r\nNiveau 13 : bonus d'objet de +4.\r\nNiveau 23 : bonus d'objet de +6.\r\n</text:p>
          </table:table-cell>
          <table:table-cell/>
          <table:table-cell office:value-type="string" calcext:value-type="string">
            <text:p>Manuel des Joueurs 1</text:p>
          </table:table-cell>
          <table:table-cell office:value-type="float" office:value="1" calcext:value-type="float">
            <text:p>1</text:p>
          </table:table-cell>
          <table:table-cell table:number-columns-repeated="1013"/>
        </table:table-row>
        <table:table-row table:style-name="ro1">
          <table:table-cell office:value-type="string" calcext:value-type="string">
            <text:p>Amulette de fausse vie</text:p>
          </table:table-cell>
          <table:table-cell office:value-type="string" calcext:value-type="string">
            <text:p>9+</text:p>
          </table:table-cell>
          <table:table-cell office:value-type="string" calcext:value-type="string">
            <text:p>Cette amulette bleu nuit au centre rouge sombre améliore vos défenses et peut être activée pour vous donner des points de vie temporaires.\r\n</text:p>
          </table:table-cell>
          <table:table-cell office:value-type="string" calcext:value-type="string">
            <text:p>Niv. <text:s text:c="2"/>9 <text:s/>+2 <text:s text:c="10"/>4 200 PO, Niv. 14 <text:s/>+3 <text:s text:c="8"/>21 000 PO, Niv. 19 <text:s/>+4 <text:s text:c="6"/>105 000 PO, Niv. 24 <text:s/>+5 <text:s text:c="6"/>525 000 PO, Niv. 29 <text:s/>+6 <text:s text:c="3"/>2 6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 action mineure. Utilisez ce pouvoir lorsque vous êtes en péril pour gagner des points de vie temporaires égaux à votre valeur de récupération.\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Amulette de protection</text:p>
          </table:table-cell>
          <table:table-cell office:value-type="string" calcext:value-type="string">
            <text:p>1+</text:p>
          </table:table-cell>
          <table:table-cell office:value-type="string" calcext:value-type="string">
            <text:p>Cette amulette bleu clair améliore vos défenses.\r\n</text:p>
          </table:table-cell>
          <table:table-cell office:value-type="string" calcext:value-type="string">
            <text:p>Niv. <text:s text:c="2"/>1 <text:s/>+1 <text:s text:c="13"/>360 PO, Niv. <text:s text:c="2"/>6 <text:s/>+2 <text:s text:c="10"/>1 800 PO, Niv. 11 <text:s/>+3 <text:s text:c="10"/>9 000 PO, Niv. 16 <text:s/>+4 <text:s text:c="8"/>45 000 PO, Niv. 21 <text:s/>+5 <text:s text:c="6"/>225 000 PO, Niv. 26 <text:s/>+6 <text:s text:c="3"/>1 125 000 PO</text:p>
          </table:table-cell>
          <table:table-cell office:value-type="string" calcext:value-type="string">
            <text:p>Cou</text:p>
          </table:table-cell>
          <table:table-cell office:value-type="string" calcext:value-type="string">
            <text:p>Réflexes, Vigueur et Volonté</text:p>
          </table:table-cell>
          <table:table-cell table:number-columns-repeated="3"/>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Amulette de santé</text:p>
          </table:table-cell>
          <table:table-cell office:value-type="string" calcext:value-type="string">
            <text:p>3+</text:p>
          </table:table-cell>
          <table:table-cell office:value-type="string" calcext:value-type="string">
            <text:p>Cette amulette en or améliore vos défenses ainsi que votre résistance au poison.\r\n</text:p>
          </table:table-cell>
          <table:table-cell office:value-type="string" calcext:value-type="string">
            <text:p>Niv. <text:s text:c="2"/>3 <text:s/>+1 <text:s text:c="13"/>680 PO, Niv. <text:s text:c="2"/>8 <text:s/>+2 <text:s text:c="10"/>3 400 PO, Niv. 13 <text:s/>+3 <text:s text:c="8"/>17 000 PO, Niv. 18 <text:s/>+4 <text:s text:c="8"/>85 000 PO, Niv. 23 <text:s/>+5 <text:s text:c="6"/>425 000 PO, Niv. 28 <text:s/>+6 <text:s text:c="3"/>2 1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bénéficiez d'une résistance au poison 5.\r\nNiveau 13 ou 18 : résistance au poison 10.\r\nNiveau 23 ou 28 : résistance au poison 15.\r\n</text:p>
          </table:table-cell>
          <table:table-cell table:number-columns-repeated="2"/>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Amulette de vent porteur</text:p>
          </table:table-cell>
          <table:table-cell office:value-type="string" calcext:value-type="string">
            <text:p>3+</text:p>
          </table:table-cell>
          <table:table-cell office:value-type="string" calcext:value-type="string">
            <text:p>Cette amulette orange réduit les dégâts dus à une chute.\r\n</text:p>
          </table:table-cell>
          <table:table-cell office:value-type="string" calcext:value-type="string">
            <text:p>Niv. <text:s text:c="2"/>3 <text:s/>+1 <text:s text:c="13"/>680 PO, Niv. <text:s text:c="2"/>8 <text:s/>+2 <text:s text:c="10"/>3 400 PO, Niv. 13 <text:s/>+3 <text:s text:c="8"/>17 000 PO, Niv. 18 <text:s/>+4 <text:s text:c="8"/>85 000 PO, Niv. 23 <text:s/>+5 <text:s text:c="6"/>425 000 PO, Niv. 28 <text:s/>+6 <text:s text:c="3"/>2 1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Lorsque vous tombez, réduisez la distance de chute de 3 mètres par point de bonus d'altération (-3 mètre pour une amulette +1, -6 mètres pour une amulette +2, etc.) pour ce qui est de calculer les dégâts. Vous retombez toujours sur vos pieds après la chute.\r\n</text:p>
          </table:table-cell>
          <table:table-cell table:number-columns-repeated="2"/>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pe de résistance</text:p>
          </table:table-cell>
          <table:table-cell office:value-type="string" calcext:value-type="string">
            <text:p>2+</text:p>
          </table:table-cell>
          <table:table-cell office:value-type="string" calcext:value-type="string">
            <text:p>Cette cape à l'ourlet écarlate peut être activée pour offrir une résistance mineure à toutes les attaques.\r\n</text:p>
          </table:table-cell>
          <table:table-cell office:value-type="string" calcext:value-type="string">
            <text:p>Niv. <text:s text:c="2"/>2 <text:s/>+1 <text:s text:c="13"/>520 PO, Niv. <text:s text:c="2"/>7 <text:s/>+2 <text:s text:c="10"/>2 600 PO, Niv. 12 <text:s/>+3 <text:s text:c="8"/>13 000 PO, Niv. 17 <text:s/>+4 <text:s text:c="8"/>65 000 PO, Niv. 22 <text:s/>+5 <text:s text:c="6"/>325 000 PO, Niv. 27 <text:s/>+6 <text:s text:c="3"/>1 6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 action mineure. Vous bénéficiez d'une résistance 5 à tous les dégâts jusqu'au début de votre tour de jeu suivant.\r\nNiveau 12 ou 17 : résistance 10 à tous les dégâts.\r\nNiveau 22 ou 27 : résistance 15 à tous les dégâts.\r\n \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pe de survie</text:p>
          </table:table-cell>
          <table:table-cell office:value-type="string" calcext:value-type="string">
            <text:p>9+</text:p>
          </table:table-cell>
          <table:table-cell office:value-type="string" calcext:value-type="string">
            <text:p>Cette cape marron améliore votre endurance et vous offre une résistance contre le froid et le feu.\r\n</text:p>
          </table:table-cell>
          <table:table-cell office:value-type="string" calcext:value-type="string">
            <text:p>Niv. <text:s text:c="2"/>9 <text:s/>+2 <text:s text:c="10"/>4 200 PO, Niv. 14 <text:s/>+3 <text:s text:c="8"/>21 000 PO, Niv. 19 <text:s/>+4 <text:s text:c="6"/>105 000 PO, Niv. 24 <text:s/>+5 <text:s text:c="6"/>525 000 PO, Niv. 29 <text:s/>+6 <text:s text:c="3"/>2 6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bénéficiez d'un bonus d'objet aux tests d'Endurance égal au bonus d'altération de la cape. Vous bénéficiez également d'une résistance au froid 5 et d'une résistance au feu 5.\r\nNiveau 19 ou 24 : résistance au froid 10 et résistance au feu 10.\r\nNiveau 29 : résistance au froid 15 et résistance au feu 15.\r\n \r\n</text:p>
          </table:table-cell>
          <table:table-cell table:number-columns-repeated="2"/>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pe des tempêtes</text:p>
          </table:table-cell>
          <table:table-cell office:value-type="string" calcext:value-type="string">
            <text:p>15+</text:p>
          </table:table-cell>
          <table:table-cell office:value-type="string" calcext:value-type="string">
            <text:p>Cette cape gris sombre ornée d'une bordure aux motifs d'éclairs offre une protection contre les dégâts d'électricité et de tonnerre et peut être activée pour infliger des dégâts de ce type à vos ennemis durant un court laps de temps.\r\n</text:p>
          </table:table-cell>
          <table:table-cell office:value-type="string" calcext:value-type="string">
            <text:p>Niv. 15 <text:s/>+3 <text:s text:c="8"/>25 000 PO, Niv. 20 <text:s/>+4 <text:s text:c="6"/>125 000 PO, Niv. 25 <text:s/>+5 <text:s text:c="6"/>625 000 PO, Niv. 30 <text:s/>+6 <text:s text:c="3"/>3 1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bénéficiez d'une résistance à l'électricité 10 et d'une résistance au tonnerre 10.\r\nNiveau 25 ou 30 : résistance à l'électricité 15 et résistance au tonnerre 15.\r\n</text:p>
          </table:table-cell>
          <table:table-cell office:value-type="string" calcext:value-type="string">
            <text:p>Quotidien ♦ électricité, tonnerre) : action mineure. Jusqu'à la fin de votre tour de jeu suivant, chaque fois que vous êtes touché par une attaque de corps à corps, l'attaquant subit 3d6 dégâts d'électricité ou de tonnerre (à votre convenance).\r\nNiveau 20 : 4d6 dégâts d'électricité ou de tonnerre (à votre convenance).\r\nNiveau 25 : 5d6 dégâts d'électricité ou de tonnerre (à votre convenance).\r\nNiveau 30 : 6d6 dégâts d'électricité ou de tonnerre (à votre convenance).\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pe d'évasion féerique</text:p>
          </table:table-cell>
          <table:table-cell office:value-type="string" calcext:value-type="string">
            <text:p>20+</text:p>
          </table:table-cell>
          <table:table-cell office:value-type="string" calcext:value-type="string">
            <text:p>Cette cape vert sombre tourbillonnante améliore vos défenses et peut être activée pour vous permettre de trouver un bref répit en Féerie.\r\n</text:p>
          </table:table-cell>
          <table:table-cell office:value-type="string" calcext:value-type="string">
            <text:p>Niv. 20 <text:s/>+4 <text:s text:c="6"/>125 000 PO, Niv. 25 <text:s/>+5 <text:s text:c="6"/>625 000 PO, Niv. 30 <text:s/>+6 <text:s text:c="3"/>3 1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 action de mouvement. Choisissez un allié que vous voyez. Vous disparaissez du monde jusqu'au début de votre tour de jeu suivant, où vous réapparaissez dans un espace inoccupé se trouvant dans un rayon de 5 cases autour de l'allié choisi.\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pe d'invisibilité</text:p>
          </table:table-cell>
          <table:table-cell office:value-type="string" calcext:value-type="string">
            <text:p>23+</text:p>
          </table:table-cell>
          <table:table-cell office:value-type="string" calcext:value-type="string">
            <text:p>Cette cape à l'ourlet doré améliore vos défenses et peut être activée pour vous rendre invisible pour un court laps de temps.\r\n</text:p>
          </table:table-cell>
          <table:table-cell office:value-type="string" calcext:value-type="string">
            <text:p>Niv. 23 <text:s/>+5 <text:s text:c="6"/>425 000 PO, Niv. 28 <text:s/>+6 <text:s text:c="3"/>2 1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 illusion : action simple. Vous devenez invisible jusqu'à la fin de la rencontre ou jusqu'à ce que vous soyez touché par une attaque de corps à corps ou une attaque à distance.\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pe du protecteur</text:p>
          </table:table-cell>
          <table:table-cell office:value-type="string" calcext:value-type="string">
            <text:p>20+</text:p>
          </table:table-cell>
          <table:table-cell office:value-type="string" calcext:value-type="string">
            <text:p>Cette cape d'un bleu profond peut être activée pour vous permettre de vous téléporter et d'échanger votre place avec un allié.\r\n</text:p>
          </table:table-cell>
          <table:table-cell office:value-type="string" calcext:value-type="string">
            <text:p>Niv. 20 <text:s/>+4 <text:s text:c="6"/>125 000 PO, Niv. 25 <text:s/>+5 <text:s text:c="6"/>625 000 PO, Niv. 30 <text:s/>+6 <text:s text:c="3"/>3 1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 téléportation : action de mouvement. Vous vous téléportez dans l'espace d'un allié se trouvant dans un rayon de 10 cases, tandis que celui-ci est téléporté simultanément dans votre espace d'origine. Vous n'avez pas besoin d'avoir de ligne de mire ou de ligne d'effet avec l'espace de cet allié.\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pe elfique</text:p>
          </table:table-cell>
          <table:table-cell office:value-type="string" calcext:value-type="string">
            <text:p>7+</text:p>
          </table:table-cell>
          <table:table-cell office:value-type="string" calcext:value-type="string">
            <text:p>Cette cape de feuilles tourbillonnantes, fabriquée selon les traditions elfiques, améliore votre discrétion.\r\n</text:p>
          </table:table-cell>
          <table:table-cell office:value-type="string" calcext:value-type="string">
            <text:p>Niv. <text:s text:c="2"/>7 <text:s/>+2 <text:s text:c="10"/>2 600 PO, Niv. 12 <text:s/>+3 <text:s text:c="8"/>13 000 PO, Niv. 17 <text:s/>+4 <text:s text:c="8"/>65 000 PO, Niv. 22 <text:s/>+5 <text:s text:c="6"/>325 000 PO, Niv. 27 <text:s/>+6 <text:s text:c="3"/>1 6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bénéficiez d'un bonus d'objet aux tests de Discrétion égal au bonus d'altération de la cape.\r\n</text:p>
          </table:table-cell>
          <table:table-cell table:number-columns-repeated="2"/>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Scarabée d'invulnérabilité</text:p>
          </table:table-cell>
          <table:table-cell office:value-type="string" calcext:value-type="string">
            <text:p>30+</text:p>
          </table:table-cell>
          <table:table-cell office:value-type="string" calcext:value-type="string">
            <text:p>Cette amulette d'un noir d'encre peut être activée pour vous rendre invulnérable durant un court laps de temps.\r\n</text:p>
          </table:table-cell>
          <table:table-cell office:value-type="string" calcext:value-type="string">
            <text:p>Niv. 30 <text:s/>+6 <text:s text:c="3"/>3 1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 action mineure. Vous bénéficiez d'une immunité contre les dégâts jusqu'à la fin de votre tour de jeu suivant.\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Talisman de sagesse</text:p>
          </table:table-cell>
          <table:table-cell office:value-type="string" calcext:value-type="string">
            <text:p>13+</text:p>
          </table:table-cell>
          <table:table-cell office:value-type="string" calcext:value-type="string">
            <text:p>Cette amulette d'argent augmente votre sagesse et peut être activée pour accroître fortement votre force de volonté.\r\n</text:p>
          </table:table-cell>
          <table:table-cell office:value-type="string" calcext:value-type="string">
            <text:p>Niv. 13 <text:s/>+3 <text:s text:c="8"/>17 000 PO, Niv. 18 <text:s/>+4 <text:s text:c="8"/>85 000 PO, Niv. 23 <text:s/>+5 <text:s text:c="6"/>425 000 PO, Niv. 28 <text:s/>+6 <text:s text:c="3"/>2 1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bénéficiez d'un bonus d'objet de +1 aux tests de Sagesse ainsi qu'aux tests de compétences basés sur la Sagesse (mais pas aux attaques de Sagesse).\r\nNiveau 23 ou 28 : bonus d'objet de +2.\r\n</text:p>
          </table:table-cell>
          <table:table-cell office:value-type="string" calcext:value-type="string">
            <text:p>Quotidien : interruption immédiate. Vous pouvez utiliser ce pouvoir lorsque vous êtes touché par une attaque qui vise votre défense de Volonté. Vous bénéficiez alors d'un bonus de pouvoir de +5 en Volonté contre cette attaque.\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Bandeau d'autorité</text:p>
          </table:table-cell>
          <table:table-cell office:value-type="string" calcext:value-type="string">
            <text:p>7+</text:p>
          </table:table-cell>
          <table:table-cell office:value-type="string" calcext:value-type="string">
            <text:p>Ce bandeau de simple métal améliore vos compétences de diplomatie et d'intimidation.\r\n</text:p>
          </table:table-cell>
          <table:table-cell office:value-type="string" calcext:value-type="string">
            <text:p>Niv. <text:s text:c="2"/>7 <text:s/>+2 <text:s text:c="10"/>2 600 PO</text:p>
          </table:table-cell>
          <table:table-cell office:value-type="string" calcext:value-type="string">
            <text:p>Tête</text:p>
          </table:table-cell>
          <table:table-cell/>
          <table:table-cell office:value-type="string" calcext:value-type="string">
            <text:p>Vous bénéficiez d'un bonus d'objet de +2 aux tests de Diplomatie et d'Intimidation.\r\n</text:p>
          </table:table-cell>
          <table:table-cell table:number-columns-repeated="2"/>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sque à cornes</text:p>
          </table:table-cell>
          <table:table-cell office:value-type="string" calcext:value-type="string">
            <text:p>6+</text:p>
          </table:table-cell>
          <table:table-cell office:value-type="string" calcext:value-type="string">
            <text:p>Ce casque à cornes augmente les dégâts de vos charges.\r\n</text:p>
          </table:table-cell>
          <table:table-cell office:value-type="string" calcext:value-type="string">
            <text:p>Niv. <text:s text:c="2"/>6 <text:s/>+2 <text:s text:c="10"/>1 800 PO, Niv. 16 <text:s/>+4 <text:s text:c="8"/>45 000 PO, Niv. 26 <text:s/>+6 <text:s text:c="3"/>1 125 000 PO</text:p>
          </table:table-cell>
          <table:table-cell office:value-type="string" calcext:value-type="string">
            <text:p>Tête</text:p>
          </table:table-cell>
          <table:table-cell/>
          <table:table-cell office:value-type="string" calcext:value-type="string">
            <text:p>Vos attaques de charge infligent 1d6 dégâts supplémentaires.\r\nNiveau 16 : 2d6 dégâts supplémentaires.\r\nNiveau 26 : 3d6 dégâts supplémentaires.\r\n</text:p>
          </table:table-cell>
          <table:table-cell table:number-columns-repeated="2"/>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sque de bataille</text:p>
          </table:table-cell>
          <table:table-cell office:value-type="string" calcext:value-type="string">
            <text:p>9+</text:p>
          </table:table-cell>
          <table:table-cell office:value-type="string" calcext:value-type="string">
            <text:p>Ce casque simple améliore votre initiative et celle de vos alliés.\r\n</text:p>
          </table:table-cell>
          <table:table-cell office:value-type="string" calcext:value-type="string">
            <text:p>Niv. <text:s text:c="2"/>9 <text:s/>+2 <text:s text:c="10"/>4 200 PO, Niv. 19 <text:s/>+4 <text:s text:c="6"/>105 000 PO, Niv. 29 <text:s/>+6 <text:s text:c="3"/>2 625 000 PO</text:p>
          </table:table-cell>
          <table:table-cell office:value-type="string" calcext:value-type="string">
            <text:p>Tête</text:p>
          </table:table-cell>
          <table:table-cell/>
          <table:table-cell office:value-type="string" calcext:value-type="string">
            <text:p>Vous et chaque allié situé dans un rayon de 5 cases bénéficiez d'un bonus d'objet de +1 aux tests d'initiative.\r\nNiveau 19 : bonus d'objet de +2.\r\nNiveau 29 : bonus d'objet de +3.\r\n</text:p>
          </table:table-cell>
          <table:table-cell table:number-columns-repeated="2"/>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sque de défense fantomatique</text:p>
          </table:table-cell>
          <table:table-cell office:value-type="string" calcext:value-type="string">
            <text:p>22+</text:p>
          </table:table-cell>
          <table:table-cell office:value-type="string" calcext:value-type="string">
            <text:p>Ce casque à la forme floue vous permet de résister aux dégâts nécrotiques et peut être activée pour vous rendre immatériel pour un court laps de temps.\r\n</text:p>
          </table:table-cell>
          <table:table-cell office:value-type="string" calcext:value-type="string">
            <text:p>Niv. 22 <text:s/>+5 <text:s text:c="6"/>325 000 PO</text:p>
          </table:table-cell>
          <table:table-cell office:value-type="string" calcext:value-type="string">
            <text:p>Tête</text:p>
          </table:table-cell>
          <table:table-cell/>
          <table:table-cell office:value-type="string" calcext:value-type="string">
            <text:p>Vous bénéficiez d'une résistance nécrotique 10.\r\n</text:p>
          </table:table-cell>
          <table:table-cell office:value-type="string" calcext:value-type="string">
            <text:p>Rencontre : interruption immédiate. Vous pouvez utiliser ce pouvoir lorsque vous êtes touché par une attaque. Vous devenez immatériel jusqu'au début de votre tour de jeu suivant.\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sque des héros</text:p>
          </table:table-cell>
          <table:table-cell office:value-type="string" calcext:value-type="string">
            <text:p>10+</text:p>
          </table:table-cell>
          <table:table-cell office:value-type="string" calcext:value-type="string">
            <text:p>Ce casque ouvragé vous rend, vous et vos alliés, moins sensibles aux effets de terreur et peut être activé pour améliorer l'attaque d'un allié.\r\n</text:p>
          </table:table-cell>
          <table:table-cell office:value-type="string" calcext:value-type="string">
            <text:p>Niv. 10 <text:s/>+2 <text:s text:c="10"/>5 000 PO, Niv. 20 <text:s/>+4 <text:s text:c="6"/>125 000 PO, Niv. 30 <text:s/>+6 <text:s text:c="3"/>3 125 000 PO</text:p>
          </table:table-cell>
          <table:table-cell office:value-type="string" calcext:value-type="string">
            <text:p>Tête</text:p>
          </table:table-cell>
          <table:table-cell/>
          <table:table-cell office:value-type="string" calcext:value-type="string">
            <text:p>Vous et chaque allié situé dans un rayon de 10 cases bénéficiez d'un bonus d'objet +2 aux jets de sauvegarde contre les effets de terreur.\r\nNiveau 30 : bonus d'objet +5.\r\n</text:p>
          </table:table-cell>
          <table:table-cell office:value-type="string" calcext:value-type="string">
            <text:p>Quotidien : action libre. Utilisez ce pouvoir quand vous conférez une attaque de base à un allié. Ce dernier peut à la place entreprendre une action simple. Il bénéficie d'un bonus de pouvoir de +2 aux jets de dégâts effectués durant cette action simple.\r\nNiveau 20 : bonus d'objet +5 aux jets de dégâts.\r\nNiveau 30 : bonus d'objet +10 aux jets de dégâts.\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Couronne de commandement</text:p>
          </table:table-cell>
          <table:table-cell office:value-type="string" calcext:value-type="string">
            <text:p>17+</text:p>
          </table:table-cell>
          <table:table-cell office:value-type="string" calcext:value-type="string">
            <text:p>Cette couronne ouvragée améliore grandement vos compétences de diplomatie et d’intimidation.\r\n</text:p>
          </table:table-cell>
          <table:table-cell office:value-type="string" calcext:value-type="string">
            <text:p>Niv. 17 <text:s/>+4 <text:s text:c="8"/>65 000 PO</text:p>
          </table:table-cell>
          <table:table-cell office:value-type="string" calcext:value-type="string">
            <text:p>Tête</text:p>
          </table:table-cell>
          <table:table-cell/>
          <table:table-cell office:value-type="string" calcext:value-type="string">
            <text:p>Vous bénéficiez d'un bonus d'objet de +4 aux tests de Diplomatie et d'Intimidation.\r\n</text:p>
          </table:table-cell>
          <table:table-cell office:value-type="string" calcext:value-type="string">
            <text:p>Quotidien : action libre. Vous pouvez utiliser ce pouvoir quand vous ou un allié situé dans un rayon de 5 cases effectuez un mauvais test de Diplomatie ou d'Intimidation. Vous (ou cet allié) pouvez relancer le dé et utiliser le nouveau résultat.\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Diadème d'acuité</text:p>
          </table:table-cell>
          <table:table-cell office:value-type="string" calcext:value-type="string">
            <text:p>8+</text:p>
          </table:table-cell>
          <table:table-cell office:value-type="string" calcext:value-type="string">
            <text:p>Ce bandeau métallique améliore vos compétences d'intuition et de perception.\r\n</text:p>
          </table:table-cell>
          <table:table-cell office:value-type="string" calcext:value-type="string">
            <text:p>Niv. <text:s text:c="2"/>8 <text:s/>+2 <text:s text:c="10"/>3 400 PO</text:p>
          </table:table-cell>
          <table:table-cell office:value-type="string" calcext:value-type="string">
            <text:p>Tête</text:p>
          </table:table-cell>
          <table:table-cell/>
          <table:table-cell office:value-type="string" calcext:value-type="string">
            <text:p>Vous bénéficiez d'un bonus d'objet de +2 aux tests d'Intuition et de Perception.\r\n</text:p>
          </table:table-cell>
          <table:table-cell table:number-columns-repeated="2"/>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Fer de rancune</text:p>
          </table:table-cell>
          <table:table-cell office:value-type="string" calcext:value-type="string">
            <text:p>27+</text:p>
          </table:table-cell>
          <table:table-cell office:value-type="string" calcext:value-type="string">
            <text:p>Une sphère de métal hérissée de pointes, légèrement plus petite qu'un poing, flotte dans les airs près de votre épaule en crachant des étincelles noires. Elle améliore grandement vos compétences d'arcanes et d'intimidation.\r\n</text:p>
          </table:table-cell>
          <table:table-cell office:value-type="string" calcext:value-type="string">
            <text:p>Niv. 27 <text:s/>+6 <text:s text:c="3"/>1 625 000 PO</text:p>
          </table:table-cell>
          <table:table-cell office:value-type="string" calcext:value-type="string">
            <text:p>Tête</text:p>
          </table:table-cell>
          <table:table-cell/>
          <table:table-cell office:value-type="string" calcext:value-type="string">
            <text:p>Vous bénéficiez d'un bonus d'objet de +6 aux tests d'Arcanes et d'Intimidation.\r\n</text:p>
          </table:table-cell>
          <table:table-cell office:value-type="string" calcext:value-type="string">
            <text:p>Tout ennemi qui vous touche avec une attaque de corps à corps subit 1d10 dégâts nécrotiques.\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Halo des étoiles déchues</text:p>
          </table:table-cell>
          <table:table-cell office:value-type="string" calcext:value-type="string">
            <text:p>25+</text:p>
          </table:table-cell>
          <table:table-cell office:value-type="string" calcext:value-type="string">
            <text:p>De petites particules de lumière étincelante vous tournent autour de la tête comme des étoiles en orbite, améliorant vos compétences de soins, de connaissance de la nature et de religion.\r\n</text:p>
          </table:table-cell>
          <table:table-cell office:value-type="string" calcext:value-type="string">
            <text:p>Niv. 25 <text:s/>+5 <text:s text:c="6"/>625 000 PO</text:p>
          </table:table-cell>
          <table:table-cell office:value-type="string" calcext:value-type="string">
            <text:p>Tête</text:p>
          </table:table-cell>
          <table:table-cell/>
          <table:table-cell office:value-type="string" calcext:value-type="string">
            <text:p>Vous bénéficiez d'un bonus d'objet de +5 aux tests de Nature, Religion et Soins.\r\n</text:p>
          </table:table-cell>
          <table:table-cell office:value-type="string" calcext:value-type="string">
            <text:p>Quotidien ♦ radiant : interruption immédiate. Vous pouvez utiliser ce pouvoir quand un ennemi effectue une attaque de corps à corps ou à distance contre vous. Celui-ci subit 5d6 + modificateur de Charisme dégâts radiants et est aveuglé (sauvegarde annule).\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Heaume de l'aigle</text:p>
          </table:table-cell>
          <table:table-cell office:value-type="string" calcext:value-type="string">
            <text:p>12+</text:p>
          </table:table-cell>
          <table:table-cell office:value-type="string" calcext:value-type="string">
            <text:p>Ce heaume ciselé en forme de tête d'aigle accroît vos sens et peut être activé pour améliorer une attaque à distance.\r\n</text:p>
          </table:table-cell>
          <table:table-cell office:value-type="string" calcext:value-type="string">
            <text:p>Niv. 12 <text:s/>+3 <text:s text:c="8"/>13 000 PO</text:p>
          </table:table-cell>
          <table:table-cell office:value-type="string" calcext:value-type="string">
            <text:p>Tête</text:p>
          </table:table-cell>
          <table:table-cell/>
          <table:table-cell office:value-type="string" calcext:value-type="string">
            <text:p>Vous bénéficie d'un bonus d'objet de +3 aux tests de Perception.\r\n</text:p>
          </table:table-cell>
          <table:table-cell office:value-type="string" calcext:value-type="string">
            <text:p>Quotidien : action mineure. Vous bénéficiez d'un bonus de pouvoir de +2 à votre prochaine attaque à distance durant ce tour de jeu.\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Heaume du basilic</text:p>
          </table:table-cell>
          <table:table-cell office:value-type="string" calcext:value-type="string">
            <text:p>18+</text:p>
          </table:table-cell>
          <table:table-cell office:value-type="string" calcext:value-type="string">
            <text:p>Ce heaume ciselé en forme de tête de basilic peut être activé pour immobilisé un ennemi.\r\n</text:p>
          </table:table-cell>
          <table:table-cell office:value-type="string" calcext:value-type="string">
            <text:p>Niv. 18 <text:s/>+4 <text:s text:c="8"/>85 000 PO</text:p>
          </table:table-cell>
          <table:table-cell office:value-type="string" calcext:value-type="string">
            <text:p>Tête</text:p>
          </table:table-cell>
          <table:table-cell table:number-columns-repeated="2"/>
          <table:table-cell office:value-type="string" calcext:value-type="string">
            <text:p>Quotidien : réaction immédiate. Vous pouvez utiliser ce pouvoir quand un ennemi situé dans un rayon de 5 cases effectue une attaque de corps à corps ou à distance contre vous. Cet ennemi est immobilisé (sauvegarde annule).\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Heaume du phénix</text:p>
          </table:table-cell>
          <table:table-cell office:value-type="string" calcext:value-type="string">
            <text:p>23+</text:p>
          </table:table-cell>
          <table:table-cell office:value-type="string" calcext:value-type="string">
            <text:p>Ce heaume ciselé en forme de tête de phénix accroît vos sens et peut être activé pour améliorer une attaque à distance.\r\n</text:p>
          </table:table-cell>
          <table:table-cell office:value-type="string" calcext:value-type="string">
            <text:p>Niv. 23 <text:s/>+5 <text:s text:c="6"/>425 000 PO</text:p>
          </table:table-cell>
          <table:table-cell office:value-type="string" calcext:value-type="string">
            <text:p>Tête</text:p>
          </table:table-cell>
          <table:table-cell/>
          <table:table-cell office:value-type="string" calcext:value-type="string">
            <text:p>Vous bénéficiez d'un bonus d'objet de +5 aux tests de Perception.\r\n</text:p>
          </table:table-cell>
          <table:table-cell office:value-type="string" calcext:value-type="string">
            <text:p>Quotidien ♦ feu : action mineure. Vous bénéficiez d'un bonus de pouvoir de +2 à votre prochaine attaque à distance durant ce tour de jeu. Si cette attaque touche, elle inflige 2d8 dégâts de feu supplémentaires.\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Lunettes de nuit</text:p>
          </table:table-cell>
          <table:table-cell office:value-type="string" calcext:value-type="string">
            <text:p>14+</text:p>
          </table:table-cell>
          <table:table-cell office:value-type="string" calcext:value-type="string">
            <text:p>Ces lunettes vous confèrent la vision dans le noir.\r\n</text:p>
          </table:table-cell>
          <table:table-cell office:value-type="string" calcext:value-type="string">
            <text:p>Niv. 14 <text:s/>+3 <text:s text:c="8"/>21 000 PO</text:p>
          </table:table-cell>
          <table:table-cell office:value-type="string" calcext:value-type="string">
            <text:p>Tête</text:p>
          </table:table-cell>
          <table:table-cell/>
          <table:table-cell office:value-type="string" calcext:value-type="string">
            <text:p>Vous bénéficiez de la vision dans le noir.\r\n</text:p>
          </table:table-cell>
          <table:table-cell table:number-columns-repeated="2"/>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Pierre ioun de vision lucide</text:p>
          </table:table-cell>
          <table:table-cell office:value-type="string" calcext:value-type="string">
            <text:p>28+</text:p>
          </table:table-cell>
          <table:table-cell office:value-type="string" calcext:value-type="string">
            <text:p>Cette pierre rhomboïde bleu nuit flotte dans les airs, vous confère la vision dans le noir et améliore grandement votre intuition et vos sens.\r\n</text:p>
          </table:table-cell>
          <table:table-cell office:value-type="string" calcext:value-type="string">
            <text:p>Niv. 28 <text:s/>+6 <text:s text:c="3"/>2 125 000 PO</text:p>
          </table:table-cell>
          <table:table-cell office:value-type="string" calcext:value-type="string">
            <text:p>Tête</text:p>
          </table:table-cell>
          <table:table-cell/>
          <table:table-cell office:value-type="string" calcext:value-type="string">
            <text:p>Vous bénéficiez de la vision dans le noir et d'un bonus d'objet de +6 aux tests d'Intuition et de Perception.\r\n</text:p>
          </table:table-cell>
          <table:table-cell office:value-type="string" calcext:value-type="string">
            <text:p>Quotidien : action mineure. Vous voyez des créatures invisibles comme si elles étaient visibles.\r\nMaintien (mineure) : le pouvoir reste actif.\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Ceinture de dynamisme</text:p>
          </table:table-cell>
          <table:table-cell office:value-type="string" calcext:value-type="string">
            <text:p>9+</text:p>
          </table:table-cell>
          <table:table-cell office:value-type="string" calcext:value-type="string">
            <text:p>Cette ceinture tissée aux mailles très serrées améliore vos compétences acrobatiques et athlétiques.\r\n</text:p>
          </table:table-cell>
          <table:table-cell office:value-type="string" calcext:value-type="string">
            <text:p>Niv. <text:s text:c="2"/>9 <text:s/>+2 <text:s text:c="10"/>4 200 PO, Niv. 19 <text:s/>+4 <text:s text:c="6"/>105 000 PO, Niv. 29 <text:s/>+6 <text:s text:c="3"/>2 625 000 PO</text:p>
          </table:table-cell>
          <table:table-cell office:value-type="string" calcext:value-type="string">
            <text:p>Taille</text:p>
          </table:table-cell>
          <table:table-cell/>
          <table:table-cell office:value-type="string" calcext:value-type="string">
            <text:p>Vous bénéficiez d'un bonus d'objet de +2 aux tests d'Acrobaties et aux tests d'Athlétisme.\r\nNiveau 19 : bonus d'objet de +4.\r\nNiveau 29 : bonus d'objet de +6.\r\n</text:p>
          </table:table-cell>
          <table:table-cell office:value-type="string" calcext:value-type="string">
            <text:p>Quotidien : action libre. Relancez un test d'Acrobaties ou d'Athlétisme que vous venez juste d'effectuer. Utilisez le nouveau résultat.\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Ceinture de force de géant</text:p>
          </table:table-cell>
          <table:table-cell office:value-type="string" calcext:value-type="string">
            <text:p>15+</text:p>
          </table:table-cell>
          <table:table-cell office:value-type="string" calcext:value-type="string">
            <text:p>Cette robuste ceinture de cuir est incrustée de morceaux de pierre grise polie. Elle améliore vos compétences athlétiques et vos dégâts au corps à corps.\r\n</text:p>
          </table:table-cell>
          <table:table-cell office:value-type="string" calcext:value-type="string">
            <text:p>Niv. 15 <text:s/>+3 <text:s text:c="8"/>25 000 PO</text:p>
          </table:table-cell>
          <table:table-cell office:value-type="string" calcext:value-type="string">
            <text:p>Taille</text:p>
          </table:table-cell>
          <table:table-cell/>
          <table:table-cell office:value-type="string" calcext:value-type="string">
            <text:p>Vous bénéficiez d'un bonus d'objet de +2 aux tests d'Athlétisme et aux tests de Force (mais pas aux attaques de Force).\r\n</text:p>
          </table:table-cell>
          <table:table-cell office:value-type="string" calcext:value-type="string">
            <text:p>Quotidien : action libre. Utiliser ce pouvoir lorsque vous touchez avec une attaque de corps à corps. Ajoutez un bonus de pouvoir de +10 au jet de dégâts.\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Ceinture de force de titan</text:p>
          </table:table-cell>
          <table:table-cell office:value-type="string" calcext:value-type="string">
            <text:p>25+</text:p>
          </table:table-cell>
          <table:table-cell office:value-type="string" calcext:value-type="string">
            <text:p>Cette robuste ceinture de cuir est incrustée de morceaux d'obsidienne polie. Elle améliore vos compétences athlétiques et vos dégâts au corps à corps.\r\n</text:p>
          </table:table-cell>
          <table:table-cell office:value-type="string" calcext:value-type="string">
            <text:p>Niv. 25 <text:s/>+5 <text:s text:c="6"/>625 000 PO</text:p>
          </table:table-cell>
          <table:table-cell office:value-type="string" calcext:value-type="string">
            <text:p>Taille</text:p>
          </table:table-cell>
          <table:table-cell/>
          <table:table-cell office:value-type="string" calcext:value-type="string">
            <text:p>Vous bénéficiez d'un bonus d'objet de +3 aux tests d'Athlétisme et aux Force (mais pas une attaques de Force).\r\n</text:p>
          </table:table-cell>
          <table:table-cell office:value-type="string" calcext:value-type="string">
            <text:p>Quotidien : action libre. Vous bénéficiez d'un bonus de pouvoir de +10 aux jets de dégâts au corps à corps jusqu'au début de votre tour de jeu suivant.\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Ceinture de peau de fer</text:p>
          </table:table-cell>
          <table:table-cell office:value-type="string" calcext:value-type="string">
            <text:p>5+</text:p>
          </table:table-cell>
          <table:table-cell office:value-type="string" calcext:value-type="string">
            <text:p>La première de ces ceintures faites de chaînes a été créée par un forgeron nain réduit en esclavage par des géants de feu. Elle peut être activée pour offrir une protection contre les attaques d'armes.\r\n</text:p>
          </table:table-cell>
          <table:table-cell office:value-type="string" calcext:value-type="string">
            <text:p>Niv. <text:s text:c="2"/>5 <text:s/>+1 <text:s text:c="10"/>1 000 PO, Niv. 15 <text:s/>+3 <text:s text:c="8"/>25 000 PO, Niv. 25 <text:s/>+5 <text:s text:c="6"/>625 000 PO</text:p>
          </table:table-cell>
          <table:table-cell office:value-type="string" calcext:value-type="string">
            <text:p>Taille</text:p>
          </table:table-cell>
          <table:table-cell table:number-columns-repeated="2"/>
          <table:table-cell office:value-type="string" calcext:value-type="string">
            <text:p>Quotidien : action mineure. Vous bénéficiez d'une résistance 5 à tous les dégâts d'armes jusqu'à la fin de votre tour de jeu suivant.\r\nNiveau 15 : résistance 10 à tous les dégâts d'armes.\r\nNiveau 25 : résistance 15 à tous les dégâts d'armes.\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Ceinture de sacrifice</text:p>
          </table:table-cell>
          <table:table-cell office:value-type="string" calcext:value-type="string">
            <text:p>7+</text:p>
          </table:table-cell>
          <table:table-cell office:value-type="string" calcext:value-type="string">
            <text:p>Cette ceinture de cuir vous permet d'aider les autres à se soigner.\r\n</text:p>
          </table:table-cell>
          <table:table-cell office:value-type="string" calcext:value-type="string">
            <text:p>Niv. <text:s text:c="2"/>7 <text:s/>+2 <text:s text:c="10"/>2 600 PO, Niv. 17 <text:s/>+4 <text:s text:c="8"/>65 000 PO, Niv. 27 <text:s/>+6 <text:s text:c="3"/>1 625 000 PO</text:p>
          </table:table-cell>
          <table:table-cell office:value-type="string" calcext:value-type="string">
            <text:p>Taille</text:p>
          </table:table-cell>
          <table:table-cell/>
          <table:table-cell office:value-type="string" calcext:value-type="string">
            <text:p>Chaque allié situé dans un rayon de 5 cases bénéficie d'un bonus d'objet de +1 à sa valeur de récupération.\r\nNiveau 17 : bonus d'objet de +2.\r\nNiveau 27 : bonus d'objet de +3.\r\n</text:p>
          </table:table-cell>
          <table:table-cell office:value-type="string" calcext:value-type="string">
            <text:p>Quotidien ♦ guérison : action mineure. Vous perdez deux récupérations et un allié situé dans un rayon de 5 cases en regagne une.\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Ceinture de vitalité</text:p>
          </table:table-cell>
          <table:table-cell office:value-type="string" calcext:value-type="string">
            <text:p>2+</text:p>
          </table:table-cell>
          <table:table-cell office:value-type="string" calcext:value-type="string">
            <text:p>Cette ceinture faite d'une chaîne de métal accroît vos capacités de récupération.\r\n</text:p>
          </table:table-cell>
          <table:table-cell office:value-type="string" calcext:value-type="string">
            <text:p>Niv. <text:s text:c="2"/>2 <text:s/>+1 <text:s text:c="13"/>520 PO, Niv. 12 <text:s/>+3 <text:s text:c="8"/>13 000 PO, Niv. 22 <text:s/>+5 <text:s text:c="6"/>325 000 PO</text:p>
          </table:table-cell>
          <table:table-cell office:value-type="string" calcext:value-type="string">
            <text:p>Taille</text:p>
          </table:table-cell>
          <table:table-cell/>
          <table:table-cell office:value-type="string" calcext:value-type="string">
            <text:p>Vous bénéficiez d'un bonus d'objet de +1 à votre valeur de récupération.\r\nNiveau 12 : bonus d'objet de +2.\r\nNiveau 22 : bonus d'objet de +3.\r\n</text:p>
          </table:table-cell>
          <table:table-cell table:number-columns-repeated="2"/>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elets de destruction</text:p>
          </table:table-cell>
          <table:table-cell office:value-type="string" calcext:value-type="string">
            <text:p>18+</text:p>
          </table:table-cell>
          <table:table-cell office:value-type="string" calcext:value-type="string">
            <text:p>Ces gantelets d'armure vous permettent de ne jamais faire le minimum de dégâts lors d'une attaque de corps à corps.\r\n</text:p>
          </table:table-cell>
          <table:table-cell office:value-type="string" calcext:value-type="string">
            <text:p>Niv. 18 <text:s/>+4 <text:s text:c="8"/>85 000 PO</text:p>
          </table:table-cell>
          <table:table-cell office:value-type="string" calcext:value-type="string">
            <text:p>Mains</text:p>
          </table:table-cell>
          <table:table-cell/>
          <table:table-cell office:value-type="string" calcext:value-type="string">
            <text:p>Lorsque vous effectuez le jet de dégâts d'une attaque de corps à corps, relancez tous les 1 jusqu'à ce qu'ils donnent un résultat supérieur.\r\n</text:p>
          </table:table-cell>
          <table:table-cell table:number-columns-repeated="2"/>
          <table:table-cell office:value-type="string" calcext:value-type="string">
            <text:p>Manuel des Joueurs 1</text:p>
          </table:table-cell>
          <table:table-cell office:value-type="float" office:value="1" calcext:value-type="float">
            <text:p>1</text:p>
          </table:table-cell>
          <table:table-cell table:number-columns-repeated="1013"/>
        </table:table-row>
        <table:table-row table:style-name="ro1">
          <table:table-cell office:value-type="string" calcext:value-type="string">
            <text:p>Gantelets de force d'ogre</text:p>
          </table:table-cell>
          <table:table-cell office:value-type="string" calcext:value-type="string">
            <text:p>5+</text:p>
          </table:table-cell>
          <table:table-cell office:value-type="string" calcext:value-type="string">
            <text:p>Ces énormes gantelets d'armure augmentent votre force et peuvent être activés pour accroître vos dégâts.\r\n</text:p>
          </table:table-cell>
          <table:table-cell office:value-type="string" calcext:value-type="string">
            <text:p>Niv. <text:s text:c="2"/>5 <text:s/>+1 <text:s text:c="10"/>1 000 PO</text:p>
          </table:table-cell>
          <table:table-cell office:value-type="string" calcext:value-type="string">
            <text:p>Mains</text:p>
          </table:table-cell>
          <table:table-cell/>
          <table:table-cell office:value-type="string" calcext:value-type="string">
            <text:p>Vous bénéficiez d'un bonus d'objet de +1 aux tests d'Athlétisme et aux tests de Force (mais pas aux attaques de Force).\r\n</text:p>
          </table:table-cell>
          <table:table-cell office:value-type="string" calcext:value-type="string">
            <text:p>Quotidien : action libre. Utilisez ce pouvoir quand vous touchez avec une attaque de corps à corps. Ajoutez un bonus de pouvoir de +5 aux jets de dégâts.\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elets du bélier</text:p>
          </table:table-cell>
          <table:table-cell office:value-type="string" calcext:value-type="string">
            <text:p>8+</text:p>
          </table:table-cell>
          <table:table-cell office:value-type="string" calcext:value-type="string">
            <text:p>Ces gantelets d'armure sont décorés d'une tête de bélier.\r\n</text:p>
          </table:table-cell>
          <table:table-cell office:value-type="string" calcext:value-type="string">
            <text:p>Niv. <text:s text:c="2"/>8 <text:s/>+2 <text:s text:c="10"/>3 400 PO</text:p>
          </table:table-cell>
          <table:table-cell office:value-type="string" calcext:value-type="string">
            <text:p>Mains</text:p>
          </table:table-cell>
          <table:table-cell/>
          <table:table-cell office:value-type="string" calcext:value-type="string">
            <text:p>Vous ajoutez 1 case lorsque vous créer un effet visant à pousser une cible\r\n</text:p>
          </table:table-cell>
          <table:table-cell table:number-columns-repeated="2"/>
          <table:table-cell office:value-type="string" calcext:value-type="string">
            <text:p>Manuel des Joueurs 1</text:p>
          </table:table-cell>
          <table:table-cell office:value-type="float" office:value="1" calcext:value-type="float">
            <text:p>1</text:p>
          </table:table-cell>
          <table:table-cell table:number-columns-repeated="1013"/>
        </table:table-row>
        <table:table-row table:style-name="ro1">
          <table:table-cell office:value-type="string" calcext:value-type="string">
            <text:p>Gants de cambrioleur</text:p>
          </table:table-cell>
          <table:table-cell office:value-type="string" calcext:value-type="string">
            <text:p>1+</text:p>
          </table:table-cell>
          <table:table-cell office:value-type="string" calcext:value-type="string">
            <text:p>Ces mitaines noires sont brodées de sceaux rouge sombre qui accroissent vos talents de voleur.\r\n</text:p>
          </table:table-cell>
          <table:table-cell office:value-type="string" calcext:value-type="string">
            <text:p>Niv. <text:s text:c="2"/>1 <text:s/>+1 <text:s text:c="13"/>360 PO</text:p>
          </table:table-cell>
          <table:table-cell office:value-type="string" calcext:value-type="string">
            <text:p>Mains</text:p>
          </table:table-cell>
          <table:table-cell/>
          <table:table-cell office:value-type="string" calcext:value-type="string">
            <text:p>Vous bénéficiez d'un bonus d'objet de +1 aux tests de Larcin.\r\n</text:p>
          </table:table-cell>
          <table:table-cell table:number-columns-repeated="2"/>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s de Gisombre</text:p>
          </table:table-cell>
          <table:table-cell office:value-type="string" calcext:value-type="string">
            <text:p>6+</text:p>
          </table:table-cell>
          <table:table-cell office:value-type="string" calcext:value-type="string">
            <text:p>Ces gants noirs, souples, tissés de fils de Gisombre, sont très appréciés des magiciens et des sorciers.\r\n</text:p>
          </table:table-cell>
          <table:table-cell office:value-type="string" calcext:value-type="string">
            <text:p>Niv. <text:s text:c="2"/>6 <text:s/>+2 <text:s text:c="10"/>1 800 PO, Niv. 16 <text:s/>+4 <text:s text:c="8"/>45 000 PO, Niv. 26 <text:s/>+6 <text:s text:c="3"/>1 125 000 PO</text:p>
          </table:table-cell>
          <table:table-cell office:value-type="string" calcext:value-type="string">
            <text:p>Mains</text:p>
          </table:table-cell>
          <table:table-cell table:number-columns-repeated="2"/>
          <table:table-cell office:value-type="string" calcext:value-type="string">
            <text:p>Quotidien ♦ nécrotique : action mineure. Changez le type des dégâts infligés par le prochain pouvoir arcanique que vous utilisez en dégâts nécrotiques. Ajouter 1d6 aux dégâts infligés par ce pouvoir (le cas échéant).\r\nNiveau 16 : ajoutez 2d6 aux dégâts infligés.\r\nNiveau 26 : ajoutez 3d6 aux dégâts infligés.\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s de maître de guilde</text:p>
          </table:table-cell>
          <table:table-cell office:value-type="string" calcext:value-type="string">
            <text:p>23+</text:p>
          </table:table-cell>
          <table:table-cell office:value-type="string" calcext:value-type="string">
            <text:p>Ces élégants gants noirs améliorent grandement vos talents de voleur.\r\n</text:p>
          </table:table-cell>
          <table:table-cell office:value-type="string" calcext:value-type="string">
            <text:p>Niv. 23 <text:s/>+5 <text:s text:c="6"/>425 000 PO</text:p>
          </table:table-cell>
          <table:table-cell office:value-type="string" calcext:value-type="string">
            <text:p>Mains</text:p>
          </table:table-cell>
          <table:table-cell/>
          <table:table-cell office:value-type="string" calcext:value-type="string">
            <text:p>Vous bénéficiez d'un bonus d'objet de +5 aux tests de Larcin.\r\n</text:p>
          </table:table-cell>
          <table:table-cell office:value-type="string" calcext:value-type="string">
            <text:p>Quotidien : action mineure. À chaque fois que vous effectuez un test de Larcin durant cette rencontre, lancez le dé deux fois et conservez le meilleur résultat.\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s de pénétration</text:p>
          </table:table-cell>
          <table:table-cell office:value-type="string" calcext:value-type="string">
            <text:p>3+</text:p>
          </table:table-cell>
          <table:table-cell office:value-type="string" calcext:value-type="string">
            <text:p>Ces gants enchantés peuvent être activés pour vous permettre d'ignorer les résistances de l'ennemi durant un courts laps de temps.\r\n</text:p>
          </table:table-cell>
          <table:table-cell office:value-type="string" calcext:value-type="string">
            <text:p>Niv. <text:s text:c="2"/>3 <text:s/>+1 <text:s text:c="13"/>680 PO</text:p>
          </table:table-cell>
          <table:table-cell office:value-type="string" calcext:value-type="string">
            <text:p>Mains</text:p>
          </table:table-cell>
          <table:table-cell table:number-columns-repeated="2"/>
          <table:table-cell office:value-type="string" calcext:value-type="string">
            <text:p>Quotidien : action mineure. Jusqu'à la fin de la rencontre, vos attaques ignorent toute résistance inférieure ou égale à 10.\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s de voleur</text:p>
          </table:table-cell>
          <table:table-cell office:value-type="string" calcext:value-type="string">
            <text:p>12+</text:p>
          </table:table-cell>
          <table:table-cell office:value-type="string" calcext:value-type="string">
            <text:p>Ces gants noirs enchantés améliorent vos talents de voleur.\r\n</text:p>
          </table:table-cell>
          <table:table-cell office:value-type="string" calcext:value-type="string">
            <text:p>Niv. 12 <text:s/>+3 <text:s text:c="8"/>13 000 PO</text:p>
          </table:table-cell>
          <table:table-cell office:value-type="string" calcext:value-type="string">
            <text:p>Mains</text:p>
          </table:table-cell>
          <table:table-cell/>
          <table:table-cell office:value-type="string" calcext:value-type="string">
            <text:p>Vous bénéficiez d'un bonus d'objet de +3 aux tests de Larcin.\r\n</text:p>
          </table:table-cell>
          <table:table-cell office:value-type="string" calcext:value-type="string">
            <text:p>Quotidien : action mineure. À chaque fois que vous effectuez un test de Larcin durant ce tour de jeu, lancez le dé deux fois et conservez le meilleur résultat.\r\n</text:p>
          </table:table-cell>
          <table:table-cell/>
          <table:table-cell office:value-type="string" calcext:value-type="string">
            <text:p>Manuel des Joueurs 1</text:p>
          </table:table-cell>
          <table:table-cell office:value-type="float" office:value="2" calcext:value-type="float">
            <text:p>2</text:p>
          </table:table-cell>
          <table:table-cell table:number-columns-repeated="1013"/>
        </table:table-row>
        <table:table-row table:style-name="ro1">
          <table:table-cell office:value-type="string" calcext:value-type="string">
            <text:p>Baudrier barbelé</text:p>
          </table:table-cell>
          <table:table-cell office:value-type="string" calcext:value-type="string">
            <text:p>5+</text:p>
          </table:table-cell>
          <table:table-cell office:value-type="string" calcext:value-type="string">
            <text:p>Des barbillons crochu jaillissent de ce baudrier à volonté, blessant ceux qui tentent de vous étreindre.\r\n</text:p>
          </table:table-cell>
          <table:table-cell office:value-type="string" calcext:value-type="string">
            <text:p>Niv. <text:s text:c="2"/>5 <text:s/>+1 <text:s text:c="10"/>1 000 PO, Niv. 15 <text:s/>+3 <text:s text:c="8"/>25 000 PO, Niv. 25 <text:s/>+5 <text:s text:c="6"/>625 000 PO</text:p>
          </table:table-cell>
          <table:table-cell office:value-type="string" calcext:value-type="string">
            <text:p>Taille</text:p>
          </table:table-cell>
          <table:table-cell/>
          <table:table-cell office:value-type="string" calcext:value-type="string">
            <text:p>Les ennemis qui vous étreignent subissent 1d8 dégâts au début de votre tour de jeu.\r\nNiveau 15: 2D8 dégâts.\r\nNiveau 25: 3d8 dégâts.\r\n</text:p>
          </table:table-cell>
          <table:table-cell table:number-columns-repeated="2"/>
          <table:table-cell office:value-type="string" calcext:value-type="string">
            <text:p>Le Comptoir de l'Aventure 1</text:p>
          </table:table-cell>
          <table:table-cell office:value-type="float" office:value="1" calcext:value-type="float">
            <text:p>1</text:p>
          </table:table-cell>
          <table:table-cell table:number-columns-repeated="1013"/>
        </table:table-row>
        <table:table-row table:style-name="ro1">
          <table:table-cell office:value-type="string" calcext:value-type="string">
            <text:p>Baudrier de bravoure</text:p>
          </table:table-cell>
          <table:table-cell office:value-type="string" calcext:value-type="string">
            <text:p>21+</text:p>
          </table:table-cell>
          <table:table-cell office:value-type="string" calcext:value-type="string">
            <text:p>Ce magnifique baudrier récompense les actions décisives.\r\n</text:p>
          </table:table-cell>
          <table:table-cell office:value-type="string" calcext:value-type="string">
            <text:p>Niv. 21 <text:s/>+5 <text:s text:c="6"/>225 000 PO</text:p>
          </table:table-cell>
          <table:table-cell office:value-type="string" calcext:value-type="string">
            <text:p>Taille</text:p>
          </table:table-cell>
          <table:table-cell/>
          <table:table-cell office:value-type="string" calcext:value-type="string">
            <text:p>Lorsque vous dépensez un point d'action, vous bénéficiez d'un bonus d'objet de +3 aux jets de sauvegarde, d'un bonus d'objet de +1 aux jets d'attaques, et d'un bonus d'objet de +1 à toutes les défenses. Ces bonus perdurent <text:s/>jusqu'à la fin de votre tour de jeu suivant.\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audrier de positionnement tactique</text:p>
          </table:table-cell>
          <table:table-cell office:value-type="string" calcext:value-type="string">
            <text:p>8+</text:p>
          </table:table-cell>
          <table:table-cell office:value-type="string" calcext:value-type="string">
            <text:p>Ce baudrier vous donne un meilleur contrôle du champs de bataille en vous aidant à prendre vos ennemis en défaut.\r\n</text:p>
          </table:table-cell>
          <table:table-cell office:value-type="string" calcext:value-type="string">
            <text:p>Niv. <text:s text:c="2"/>8 <text:s/>+2 <text:s text:c="10"/>3 400 PO, Niv. 18 <text:s/>+4 <text:s text:c="8"/>85 000 PO</text:p>
          </table:table-cell>
          <table:table-cell office:value-type="string" calcext:value-type="string">
            <text:p>Taille</text:p>
          </table:table-cell>
          <table:table-cell table:number-columns-repeated="2"/>
          <table:table-cell office:value-type="string" calcext:value-type="string">
            <text:p>Rencontre: action mineure. Choisissez une case qui vous est adjacente. Jusqu'à la fin de votre tour de jeu suivant, cette case compte comme un allié dans le cadre de la prise en tenaille.\r\nNiveau 18: vous pouvez utilisez ce pouvoir deux fois par rencontr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einture d'endurance</text:p>
          </table:table-cell>
          <table:table-cell office:value-type="string" calcext:value-type="string">
            <text:p>6+</text:p>
          </table:table-cell>
          <table:table-cell office:value-type="string" calcext:value-type="string">
            <text:p><text:s/>Cousue dan la peau de différents animaux, cette ceinture vous confère l'endurance d'une bête fauve.\r\n</text:p>
          </table:table-cell>
          <table:table-cell office:value-type="string" calcext:value-type="string">
            <text:p>Niv. <text:s text:c="2"/>6 <text:s/>+2 <text:s text:c="10"/>1 800 PO, Niv. 16 <text:s/>+4 <text:s text:c="8"/>45 000 PO, Niv. 26 <text:s/>+6 <text:s text:c="3"/>1 125 000 PO</text:p>
          </table:table-cell>
          <table:table-cell office:value-type="string" calcext:value-type="string">
            <text:p>Taille</text:p>
          </table:table-cell>
          <table:table-cell/>
          <table:table-cell office:value-type="string" calcext:value-type="string">
            <text:p>Vous bénéficiez d'un bonus d'objet de +2 aux test d'Endurance.\r\nNiveau 16: bonus d'objet de +4.\r\nNiveau 26: bonus d'objet de +6.\r\n</text:p>
          </table:table-cell>
          <table:table-cell office:value-type="string" calcext:value-type="string">
            <text:p>Quotidien: action libre. Utilisez ce pouvoir avant d'effectuer un test d'Endurance. Considérez que vous obtenez un 20 naturel.\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einture de bagarreur</text:p>
          </table:table-cell>
          <table:table-cell office:value-type="string" calcext:value-type="string">
            <text:p>3+</text:p>
          </table:table-cell>
          <table:table-cell office:value-type="string" calcext:value-type="string">
            <text:p>Vous cognez dur quand vous portez cette ceinture.\r\n</text:p>
          </table:table-cell>
          <table:table-cell office:value-type="string" calcext:value-type="string">
            <text:p>Niv. <text:s text:c="2"/>3 <text:s/>+1 <text:s text:c="13"/>680 PO</text:p>
          </table:table-cell>
          <table:table-cell office:value-type="string" calcext:value-type="string">
            <text:p>Taille</text:p>
          </table:table-cell>
          <table:table-cell/>
          <table:table-cell office:value-type="string" calcext:value-type="string">
            <text:p>Vous effectuez des attaques improvisées (y compris des attaques à mains nues) comme si vous étiez armé d'un gourdin.\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einture de l'esprit du gardien</text:p>
          </table:table-cell>
          <table:table-cell office:value-type="string" calcext:value-type="string">
            <text:p>6+</text:p>
          </table:table-cell>
          <table:table-cell office:value-type="string" calcext:value-type="string">
            <text:p>Cette ceinture écailleuse vous confère la férocité d'un dragon\r\n</text:p>
          </table:table-cell>
          <table:table-cell office:value-type="string" calcext:value-type="string">
            <text:p>Niv. <text:s text:c="2"/>6 <text:s/>+2 <text:s text:c="10"/>1 800 PO</text:p>
          </table:table-cell>
          <table:table-cell office:value-type="string" calcext:value-type="string">
            <text:p>Taille</text:p>
          </table:table-cell>
          <table:table-cell/>
          <table:table-cell office:value-type="string" calcext:value-type="string">
            <text:p>Vous pouvez utiliser votre modificateur de Force à la place de votre modificateur de Charisme lorsque vous effectuez des tests d'Intimidation.\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einture de recentrage</text:p>
          </table:table-cell>
          <table:table-cell office:value-type="string" calcext:value-type="string">
            <text:p>8+</text:p>
          </table:table-cell>
          <table:table-cell office:value-type="string" calcext:value-type="string">
            <text:p>Équipé de cette simple ceinture, vous repoussez les attaques menaçant votre intégrité physique.\r\n</text:p>
          </table:table-cell>
          <table:table-cell office:value-type="string" calcext:value-type="string">
            <text:p>Niv. <text:s text:c="2"/>8 <text:s/>+2 <text:s text:c="10"/>3 400 PO</text:p>
          </table:table-cell>
          <table:table-cell office:value-type="string" calcext:value-type="string">
            <text:p>Taille</text:p>
          </table:table-cell>
          <table:table-cell table:number-columns-repeated="2"/>
          <table:table-cell office:value-type="string" calcext:value-type="string">
            <text:p>Quotidien: interruption immédiate. Utilisez ce pouvoir quand une attaque vous touche. Vous bénéficiez d'un bonus de pouvoir de +4 en Vigueur jusqu'à la fin de votre tour de jeu suivan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einture de renfort</text:p>
          </table:table-cell>
          <table:table-cell office:value-type="string" calcext:value-type="string">
            <text:p>11+</text:p>
          </table:table-cell>
          <table:table-cell office:value-type="string" calcext:value-type="string">
            <text:p>Associées à votre second souffle, cette ceinture vous aide à combattre plus longtemps.\r\n</text:p>
          </table:table-cell>
          <table:table-cell office:value-type="string" calcext:value-type="string">
            <text:p>Niv. 11 <text:s/>+3 <text:s text:c="10"/>9 000 PO</text:p>
          </table:table-cell>
          <table:table-cell office:value-type="string" calcext:value-type="string">
            <text:p>Taille</text:p>
          </table:table-cell>
          <table:table-cell/>
          <table:table-cell office:value-type="string" calcext:value-type="string">
            <text:p>Vous bénéficiez d'un bonus de +4 (et non +2) à toutes les défenses jusqu'au début de votre tour de jeu suivant quand vous utilisez votre second souffle.\r\n</text:p>
          </table:table-cell>
          <table:table-cell table:number-columns-repeated="2"/>
          <table:table-cell office:value-type="string" calcext:value-type="string">
            <text:p>Le Comptoir de l'Aventure 1</text:p>
          </table:table-cell>
          <table:table-cell office:value-type="float" office:value="1" calcext:value-type="float">
            <text:p>1</text:p>
          </table:table-cell>
          <table:table-cell table:number-columns-repeated="1013"/>
        </table:table-row>
        <table:table-row table:style-name="ro1">
          <table:table-cell office:value-type="string" calcext:value-type="string">
            <text:p>Ceinture de résistance</text:p>
          </table:table-cell>
          <table:table-cell office:value-type="string" calcext:value-type="string">
            <text:p>1+</text:p>
          </table:table-cell>
          <table:table-cell office:value-type="string" calcext:value-type="string">
            <text:p>Cette ceinture banale et usée aide ceux qui vous donnent un coup de main.\r\n</text:p>
          </table:table-cell>
          <table:table-cell office:value-type="string" calcext:value-type="string">
            <text:p>Niv. <text:s text:c="2"/>1 <text:s/>+1 <text:s text:c="13"/>360 PO, Niv. 11 <text:s/>+3 <text:s text:c="10"/>9 000 PO, Niv. 21 <text:s/>+5 <text:s text:c="6"/>225 000 PO</text:p>
          </table:table-cell>
          <table:table-cell office:value-type="string" calcext:value-type="string">
            <text:p>Taille</text:p>
          </table:table-cell>
          <table:table-cell/>
          <table:table-cell office:value-type="string" calcext:value-type="string">
            <text:p>Les tests de Soins vous visant bénéficient d'un bonus d'objet de +2.\r\nNiveau 11: bonus d'objet de +4.\r\nNiveau 21: bonus d'objet de +6.\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einture de rétablissement</text:p>
          </table:table-cell>
          <table:table-cell office:value-type="string" calcext:value-type="string">
            <text:p>7+</text:p>
          </table:table-cell>
          <table:table-cell office:value-type="string" calcext:value-type="string">
            <text:p>Lorsque vous subissez un coup meurtrier, cette ceinture renforce vos défenses pour vous donner le temps de récupérer.\r\n</text:p>
          </table:table-cell>
          <table:table-cell office:value-type="string" calcext:value-type="string">
            <text:p>Niv. <text:s text:c="2"/>7 <text:s/>+2 <text:s text:c="10"/>2 600 PO</text:p>
          </table:table-cell>
          <table:table-cell office:value-type="string" calcext:value-type="string">
            <text:p>Taille</text:p>
          </table:table-cell>
          <table:table-cell/>
          <table:table-cell office:value-type="string" calcext:value-type="string">
            <text:p>Lorsque vous subissez un coup critique, vous bénéficiez d'un bonus d'objet de +2 à la CA jusqu'à la fin de votre tour de jeu suivant.\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einture de robustesse</text:p>
          </table:table-cell>
          <table:table-cell office:value-type="string" calcext:value-type="string">
            <text:p>7+</text:p>
          </table:table-cell>
          <table:table-cell office:value-type="string" calcext:value-type="string">
            <text:p>Cette ceinture de belle facture vous permet de vous appuyer sur votre endurance pour résister à une agression physique.\r\n</text:p>
          </table:table-cell>
          <table:table-cell office:value-type="string" calcext:value-type="string">
            <text:p>Niv. <text:s text:c="2"/>7 <text:s/>+2 <text:s text:c="10"/>2 600 PO</text:p>
          </table:table-cell>
          <table:table-cell office:value-type="string" calcext:value-type="string">
            <text:p>Taille</text:p>
          </table:table-cell>
          <table:table-cell table:number-columns-repeated="2"/>
          <table:table-cell office:value-type="string" calcext:value-type="string">
            <text:p>Quotidien: interruption immédiate. Utilisez ce pouvoir quand une attaque visant la Vigueur est censée vous toucher. Effecteur un test d'Endurance et utilisez le résultat à la place de votre Vigueur.\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einture de sang</text:p>
          </table:table-cell>
          <table:table-cell office:value-type="string" calcext:value-type="string">
            <text:p>10+</text:p>
          </table:table-cell>
          <table:table-cell office:value-type="string" calcext:value-type="string">
            <text:p>Cette ceinture tâchée de sang vous aide à récupérer lorsque vous êtes gravement blessé.\r\n</text:p>
          </table:table-cell>
          <table:table-cell office:value-type="string" calcext:value-type="string">
            <text:p>Niv. 10 <text:s/>+2 <text:s text:c="10"/>5 000 PO</text:p>
          </table:table-cell>
          <table:table-cell office:value-type="string" calcext:value-type="string">
            <text:p>Taille</text:p>
          </table:table-cell>
          <table:table-cell/>
          <table:table-cell office:value-type="string" calcext:value-type="string">
            <text:p>Lorsque vous êtes en péril, votre valeur de récupération augmente de votre modificateur de Constitution.\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einture de vaillance</text:p>
          </table:table-cell>
          <table:table-cell office:value-type="string" calcext:value-type="string">
            <text:p>6+</text:p>
          </table:table-cell>
          <table:table-cell office:value-type="string" calcext:value-type="string">
            <text:p>À chaque fois que vous infligez une blessure critique à un ennemi, vous ressentez le pouvoir vivifiant de cette ceinture.\r\n</text:p>
          </table:table-cell>
          <table:table-cell office:value-type="string" calcext:value-type="string">
            <text:p>Niv. <text:s text:c="2"/>6 <text:s/>+2 <text:s text:c="10"/>1 800 PO, Niv. 16 <text:s/>+4 <text:s text:c="8"/>45 000 PO, Niv. 26 <text:s/>+6 <text:s text:c="3"/>1 125 000 PO</text:p>
          </table:table-cell>
          <table:table-cell office:value-type="string" calcext:value-type="string">
            <text:p>Taille</text:p>
          </table:table-cell>
          <table:table-cell/>
          <table:table-cell office:value-type="string" calcext:value-type="string">
            <text:p>À chaque fois que vous infligez un coup critique, vous gagnez un nombre de points de vie temporaires égal à votre modificateur de Constitution.\r\nNiveau 16: égal au double de votre modificateur de Constitution.\r\nNiveau 26: égal au triple de votre modificateur de Constitution.\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einture de vie</text:p>
          </table:table-cell>
          <table:table-cell office:value-type="string" calcext:value-type="string">
            <text:p>23+</text:p>
          </table:table-cell>
          <table:table-cell office:value-type="string" calcext:value-type="string">
            <text:p>Cette ceinture vous aide à repousser la mort.\r\n</text:p>
          </table:table-cell>
          <table:table-cell office:value-type="string" calcext:value-type="string">
            <text:p>Niv. 23 <text:s/>+5 <text:s text:c="6"/>425 000 PO</text:p>
          </table:table-cell>
          <table:table-cell office:value-type="string" calcext:value-type="string">
            <text:p>Taille</text:p>
          </table:table-cell>
          <table:table-cell/>
          <table:table-cell office:value-type="string" calcext:value-type="string">
            <text:p>Vous bénéficiez d'un bonus de + en Vigueur.\r\n</text:p>
          </table:table-cell>
          <table:table-cell office:value-type="string" calcext:value-type="string">
            <text:p>Quotidien ♦ guérison: aucune. Utilisez ce pouvoir quand vous effectuez un jet de sauvegarde contre la mort. Vous dépensez une récupération.\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einturon bouclier</text:p>
          </table:table-cell>
          <table:table-cell office:value-type="string" calcext:value-type="string">
            <text:p>10+</text:p>
          </table:table-cell>
          <table:table-cell office:value-type="string" calcext:value-type="string">
            <text:p>Cet objet vous protège des attaques physiques.\r\n</text:p>
          </table:table-cell>
          <table:table-cell office:value-type="string" calcext:value-type="string">
            <text:p>Niv. 10 <text:s/>+2 <text:s text:c="10"/>5 000 PO</text:p>
          </table:table-cell>
          <table:table-cell office:value-type="string" calcext:value-type="string">
            <text:p>Taille</text:p>
          </table:table-cell>
          <table:table-cell table:number-columns-repeated="2"/>
          <table:table-cell office:value-type="string" calcext:value-type="string">
            <text:p>Quotidien: interruption immédiate. Utilisez ce pouvoir quand une attaque est censée vous touchez. Vous bénéficiez d'un bonus de +4 à la CA jusqu'à la fin de votre tour de jeu suivan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einturon d'assaut furieux</text:p>
          </table:table-cell>
          <table:table-cell office:value-type="string" calcext:value-type="string">
            <text:p>12+</text:p>
          </table:table-cell>
          <table:table-cell office:value-type="string" calcext:value-type="string">
            <text:p>Cette ceinture à la décoration chargée vous pousse droits sur vos ennemis.\r\n</text:p>
          </table:table-cell>
          <table:table-cell office:value-type="string" calcext:value-type="string">
            <text:p>Niv. 12 <text:s/>+3 <text:s text:c="8"/>13 000 PO</text:p>
          </table:table-cell>
          <table:table-cell office:value-type="string" calcext:value-type="string">
            <text:p>Taille</text:p>
          </table:table-cell>
          <table:table-cell table:number-columns-repeated="2"/>
          <table:table-cell office:value-type="string" calcext:value-type="string">
            <text:p>Quotidien: action mineure. Vous pouvez vous déplacez à travers des cases occupées par des ennemis jusqu'à la fin de votre tour de jeu suivant. Votre déplacement provoque des attaques d'opportunités tout à fait normalement et vous devez le terminer dans un espace inoccupé.\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einturon de l'ombre des roches</text:p>
          </table:table-cell>
          <table:table-cell office:value-type="string" calcext:value-type="string">
            <text:p>15+</text:p>
          </table:table-cell>
          <table:table-cell office:value-type="string" calcext:value-type="string">
            <text:p>Cette ceinture découpée dans la carapace d'une ombre des roches vous confère la capacité de vous déplacer en creusant le sol.\r\n</text:p>
          </table:table-cell>
          <table:table-cell office:value-type="string" calcext:value-type="string">
            <text:p>Niv. 15 <text:s/>+3 <text:s text:c="8"/>25 000 PO, Niv. 25 <text:s/>+5 <text:s text:c="6"/>625 000 PO</text:p>
          </table:table-cell>
          <table:table-cell office:value-type="string" calcext:value-type="string">
            <text:p>Taille</text:p>
          </table:table-cell>
          <table:table-cell table:number-columns-repeated="2"/>
          <table:table-cell office:value-type="string" calcext:value-type="string">
            <text:p>Quotidien: action mineure. Vous bénéficiez d'une VD de fouissage égale à la moitié de votre VD. Vous ne pouvez pas creuser dans la roche dure ni vous décaler pendant que vous fouissez. Maintien (mineure).\r\nNiveau 25: vous bénéficiez d'une VD de fouissage égale à votre VD. Vous pouvez creuser dans la roche dure à la moitié de votre VD de fouissag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einturon du bœuf</text:p>
          </table:table-cell>
          <table:table-cell office:value-type="string" calcext:value-type="string">
            <text:p>5+</text:p>
          </table:table-cell>
          <table:table-cell office:value-type="string" calcext:value-type="string">
            <text:p>Grâce à cette ceinture, vous pouvez bousculer vos ennemis plus loin que de coutume.\r\n</text:p>
          </table:table-cell>
          <table:table-cell office:value-type="string" calcext:value-type="string">
            <text:p>Niv. <text:s text:c="2"/>5 <text:s/>+1 <text:s text:c="10"/>1 000 PO</text:p>
          </table:table-cell>
          <table:table-cell office:value-type="string" calcext:value-type="string">
            <text:p>Taille</text:p>
          </table:table-cell>
          <table:table-cell/>
          <table:table-cell office:value-type="string" calcext:value-type="string">
            <text:p>Lorsque vous bousculez une cible, vous la poussez de 1 case supplémentaire.\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einture du dragon</text:p>
          </table:table-cell>
          <table:table-cell office:value-type="string" calcext:value-type="string">
            <text:p>16+</text:p>
          </table:table-cell>
          <table:table-cell office:value-type="string" calcext:value-type="string">
            <text:p>Le visage translucide d'un jeune dragon enveloppe votre corps alors que vous libérer l'esprit draconique enfermé dans cet objet magique.\r\n</text:p>
          </table:table-cell>
          <table:table-cell office:value-type="string" calcext:value-type="string">
            <text:p>Niv. 16 <text:s/>+4 <text:s text:c="8"/>45 000 PO, Niv. 26 <text:s/>+6 <text:s text:c="3"/>1 125 000 PO</text:p>
          </table:table-cell>
          <table:table-cell office:value-type="string" calcext:value-type="string">
            <text:p>Taille</text:p>
          </table:table-cell>
          <table:table-cell/>
          <table:table-cell office:value-type="string" calcext:value-type="string">
            <text:p>Vous bénéficiez d'un bonus de +2 en Vigueur.\r\n</text:p>
          </table:table-cell>
          <table:table-cell office:value-type="string" calcext:value-type="string">
            <text:p>Quotidien: action simple. <text:s/>Effectuez deux jets d'attaque: corps à corps 1; Force +3 contre CA; en cas de réussite, la cible subit 3d6 + modificateur de Force dégâts. Si les deux attaques touchent la même cible, cette dernière est étreinte (jusqu'à évasion).\r\nNiveau 26: Force +6 contre CA; 3d10 + modificateur de Force dégâts.\r\n</text:p>
          </table:table-cell>
          <table:table-cell/>
          <table:table-cell office:value-type="string" calcext:value-type="string">
            <text:p>Le Comptoir de l'Aventure 1</text:p>
          </table:table-cell>
          <table:table-cell office:value-type="float" office:value="1" calcext:value-type="float">
            <text:p>1</text:p>
          </table:table-cell>
          <table:table-cell table:number-columns-repeated="1013"/>
        </table:table-row>
        <table:table-row table:style-name="ro1">
          <table:table-cell office:value-type="string" calcext:value-type="string">
            <text:p>Corde de combat au sol</text:p>
          </table:table-cell>
          <table:table-cell office:value-type="string" calcext:value-type="string">
            <text:p>7+</text:p>
          </table:table-cell>
          <table:table-cell office:value-type="string" calcext:value-type="string">
            <text:p>Avec cette ceinture de corde usée, vous combattez aussi bien quand vous à terre que campé sur vos pieds.\r\n</text:p>
          </table:table-cell>
          <table:table-cell office:value-type="string" calcext:value-type="string">
            <text:p>Niv. <text:s text:c="2"/>7 <text:s/>+2 <text:s text:c="10"/>2 600 PO, Niv. 17 <text:s/>+4 <text:s text:c="8"/>65 000 PO</text:p>
          </table:table-cell>
          <table:table-cell office:value-type="string" calcext:value-type="string">
            <text:p>Taille</text:p>
          </table:table-cell>
          <table:table-cell/>
          <table:table-cell office:value-type="string" calcext:value-type="string">
            <text:p>Lorsque vous êtes à terre, vous ne subissez pas le malus habituel de -2 aux jets d'attaque.\r\nNiveau 17: vous ne donnez pas d'avantage de combat quand vous êtes à terre.\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ordelière de contorsionniste</text:p>
          </table:table-cell>
          <table:table-cell office:value-type="string" calcext:value-type="string">
            <text:p>7+</text:p>
          </table:table-cell>
          <table:table-cell office:value-type="string" calcext:value-type="string">
            <text:p>Cette ceinture très souple en peau de serpent vous permet de vous faufiler dans les endroits les plus étroits.\r\n</text:p>
          </table:table-cell>
          <table:table-cell office:value-type="string" calcext:value-type="string">
            <text:p>Niv. <text:s text:c="2"/>7 <text:s/>+2 <text:s text:c="10"/>2 600 PO</text:p>
          </table:table-cell>
          <table:table-cell office:value-type="string" calcext:value-type="string">
            <text:p>Taille</text:p>
          </table:table-cell>
          <table:table-cell/>
          <table:table-cell office:value-type="string" calcext:value-type="string">
            <text:p>Lorsque vous vous faufilez, vous vous déplacez à votre VD et ne subissez pas de malus aux jets d'attaque, mais vous donnez toujours un avantage de combat.\r\n</text:p>
          </table:table-cell>
          <table:table-cell table:number-columns-repeated="2"/>
          <table:table-cell office:value-type="string" calcext:value-type="string">
            <text:p>Le Comptoir de l'Aventure 1</text:p>
          </table:table-cell>
          <table:table-cell office:value-type="float" office:value="1" calcext:value-type="float">
            <text:p>1</text:p>
          </table:table-cell>
          <table:table-cell table:number-columns-repeated="1013"/>
        </table:table-row>
        <table:table-row table:style-name="ro1">
          <table:table-cell office:value-type="string" calcext:value-type="string">
            <text:p>Ceinture de vigueur</text:p>
          </table:table-cell>
          <table:table-cell office:value-type="string" calcext:value-type="string">
            <text:p>8+</text:p>
          </table:table-cell>
          <table:table-cell office:value-type="string" calcext:value-type="string">
            <text:p>Vous vous sentez frais et gaillard quand vous portez ce gros ceinturon.\r\n</text:p>
          </table:table-cell>
          <table:table-cell office:value-type="string" calcext:value-type="string">
            <text:p>Niv. <text:s text:c="2"/>8 <text:s/>+2 <text:s text:c="10"/>3 400 PO, Niv. 18 <text:s/>+4 <text:s text:c="8"/>85 000 PO, Niv. 28 <text:s/>+6 <text:s text:c="3"/>2 125 000 PO</text:p>
          </table:table-cell>
          <table:table-cell office:value-type="string" calcext:value-type="string">
            <text:p>Taille</text:p>
          </table:table-cell>
          <table:table-cell/>
          <table:table-cell office:value-type="string" calcext:value-type="string">
            <text:p>Vous bénéficiez d'un bonus de +1 en Vigueur.\r\nNiveau 18: bonus de +2 en Vigueur.\r\nNiveau 28: bonus de +3 en Vigueur.\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einture de vivacité</text:p>
          </table:table-cell>
          <table:table-cell office:value-type="string" calcext:value-type="string">
            <text:p>14+</text:p>
          </table:table-cell>
          <table:table-cell office:value-type="string" calcext:value-type="string">
            <text:p>Cette lourde ceinture de damas vous permet de transcender les capacités de récupération normales de votre corps\r\n</text:p>
          </table:table-cell>
          <table:table-cell office:value-type="string" calcext:value-type="string">
            <text:p>Niv. 14 <text:s/>+3 <text:s text:c="8"/>21 000 PO</text:p>
          </table:table-cell>
          <table:table-cell office:value-type="string" calcext:value-type="string">
            <text:p>Taille</text:p>
          </table:table-cell>
          <table:table-cell/>
          <table:table-cell office:value-type="string" calcext:value-type="string">
            <text:p>Quand vous dépensez une récupération et regagnez des points de vie au-delà de vos points de vie maximums, vous conservez tous ceux qui viennent en excédent en guise de points de vie temporaires jusqu'à la fin de la rencontre.\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einture de voleur</text:p>
          </table:table-cell>
          <table:table-cell office:value-type="string" calcext:value-type="string">
            <text:p>11+</text:p>
          </table:table-cell>
          <table:table-cell office:value-type="string" calcext:value-type="string">
            <text:p>Tant que vous portez cette ceinture lustrée, personne ne peut vous étreindre et nul fer ou chaîne ne peut vous retenir.\r\n</text:p>
          </table:table-cell>
          <table:table-cell office:value-type="string" calcext:value-type="string">
            <text:p>Niv. 11 <text:s/>+3 <text:s text:c="10"/>9 000 PO</text:p>
          </table:table-cell>
          <table:table-cell office:value-type="string" calcext:value-type="string">
            <text:p>Taille</text:p>
          </table:table-cell>
          <table:table-cell/>
          <table:table-cell office:value-type="string" calcext:value-type="string">
            <text:p>Vous pouvez vous dégagez d'une étreinte ou vous débarrassez de liens au prix d'une action mineure.\r\n</text:p>
          </table:table-cell>
          <table:table-cell table:number-columns-repeated="2"/>
          <table:table-cell office:value-type="string" calcext:value-type="string">
            <text:p>Le Comptoir de l'Aventure 1</text:p>
          </table:table-cell>
          <table:table-cell office:value-type="float" office:value="1" calcext:value-type="float">
            <text:p>1</text:p>
          </table:table-cell>
          <table:table-cell table:number-columns-repeated="1013"/>
        </table:table-row>
        <table:table-row table:style-name="ro1">
          <table:table-cell office:value-type="string" calcext:value-type="string">
            <text:p>Ceinture du goliath</text:p>
          </table:table-cell>
          <table:table-cell office:value-type="string" calcext:value-type="string">
            <text:p>9+</text:p>
          </table:table-cell>
          <table:table-cell office:value-type="string" calcext:value-type="string">
            <text:p>Grâce à cette ceinture de peau, il vous est plus facile de pousser autrui.\r\n</text:p>
          </table:table-cell>
          <table:table-cell office:value-type="string" calcext:value-type="string">
            <text:p>Niv. <text:s text:c="2"/>9 <text:s/>+2 <text:s text:c="10"/>4 200 PO</text:p>
          </table:table-cell>
          <table:table-cell office:value-type="string" calcext:value-type="string">
            <text:p>Taille</text:p>
          </table:table-cell>
          <table:table-cell/>
          <table:table-cell office:value-type="string" calcext:value-type="string">
            <text:p>Vous bénéficiez d'un bonus d'objet de +2 aux attaques de Force visant à bousculer ou étreindre une cible. Par ailleurs, vous pouvez tenter de bousculer ou d'étreindre une cible ayant jusqu'à deux catégories de tailles de plus que vous.\r\n</text:p>
          </table:table-cell>
          <table:table-cell table:number-columns-repeated="2"/>
          <table:table-cell office:value-type="string" calcext:value-type="string">
            <text:p>Le Comptoir de l'Aventure 1</text:p>
          </table:table-cell>
          <table:table-cell office:value-type="float" office:value="1" calcext:value-type="float">
            <text:p>1</text:p>
          </table:table-cell>
          <table:table-cell table:number-columns-repeated="1013"/>
        </table:table-row>
        <table:table-row table:style-name="ro1">
          <table:table-cell office:value-type="string" calcext:value-type="string">
            <text:p>Ceinture du survivant</text:p>
          </table:table-cell>
          <table:table-cell office:value-type="string" calcext:value-type="string">
            <text:p>11+</text:p>
          </table:table-cell>
          <table:table-cell office:value-type="string" calcext:value-type="string">
            <text:p>Cette ceinture vous aide à vous stabiliser lorsque vous êtes aux portes de la mort.\r\n</text:p>
          </table:table-cell>
          <table:table-cell office:value-type="string" calcext:value-type="string">
            <text:p>Niv. 11 <text:s/>+3 <text:s text:c="10"/>9 000 PO</text:p>
          </table:table-cell>
          <table:table-cell office:value-type="string" calcext:value-type="string">
            <text:p>Taille</text:p>
          </table:table-cell>
          <table:table-cell/>
          <table:table-cell office:value-type="string" calcext:value-type="string">
            <text:p>Vous effectuez deux jets de sauvegarde contre la mort et conservez le meilleur résultat.\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einture protectrice</text:p>
          </table:table-cell>
          <table:table-cell office:value-type="string" calcext:value-type="string">
            <text:p>9+</text:p>
          </table:table-cell>
          <table:table-cell office:value-type="string" calcext:value-type="string">
            <text:p>Cette ceinture solide vous fournit une protection magique au moment où vous en avez le plus besoin.\r\n</text:p>
          </table:table-cell>
          <table:table-cell office:value-type="string" calcext:value-type="string">
            <text:p>Niv. <text:s text:c="2"/>9 <text:s/>+2 <text:s text:c="10"/>4 200 PO</text:p>
          </table:table-cell>
          <table:table-cell office:value-type="string" calcext:value-type="string">
            <text:p>Taille</text:p>
          </table:table-cell>
          <table:table-cell/>
          <table:table-cell office:value-type="string" calcext:value-type="string">
            <text:p>Seul le porteur de cette ceinture peut l'ôter. S'il est mort, n'importe qui peut la lui retirer au prix d'une action simple.\r\n Les ennemis ne peuvent vous porter de coup de grâce quand vous êtes sans défense.\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einture totémique</text:p>
          </table:table-cell>
          <table:table-cell office:value-type="string" calcext:value-type="string">
            <text:p>11+</text:p>
          </table:table-cell>
          <table:table-cell office:value-type="string" calcext:value-type="string">
            <text:p>Cette ceinture de peau colorée vous donne la férocité d'une bête sauvage et augmente la puissance de vos attaques.\r\n</text:p>
          </table:table-cell>
          <table:table-cell office:value-type="string" calcext:value-type="string">
            <text:p>Niv. 11 <text:s/>+3 <text:s text:c="10"/>9 000 PO</text:p>
          </table:table-cell>
          <table:table-cell office:value-type="string" calcext:value-type="string">
            <text:p>Taille</text:p>
          </table:table-cell>
          <table:table-cell table:number-columns-repeated="2"/>
          <table:table-cell office:value-type="string" calcext:value-type="string">
            <text:p>Quotidien: action mineure. Utilisez ce pouvoir quand vous chargez. Jusqu'à la fin de la rencontre, vous bénéficiez d'un bonus de pouvoir de +1 à tous les jets d'attaque de Force, Constitution et Dextérité, ainsi qu'aux jets de dégâts qui en découlen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einture vipère</text:p>
          </table:table-cell>
          <table:table-cell office:value-type="string" calcext:value-type="string">
            <text:p>4+</text:p>
          </table:table-cell>
          <table:table-cell office:value-type="string" calcext:value-type="string">
            <text:p>Cette ceinture en peau de serpent vous offre une certaine protection contre le poison.\r\n</text:p>
          </table:table-cell>
          <table:table-cell office:value-type="string" calcext:value-type="string">
            <text:p>Niv. <text:s text:c="2"/>4 <text:s/>+1 <text:s text:c="13"/>840 PO</text:p>
          </table:table-cell>
          <table:table-cell office:value-type="string" calcext:value-type="string">
            <text:p>Taille</text:p>
          </table:table-cell>
          <table:table-cell/>
          <table:table-cell office:value-type="string" calcext:value-type="string">
            <text:p>Vous bénéficiez d'une résistance au poison 5.\r\n</text:p>
          </table:table-cell>
          <table:table-cell office:value-type="string" calcext:value-type="string">
            <text:p>Rencontre: aucune. Utilisez ce pouvoir lorsque vous effectuer un jet de sauvegarde contre les dégâts de poison continus. Vous bénéficiez d'un bonus de pouvoir de +2 au jet de sauvegard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ordelière de faveur divine</text:p>
          </table:table-cell>
          <table:table-cell office:value-type="string" calcext:value-type="string">
            <text:p>13+</text:p>
          </table:table-cell>
          <table:table-cell office:value-type="string" calcext:value-type="string">
            <text:p>Véritable accessoire pour guérisseur, cette sangle vous permet de vous occuper de vous-même pendant que vous aider autrui.\r\n</text:p>
          </table:table-cell>
          <table:table-cell office:value-type="string" calcext:value-type="string">
            <text:p>Niv. 13 <text:s/>+3 <text:s text:c="8"/>17 000 PO</text:p>
          </table:table-cell>
          <table:table-cell office:value-type="string" calcext:value-type="string">
            <text:p>Taille</text:p>
          </table:table-cell>
          <table:table-cell table:number-columns-repeated="2"/>
          <table:table-cell office:value-type="string" calcext:value-type="string">
            <text:p>Rencontre ♦ guérison: action libre. Utilisez ce pouvoir quand vous vous servez de Mot de guérison sur un allié ou que vous recourez à un autre pouvoir octroyant à un allié l'utilisation d'une récupération. Vous pouvez vous aussi dépenser une récupération et regagnez un nombre de point de vie égal à votre valeur de récupération.\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ordelière de prévoyance</text:p>
          </table:table-cell>
          <table:table-cell office:value-type="string" calcext:value-type="string">
            <text:p>18+</text:p>
          </table:table-cell>
          <table:table-cell office:value-type="string" calcext:value-type="string">
            <text:p>Grâce aux intuitions que vous offre cette ceinture de soie tressée, vous préparez votre corps aux dangers qui le guettent.\r\n</text:p>
          </table:table-cell>
          <table:table-cell office:value-type="string" calcext:value-type="string">
            <text:p>Niv. 18 <text:s/>+4 <text:s text:c="8"/>85 000 PO</text:p>
          </table:table-cell>
          <table:table-cell office:value-type="string" calcext:value-type="string">
            <text:p>Taille</text:p>
          </table:table-cell>
          <table:table-cell/>
          <table:table-cell office:value-type="string" calcext:value-type="string">
            <text:p>Après chaque repos prolongé, vous vous ôtez 1 récupération et gagnez un nombre de points de vie temporaires égal à votre valeur de récupération. Ces points de vie temporaires persistent jusqu'à ce qu'ils soient perdus, ou jusqu'à ce que vous preniez un repos prolongé.\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ordelière de réalité</text:p>
          </table:table-cell>
          <table:table-cell office:value-type="string" calcext:value-type="string">
            <text:p>15+</text:p>
          </table:table-cell>
          <table:table-cell office:value-type="string" calcext:value-type="string">
            <text:p>Originellement conçue par les gith, cette ceinture magique vous ancre dans une réalité qui rejette la présence des créatures aberrantes.\r\n</text:p>
          </table:table-cell>
          <table:table-cell office:value-type="string" calcext:value-type="string">
            <text:p>Niv. 15 <text:s/>+3 <text:s text:c="8"/>25 000 PO</text:p>
          </table:table-cell>
          <table:table-cell office:value-type="string" calcext:value-type="string">
            <text:p>Taille</text:p>
          </table:table-cell>
          <table:table-cell/>
          <table:table-cell office:value-type="string" calcext:value-type="string">
            <text:p>Vous bénéficiez d'un bonus d'objet de +1 aux jets de dégâts, en Vigueur et en Volonté contre les créatures aberrantes.\r\n</text:p>
          </table:table-cell>
          <table:table-cell office:value-type="string" calcext:value-type="string">
            <text:p>Quotidien: action libre. Utilisez ce pouvoir quand vous ratez un jet de sauvegarde contre un effet qui vous est imposé par une créature aberrante. Refaites le jet de sauvegarde avec un bonus de pouvoir de +5 et conservez ce nouveau résultat même s'il est inférieur au premier.\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Écharpe d'étreinte</text:p>
          </table:table-cell>
          <table:table-cell office:value-type="string" calcext:value-type="string">
            <text:p>8+</text:p>
          </table:table-cell>
          <table:table-cell office:value-type="string" calcext:value-type="string">
            <text:p>Lorsque vous portez cette longue ceinture tressée, personne n'est à l'abri de votre étreinte.\r\n</text:p>
          </table:table-cell>
          <table:table-cell office:value-type="string" calcext:value-type="string">
            <text:p>Niv. <text:s text:c="2"/>8 <text:s/>+2 <text:s text:c="10"/>3 400 PO</text:p>
          </table:table-cell>
          <table:table-cell office:value-type="string" calcext:value-type="string">
            <text:p>Taille</text:p>
          </table:table-cell>
          <table:table-cell/>
          <table:table-cell office:value-type="string" calcext:value-type="string">
            <text:p>Vous bénéficiez d'une allonge 2 dans le cadre de vos attaques d'étreinte. De plus, vous n'avez pas besoin d'avoir une main libre pour effectuer une attaque d'étreinte.\r\n</text:p>
          </table:table-cell>
          <table:table-cell office:value-type="string" calcext:value-type="string">
            <text:p>Quotidien: action libre. Utilisez ce pouvoir quand vous êtes censé entreprendre une action mineure pour maintenir une étreinte. L'écharpe se détache de votre taille et maintient l'étreinte pour vous. Vous n'avez donc plus besoin de la maintenir ni de rester adjacent à la cible. Pendant ce temps, vous ne bénéficiez plus de la propriété de l'écharpe. Cette dernière s'appuie sur votre Vigueur et vos Réflexes pour résister aux tentatives d'évasion de la créature. Elle retient la créature jusqu'à ce que celle-ci échappe à son étreinte, auquel cas l'écharpe revient se nouer autour de votre taill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Écharpe de vengeance</text:p>
          </table:table-cell>
          <table:table-cell office:value-type="string" calcext:value-type="string">
            <text:p>23+</text:p>
          </table:table-cell>
          <table:table-cell office:value-type="string" calcext:value-type="string">
            <text:p>Cette écharpe noire vous permet de prendre votre revanche sur ceux qui vous ont défait au combat.\r\n</text:p>
          </table:table-cell>
          <table:table-cell office:value-type="string" calcext:value-type="string">
            <text:p>Niv. 23 <text:s/>+5 <text:s text:c="6"/>425 000 PO</text:p>
          </table:table-cell>
          <table:table-cell office:value-type="string" calcext:value-type="string">
            <text:p>Taille</text:p>
          </table:table-cell>
          <table:table-cell table:number-columns-repeated="2"/>
          <table:table-cell office:value-type="string" calcext:value-type="string">
            <text:p>Quotidien: interruption immédiate. Utilisez ce pouvoir quand vous tombez à 0 point de vie ou moins. Utilisez un pouvoir d'attaque auquel vous pouvez recourir au prix d'une action simpl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Écharpe du guérisseur</text:p>
          </table:table-cell>
          <table:table-cell office:value-type="string" calcext:value-type="string">
            <text:p>11+</text:p>
          </table:table-cell>
          <table:table-cell office:value-type="string" calcext:value-type="string">
            <text:p>Grâce à cette simple écharpe blanche, vous permettez à vos alliés de tenir le coup même s'ils ont épuisé leurs capacités de guérison.\r\n</text:p>
          </table:table-cell>
          <table:table-cell office:value-type="string" calcext:value-type="string">
            <text:p>Niv. 11 <text:s/>+3 <text:s text:c="10"/>9 000 PO, Niv. 21 <text:s/>+5 <text:s text:c="6"/>225 000 PO</text:p>
          </table:table-cell>
          <table:table-cell office:value-type="string" calcext:value-type="string">
            <text:p>Taille</text:p>
          </table:table-cell>
          <table:table-cell/>
          <table:table-cell office:value-type="string" calcext:value-type="string">
            <text:p>Cette écharpe ne peut contenir plus de 5 charges à la fois et revient à 1 après un repos prolongé.\r\n</text:p>
          </table:table-cell>
          <table:table-cell office:value-type="string" calcext:value-type="string">
            <text:p>À volonté: action simple. Vous ou un allié adjacent dépensez une récupération mais ne regagnez pas de points de vie. Au lieu de cela, vous ajoutez 1 charge à l'écharpe.\r\nRencontre ♦ guérison: réaction immédiate. Utilisez ce pouvoir quand un allié situé dans un rayon de 5 cases subit des dégâts. Dépensez 1 charge de l'écharpe. L'allié regagne des points de vie comme s'il avait dépensé une récupération, +1d6 points de vie temporaires.\r\nNiveau 21: +2d6 points de vi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Harnais de natation</text:p>
          </table:table-cell>
          <table:table-cell office:value-type="string" calcext:value-type="string">
            <text:p>8+</text:p>
          </table:table-cell>
          <table:table-cell office:value-type="string" calcext:value-type="string">
            <text:p>De nombreux capitaines ayant perdu leur navire dans une tempête n'ont dû leur salut qu'à ces lanières de toile cirée bleue.\r\n</text:p>
          </table:table-cell>
          <table:table-cell office:value-type="string" calcext:value-type="string">
            <text:p>Niv. <text:s text:c="2"/>8 <text:s/>+2 <text:s text:c="10"/>3 400 PO, Niv. 18 <text:s/>+4 <text:s text:c="8"/>85 000 PO, Niv. 28 <text:s/>+6 <text:s text:c="3"/>2 125 000 PO</text:p>
          </table:table-cell>
          <table:table-cell office:value-type="string" calcext:value-type="string">
            <text:p>Taille</text:p>
          </table:table-cell>
          <table:table-cell/>
          <table:table-cell office:value-type="string" calcext:value-type="string">
            <text:p>Vous bénéficiez d'un bonus d'objet de +2 aux test d'Athlétisme pour nager et aux tests d'Endurance visant à retenir votre souffle, nager ou faire du surplace.\r\nNiveau 18: bonus d'objet de +4.\r\nNiveau 28: bonus d'objet de +6.\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Harnais du mulet</text:p>
          </table:table-cell>
          <table:table-cell office:value-type="string" calcext:value-type="string">
            <text:p>2+</text:p>
          </table:table-cell>
          <table:table-cell office:value-type="string" calcext:value-type="string">
            <text:p>Ce simple harnais de cuir vous permet de soulever et de porter des charges importantes.\r\n</text:p>
          </table:table-cell>
          <table:table-cell office:value-type="string" calcext:value-type="string">
            <text:p>Niv. <text:s text:c="2"/>2 <text:s/>+1 <text:s text:c="13"/>520 PO, Niv. 12 <text:s/>+3 <text:s text:c="8"/>13 000 PO, Niv. 22 <text:s/>+5 <text:s text:c="6"/>325 000 PO</text:p>
          </table:table-cell>
          <table:table-cell office:value-type="string" calcext:value-type="string">
            <text:p>Taille</text:p>
          </table:table-cell>
          <table:table-cell/>
          <table:table-cell office:value-type="string" calcext:value-type="string">
            <text:p>Ajoutez 5 points à votre valeur de Force pour ce qui est de déterminer votre charge normale, charge lourde et charge de traction maximale (cf. MdJ 222).\r\nNiveau 12: ajoutez 10 points.\r\nNiveau 22: ajoutez 15 points.\r\n</text:p>
          </table:table-cell>
          <table:table-cell table:number-columns-repeated="2"/>
          <table:table-cell office:value-type="string" calcext:value-type="string">
            <text:p>Le Comptoir de l'Aventure 1</text:p>
          </table:table-cell>
          <table:table-cell office:value-type="float" office:value="1" calcext:value-type="float">
            <text:p>1</text:p>
          </table:table-cell>
          <table:table-cell table:number-columns-repeated="1013"/>
        </table:table-row>
        <table:table-row table:style-name="ro1">
          <table:table-cell office:value-type="string" calcext:value-type="string">
            <text:p>Bottes collets</text:p>
          </table:table-cell>
          <table:table-cell office:value-type="string" calcext:value-type="string">
            <text:p>15+</text:p>
          </table:table-cell>
          <table:table-cell office:value-type="string" calcext:value-type="string">
            <text:p>Vous activez mentalement ces bottes en peau de lapin pour qu'elles vous placent en position avantageuse.\r\n</text:p>
          </table:table-cell>
          <table:table-cell office:value-type="string" calcext:value-type="string">
            <text:p>Niv. 15 <text:s/>+3 <text:s text:c="8"/>25 000 PO</text:p>
          </table:table-cell>
          <table:table-cell office:value-type="string" calcext:value-type="string">
            <text:p>Pieds</text:p>
          </table:table-cell>
          <table:table-cell/>
          <table:table-cell office:value-type="string" calcext:value-type="string">
            <text:p>Vous bénéficiez d'un bonus d'objet de +2 aux tests d’Athlétisme.\r\n</text:p>
          </table:table-cell>
          <table:table-cell office:value-type="string" calcext:value-type="string">
            <text:p>Quotidien ♦ téléportation: action de mouvement. Téléportez vous dans une case adjacente à une créature qui vous est adjacent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d'arpenteur des océans</text:p>
          </table:table-cell>
          <table:table-cell office:value-type="string" calcext:value-type="string">
            <text:p>14+</text:p>
          </table:table-cell>
          <table:table-cell office:value-type="string" calcext:value-type="string">
            <text:p>Grâce à ces bottes en toile cirée qui vous montent jusqu'aux cuisses, l'eau n'est plus un obstacle.\r\n</text:p>
          </table:table-cell>
          <table:table-cell office:value-type="string" calcext:value-type="string">
            <text:p>Niv. 14 <text:s/>+3 <text:s text:c="8"/>21 000 PO</text:p>
          </table:table-cell>
          <table:table-cell office:value-type="string" calcext:value-type="string">
            <text:p>Pieds</text:p>
          </table:table-cell>
          <table:table-cell/>
          <table:table-cell office:value-type="string" calcext:value-type="string">
            <text:p>Vous bénéficiez d'un d'un bonus d'objet de +1 à la VD. Vous pouvez vous déplacer sur les surfaces liquide horizontales et vous y tenir comme s'il s'agissait de terre ferme. Toutefois, vous subissez tout à fait normalement les dégâts infligés par les surfaces liquides dangereuses sur lesquelles vous vous tenez (comme l'acide ou la lave).\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d'assaut</text:p>
          </table:table-cell>
          <table:table-cell office:value-type="string" calcext:value-type="string">
            <text:p>12+</text:p>
          </table:table-cell>
          <table:table-cell office:value-type="string" calcext:value-type="string">
            <text:p>Ces bottes de mailles vous permettent de renverser l'ennemi quand vous lui assénez un coup sévère.\r\n</text:p>
          </table:table-cell>
          <table:table-cell office:value-type="string" calcext:value-type="string">
            <text:p>Niv. 12 <text:s/>+3 <text:s text:c="8"/>13 000 PO</text:p>
          </table:table-cell>
          <table:table-cell office:value-type="string" calcext:value-type="string">
            <text:p>Pieds</text:p>
          </table:table-cell>
          <table:table-cell/>
          <table:table-cell office:value-type="string" calcext:value-type="string">
            <text:p>Lorsque vous réussissez un coup critique avec une arme de corps à corps, votre cible se retrouve à terre.\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d'embrasement</text:p>
          </table:table-cell>
          <table:table-cell office:value-type="string" calcext:value-type="string">
            <text:p>14+</text:p>
          </table:table-cell>
          <table:table-cell office:value-type="string" calcext:value-type="string">
            <text:p>Les flammes alimentent ces bottes en fer calciné.\r\n</text:p>
          </table:table-cell>
          <table:table-cell office:value-type="string" calcext:value-type="string">
            <text:p>Niv. 14 <text:s/>+3 <text:s text:c="8"/>21 000 PO</text:p>
          </table:table-cell>
          <table:table-cell office:value-type="string" calcext:value-type="string">
            <text:p>Pieds</text:p>
          </table:table-cell>
          <table:table-cell table:number-columns-repeated="2"/>
          <table:table-cell office:value-type="string" calcext:value-type="string">
            <text:p>Quotidien ♦ arcanique, feu , téléportation: action de mouvement. Téléportez vous de 6 cases. Toutes les créatures situées dans un rayon de 1 case de vous avant votre téléportation subissent 2d8 dégâts de feu.\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d'entrain</text:p>
          </table:table-cell>
          <table:table-cell office:value-type="string" calcext:value-type="string">
            <text:p>9+</text:p>
          </table:table-cell>
          <table:table-cell office:value-type="string" calcext:value-type="string">
            <text:p>Vos pieds sont pleins d'allant dans ces belles bottes en brocard.\r\n</text:p>
          </table:table-cell>
          <table:table-cell office:value-type="string" calcext:value-type="string">
            <text:p>Niv. <text:s text:c="2"/>6 <text:s/>+2 <text:s text:c="10"/>1 800 PO</text:p>
          </table:table-cell>
          <table:table-cell office:value-type="string" calcext:value-type="string">
            <text:p>Pieds</text:p>
          </table:table-cell>
          <table:table-cell table:number-columns-repeated="2"/>
          <table:table-cell office:value-type="string" calcext:value-type="string">
            <text:p>Rencontre: action libre. Utilisez ce pouvoir durant votre tour de jeu pour entreprendre une action de mouvement supplémentair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d'escapade</text:p>
          </table:table-cell>
          <table:table-cell office:value-type="string" calcext:value-type="string">
            <text:p>6+</text:p>
          </table:table-cell>
          <table:table-cell office:value-type="string" calcext:value-type="string">
            <text:p>Ces bottes de belles facture vous permettent d'éviter habilement les entraves.\r\n</text:p>
          </table:table-cell>
          <table:table-cell office:value-type="string" calcext:value-type="string">
            <text:p>Niv. <text:s text:c="2"/>6 <text:s/>+2 <text:s text:c="10"/>1 800 PO</text:p>
          </table:table-cell>
          <table:table-cell office:value-type="string" calcext:value-type="string">
            <text:p>Pieds</text:p>
          </table:table-cell>
          <table:table-cell/>
          <table:table-cell office:value-type="string" calcext:value-type="string">
            <text:p>Vous bénéficiez d'un bonus d'objet de +2 aux jets de sauvegarde contre les effets qui ralentissent, immobilisent ou maîtrisent.\r\n</text:p>
          </table:table-cell>
          <table:table-cell office:value-type="string" calcext:value-type="string">
            <text:p>Rencontre: action mineure. Effectuez un jet de sauvegarde contre un effet ralentissant, immobilisant ou maîtrisant qu'une sauvegarde est en mesure d'annuler.\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d'inerties naine</text:p>
          </table:table-cell>
          <table:table-cell office:value-type="string" calcext:value-type="string">
            <text:p>18+</text:p>
          </table:table-cell>
          <table:table-cell office:value-type="string" calcext:value-type="string">
            <text:p>Rien ne peut se dresser en travers de votre route quand vous portez ces bottes.\r\n</text:p>
          </table:table-cell>
          <table:table-cell office:value-type="string" calcext:value-type="string">
            <text:p>Niv. 18 <text:s/>+4 <text:s text:c="8"/>85 000 PO</text:p>
          </table:table-cell>
          <table:table-cell office:value-type="string" calcext:value-type="string">
            <text:p>Pieds</text:p>
          </table:table-cell>
          <table:table-cell/>
          <table:table-cell office:value-type="string" calcext:value-type="string">
            <text:p>Vous bénéficiez d'un bonus de +4 à tous les tests de compétences exigés par un terrain spécial (généralement Athlétisme ou Acrobatie).\r\nLorsque vous êtes victime d'un déplacement forcé (qu'on vous pousse, tire ou fasse glisser), vous pouvez réduire de 1 case la distance qui vous est imposée. Cette propriété se cumule avec le trait racial nain Ancré dans le sol.\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de charge</text:p>
          </table:table-cell>
          <table:table-cell office:value-type="string" calcext:value-type="string">
            <text:p>2+</text:p>
          </table:table-cell>
          <table:table-cell office:value-type="string" calcext:value-type="string">
            <text:p>Chargez sans grand risque avec ces bottes en cuir clouté.\r\n</text:p>
          </table:table-cell>
          <table:table-cell office:value-type="string" calcext:value-type="string">
            <text:p>Niv. <text:s text:c="2"/>2 <text:s/>+1 <text:s text:c="13"/>520 PO</text:p>
          </table:table-cell>
          <table:table-cell office:value-type="string" calcext:value-type="string">
            <text:p>Pieds</text:p>
          </table:table-cell>
          <table:table-cell/>
          <table:table-cell office:value-type="string" calcext:value-type="string">
            <text:p>Suite à une charge, vous vous décalez de 1 case avant la fin de votre tour de jeu.\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de danse</text:p>
          </table:table-cell>
          <table:table-cell office:value-type="string" calcext:value-type="string">
            <text:p>11+</text:p>
          </table:table-cell>
          <table:table-cell office:value-type="string" calcext:value-type="string">
            <text:p>Ces bottes décorées vous font bondir et virevolter hors de danger.\r\n</text:p>
          </table:table-cell>
          <table:table-cell office:value-type="string" calcext:value-type="string">
            <text:p>Niv. 11 <text:s/>+3 <text:s text:c="10"/>9 000 PO</text:p>
          </table:table-cell>
          <table:table-cell office:value-type="string" calcext:value-type="string">
            <text:p>Pieds</text:p>
          </table:table-cell>
          <table:table-cell/>
          <table:table-cell office:value-type="string" calcext:value-type="string">
            <text:p>Vous bénéficiez d'un bonus de +1 en Réflexes.\r\nVous ne donnez pas d'avantage de combat lorsque vous êtes hébété.\r\n</text:p>
          </table:table-cell>
          <table:table-cell office:value-type="string" calcext:value-type="string">
            <text:p>Quotidien: action mineure. Vous bénéficiez d'un bonus de pouvoir de +5 aux test d'Acrobaties et d'Athlétisme jusqu'à la fin de votre tour de jeu suivan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de détresse</text:p>
          </table:table-cell>
          <table:table-cell office:value-type="string" calcext:value-type="string">
            <text:p>9+</text:p>
          </table:table-cell>
          <table:table-cell office:value-type="string" calcext:value-type="string">
            <text:p>Quand vous êtes blessé, ces bottes deviennent pourpres et vibrent légèrement.\r\n</text:p>
          </table:table-cell>
          <table:table-cell office:value-type="string" calcext:value-type="string">
            <text:p>Niv. <text:s text:c="2"/>9 <text:s/>+2 <text:s text:c="10"/>4 200 PO</text:p>
          </table:table-cell>
          <table:table-cell office:value-type="string" calcext:value-type="string">
            <text:p>Pieds</text:p>
          </table:table-cell>
          <table:table-cell/>
          <table:table-cell office:value-type="string" calcext:value-type="string">
            <text:p>Vous bénéficiez d'un bonus d'objet de +2 à la VD lorsque vous êtes en péril.\r\n</text:p>
          </table:table-cell>
          <table:table-cell office:value-type="string" calcext:value-type="string">
            <text:p>Quotidien: réaction immédiate. Utilisez ce pouvoir lorsque vous vous retrouvez en péril. Décalez-vous d'un nombre de cases égal à la moitié de votre VD\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de foulée dimensionnelle</text:p>
          </table:table-cell>
          <table:table-cell office:value-type="string" calcext:value-type="string">
            <text:p>18+</text:p>
          </table:table-cell>
          <table:table-cell office:value-type="string" calcext:value-type="string">
            <text:p>Vous vous engagez dans une étroite faille spatiale et reparaissez aussitôt à quelques mètres de là.\r\n</text:p>
          </table:table-cell>
          <table:table-cell office:value-type="string" calcext:value-type="string">
            <text:p>Niv. 18 <text:s/>+4 <text:s text:c="8"/>85 000 PO</text:p>
          </table:table-cell>
          <table:table-cell office:value-type="string" calcext:value-type="string">
            <text:p>Pieds</text:p>
          </table:table-cell>
          <table:table-cell/>
          <table:table-cell office:value-type="string" calcext:value-type="string">
            <text:p>Vous bénéficiez d'un bonus de +1 en Réflexes.\r\n</text:p>
          </table:table-cell>
          <table:table-cell office:value-type="string" calcext:value-type="string">
            <text:p>Rencontre ♦ téléportation: action de mouvement. Téléportez-vous de 2 cases. Si vous disposez de vos points de vie maximums, vous vous téléportez en fait d'un nombre de cases égal à votre VD.\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de friction</text:p>
          </table:table-cell>
          <table:table-cell office:value-type="string" calcext:value-type="string">
            <text:p>18+</text:p>
          </table:table-cell>
          <table:table-cell office:value-type="string" calcext:value-type="string">
            <text:p>Ces solides bottes métalliques s'accrochent au sol lorsqu'on vous déplace contre votre gré.\r\n</text:p>
          </table:table-cell>
          <table:table-cell office:value-type="string" calcext:value-type="string">
            <text:p>Niv. 18 <text:s/>+4 <text:s text:c="8"/>85 000 PO</text:p>
          </table:table-cell>
          <table:table-cell office:value-type="string" calcext:value-type="string">
            <text:p>Pieds</text:p>
          </table:table-cell>
          <table:table-cell/>
          <table:table-cell office:value-type="string" calcext:value-type="string">
            <text:p>Lorsque l'on vous tire, pousse ou fait glisser, réduisez la distance correspondante de 2 cases.\r\n</text:p>
          </table:table-cell>
          <table:table-cell office:value-type="string" calcext:value-type="string">
            <text:p>Quotidien: action libre. Utilisez ce pouvoir lorsque vous êtes soumis à un déplacement forcé. Au lieu de l'effet prévu, décalez-vous du même nombre de case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de furtivité</text:p>
          </table:table-cell>
          <table:table-cell office:value-type="string" calcext:value-type="string">
            <text:p>3+</text:p>
          </table:table-cell>
          <table:table-cell office:value-type="string" calcext:value-type="string">
            <text:p>Les semelles en cuir et la fourrure intérieur de ces bottes souples étouffent le bruit de vos pas.\r\n</text:p>
          </table:table-cell>
          <table:table-cell office:value-type="string" calcext:value-type="string">
            <text:p>Niv. <text:s text:c="2"/>3 <text:s/>+1 <text:s text:c="13"/>680 PO, Niv. 13 <text:s/>+3 <text:s text:c="8"/>17 000 PO, Niv. 23 <text:s/>+5 <text:s text:c="6"/>425 000 PO</text:p>
          </table:table-cell>
          <table:table-cell office:value-type="string" calcext:value-type="string">
            <text:p>Pieds</text:p>
          </table:table-cell>
          <table:table-cell/>
          <table:table-cell office:value-type="string" calcext:value-type="string">
            <text:p>Vous bénéficiez d'un bonus d'objet de +2 aux test de Discrétion.\r\nNiveau 13: bonus d'objet de +4.\r\nNiveau 23: bonus d'objet de +6.\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de nage</text:p>
          </table:table-cell>
          <table:table-cell office:value-type="string" calcext:value-type="string">
            <text:p>13+</text:p>
          </table:table-cell>
          <table:table-cell office:value-type="string" calcext:value-type="string">
            <text:p>Le dos de ces bottes en écailles de poisson est doté d’une nageoire.\r\n</text:p>
          </table:table-cell>
          <table:table-cell office:value-type="string" calcext:value-type="string">
            <text:p>Niv. 13 <text:s/>+3 <text:s text:c="8"/>17 000 PO</text:p>
          </table:table-cell>
          <table:table-cell office:value-type="string" calcext:value-type="string">
            <text:p>Pieds</text:p>
          </table:table-cell>
          <table:table-cell/>
          <table:table-cell office:value-type="string" calcext:value-type="string">
            <text:p>Vous bénéficiez d'une VD à la nage égale à votre VD. Vous ne subissez aucun malus aux jets d'attaque lorsque vous nagez ou êtes sous l'eau.\r\n</text:p>
          </table:table-cell>
          <table:table-cell office:value-type="string" calcext:value-type="string">
            <text:p>Quotidien: action mineure. Vous respirez normalement sous l'eau jusqu'à la fin de la rencontr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de prestelin</text:p>
          </table:table-cell>
          <table:table-cell office:value-type="string" calcext:value-type="string">
            <text:p>8+</text:p>
          </table:table-cell>
          <table:table-cell office:value-type="string" calcext:value-type="string">
            <text:p>Vos pas sont plus fringants dans ces bottes cousues d'argent.\r\n</text:p>
          </table:table-cell>
          <table:table-cell office:value-type="string" calcext:value-type="string">
            <text:p>Niv. <text:s text:c="2"/>8 <text:s/>+2 <text:s text:c="10"/>3 400 PO</text:p>
          </table:table-cell>
          <table:table-cell office:value-type="string" calcext:value-type="string">
            <text:p>Pieds</text:p>
          </table:table-cell>
          <table:table-cell/>
          <table:table-cell office:value-type="string" calcext:value-type="string">
            <text:p>Vous bénéficiez d'un bonus d'objet de +2 aux test d'Acrobaties et d'Athlétisme.\r\n</text:p>
          </table:table-cell>
          <table:table-cell office:value-type="string" calcext:value-type="string">
            <text:p>Rencontre: action de mouvement. Déplacez-vous jusqu'à votre VD+1. Vous bénéficiez d'un bonus d'objet de +2 à la CA contre les attaques d'opportunités intervenant durant ce déplacemen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de retraite</text:p>
          </table:table-cell>
          <table:table-cell office:value-type="string" calcext:value-type="string">
            <text:p>16+</text:p>
          </table:table-cell>
          <table:table-cell office:value-type="string" calcext:value-type="string">
            <text:p>Ces bottes vous empêchent de connaître une fin prématurée.\r\n</text:p>
          </table:table-cell>
          <table:table-cell office:value-type="string" calcext:value-type="string">
            <text:p>Niv. 16 <text:s/>+4 <text:s text:c="8"/>45 000 PO</text:p>
          </table:table-cell>
          <table:table-cell office:value-type="string" calcext:value-type="string">
            <text:p>Pieds</text:p>
          </table:table-cell>
          <table:table-cell/>
          <table:table-cell office:value-type="string" calcext:value-type="string">
            <text:p>Si vous êtes en péril et n'effectuez aucune attaque à votre tour de jeu, vous bénéficiez d'un bonus d'objets de +4 à la VD, à la CA et en Réflexes jusqu'à la fin de votre tour de jeu suivant.\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de roulade</text:p>
          </table:table-cell>
          <table:table-cell office:value-type="string" calcext:value-type="string">
            <text:p>5+</text:p>
          </table:table-cell>
          <table:table-cell office:value-type="string" calcext:value-type="string">
            <text:p>Ces bottes confortablement ajustées par plusieurs boucles rutilantes vous confèrent une stabilité supérieures.\r\n</text:p>
          </table:table-cell>
          <table:table-cell office:value-type="string" calcext:value-type="string">
            <text:p>Niv. <text:s text:c="2"/>5 <text:s/>+1 <text:s text:c="10"/>1 000 PO</text:p>
          </table:table-cell>
          <table:table-cell office:value-type="string" calcext:value-type="string">
            <text:p>Pieds</text:p>
          </table:table-cell>
          <table:table-cell/>
          <table:table-cell office:value-type="string" calcext:value-type="string">
            <text:p>Vous bénéficiez d'un bonus d'objet de +2 aux tests d'Acrobaties.\r\n</text:p>
          </table:table-cell>
          <table:table-cell office:value-type="string" calcext:value-type="string">
            <text:p>Quotidien : action libre. Utilisez ce pouvoir lorsque vous vous retrouvez à terre. Vous vous relevez.\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de téléportation</text:p>
          </table:table-cell>
          <table:table-cell office:value-type="string" calcext:value-type="string">
            <text:p>28+</text:p>
          </table:table-cell>
          <table:table-cell office:value-type="string" calcext:value-type="string">
            <text:p>Lorsque vous portez ces bottes élégantes, vous n'avez pas besoin de décoller les pieds du sol pour avancer.\r\n</text:p>
          </table:table-cell>
          <table:table-cell office:value-type="string" calcext:value-type="string">
            <text:p>Niv. 28 <text:s/>+6 <text:s text:c="3"/>2 125 000 PO</text:p>
          </table:table-cell>
          <table:table-cell office:value-type="string" calcext:value-type="string">
            <text:p>Pieds</text:p>
          </table:table-cell>
          <table:table-cell table:number-columns-repeated="2"/>
          <table:table-cell office:value-type="string" calcext:value-type="string">
            <text:p>À volonté ♦ téléportation: action de mouvement. Vous vous téléportez d'un nombre de cases égal à votre VD.\r\n</text:p>
          </table:table-cell>
          <table:table-cell/>
          <table:table-cell office:value-type="string" calcext:value-type="string">
            <text:p>Le Comptoir de l'Aventure 1</text:p>
          </table:table-cell>
          <table:table-cell office:value-type="float" office:value="3" calcext:value-type="float">
            <text:p>3</text:p>
          </table:table-cell>
          <table:table-cell table:number-columns-repeated="1013"/>
        </table:table-row>
        <table:table-row table:style-name="ro1">
          <table:table-cell office:value-type="string" calcext:value-type="string">
            <text:p>Bottes de vaillance</text:p>
          </table:table-cell>
          <table:table-cell office:value-type="string" calcext:value-type="string">
            <text:p>8+</text:p>
          </table:table-cell>
          <table:table-cell office:value-type="string" calcext:value-type="string">
            <text:p>Les clous en fer de ces bottes renforcent votre défense.\r\n</text:p>
          </table:table-cell>
          <table:table-cell office:value-type="string" calcext:value-type="string">
            <text:p>Niv. <text:s text:c="2"/>8 <text:s/>+2 <text:s text:c="10"/>3 400 PO</text:p>
          </table:table-cell>
          <table:table-cell office:value-type="string" calcext:value-type="string">
            <text:p>Pieds</text:p>
          </table:table-cell>
          <table:table-cell table:number-columns-repeated="2"/>
          <table:table-cell office:value-type="string" calcext:value-type="string">
            <text:p>Rencontre: action mineure. Tant que vous restez dans le même espace que celui dans lequel vous avez débuté votre tour de jeu, vous bénéficiez d'un bonus de pouvoir de +2 à la CA et à toutes les défenses, jusqu'au début de votre tour de jeu suivant. Si vous vous déplacez ou que l'on vous fait sortir de cet espace de départ par un moyen ou un autre, vous perdez le bénéfice de ces bonu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de vitesse</text:p>
          </table:table-cell>
          <table:table-cell office:value-type="string" calcext:value-type="string">
            <text:p>22+</text:p>
          </table:table-cell>
          <table:table-cell office:value-type="string" calcext:value-type="string">
            <text:p>Ces bottes résistances sont conçues pour vous mener plus loin et plus vite.\r\n</text:p>
          </table:table-cell>
          <table:table-cell office:value-type="string" calcext:value-type="string">
            <text:p>Niv. 22 <text:s/>+5 <text:s text:c="6"/>325 000 PO</text:p>
          </table:table-cell>
          <table:table-cell office:value-type="string" calcext:value-type="string">
            <text:p>Pieds</text:p>
          </table:table-cell>
          <table:table-cell/>
          <table:table-cell office:value-type="string" calcext:value-type="string">
            <text:p>Vous bénéficiez d'un bonus d'objet de +2 à la VD.\r\n</text:p>
          </table:table-cell>
          <table:table-cell office:value-type="string" calcext:value-type="string">
            <text:p>Quotidien: action mineure. Entreprenez une action de mouvemen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de vivacité</text:p>
          </table:table-cell>
          <table:table-cell office:value-type="string" calcext:value-type="string">
            <text:p>8+</text:p>
          </table:table-cell>
          <table:table-cell office:value-type="string" calcext:value-type="string">
            <text:p>Ces bottes en cuir souple vous soustraient au danger.\r\n</text:p>
          </table:table-cell>
          <table:table-cell office:value-type="string" calcext:value-type="string">
            <text:p>Niv. <text:s text:c="2"/>8 <text:s/>+2 <text:s text:c="10"/>3 400 PO, Niv. 18 <text:s/>+4 <text:s text:c="8"/>85 000 PO, Niv. 28 <text:s/>+6 <text:s text:c="3"/>2 125 000 PO</text:p>
          </table:table-cell>
          <table:table-cell office:value-type="string" calcext:value-type="string">
            <text:p>Pieds</text:p>
          </table:table-cell>
          <table:table-cell/>
          <table:table-cell office:value-type="string" calcext:value-type="string">
            <text:p>Vous bénéficiez d'un bonus de +1 en Réflexes.\r\nNiveau 18: bonus de +2 en Réflexes.\r\nNiveau 28: bonus de +3 en Réflexes.\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des mille traces</text:p>
          </table:table-cell>
          <table:table-cell office:value-type="string" calcext:value-type="string">
            <text:p>9+</text:p>
          </table:table-cell>
          <table:table-cell office:value-type="string" calcext:value-type="string">
            <text:p>Ces robustes bottes dissimulent vos traces.\r\n</text:p>
          </table:table-cell>
          <table:table-cell office:value-type="string" calcext:value-type="string">
            <text:p>Niv. <text:s text:c="2"/>9 <text:s/>+2 <text:s text:c="10"/>4 200 PO</text:p>
          </table:table-cell>
          <table:table-cell office:value-type="string" calcext:value-type="string">
            <text:p>Pieds</text:p>
          </table:table-cell>
          <table:table-cell/>
          <table:table-cell office:value-type="string" calcext:value-type="string">
            <text:p>Le DD des tests de Perception visant à trouver vos traces augment de 10. Même si on les trouve, leur identification requiert un test de Nature assorti du même DD. Si le test de Nature échoue, les traces passent pour celles de l'animal de votre choix (défini au moment où vous les laissez).\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des nains</text:p>
          </table:table-cell>
          <table:table-cell office:value-type="string" calcext:value-type="string">
            <text:p>12+</text:p>
          </table:table-cell>
          <table:table-cell office:value-type="string" calcext:value-type="string">
            <text:p>Ces bottes métalliques vous renforcent contre les assauts les plus vigoureux.\r\n</text:p>
          </table:table-cell>
          <table:table-cell office:value-type="string" calcext:value-type="string">
            <text:p>Niv. 12 <text:s/>+3 <text:s text:c="8"/>13 000 PO</text:p>
          </table:table-cell>
          <table:table-cell office:value-type="string" calcext:value-type="string">
            <text:p>Pieds</text:p>
          </table:table-cell>
          <table:table-cell table:number-columns-repeated="2"/>
          <table:table-cell office:value-type="string" calcext:value-type="string">
            <text:p>Quotidien: interruption immédiate. Utilisez ce pouvoir lorsqu'une attaque vous met à terre, vous pousse, vous tire, vous fait glisser ou vous immobilise. L'attaquant refait l'attaque, en conservant le nouveau résultat même s'il est pire que le premier.\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des sables et des mers</text:p>
          </table:table-cell>
          <table:table-cell office:value-type="string" calcext:value-type="string">
            <text:p>10+</text:p>
          </table:table-cell>
          <table:table-cell office:value-type="string" calcext:value-type="string">
            <text:p>Ces bottes cirées vous permettent de glisser sur la terre lorsque vous êtes peu chargé et peuvent vous sauver la vie quand les courants sont forts.\r\n</text:p>
          </table:table-cell>
          <table:table-cell office:value-type="string" calcext:value-type="string">
            <text:p>Niv. 10 <text:s/>+2 <text:s text:c="10"/>5 000 PO</text:p>
          </table:table-cell>
          <table:table-cell office:value-type="string" calcext:value-type="string">
            <text:p>Pieds</text:p>
          </table:table-cell>
          <table:table-cell/>
          <table:table-cell office:value-type="string" calcext:value-type="string">
            <text:p>Vous bénéficiez d'un bonus d'objet de +1 à la VD lorsque vous portez une armure légère (ou pas d'armure du tout).\r\n</text:p>
          </table:table-cell>
          <table:table-cell office:value-type="string" calcext:value-type="string">
            <text:p>Rencontre: action libre. Vous bénéficiez d'un bonus de pouvoir de +5 à un test d'Athlétisme visant à nager.\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du maître bretteur</text:p>
          </table:table-cell>
          <table:table-cell office:value-type="string" calcext:value-type="string">
            <text:p>7+</text:p>
          </table:table-cell>
          <table:table-cell office:value-type="string" calcext:value-type="string">
            <text:p>La vivacité de votre foulée stupéfie vos adversaires.\r\n</text:p>
          </table:table-cell>
          <table:table-cell office:value-type="string" calcext:value-type="string">
            <text:p>Niv. <text:s text:c="2"/>7 <text:s/>+2 <text:s text:c="10"/>2 600 PO</text:p>
          </table:table-cell>
          <table:table-cell office:value-type="string" calcext:value-type="string">
            <text:p>Pieds</text:p>
          </table:table-cell>
          <table:table-cell/>
          <table:table-cell office:value-type="string" calcext:value-type="string">
            <text:p>Lorsque vous vous décalez, vous bénéficiez d'un bonus d'objet de +1 à la CA et en Réflexes jusqu'à la fin de votre tour de jeu suivant.\r\n</text:p>
          </table:table-cell>
          <table:table-cell office:value-type="string" calcext:value-type="string">
            <text:p>Rencontre: action mineure: vous vous décalez de 2 case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du zéphyr</text:p>
          </table:table-cell>
          <table:table-cell office:value-type="string" calcext:value-type="string">
            <text:p>24+</text:p>
          </table:table-cell>
          <table:table-cell office:value-type="string" calcext:value-type="string">
            <text:p>Ces bottes légères aux pieds, vous profitez du moindre courant d'air pour voler comme un oiseau.\r\n</text:p>
          </table:table-cell>
          <table:table-cell office:value-type="string" calcext:value-type="string">
            <text:p>Niv. 24 <text:s/>+5 <text:s text:c="6"/>525 000 PO</text:p>
          </table:table-cell>
          <table:table-cell office:value-type="string" calcext:value-type="string">
            <text:p>Pieds</text:p>
          </table:table-cell>
          <table:table-cell/>
          <table:table-cell office:value-type="string" calcext:value-type="string">
            <text:p>Vous bénéficiez d'une VD en vol égal à votre VD si vous portez une armure légère (ou pas d'armure du tout).\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illons des cieux</text:p>
          </table:table-cell>
          <table:table-cell office:value-type="string" calcext:value-type="string">
            <text:p>21+</text:p>
          </table:table-cell>
          <table:table-cell office:value-type="string" calcext:value-type="string">
            <text:p>Ces mocassins montants vous permettent de traverser les gouffres, de monter sur les corniches et de descendre dans les précipices.\r\n</text:p>
          </table:table-cell>
          <table:table-cell office:value-type="string" calcext:value-type="string">
            <text:p>Niv. 24 <text:s/>+5 <text:s text:c="6"/>525 000 PO</text:p>
          </table:table-cell>
          <table:table-cell office:value-type="string" calcext:value-type="string">
            <text:p>Pieds</text:p>
          </table:table-cell>
          <table:table-cell/>
          <table:table-cell office:value-type="string" calcext:value-type="string">
            <text:p>Si vous débutez votre tour de jeu debout sur une surface horizontale, vous pouvez marcher dans le vide comme s'il s'agissait d'un terrain normal. Tout déplacement d'une case vers le haut vous demande en fait 2 cases de déplacement; vers le bas, en revanche, vous parcourez 2 cases par case de déplacement dépensée. Si vous ne finissez pas votre tour de jeu sur une surface capable de supportez <text:s/>votre poids, vous chutez sur la surface adéquate la plus proche et subissez les dégâts correspondants.\r\n</text:p>
          </table:table-cell>
          <table:table-cell office:value-type="string" calcext:value-type="string">
            <text:p>Quotidien; action mineure. Vous vous déplacez dans le vide comme s'il s'agissait d'un terrain normal jusqu'à la fin de la rencontre, moment à partir duquel vous planez sans dommage jusqu'à la surface horizontale capable de supporter votre poids la plus proch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rodequins de dérobade</text:p>
          </table:table-cell>
          <table:table-cell office:value-type="string" calcext:value-type="string">
            <text:p>24+</text:p>
          </table:table-cell>
          <table:table-cell office:value-type="string" calcext:value-type="string">
            <text:p>Ces chaussures légères vous sortent des ennuis dans lesquels vous vous fourrez.\r\n</text:p>
          </table:table-cell>
          <table:table-cell office:value-type="string" calcext:value-type="string">
            <text:p>Niv. 24 <text:s/>+5 <text:s text:c="6"/>525 000 PO</text:p>
          </table:table-cell>
          <table:table-cell office:value-type="string" calcext:value-type="string">
            <text:p>Pieds</text:p>
          </table:table-cell>
          <table:table-cell/>
          <table:table-cell office:value-type="string" calcext:value-type="string">
            <text:p>Vous bénéficiez d'un bonus de +2 en Réflexes.\r\n</text:p>
          </table:table-cell>
          <table:table-cell office:value-type="string" calcext:value-type="string">
            <text:p>Rencontre ♦ téléportation: action libre. Utilisez ce pouvoir durant votre tour de jeu, et notez la case dans laquelle vous vous trouvez. À la fin de votre tour de jeu, téléportez-vous dans cette case si elle se trouve dans un rayon de 10 cases de votre position actuell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valantes</text:p>
          </table:table-cell>
          <table:table-cell office:value-type="string" calcext:value-type="string">
            <text:p>4+</text:p>
          </table:table-cell>
          <table:table-cell office:value-type="string" calcext:value-type="string">
            <text:p>Ces bottes en peau d'animaux sauvages des plaines vous octroient une vitesse ahurissante.\r\n</text:p>
          </table:table-cell>
          <table:table-cell office:value-type="string" calcext:value-type="string">
            <text:p>Niv. <text:s text:c="2"/>4 <text:s/>+1 <text:s text:c="13"/>840 PO</text:p>
          </table:table-cell>
          <table:table-cell office:value-type="string" calcext:value-type="string">
            <text:p>Pieds</text:p>
          </table:table-cell>
          <table:table-cell/>
          <table:table-cell office:value-type="string" calcext:value-type="string">
            <text:p>Lorsque vous courez, vous vous déplacez à votre VD+4 au lieu de votre VD+2.\r\n</text:p>
          </table:table-cell>
          <table:table-cell office:value-type="string" calcext:value-type="string">
            <text:p>Quotidien: action libre. Utilisez ce pouvoir lorsque vous courez. les ennemis ne jouissent pas d'un avantage de combat contre vou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haînettes opportunistes</text:p>
          </table:table-cell>
          <table:table-cell office:value-type="string" calcext:value-type="string">
            <text:p>19+</text:p>
          </table:table-cell>
          <table:table-cell office:value-type="string" calcext:value-type="string">
            <text:p>Lorsque votre adversaire est distrait par un allié, ces chaînettes accélèrent votre foulée.\r\n</text:p>
          </table:table-cell>
          <table:table-cell office:value-type="string" calcext:value-type="string">
            <text:p>Niv. 19 <text:s/>+4 <text:s text:c="6"/>105 000 PO</text:p>
          </table:table-cell>
          <table:table-cell office:value-type="string" calcext:value-type="string">
            <text:p>Pieds</text:p>
          </table:table-cell>
          <table:table-cell/>
          <table:table-cell office:value-type="string" calcext:value-type="string">
            <text:p>Vous bénéficiez d'un bonus de +1 en Réflexes.\r\n</text:p>
          </table:table-cell>
          <table:table-cell office:value-type="string" calcext:value-type="string">
            <text:p>Rencontre: action mineure. Utilisez ce pouvoir lorsque vous prenez une cible en tenaille. Décalez-vous de 1 cas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haussons de foulée souveraine</text:p>
          </table:table-cell>
          <table:table-cell office:value-type="string" calcext:value-type="string">
            <text:p>12+</text:p>
          </table:table-cell>
          <table:table-cell office:value-type="string" calcext:value-type="string">
            <text:p>Ces chaussons matelassés vous permettent de traverser les terrains encombrés et broussailles sans problèmes.\r\n</text:p>
          </table:table-cell>
          <table:table-cell office:value-type="string" calcext:value-type="string">
            <text:p>Niv. 12 <text:s/>+3 <text:s text:c="8"/>13 000 PO</text:p>
          </table:table-cell>
          <table:table-cell office:value-type="string" calcext:value-type="string">
            <text:p>Pieds</text:p>
          </table:table-cell>
          <table:table-cell table:number-columns-repeated="2"/>
          <table:table-cell office:value-type="string" calcext:value-type="string">
            <text:p>Rencontre: action à définir. Jusqu'à la fin de votre tour de jeu suivant, vous pouvez vous déplacez en terrain difficile de manière tout à fait normale. Vous vous déplacez aussi normalement et sans dommage dans les terrains pouvant représenter un danger naturel, comme des sables mouvants, un feuillage dense ou une neige épaiss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haussons de l'assassin</text:p>
          </table:table-cell>
          <table:table-cell office:value-type="string" calcext:value-type="string">
            <text:p>11+</text:p>
          </table:table-cell>
          <table:table-cell office:value-type="string" calcext:value-type="string">
            <text:p>Tant que vous portez ces chaussons en peau de chamois, vous pouvez acculer l'ennemi sous plusieurs angles.\r\n</text:p>
          </table:table-cell>
          <table:table-cell office:value-type="string" calcext:value-type="string">
            <text:p>Niv. 11 <text:s/>+3 <text:s text:c="10"/>9 000 PO</text:p>
          </table:table-cell>
          <table:table-cell office:value-type="string" calcext:value-type="string">
            <text:p>Pieds</text:p>
          </table:table-cell>
          <table:table-cell table:number-columns-repeated="2"/>
          <table:table-cell office:value-type="string" calcext:value-type="string">
            <text:p>Rencontre: action mineure. Jusqu'au début de votre tour de jeu suivant, vous pouvez prendre en tenaille une cible adjacente si cette dernière se trouve entre un allié et le bord ou coin opposé d'une case qui vous est adjacent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haussons fluets</text:p>
          </table:table-cell>
          <table:table-cell office:value-type="string" calcext:value-type="string">
            <text:p>21+</text:p>
          </table:table-cell>
          <table:table-cell office:value-type="string" calcext:value-type="string">
            <text:p>Ces chaussons en daims amortissent votre foulée.\r\n</text:p>
          </table:table-cell>
          <table:table-cell office:value-type="string" calcext:value-type="string">
            <text:p>Niv. 21 <text:s/>+5 <text:s text:c="6"/>225 000 PO</text:p>
          </table:table-cell>
          <table:table-cell office:value-type="string" calcext:value-type="string">
            <text:p>Pieds</text:p>
          </table:table-cell>
          <table:table-cell/>
          <table:table-cell office:value-type="string" calcext:value-type="string">
            <text:p>Vous bénéficiez d'un bonus d'objet de +5 aux tests de Discrétion. Par ailleurs, vous n'activez pas les pièges et dangers qui se déclenchent lorsque l'on marche sur une case donnée, et la perception des vibrations ne permet pas de détecter votre présence.\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haussons noctambules</text:p>
          </table:table-cell>
          <table:table-cell office:value-type="string" calcext:value-type="string">
            <text:p>18+</text:p>
          </table:table-cell>
          <table:table-cell office:value-type="string" calcext:value-type="string">
            <text:p>Une fois ces chaussons en fourrure enfilés, vous disparaissez dans les ombres.\r\n</text:p>
          </table:table-cell>
          <table:table-cell office:value-type="string" calcext:value-type="string">
            <text:p>Niv. 18 <text:s/>+4 <text:s text:c="8"/>85 000 PO</text:p>
          </table:table-cell>
          <table:table-cell office:value-type="string" calcext:value-type="string">
            <text:p>Pieds</text:p>
          </table:table-cell>
          <table:table-cell table:number-columns-repeated="2"/>
          <table:table-cell office:value-type="string" calcext:value-type="string">
            <text:p>Quotidien: action de mouvement. Vous vous téléportez de 5 cases et devenez immatériel jusqu'à la fin de votre tour de jeu suivant. Si vous utilisez ce pouvoir dans une zone vivement éclairée, vous subissez 5 dégâts (le fait d'être immatériel ne vous en protège pa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haussures du gymnasiarque</text:p>
          </table:table-cell>
          <table:table-cell office:value-type="string" calcext:value-type="string">
            <text:p>11+</text:p>
          </table:table-cell>
          <table:table-cell office:value-type="string" calcext:value-type="string">
            <text:p>Bien qu'elles paraissent usées, ces chaussures de belle facture vous permettent de vous mouvoir avec la grâce d'un chat, même quand la situation se corse.\r\n</text:p>
          </table:table-cell>
          <table:table-cell office:value-type="string" calcext:value-type="string">
            <text:p>Niv. 11 <text:s/>+3 <text:s text:c="10"/>9 000 PO</text:p>
          </table:table-cell>
          <table:table-cell office:value-type="string" calcext:value-type="string">
            <text:p>Pieds</text:p>
          </table:table-cell>
          <table:table-cell/>
          <table:table-cell office:value-type="string" calcext:value-type="string">
            <text:p>Vous pouvez faire 10 aux test d'Acrobaties et d'Athlétisme, même lorsque vous êtes menacés ou distrait.\r\n</text:p>
          </table:table-cell>
          <table:table-cell table:number-columns-repeated="2"/>
          <table:table-cell office:value-type="string" calcext:value-type="string">
            <text:p>Le Comptoir de l'Aventure 1</text:p>
          </table:table-cell>
          <table:table-cell office:value-type="float" office:value="1" calcext:value-type="float">
            <text:p>1</text:p>
          </table:table-cell>
          <table:table-cell table:number-columns-repeated="1013"/>
        </table:table-row>
        <table:table-row table:style-name="ro1">
          <table:table-cell office:value-type="string" calcext:value-type="string">
            <text:p>Chaussures fantômes</text:p>
          </table:table-cell>
          <table:table-cell office:value-type="string" calcext:value-type="string">
            <text:p>18+</text:p>
          </table:table-cell>
          <table:table-cell office:value-type="string" calcext:value-type="string">
            <text:p>Vos mollets sont emmaillotés de soie filandreuse qui vous dissimule et vous rend parfois invisible.\r\n</text:p>
          </table:table-cell>
          <table:table-cell office:value-type="string" calcext:value-type="string">
            <text:p>Niv. 18 <text:s/>+4 <text:s text:c="8"/>85 000 PO</text:p>
          </table:table-cell>
          <table:table-cell office:value-type="string" calcext:value-type="string">
            <text:p>Pieds</text:p>
          </table:table-cell>
          <table:table-cell/>
          <table:table-cell office:value-type="string" calcext:value-type="string">
            <text:p>Si vous vous déplacez d'au moins 3 cases à votre tour de jeu, vous bénéficiez d'un camouflage jusqu'à la fin de votre tour de jeu suivant.\r\n</text:p>
          </table:table-cell>
          <table:table-cell office:value-type="string" calcext:value-type="string">
            <text:p>Quotidien ♦ illusion: réaction immédiate. Utilisez ce pouvoir lorsque vous vous êtes déplacé d'au moins 6 cases à votre tour de jeu. Vous devenez invisible jusqu'à la fin de votre tour de jeu suivan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Écrase-gobelins</text:p>
          </table:table-cell>
          <table:table-cell office:value-type="string" calcext:value-type="string">
            <text:p>6+</text:p>
          </table:table-cell>
          <table:table-cell office:value-type="string" calcext:value-type="string">
            <text:p>Ces bottes en peau séchée vous permettent de vous éloigner d'un agresseur immédiat.\r\n</text:p>
          </table:table-cell>
          <table:table-cell office:value-type="string" calcext:value-type="string">
            <text:p>Niv. <text:s text:c="2"/>6 <text:s/>+2 <text:s text:c="10"/>1 800 PO</text:p>
          </table:table-cell>
          <table:table-cell office:value-type="string" calcext:value-type="string">
            <text:p>Pieds</text:p>
          </table:table-cell>
          <table:table-cell table:number-columns-repeated="2"/>
          <table:table-cell office:value-type="string" calcext:value-type="string">
            <text:p>Rencontre: réaction immédiate. Utilisez ce pouvoir lorsqu'une attaque de corps à corps vous rate. Vous vous décalez de 1 cas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Foulemurailles</text:p>
          </table:table-cell>
          <table:table-cell office:value-type="string" calcext:value-type="string">
            <text:p>10+</text:p>
          </table:table-cell>
          <table:table-cell office:value-type="string" calcext:value-type="string">
            <text:p>Ces bottes filandreuse vous confèrent la mobilité d'un arachnide ne serait-ce que quelques instants.\r\n</text:p>
          </table:table-cell>
          <table:table-cell office:value-type="string" calcext:value-type="string">
            <text:p>Niv. 10 <text:s/>+2 <text:s text:c="10"/>5 000 PO</text:p>
          </table:table-cell>
          <table:table-cell office:value-type="string" calcext:value-type="string">
            <text:p>Pieds</text:p>
          </table:table-cell>
          <table:table-cell/>
          <table:table-cell office:value-type="string" calcext:value-type="string">
            <text:p>Si vous débutez votre tour de jeu debout sur une surface horizontale, vous pouvez grimper aux murs comme si vous vous déplaciez à l'horizontale. Si vous ne terminez pas votre déplacement sur une surface horizontale capable de supportez votre poids, vous chutez au sol et subissez les dégâts correspondants.\r\n</text:p>
          </table:table-cell>
          <table:table-cell office:value-type="string" calcext:value-type="string">
            <text:p>Quotidien ♦ téléportation: action mineure. Vous marchez sur les murs comme vous le feriez sur une surface horizontale jusqu'à la fin de la rencontr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Foulesterres</text:p>
          </table:table-cell>
          <table:table-cell office:value-type="string" calcext:value-type="string">
            <text:p>14+</text:p>
          </table:table-cell>
          <table:table-cell office:value-type="string" calcext:value-type="string">
            <text:p>La terre vous transporte en un instant lorsque vous portez ces chaussures à bout carré.\r\n</text:p>
          </table:table-cell>
          <table:table-cell office:value-type="string" calcext:value-type="string">
            <text:p>Niv. 14 <text:s/>+3 <text:s text:c="8"/>21 000 PO</text:p>
          </table:table-cell>
          <table:table-cell office:value-type="string" calcext:value-type="string">
            <text:p>Pieds</text:p>
          </table:table-cell>
          <table:table-cell table:number-columns-repeated="2"/>
          <table:table-cell office:value-type="string" calcext:value-type="string">
            <text:p>Quotidien ♦ téléportation: action de mouvement. Téléportez-vous de 5 cases, à condition que le sol vous relie à votre destination. Ce pouvoir ne vous permet pas de traverser un espace vide (comme une fosse ou un gouffr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odillots telluriques</text:p>
          </table:table-cell>
          <table:table-cell office:value-type="string" calcext:value-type="string">
            <text:p>17+</text:p>
          </table:table-cell>
          <table:table-cell office:value-type="string" calcext:value-type="string">
            <text:p>Ces lourdes bottes à semelle d'acier vous permettent de percevoir les vibrations tout en alourdissant votre pas.\r\n</text:p>
          </table:table-cell>
          <table:table-cell office:value-type="string" calcext:value-type="string">
            <text:p>Niv. 17 <text:s/>+4 <text:s text:c="8"/>65 000 PO, Niv. 27 <text:s/>+6 <text:s text:c="3"/>1 625 000 PO</text:p>
          </table:table-cell>
          <table:table-cell office:value-type="string" calcext:value-type="string">
            <text:p>Pieds</text:p>
          </table:table-cell>
          <table:table-cell/>
          <table:table-cell office:value-type="string" calcext:value-type="string">
            <text:p>Vous bénéficiez de la perception des vibrations 1.\r\nNiveau 27: perception des vibrations 3.\r\n</text:p>
          </table:table-cell>
          <table:table-cell office:value-type="string" calcext:value-type="string">
            <text:p>Quotidien; action simple. Vous frappez du pied et effectuez une attaque: explosion de proximité 2; Force +4 contre Réflexes; en cas de réussite, la cible se retrouve à terre.\r\nNiveau 27: Force +6 contre Réflexe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uêtres vaporeuses</text:p>
          </table:table-cell>
          <table:table-cell office:value-type="string" calcext:value-type="string">
            <text:p>25+</text:p>
          </table:table-cell>
          <table:table-cell office:value-type="string" calcext:value-type="string">
            <text:p>Ces guêtres légères allègent vos pieds comme votre esprit.\r\n</text:p>
          </table:table-cell>
          <table:table-cell office:value-type="string" calcext:value-type="string">
            <text:p>Niv. 25 <text:s/>+5 <text:s text:c="6"/>625 000 PO</text:p>
          </table:table-cell>
          <table:table-cell office:value-type="string" calcext:value-type="string">
            <text:p>Pieds</text:p>
          </table:table-cell>
          <table:table-cell/>
          <table:table-cell office:value-type="string" calcext:value-type="string">
            <text:p>Vous ne subissez pas de dégâts de chute et atterrissez toujours sur vos pieds. Vous disposez d'une VD en vol égale à votre VD+2, mais devez terminer chacun de vos tours de jeu sur une surface solide, sans quoi vous tombez.\r\n</text:p>
          </table:table-cell>
          <table:table-cell office:value-type="string" calcext:value-type="string">
            <text:p>Rencontre: action libre. Utilisez ce pouvoir lorsque vous êtes censé tomber. Vous ne tomber pas jusqu'à la fin de votre tour de jeu suivan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Jambières drakéides</text:p>
          </table:table-cell>
          <table:table-cell office:value-type="string" calcext:value-type="string">
            <text:p>12+</text:p>
          </table:table-cell>
          <table:table-cell office:value-type="string" calcext:value-type="string">
            <text:p>Faites d'une peau épaisse recouverte d'écailles, ces bottes décorés se nourrissent de votre douleur et de votre rage.\r\n</text:p>
          </table:table-cell>
          <table:table-cell office:value-type="string" calcext:value-type="string">
            <text:p>Niv. 12 <text:s/>+3 <text:s text:c="8"/>13 000 PO</text:p>
          </table:table-cell>
          <table:table-cell office:value-type="string" calcext:value-type="string">
            <text:p>Pieds</text:p>
          </table:table-cell>
          <table:table-cell/>
          <table:table-cell office:value-type="string" calcext:value-type="string">
            <text:p>Lorsque vous êtes en péril, vous bénéficiez d'un bonus d'objet de +2 à la VD et d'un bonus d'objet de +1 à la CA et en Réflexes.\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Lanières de ruée</text:p>
          </table:table-cell>
          <table:table-cell office:value-type="string" calcext:value-type="string">
            <text:p>7+</text:p>
          </table:table-cell>
          <table:table-cell office:value-type="string" calcext:value-type="string">
            <text:p>Ces lanières en cuir brut sont équipées de pointes.\r\n</text:p>
          </table:table-cell>
          <table:table-cell office:value-type="string" calcext:value-type="string">
            <text:p>Niv. <text:s text:c="2"/>7 <text:s/>+2 <text:s text:c="10"/>2 600 PO</text:p>
          </table:table-cell>
          <table:table-cell office:value-type="string" calcext:value-type="string">
            <text:p>Pieds</text:p>
          </table:table-cell>
          <table:table-cell/>
          <table:table-cell office:value-type="string" calcext:value-type="string">
            <text:p>Vous bénéficiez d'un bonus d'objet de +2 aux attaque de bousculade, et augmentez de 1 case la distance imposée par vos attaque de corps à corps ou de proximité qui poussent ou font glisser la cible.\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Lanière du rampeur</text:p>
          </table:table-cell>
          <table:table-cell office:value-type="string" calcext:value-type="string">
            <text:p>15+</text:p>
          </table:table-cell>
          <table:table-cell office:value-type="string" calcext:value-type="string">
            <text:p>Ces lanières en peau usé font de vous un adversaire dangereux même quand vous êtes au sol.\r\n</text:p>
          </table:table-cell>
          <table:table-cell office:value-type="string" calcext:value-type="string">
            <text:p>Niv. 15 <text:s/>+3 <text:s text:c="8"/>25 000 PO</text:p>
          </table:table-cell>
          <table:table-cell office:value-type="string" calcext:value-type="string">
            <text:p>Pieds</text:p>
          </table:table-cell>
          <table:table-cell/>
          <table:table-cell office:value-type="string" calcext:value-type="string">
            <text:p>Lorsque vous êtes à terre, vous ne donnez pas d'avantage de combat, et vous pouvez vous décaler. Lorsque vous vous relevez, vous pouvez vous décalez de 1 case dans le cadre de la même action.\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Lanières féeriques</text:p>
          </table:table-cell>
          <table:table-cell office:value-type="string" calcext:value-type="string">
            <text:p>12+</text:p>
          </table:table-cell>
          <table:table-cell office:value-type="string" calcext:value-type="string">
            <text:p>Ces cordes tissées en laine féerique vous téléportent hors de portée... ou face à lui.\r\n</text:p>
          </table:table-cell>
          <table:table-cell office:value-type="string" calcext:value-type="string">
            <text:p>Niv. 12 <text:s/>+3 <text:s text:c="8"/>13 000 PO</text:p>
          </table:table-cell>
          <table:table-cell office:value-type="string" calcext:value-type="string">
            <text:p>Pieds</text:p>
          </table:table-cell>
          <table:table-cell/>
          <table:table-cell office:value-type="string" calcext:value-type="string">
            <text:p>Vous bénéficiez d'un bonus de +1 en Réflexes.\r\n</text:p>
          </table:table-cell>
          <table:table-cell office:value-type="string" calcext:value-type="string">
            <text:p>À volonté, 5 charges/jour ♦ téléportation: action de mouvement. Vous dépensez un certain nombre de charges et vous téléportez d'autant de case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Pantoufles du bouffon</text:p>
          </table:table-cell>
          <table:table-cell office:value-type="string" calcext:value-type="string">
            <text:p>2+</text:p>
          </table:table-cell>
          <table:table-cell office:value-type="string" calcext:value-type="string">
            <text:p>Ces chaussures colorés à bout pointus vous permettent de vous illustrer par vos pitreries dans la foule.\r\n</text:p>
          </table:table-cell>
          <table:table-cell office:value-type="string" calcext:value-type="string">
            <text:p>Niv. <text:s text:c="2"/>2 <text:s/>+1 <text:s text:c="13"/>520 PO</text:p>
          </table:table-cell>
          <table:table-cell office:value-type="string" calcext:value-type="string">
            <text:p>Pieds</text:p>
          </table:table-cell>
          <table:table-cell table:number-columns-repeated="2"/>
          <table:table-cell office:value-type="string" calcext:value-type="string">
            <text:p>Rencontre: interruption immédiate. Utilisez ce pouvoir lorsque l'on vous pousse, tire ou fait glisser. Vous réduisez la distance qui vous est imposée de 1 case et vous retrouvez à terr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Sandales d'Avandra</text:p>
          </table:table-cell>
          <table:table-cell office:value-type="string" calcext:value-type="string">
            <text:p>25+</text:p>
          </table:table-cell>
          <table:table-cell office:value-type="string" calcext:value-type="string">
            <text:p>Ces souliers légers et côtelés vous permettent de vous faufiler entre les ennemis les plus imposants et dangereux.\r\n</text:p>
          </table:table-cell>
          <table:table-cell office:value-type="string" calcext:value-type="string">
            <text:p>Niv. 25 <text:s/>+5 <text:s text:c="6"/>625 000 PO</text:p>
          </table:table-cell>
          <table:table-cell office:value-type="string" calcext:value-type="string">
            <text:p>Pieds</text:p>
          </table:table-cell>
          <table:table-cell/>
          <table:table-cell office:value-type="string" calcext:value-type="string">
            <text:p>Vous bénéficiez d'un bonus d'objet de +2 à la VD.\r\n</text:p>
          </table:table-cell>
          <table:table-cell office:value-type="string" calcext:value-type="string">
            <text:p>À volonté: action de mouvement. Décalez-vous d'un nombre de cases égal à la moitié de votre VD.\r\nRencontre: action mineure. Jusqu'à la fin de votre tour de jeu suivant, vos déplacements ne provoquent pas d'attaques d'opportunité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Sandales de juste foulée</text:p>
          </table:table-cell>
          <table:table-cell office:value-type="string" calcext:value-type="string">
            <text:p>6+</text:p>
          </table:table-cell>
          <table:table-cell office:value-type="string" calcext:value-type="string">
            <text:p>Vos pas se font plus légers et précis dans ces chaussures en cuir souple et toile maillée.\r\n</text:p>
          </table:table-cell>
          <table:table-cell office:value-type="string" calcext:value-type="string">
            <text:p>Niv. <text:s text:c="2"/>6 <text:s/>+2 <text:s text:c="10"/>1 800 PO, Niv. 16 <text:s/>+4 <text:s text:c="8"/>45 000 PO, Niv. 26 <text:s/>+6 <text:s text:c="3"/>1 125 000 PO</text:p>
          </table:table-cell>
          <table:table-cell office:value-type="string" calcext:value-type="string">
            <text:p>Pieds</text:p>
          </table:table-cell>
          <table:table-cell/>
          <table:table-cell office:value-type="string" calcext:value-type="string">
            <text:p>Vous bénéficiez d'un bonus d'objet de +2 en Acrobaties, Athlétisme et Discrétion.\r\nNiveau 16: bonus d'objet de +3.\r\nNiveau 26: bonus d'objet de +4\r\n</text:p>
          </table:table-cell>
          <table:table-cell table:number-columns-repeated="2"/>
          <table:table-cell office:value-type="string" calcext:value-type="string">
            <text:p>Le Comptoir de l'Aventure 1</text:p>
          </table:table-cell>
          <table:table-cell office:value-type="float" office:value="1" calcext:value-type="float">
            <text:p>1</text:p>
          </table:table-cell>
          <table:table-cell table:number-columns-repeated="1013"/>
        </table:table-row>
        <table:table-row table:style-name="ro1">
          <table:table-cell office:value-type="string" calcext:value-type="string">
            <text:p>Sandales de transfert arcanique</text:p>
          </table:table-cell>
          <table:table-cell office:value-type="string" calcext:value-type="string">
            <text:p>18+</text:p>
          </table:table-cell>
          <table:table-cell office:value-type="string" calcext:value-type="string">
            <text:p>Recourir à un pouvoir arcanique peut vous permettre de vous téléporter quand vous portez ces sandales ouvertes gravées de runes.\r\n</text:p>
          </table:table-cell>
          <table:table-cell office:value-type="string" calcext:value-type="string">
            <text:p>Niv. 18 <text:s/>+4 <text:s text:c="8"/>85 000 PO</text:p>
          </table:table-cell>
          <table:table-cell office:value-type="string" calcext:value-type="string">
            <text:p>Pieds</text:p>
          </table:table-cell>
          <table:table-cell table:number-columns-repeated="2"/>
          <table:table-cell office:value-type="string" calcext:value-type="string">
            <text:p>Quotidien ♦ téléportation: action libre. Utilisez ce pouvoir après avoir effectué <text:s/>une attaque arcanique de zone ou de proximité. Vous vous téléportez dans une case inoccupée de l'aire d'effe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Sandale des rameaux</text:p>
          </table:table-cell>
          <table:table-cell office:value-type="string" calcext:value-type="string">
            <text:p>10+</text:p>
          </table:table-cell>
          <table:table-cell office:value-type="string" calcext:value-type="string">
            <text:p>Vous vous déplacez sans entrave à travers les sous-bois grâce à ces sandales en feuille de chêne.\r\n</text:p>
          </table:table-cell>
          <table:table-cell office:value-type="string" calcext:value-type="string">
            <text:p>Niv. 10 <text:s/>+2 <text:s text:c="10"/>5 000 PO</text:p>
          </table:table-cell>
          <table:table-cell office:value-type="string" calcext:value-type="string">
            <text:p>Pieds</text:p>
          </table:table-cell>
          <table:table-cell/>
          <table:table-cell office:value-type="string" calcext:value-type="string">
            <text:p>Vous ignorez le terrain difficile dans les forêts et les jungles. Par ailleurs, vous bénéficiez d'un bonus d'objets de +4 aux tests d'Acrobaties visant à garder l'équilibre ou réduire des dégâts de chute, ainsi qu'aux tests d'Athlétisme visant à escalader ou sauter dans les arbres.\r\n</text:p>
          </table:table-cell>
          <table:table-cell office:value-type="string" calcext:value-type="string">
            <text:p>Rencontre: action de mouvement. Les déplacements en équilibre et en escalade se font à votre VD jusqu'à la fin de votre tour de jeu. Vous ne donnez pas d'avantages de combat ce faisan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Sandales feuillefée</text:p>
          </table:table-cell>
          <table:table-cell office:value-type="string" calcext:value-type="string">
            <text:p>2+</text:p>
          </table:table-cell>
          <table:table-cell office:value-type="string" calcext:value-type="string">
            <text:p>Ces chaussures délicates présentent des feuilles de Féerie\r\n</text:p>
          </table:table-cell>
          <table:table-cell office:value-type="string" calcext:value-type="string">
            <text:p>Niv. <text:s text:c="2"/>2 <text:s/>+1 <text:s text:c="13"/>520 PO</text:p>
          </table:table-cell>
          <table:table-cell office:value-type="string" calcext:value-type="string">
            <text:p>Pieds</text:p>
          </table:table-cell>
          <table:table-cell table:number-columns-repeated="2"/>
          <table:table-cell office:value-type="string" calcext:value-type="string">
            <text:p>Quotidien ♦ téléportation: action libre. Lorsque vous chutez, <text:s/>vous vous téléportez en fait sur la surface horizontale capable de supporter votre poids la plus proche dans un rayon de 5 cases, ne subissez pas de dégâts de chute et atterrissez sur vos pied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Sandales papillon</text:p>
          </table:table-cell>
          <table:table-cell office:value-type="string" calcext:value-type="string">
            <text:p>12+</text:p>
          </table:table-cell>
          <table:table-cell office:value-type="string" calcext:value-type="string">
            <text:p>Ces confortables sandales de cuir améliorent vos mouvements aériens.\r\n</text:p>
          </table:table-cell>
          <table:table-cell office:value-type="string" calcext:value-type="string">
            <text:p>Niv. 12 <text:s/>+3 <text:s text:c="8"/>13 000 PO</text:p>
          </table:table-cell>
          <table:table-cell office:value-type="string" calcext:value-type="string">
            <text:p>Pieds</text:p>
          </table:table-cell>
          <table:table-cell/>
          <table:table-cell office:value-type="string" calcext:value-type="string">
            <text:p>Augmentez de 2 la VD en vol de vos pouvoirs et traits raciaux de vol.\r\n</text:p>
          </table:table-cell>
          <table:table-cell table:number-columns-repeated="2"/>
          <table:table-cell office:value-type="string" calcext:value-type="string">
            <text:p>Le Comptoir de l'Aventure 1</text:p>
          </table:table-cell>
          <table:table-cell office:value-type="float" office:value="1" calcext:value-type="float">
            <text:p>1</text:p>
          </table:table-cell>
          <table:table-cell table:number-columns-repeated="1013"/>
        </table:table-row>
        <table:table-row table:style-name="ro1">
          <table:table-cell office:value-type="string" calcext:value-type="string">
            <text:p>Tabis félins</text:p>
          </table:table-cell>
          <table:table-cell office:value-type="string" calcext:value-type="string">
            <text:p>8+</text:p>
          </table:table-cell>
          <table:table-cell office:value-type="string" calcext:value-type="string">
            <text:p>Ces chaussures en soie noire vous confèrent des réflexes félins lorsque vous sautez ou chutez.\r\n</text:p>
          </table:table-cell>
          <table:table-cell office:value-type="string" calcext:value-type="string">
            <text:p>Niv. <text:s text:c="2"/>8 <text:s/>+2 <text:s text:c="10"/>3 400 PO, Niv. 18 <text:s/>+4 <text:s text:c="8"/>85 000 PO, Niv. 28 <text:s/>+6 <text:s text:c="3"/>2 125 000 PO</text:p>
          </table:table-cell>
          <table:table-cell office:value-type="string" calcext:value-type="string">
            <text:p>Pieds</text:p>
          </table:table-cell>
          <table:table-cell/>
          <table:table-cell office:value-type="string" calcext:value-type="string">
            <text:p>Vous bénéficiez d'un bonus d'objet de +3 aux test d'Athlétisme visant à sauter. En cas de chute, vous ne subissez que des demi-dégâts et atterrissez toujours sur vos pieds.\r\nNiveau 18: bonus d'objet de +5.\r\nNiveau 28: bonus d'objet de +7.\r\n</text:p>
          </table:table-cell>
          <table:table-cell office:value-type="string" calcext:value-type="string">
            <text:p>Quotidien: action libre. Utilisez ce pouvoir lorsque vous chutez d'au moins 3 mètres. Vous ne subissez pas de dégâts liés à la chute et ne vous retrouvez pas à terr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de stabilité</text:p>
          </table:table-cell>
          <table:table-cell office:value-type="string" calcext:value-type="string">
            <text:p>6+</text:p>
          </table:table-cell>
          <table:table-cell office:value-type="string" calcext:value-type="string">
            <text:p>La robuste semelle de maille de ces bottes en peau de daim adhère aux surfaces les plus glissantes.\r\n</text:p>
          </table:table-cell>
          <table:table-cell office:value-type="string" calcext:value-type="string">
            <text:p>Niv. <text:s text:c="2"/>6 <text:s/>+2 <text:s text:c="10"/>1 800 PO</text:p>
          </table:table-cell>
          <table:table-cell office:value-type="string" calcext:value-type="string">
            <text:p>Pieds</text:p>
          </table:table-cell>
          <table:table-cell/>
          <table:table-cell office:value-type="string" calcext:value-type="string">
            <text:p>Vous vous déplacez normalement sur les surfaces glissantes, comme la graisse ou la glace.\r\n</text:p>
          </table:table-cell>
          <table:table-cell table:number-columns-repeated="2"/>
          <table:table-cell office:value-type="string" calcext:value-type="string">
            <text:p>Le Comptoir de l'Aventure 1</text:p>
          </table:table-cell>
          <table:table-cell office:value-type="float" office:value="1" calcext:value-type="float">
            <text:p>1</text:p>
          </table:table-cell>
          <table:table-cell table:number-columns-repeated="1013"/>
        </table:table-row>
        <table:table-row table:style-name="ro1">
          <table:table-cell office:value-type="string" calcext:value-type="string">
            <text:p>Bouclier au mille yeux</text:p>
          </table:table-cell>
          <table:table-cell office:value-type="string" calcext:value-type="string">
            <text:p>4+</text:p>
          </table:table-cell>
          <table:table-cell office:value-type="string" calcext:value-type="string">
            <text:p>Ce bouclier facetté comme l’œil d'un insecte vous avertit de certaines menaces.\r\n</text:p>
          </table:table-cell>
          <table:table-cell office:value-type="string" calcext:value-type="string">
            <text:p>Niv. <text:s text:c="2"/>4 <text:s/>+1 <text:s text:c="13"/>840 PO</text:p>
          </table:table-cell>
          <table:table-cell office:value-type="string" calcext:value-type="string">
            <text:p>Bras</text:p>
          </table:table-cell>
          <table:table-cell/>
          <table:table-cell office:value-type="string" calcext:value-type="string">
            <text:p>Vous bénéficiez d'un bonus d'objet égal à votre bonus de bouclier à la CA contre les attaques d'opportunités.\r\n</text:p>
          </table:table-cell>
          <table:table-cell office:value-type="string" calcext:value-type="string">
            <text:p>Quotidien: action mineure. Jusqu'à la fin de votre tour de jeu suivant, vous ne donnez pas d'avantage de combat lorsque vous êtes pris en tenaill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aveuglant</text:p>
          </table:table-cell>
          <table:table-cell office:value-type="string" calcext:value-type="string">
            <text:p>14+</text:p>
          </table:table-cell>
          <table:table-cell office:value-type="string" calcext:value-type="string">
            <text:p>L'attaque maladroite d'un adversaire est détournée dans un éclair aveuglant de lumière.\r\n</text:p>
          </table:table-cell>
          <table:table-cell office:value-type="string" calcext:value-type="string">
            <text:p>Niv. 14 <text:s/>+3 <text:s text:c="8"/>21 000 PO</text:p>
          </table:table-cell>
          <table:table-cell office:value-type="string" calcext:value-type="string">
            <text:p>Bras</text:p>
          </table:table-cell>
          <table:table-cell table:number-columns-repeated="2"/>
          <table:table-cell office:value-type="string" calcext:value-type="string">
            <text:p>Quotidien: réaction immédiate. Utilisez ce pouvoir quand une attaque de corps à corps vous rate. L'attaquant est aveuglé jusqu'à la fin de votre tour de jeu suivan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chatoyant</text:p>
          </table:table-cell>
          <table:table-cell office:value-type="string" calcext:value-type="string">
            <text:p>5+</text:p>
          </table:table-cell>
          <table:table-cell office:value-type="string" calcext:value-type="string">
            <text:p>Le tissu enchanté, fin mais apparemment indestructible, qui recouvre ce bouclier prévient du danger.\r\n</text:p>
          </table:table-cell>
          <table:table-cell office:value-type="string" calcext:value-type="string">
            <text:p>Niv. <text:s text:c="2"/>5 <text:s/>+1 <text:s text:c="10"/>1 000 PO, Niv. 15 <text:s/>+3 <text:s text:c="8"/>25 000 PO, Niv. 25 <text:s/>+5 <text:s text:c="6"/>625 000 PO</text:p>
          </table:table-cell>
          <table:table-cell office:value-type="string" calcext:value-type="string">
            <text:p>Bras</text:p>
          </table:table-cell>
          <table:table-cell table:number-columns-repeated="2"/>
          <table:table-cell office:value-type="string" calcext:value-type="string">
            <text:p>Quotidien: interruption immédiate. Utilisez ce pouvoir quand un allié adjacent est censé être touché par une attaque visant ses Réflexes. Cet allié bénéficie d'un bonus de pouvoir de +4 en Réflexes contre cette attaque.\r\nNiveau 15: cet allié bénéficie d'un bonus de pouvoir de +4 en Réflexes jusqu'à la fin de votre tour de jeu suivant.\r\nNiveau 25: tous les alliés qui vous sont adjacents bénéficient d'un bonus de pouvoir de +4 en Réflexes jusqu'à la fin de votre tour de jeu suivan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de bête sanguinaire</text:p>
          </table:table-cell>
          <table:table-cell office:value-type="string" calcext:value-type="string">
            <text:p>5+</text:p>
          </table:table-cell>
          <table:table-cell office:value-type="string" calcext:value-type="string">
            <text:p>Ce bouclier recouvert d'une peau d'ours décorée d'une tête de loup confère à vos alliés la robustesse des bêtes sauvages.\r\n</text:p>
          </table:table-cell>
          <table:table-cell office:value-type="string" calcext:value-type="string">
            <text:p>Niv. <text:s text:c="2"/>5 <text:s/>+1 <text:s text:c="10"/>1 000 PO, Niv. 15 <text:s/>+3 <text:s text:c="8"/>25 000 PO, Niv. 25 <text:s/>+5 <text:s text:c="6"/>625 000 PO</text:p>
          </table:table-cell>
          <table:table-cell office:value-type="string" calcext:value-type="string">
            <text:p>Bras</text:p>
          </table:table-cell>
          <table:table-cell table:number-columns-repeated="2"/>
          <table:table-cell office:value-type="string" calcext:value-type="string">
            <text:p>Quotidien: interruption immédiate. Utilisez ce pouvoir quand une attaque visant la Vigueur touche un allié qui vous est adjacent. Cet allié bénéficie d'un bonus de pouvoir de +4 en Vigueur contre cette attaque.\r\nNiveau 15: cet allié bénéficie d'un bonus de pouvoir de +4 en Vigueur jusqu'à la fin de votre tour de jeu suivant.\r\nNiveau 25: tous les alliés qui vous sont adjacents bénéficient d'un bonus de pouvoir de +4 en Vigueur jusqu'à la fin de votre tour de jeu suivan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d'acier céleste</text:p>
          </table:table-cell>
          <table:table-cell office:value-type="string" calcext:value-type="string">
            <text:p>9+</text:p>
          </table:table-cell>
          <table:table-cell office:value-type="string" calcext:value-type="string">
            <text:p>Ce bel écu d'acier scintille d'une lumière qui jaillit au moment opportun pour protéger vos alliés.\r\n</text:p>
          </table:table-cell>
          <table:table-cell office:value-type="string" calcext:value-type="string">
            <text:p>Niv. <text:s text:c="2"/>9 <text:s/>+2 <text:s text:c="10"/>4 200 PO, Niv. 19 <text:s/>+4 <text:s text:c="6"/>105 000 PO, Niv. 29 <text:s/>+6 <text:s text:c="3"/>2 625 000 PO</text:p>
          </table:table-cell>
          <table:table-cell office:value-type="string" calcext:value-type="string">
            <text:p>Bras</text:p>
          </table:table-cell>
          <table:table-cell table:number-columns-repeated="2"/>
          <table:table-cell office:value-type="string" calcext:value-type="string">
            <text:p>Quotidien: réaction immédiate. Utilisez ce pouvoir quand un allié adjacent est touché par une attaque. Jusqu'à la fin de la rencontre, cet allié bénéficie d'un bonus de pouvoir de +1 à la défense visé par cette attaque.\r\nNiveau 15: bonus de pouvoir de +2.\r\nNiveau 25: bonus de pouvoir de +3.\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de fer froid</text:p>
          </table:table-cell>
          <table:table-cell office:value-type="string" calcext:value-type="string">
            <text:p>5+</text:p>
          </table:table-cell>
          <table:table-cell office:value-type="string" calcext:value-type="string">
            <text:p>Grâce à ce lourd bouclier de fer, vous pouvez protéger l'esprit d'un allié.\r\n</text:p>
          </table:table-cell>
          <table:table-cell office:value-type="string" calcext:value-type="string">
            <text:p>Niv. <text:s text:c="2"/>5 <text:s/>+1 <text:s text:c="10"/>1 000 PO, Niv. 15 <text:s/>+3 <text:s text:c="8"/>25 000 PO, Niv. 25 <text:s/>+5 <text:s text:c="6"/>625 000 PO</text:p>
          </table:table-cell>
          <table:table-cell office:value-type="string" calcext:value-type="string">
            <text:p>Bras</text:p>
          </table:table-cell>
          <table:table-cell table:number-columns-repeated="2"/>
          <table:table-cell office:value-type="string" calcext:value-type="string">
            <text:p>Quotidien: interruption immédiate. Utilisez ce pouvoir quand une attaque visant la volonté est censée toucher un allié qui vous est adjacent. Cet allié bénéficie d'un bonus de pouvoir de +4 en Volonté contre cette attaque.\r\nNiveau 15: cet allié bénéficie d'un bonus de pouvoir de +4 en Volonté jusqu'à la fin de votre tour de jeu suivant.\r\nNiveau 25: tous les alliés qui vous sont adjacents bénéficient d'un bonus de pouvoir de +4 en Volonté jusqu'à la fin de votre tour de jeu suivan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d'encaissement</text:p>
          </table:table-cell>
          <table:table-cell office:value-type="string" calcext:value-type="string">
            <text:p>17+</text:p>
          </table:table-cell>
          <table:table-cell office:value-type="string" calcext:value-type="string">
            <text:p>La meilleur attaque est parfois une bonne défense.\r\n</text:p>
          </table:table-cell>
          <table:table-cell office:value-type="string" calcext:value-type="string">
            <text:p>Niv. 17 <text:s/>+4 <text:s text:c="8"/>65 000 PO, Niv. 27 <text:s/>+6 <text:s text:c="3"/>1 625 000 PO</text:p>
          </table:table-cell>
          <table:table-cell office:value-type="string" calcext:value-type="string">
            <text:p>Bras</text:p>
          </table:table-cell>
          <table:table-cell table:number-columns-repeated="2"/>
          <table:table-cell office:value-type="string" calcext:value-type="string">
            <text:p>Quotidien: action mineure. Vous bénéficiez d'une résistance 5 à tous les dégâts contre les attaques de corps à corps jusqu'à la fin de la rencontre.\r\nNiveau 27: résistance 10 à tous les dégâts contre les attaques de corps à corp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de garde draconique</text:p>
          </table:table-cell>
          <table:table-cell office:value-type="string" calcext:value-type="string">
            <text:p>8+</text:p>
          </table:table-cell>
          <table:table-cell office:value-type="string" calcext:value-type="string">
            <text:p>Ce bouclier de platine a le pouvoir de diminuer la force d'un coup mortel\r\n</text:p>
          </table:table-cell>
          <table:table-cell office:value-type="string" calcext:value-type="string">
            <text:p>Niv. <text:s text:c="2"/>8 <text:s/>+2 <text:s text:c="10"/>3 400 PO, Niv. 18 <text:s/>+4 <text:s text:c="8"/>85 000 PO</text:p>
          </table:table-cell>
          <table:table-cell office:value-type="string" calcext:value-type="string">
            <text:p>Bras</text:p>
          </table:table-cell>
          <table:table-cell table:number-columns-repeated="2"/>
          <table:table-cell office:value-type="string" calcext:value-type="string">
            <text:p>Quotidien: interruption immédiate. Utilisez ce pouvoir quand vous subissez un coup critique. L'attaque prend la forme d'un coup normal.\r\nNiveau 18: utilisez ce pouvoir quand vous ou un allié adjacent subissez un coup critiqu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d'extinction</text:p>
          </table:table-cell>
          <table:table-cell office:value-type="string" calcext:value-type="string">
            <text:p>6+</text:p>
          </table:table-cell>
          <table:table-cell office:value-type="string" calcext:value-type="string">
            <text:p>Ce bouclier chatoie de nuances or et rubis tandis qu'il absorbe le jet de flammes qui vous visait.\r\n</text:p>
          </table:table-cell>
          <table:table-cell office:value-type="string" calcext:value-type="string">
            <text:p>Niv. <text:s text:c="2"/>6 <text:s/>+2 <text:s text:c="10"/>1 800 PO, Niv. 16 <text:s/>+4 <text:s text:c="8"/>45 000 PO, Niv. 26 <text:s/>+6 <text:s text:c="3"/>1 125 000 PO</text:p>
          </table:table-cell>
          <table:table-cell office:value-type="string" calcext:value-type="string">
            <text:p>Bras</text:p>
          </table:table-cell>
          <table:table-cell/>
          <table:table-cell office:value-type="string" calcext:value-type="string">
            <text:p>Vous bénéficiez d'un résistance au feu 5.\r\nNiveau 16: résistance au feu 10.\r\nNiveau 26: résistance au feu 15.\r\n</text:p>
          </table:table-cell>
          <table:table-cell office:value-type="string" calcext:value-type="string">
            <text:p>Quotidien: interruption immédiate. Utilisez ce pouvoir quand un allié adjacent subit des dégâts de feu. Vous lui conférez une résistance au feu 10 jusqu'à la fin de votre tour de jeu suivant.\r\nNiveau 16: résistance au feu 20.\r\nNiveau 26: résistance au feu 30.\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de la manticore</text:p>
          </table:table-cell>
          <table:table-cell office:value-type="string" calcext:value-type="string">
            <text:p>8+</text:p>
          </table:table-cell>
          <table:table-cell office:value-type="string" calcext:value-type="string">
            <text:p>Ce bouclier frappé de l'emblème d'une manticore grondante projette une volée de piquants à votre commandements.\r\n</text:p>
          </table:table-cell>
          <table:table-cell office:value-type="string" calcext:value-type="string">
            <text:p>Niv. <text:s text:c="2"/>8 <text:s/>+2 <text:s text:c="10"/>3 400 PO, Niv. 18 <text:s/>+4 <text:s text:c="8"/>85 000 PO, Niv. 28 <text:s/>+6 <text:s text:c="3"/>2 125 000 PO</text:p>
          </table:table-cell>
          <table:table-cell office:value-type="string" calcext:value-type="string">
            <text:p>Bras</text:p>
          </table:table-cell>
          <table:table-cell table:number-columns-repeated="2"/>
          <table:table-cell office:value-type="string" calcext:value-type="string">
            <text:p>Quotidien: action simple. Effectuez une attaque: explosion de zone 1 à 10 cases ou moins; Dextérité +2 contre CA; en cas de succès, la cible subit 1d8 + modificateur de Force dégâts.\r\nNiveau 18: Dextérité +4 contre CA; 2d8 + modificateur de Force dégâts.\r\nNiveau 28: Dextérité +6 contre CA; 3d10 + modificateur de Force dégâts.\r\n</text:p>
          </table:table-cell>
          <table:table-cell office:value-type="string" calcext:value-type="string">
            <text:p>Vérifier Force/Dextérité\r\n</text:p>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de lancer</text:p>
          </table:table-cell>
          <table:table-cell office:value-type="string" calcext:value-type="string">
            <text:p>6+</text:p>
          </table:table-cell>
          <table:table-cell office:value-type="string" calcext:value-type="string">
            <text:p>Lorsqu'il est lancé, ce bouclier frappe puissamment sa cible.\r\n</text:p>
          </table:table-cell>
          <table:table-cell office:value-type="string" calcext:value-type="string">
            <text:p>Niv. <text:s text:c="2"/>6 <text:s/>+2 <text:s text:c="10"/>1 800 PO, Niv. 16 <text:s/>+4 <text:s text:c="8"/>45 000 PO, Niv. 26 <text:s/>+6 <text:s text:c="3"/>1 125 000 PO</text:p>
          </table:table-cell>
          <table:table-cell office:value-type="string" calcext:value-type="string">
            <text:p>Bras</text:p>
          </table:table-cell>
          <table:table-cell table:number-columns-repeated="2"/>
          <table:table-cell office:value-type="string" calcext:value-type="string">
            <text:p>À volonté: action simple. Effectuez une attaque: distance 10; Force +2 contre CA; en cas de succès, la cible subit 1d8 + modificateur de Force dégâts. Le bouclier revient automatiquement dans votre main après l'attaque.\r\nNiveau 16: Force +4 contre CA; 2d8 + modificateur de Force dégâts.\r\nNiveau 26: Force +6 contre CA; 3d8 + modificateur de Force dégâts.\r\nQuotidien: action libre. Utilisez ce pouvoir après avoir touché une cible avec l'attaque à distance du bouclier. La cible est poussée de 1 case.\r\nNiveau 16: la cible est poussée de 1 case et se retrouve à terre.\r\nNiveau 26: la cible est poussée de 1 case, se retrouve à terre et est hébétée jusqu'à la fin de la rencontr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de mithral</text:p>
          </table:table-cell>
          <table:table-cell office:value-type="string" calcext:value-type="string">
            <text:p>8+</text:p>
          </table:table-cell>
          <table:table-cell office:value-type="string" calcext:value-type="string">
            <text:p>Ce bouclier qui semble fait d'argent poli reflète intensément la lumière.\r\n</text:p>
          </table:table-cell>
          <table:table-cell office:value-type="string" calcext:value-type="string">
            <text:p>Niv. <text:s text:c="2"/>8 <text:s/>+2 <text:s text:c="10"/>3 400 PO, Niv. 18 <text:s/>+4 <text:s text:c="8"/>85 000 PO, Niv. 28 <text:s/>+6 <text:s text:c="3"/>2 125 000 PO</text:p>
          </table:table-cell>
          <table:table-cell office:value-type="string" calcext:value-type="string">
            <text:p>Bras</text:p>
          </table:table-cell>
          <table:table-cell/>
          <table:table-cell office:value-type="string" calcext:value-type="string">
            <text:p>Lorsque vous êtes touché par une attaque accompagnée du mot-clé radiant, l'attaquant subit 2 dégâts radiants.\r\nNiveau 18: 5 dégâts radiants.\r\nNiveau 28: 10 dégâts radiants.\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de noirefeuilles</text:p>
          </table:table-cell>
          <table:table-cell office:value-type="string" calcext:value-type="string">
            <text:p>2+</text:p>
          </table:table-cell>
          <table:table-cell office:value-type="string" calcext:value-type="string">
            <text:p>Les arbres-tombes de Gisombre fournissent les branches tressées et les feuilles noires qui composent ce bouclier.\r\n</text:p>
          </table:table-cell>
          <table:table-cell office:value-type="string" calcext:value-type="string">
            <text:p>Niv. <text:s text:c="2"/>2 <text:s/>+1 <text:s text:c="13"/>520 PO, Niv. 12 <text:s/>+3 <text:s text:c="8"/>13 000 PO, Niv. 22 <text:s/>+5 <text:s text:c="6"/>325 000 PO</text:p>
          </table:table-cell>
          <table:table-cell office:value-type="string" calcext:value-type="string">
            <text:p>Bras</text:p>
          </table:table-cell>
          <table:table-cell/>
          <table:table-cell office:value-type="string" calcext:value-type="string">
            <text:p>Lors de chaque rencontre, vous bénéficiez d'un bonus d'objet de +1 à la CA durant le round de surprise et le round qui le suit.\r\nNiveau 12: bonus d'objet de +2.\r\nNiveau 22: bonus d'objet de +3.\r\n</text:p>
          </table:table-cell>
          <table:table-cell table:number-columns-repeated="2"/>
          <table:table-cell office:value-type="string" calcext:value-type="string">
            <text:p>Le Comptoir de l'Aventure 1</text:p>
          </table:table-cell>
          <table:table-cell office:value-type="float" office:value="1" calcext:value-type="float">
            <text:p>1</text:p>
          </table:table-cell>
          <table:table-cell table:number-columns-repeated="1013"/>
        </table:table-row>
        <table:table-row table:style-name="ro1">
          <table:table-cell office:value-type="string" calcext:value-type="string">
            <text:p>Bouclier de renversement.</text:p>
          </table:table-cell>
          <table:table-cell office:value-type="string" calcext:value-type="string">
            <text:p>9+</text:p>
          </table:table-cell>
          <table:table-cell office:value-type="string" calcext:value-type="string">
            <text:p>Ce bouclier d'apparence quelconque se révèle étonnamment solide quand vous l'utilisez pour jeter un adversaire à terre.\r\n</text:p>
          </table:table-cell>
          <table:table-cell office:value-type="string" calcext:value-type="string">
            <text:p>Niv. <text:s text:c="2"/>9 <text:s/>+2 <text:s text:c="10"/>4 200 PO</text:p>
          </table:table-cell>
          <table:table-cell office:value-type="string" calcext:value-type="string">
            <text:p>Bras</text:p>
          </table:table-cell>
          <table:table-cell table:number-columns-repeated="2"/>
          <table:table-cell office:value-type="string" calcext:value-type="string">
            <text:p>Rencontre: réaction immédiate. Utilisez ce pouvoir quand une attaque de corps à corps vous touchez. L'attaquant se retrouve à terr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de soutien</text:p>
          </table:table-cell>
          <table:table-cell office:value-type="string" calcext:value-type="string">
            <text:p>9+</text:p>
          </table:table-cell>
          <table:table-cell office:value-type="string" calcext:value-type="string">
            <text:p>Ce solide bouclier d'acier protège celui qui est en péril.\r\n</text:p>
          </table:table-cell>
          <table:table-cell office:value-type="string" calcext:value-type="string">
            <text:p>Niv. <text:s text:c="2"/>9 <text:s/>+2 <text:s text:c="10"/>4 200 PO, Niv. 19 <text:s/>+4 <text:s text:c="6"/>105 000 PO, Niv. 29 <text:s/>+6 <text:s text:c="3"/>2 625 000 PO</text:p>
          </table:table-cell>
          <table:table-cell office:value-type="string" calcext:value-type="string">
            <text:p>Bras</text:p>
          </table:table-cell>
          <table:table-cell table:number-columns-repeated="2"/>
          <table:table-cell office:value-type="string" calcext:value-type="string">
            <text:p>Quotidien: action mineure. Jusqu'à la fin de la votre tour de jeu suivant, vous ou un allié adjacent bénéficiez d'une résistance 5 à tous les dégâts. Ce pouvoir ne peut affecter qu'une cible qui est en péril.\r\nNiveau 19: résistance 10 à tous les dégâts.\r\nNiveau 29: résistance 15 à tous les dégât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de vétéran</text:p>
          </table:table-cell>
          <table:table-cell office:value-type="string" calcext:value-type="string">
            <text:p>4+</text:p>
          </table:table-cell>
          <table:table-cell office:value-type="string" calcext:value-type="string">
            <text:p>Ce bouclier couvert de runes naines et draconiques aide les alliés gravement blessés.\r\n</text:p>
          </table:table-cell>
          <table:table-cell office:value-type="string" calcext:value-type="string">
            <text:p>Niv. <text:s text:c="2"/>4 <text:s/>+1 <text:s text:c="13"/>840 PO, Niv. 14 <text:s/>+3 <text:s text:c="8"/>21 000 PO, Niv. 24 <text:s/>+5 <text:s text:c="6"/>525 000 PO</text:p>
          </table:table-cell>
          <table:table-cell office:value-type="string" calcext:value-type="string">
            <text:p>Bras</text:p>
          </table:table-cell>
          <table:table-cell table:number-columns-repeated="2"/>
          <table:table-cell office:value-type="string" calcext:value-type="string">
            <text:p>Quotidien ♦ guérison: action libre. Utilisez ce pouvoir quand un allié adjacent regagne des points de vie. Cet allié regagne des points de vie supplémentaires comme s'il avait dépensé une récupération.\r\nNiveau 14: 2d8 points de vie.\r\nNiveau 24: 3d8 points de vie.\r\n</text:p>
          </table:table-cell>
          <table:table-cell office:value-type="string" calcext:value-type="string">
            <text:p>Vérifier bonus dans les niveaux supérieurs\r\n</text:p>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des montagnes.</text:p>
          </table:table-cell>
          <table:table-cell office:value-type="string" calcext:value-type="string">
            <text:p>4+</text:p>
          </table:table-cell>
          <table:table-cell office:value-type="string" calcext:value-type="string">
            <text:p>Gravé de runes naines et d'images de montagnes, ce bouclier empêche vos alliés de se retrouver dans des situations périlleuses.\r\n</text:p>
          </table:table-cell>
          <table:table-cell office:value-type="string" calcext:value-type="string">
            <text:p>Niv. <text:s text:c="2"/>4 <text:s/>+1 <text:s text:c="13"/>840 PO, Niv. 14 <text:s/>+3 <text:s text:c="8"/>21 000 PO</text:p>
          </table:table-cell>
          <table:table-cell office:value-type="string" calcext:value-type="string">
            <text:p>Bras</text:p>
          </table:table-cell>
          <table:table-cell table:number-columns-repeated="2"/>
          <table:table-cell office:value-type="string" calcext:value-type="string">
            <text:p>Rencontre: action mineure. Il est impossible de pousser, tirer ou faire glisser les alliés qui vous sont adjacents jusqu'à la fin de votre tour de jeu suivant.\r\nNiveau 14: l'effet concerne les alliés situés dans un rayon de 2 case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des ombres</text:p>
          </table:table-cell>
          <table:table-cell office:value-type="string" calcext:value-type="string">
            <text:p>9+</text:p>
          </table:table-cell>
          <table:table-cell office:value-type="string" calcext:value-type="string">
            <text:p>Ce bouclier d'un noir d'encre camoufle vos proches alliés.\r\n</text:p>
          </table:table-cell>
          <table:table-cell office:value-type="string" calcext:value-type="string">
            <text:p>Niv. <text:s text:c="2"/>9 <text:s/>+2 <text:s text:c="10"/>4 200 PO, Niv. 19 <text:s/>+4 <text:s text:c="6"/>105 000 PO, Niv. 29 <text:s/>+6 <text:s text:c="3"/>2 625 000 PO</text:p>
          </table:table-cell>
          <table:table-cell office:value-type="string" calcext:value-type="string">
            <text:p>Bras</text:p>
          </table:table-cell>
          <table:table-cell table:number-columns-repeated="2"/>
          <table:table-cell office:value-type="string" calcext:value-type="string">
            <text:p>Rencontre: action mineure. Un allié adjacent dispose d'un camouflage jusqu'au début de votre tour de jeu suivant.\r\nNiveau 19 ou 29: tous les alliés adjacents disposent d'un camouflage jusqu'au début de votre tour de jeu suivan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du gardien</text:p>
          </table:table-cell>
          <table:table-cell office:value-type="string" calcext:value-type="string">
            <text:p>2+</text:p>
          </table:table-cell>
          <table:table-cell office:value-type="string" calcext:value-type="string">
            <text:p>Ce bouclier en chêne peut protéger un allié tout en vous protégeant vous même.\r\n</text:p>
          </table:table-cell>
          <table:table-cell office:value-type="string" calcext:value-type="string">
            <text:p>Niv. <text:s text:c="2"/>2 <text:s/>+1 <text:s text:c="13"/>520 PO, Niv. 12 <text:s/>+3 <text:s text:c="8"/>13 000 PO, Niv. 22 <text:s/>+5 <text:s text:c="6"/>325 000 PO</text:p>
          </table:table-cell>
          <table:table-cell office:value-type="string" calcext:value-type="string">
            <text:p>Bras</text:p>
          </table:table-cell>
          <table:table-cell table:number-columns-repeated="2"/>
          <table:table-cell office:value-type="string" calcext:value-type="string">
            <text:p>Quotidien: action mineure. Un allié adjacent bénéficiez d'un bonus de pouvoir de +1 à la CA jusqu'à la fin de la rencontre.\r\nNiveau 12: bonus de pouvoir de +2 à la CA.\r\nNiveau 22: bonus de pouvoir de +3 à la CA.\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du guérisseur</text:p>
          </table:table-cell>
          <table:table-cell office:value-type="string" calcext:value-type="string">
            <text:p>10+</text:p>
          </table:table-cell>
          <table:table-cell office:value-type="string" calcext:value-type="string">
            <text:p>Ce bouclier ne fait pas que parer les coups, il renforce aussi les pouvoirs de guérison.\r\n</text:p>
          </table:table-cell>
          <table:table-cell office:value-type="string" calcext:value-type="string">
            <text:p>Niv. 10 <text:s/>+2 <text:s text:c="10"/>5 000 PO, Niv. 20 <text:s/>+4 <text:s text:c="6"/>125 000 PO, Niv. 30 <text:s/>+6 <text:s text:c="3"/>3 125 000 PO</text:p>
          </table:table-cell>
          <table:table-cell office:value-type="string" calcext:value-type="string">
            <text:p>Bras</text:p>
          </table:table-cell>
          <table:table-cell table:number-columns-repeated="2"/>
          <table:table-cell office:value-type="string" calcext:value-type="string">
            <text:p>Quotidien ♦ guérison: action libre. Utilisez ce pouvoir quand vous ou un allié situé dans votre ligne de mire regagnez des points de vie. Vous ou cet allié tirez le maximum possible de points de vie supplémentaires égal à votre modificateur de Sagesse ou de Charisme, au choix.\r\nNiveau 20: doublez votre modificateur de caractéristique pour déterminer le nombre de points de vie.\r\nNiveau 30: ce pouvoir devient un pouvoir de rencontr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du sang versé</text:p>
          </table:table-cell>
          <table:table-cell office:value-type="string" calcext:value-type="string">
            <text:p>9+</text:p>
          </table:table-cell>
          <table:table-cell office:value-type="string" calcext:value-type="string">
            <text:p>Ce bouclier de bois semble recouvert de sang humide et vous protège lorsque vous êtes gravement blessé.\r\n</text:p>
          </table:table-cell>
          <table:table-cell office:value-type="string" calcext:value-type="string">
            <text:p>Niv. <text:s text:c="2"/>9 <text:s/>+2 <text:s text:c="10"/>4 200 PO, Niv. 19 <text:s/>+4 <text:s text:c="6"/>105 000 PO, Niv. 29 <text:s/>+6 <text:s text:c="3"/>2 625 000 PO</text:p>
          </table:table-cell>
          <table:table-cell office:value-type="string" calcext:value-type="string">
            <text:p>Bras</text:p>
          </table:table-cell>
          <table:table-cell table:number-columns-repeated="2"/>
          <table:table-cell office:value-type="string" calcext:value-type="string">
            <text:p>Quotidien: action mineure. Utilisez ce pouvoir lorsque vous êtes en péril. Vous bénéficiez d'une résistance 2 à tous les dégâts jusqu'à la fin de la rencontre ou jusqu'à ce que vous ne soyez plus en péril (dès que l'une de ces deux condition est remplie).\r\nNiveau 19: résistance 5 à tous les dégâts.\r\nNiveau 29: résistance 8 à tous les dégât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ensorcelé</text:p>
          </table:table-cell>
          <table:table-cell office:value-type="string" calcext:value-type="string">
            <text:p>14+</text:p>
          </table:table-cell>
          <table:table-cell office:value-type="string" calcext:value-type="string">
            <text:p>Ce bouclier gravé de runes peut arbitrer un allié contre une attaque de zone.\r\n</text:p>
          </table:table-cell>
          <table:table-cell office:value-type="string" calcext:value-type="string">
            <text:p>Niv. 14 <text:s/>+3 <text:s text:c="8"/>21 000 PO</text:p>
          </table:table-cell>
          <table:table-cell office:value-type="string" calcext:value-type="string">
            <text:p>Bras</text:p>
          </table:table-cell>
          <table:table-cell table:number-columns-repeated="2"/>
          <table:table-cell office:value-type="string" calcext:value-type="string">
            <text:p>Quotidien: interruption immédiate. Utilisez ce pouvoir quand une attaque de zone ou de proximité vous vise. Une case adjacente située dans la zone d'effet n'est pas affectée par l'attaqu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flottant</text:p>
          </table:table-cell>
          <table:table-cell office:value-type="string" calcext:value-type="string">
            <text:p>1+</text:p>
          </table:table-cell>
          <table:table-cell office:value-type="string" calcext:value-type="string">
            <text:p>Ce bouclier émaillé d'images de vagues facilite vos déplacements dans l'eau.\r\n</text:p>
          </table:table-cell>
          <table:table-cell office:value-type="string" calcext:value-type="string">
            <text:p>Niv. <text:s text:c="2"/>1 <text:s/>+1 <text:s text:c="13"/>360 PO</text:p>
          </table:table-cell>
          <table:table-cell office:value-type="string" calcext:value-type="string">
            <text:p>Bras</text:p>
          </table:table-cell>
          <table:table-cell/>
          <table:table-cell office:value-type="string" calcext:value-type="string">
            <text:p>Vous ne coulez jamais sous la surface d'un liquide (à moins de le vouloir). Vous bénéficiez également d'un bonus d'objet de +3 aux tests d'Athlétisme pour nager ainsi qu'aux tests d'Endurance visant à nager plus d'une heure d'affilée. Enfin, vous pouvez nager à votre VD en surface (mais pas sous l'eau).\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garde-sang</text:p>
          </table:table-cell>
          <table:table-cell office:value-type="string" calcext:value-type="string">
            <text:p>2+</text:p>
          </table:table-cell>
          <table:table-cell office:value-type="string" calcext:value-type="string">
            <text:p>Alors que l'arme de votre adversaire mord votre chair, ce bouclier de bronze brille d'un éclat rouge et vous enveloppe de son aura protectrice.\r\n</text:p>
          </table:table-cell>
          <table:table-cell office:value-type="string" calcext:value-type="string">
            <text:p>Niv. <text:s text:c="2"/>2 <text:s/>+1 <text:s text:c="13"/>520 PO, Niv. 12 <text:s/>+3 <text:s text:c="8"/>13 000 PO, Niv. 22 <text:s/>+5 <text:s text:c="6"/>325 000 PO</text:p>
          </table:table-cell>
          <table:table-cell office:value-type="string" calcext:value-type="string">
            <text:p>Bras</text:p>
          </table:table-cell>
          <table:table-cell table:number-columns-repeated="2"/>
          <table:table-cell office:value-type="string" calcext:value-type="string">
            <text:p>Quotidien: interruption immédiate. Utilisez ce pouvoir quand vous subissez un coup critique. Vous bénéficiez d'une résistance 5 à tous les dégâts jusqu'à la fin de votre tour de jeu suivant.\r\nNiveau 12: résistance 10 à tous les dégâts.\r\nNiveau 22: résistance 15 à tous les dégât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hypnotique</text:p>
          </table:table-cell>
          <table:table-cell office:value-type="string" calcext:value-type="string">
            <text:p>14+</text:p>
          </table:table-cell>
          <table:table-cell office:value-type="string" calcext:value-type="string">
            <text:p>Le motif en spirale qui orne ce bouclier rond hypnotise les adversaires imprudents.\r\n</text:p>
          </table:table-cell>
          <table:table-cell office:value-type="string" calcext:value-type="string">
            <text:p>Niv. 14 <text:s/>+3 <text:s text:c="8"/>21 000 PO</text:p>
          </table:table-cell>
          <table:table-cell office:value-type="string" calcext:value-type="string">
            <text:p>Bras</text:p>
          </table:table-cell>
          <table:table-cell table:number-columns-repeated="2"/>
          <table:table-cell office:value-type="string" calcext:value-type="string">
            <text:p>Quotidien: réaction immédiate. Utilisez ce pouvoir quand une attaque de corps à corps vous rate. L'attaquant est hébété (sauvegarde annule). L'effet s'achève si vous n'êtes plus adjacent à l'attaquant à la fin de votre tour de jeu, ou si l'attaquant ne peut plus vous voir.\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muraille</text:p>
          </table:table-cell>
          <table:table-cell office:value-type="string" calcext:value-type="string">
            <text:p>13+</text:p>
          </table:table-cell>
          <table:table-cell office:value-type="string" calcext:value-type="string">
            <text:p>Apprécié des nains, ce bouclier peut créer un mur de pierre temporaire.\r\n</text:p>
          </table:table-cell>
          <table:table-cell office:value-type="string" calcext:value-type="string">
            <text:p>Niv. 13 <text:s/>+3 <text:s text:c="8"/>17 000 PO, Niv. 23 <text:s/>+5 <text:s text:c="6"/>425 000 PO</text:p>
          </table:table-cell>
          <table:table-cell office:value-type="string" calcext:value-type="string">
            <text:p>Bras</text:p>
          </table:table-cell>
          <table:table-cell table:number-columns-repeated="2"/>
          <table:table-cell office:value-type="string" calcext:value-type="string">
            <text:p>Quotidien ♦ invocation: action simple. Vous créer un mur de pierre (mur 3 à 5 cases ou moins) qui occupe des cases contiguës et reste en place pendant 1 heure. Vous ne pouvez créer de mur dans une case occupée. Le mur peut faire jusqu'à 3 cases de long et 2 cases de haut. Une case de mur peut être détruite en l'attaquant (CA 5, Vigueur 10, Réflexes 5, 40 pv). Un test de Force DD 35 permet de détruire une case de mur.\r\nNiveau 23: mur 5 à 10 cases ou moins; jusqu'à 5 cases de long et 2 cases de haut; une case de mur a 80 points de vi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pélorien</text:p>
          </table:table-cell>
          <table:table-cell office:value-type="string" calcext:value-type="string">
            <text:p>7+</text:p>
          </table:table-cell>
          <table:table-cell office:value-type="string" calcext:value-type="string">
            <text:p>Ce bouclier de bronze étincelant recycle l'énergie d'une attaque ratée pour nourrir votre prochain coup.\r\n</text:p>
          </table:table-cell>
          <table:table-cell office:value-type="string" calcext:value-type="string">
            <text:p>Niv. <text:s text:c="2"/>7 <text:s/>+2 <text:s text:c="10"/>2 600 PO, Niv. 17 <text:s/>+4 <text:s text:c="8"/>65 000 PO, Niv. 27 <text:s/>+6 <text:s text:c="3"/>1 625 000 PO</text:p>
          </table:table-cell>
          <table:table-cell office:value-type="string" calcext:value-type="string">
            <text:p>Bras</text:p>
          </table:table-cell>
          <table:table-cell/>
          <table:table-cell office:value-type="string" calcext:value-type="string">
            <text:p>Lorsqu'une attaque accompagnée des mots clés feu ou radiant vous rate, la prochaine attaque de corps à corps que vous réussissez avant la fin de votre tour de jeu suivant inflige 2 dégâts radiants supplémentaires.\r\nNiveau 17: 5 dégâts radiants.\r\nNiveau 27: 10 dégâts radiants.\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rasoir</text:p>
          </table:table-cell>
          <table:table-cell office:value-type="string" calcext:value-type="string">
            <text:p>2+</text:p>
          </table:table-cell>
          <table:table-cell office:value-type="string" calcext:value-type="string">
            <text:p>Ce bouclier rond bordé de lames est autant une arme qu'un équipement défensif.\r\n</text:p>
          </table:table-cell>
          <table:table-cell office:value-type="string" calcext:value-type="string">
            <text:p>Niv. <text:s text:c="2"/>2 <text:s/>+1 <text:s text:c="13"/>520 PO, Niv. 12 <text:s/>+3 <text:s text:c="8"/>13 000 PO, Niv. 22 <text:s/>+5 <text:s text:c="6"/>325 000 PO</text:p>
          </table:table-cell>
          <table:table-cell office:value-type="string" calcext:value-type="string">
            <text:p>Bras</text:p>
          </table:table-cell>
          <table:table-cell table:number-columns-repeated="2"/>
          <table:table-cell office:value-type="string" calcext:value-type="string">
            <text:p>Quotidien: réaction immédiate. Utilisez ce pouvoir lorsqu'une attaque de corps à corps vous touche. L'attaquant subit 1d8 + modificateur de Constitution Dégâts.\r\nNiveau 12: 2d8 + modificateur de Constitution dégâts.\r\nNiveau 22: ce pouvoir devient un pouvoir de rencontr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réflecteur</text:p>
          </table:table-cell>
          <table:table-cell office:value-type="string" calcext:value-type="string">
            <text:p>27+</text:p>
          </table:table-cell>
          <table:table-cell office:value-type="string" calcext:value-type="string">
            <text:p>Une mauvaise surprise attend ceux qui vous attaquent lorsque vous portez ce bouclier ressemblant à un miroir.\r\n</text:p>
          </table:table-cell>
          <table:table-cell office:value-type="string" calcext:value-type="string">
            <text:p>Niv. 27 <text:s/>+6 <text:s text:c="3"/>1 625 000 PO</text:p>
          </table:table-cell>
          <table:table-cell office:value-type="string" calcext:value-type="string">
            <text:p>Bras</text:p>
          </table:table-cell>
          <table:table-cell table:number-columns-repeated="2"/>
          <table:table-cell office:value-type="string" calcext:value-type="string">
            <text:p>Quotidien: réaction immédiate. Utilisez ce pouvoir quand une attaque visant votre CA ou vos Réflexes vous rate. La source de l'attaque effectue un nouveau jet d'attaque contre sa propre défense. En cas de succès, l'attaquant subit les dégâts et effets de son attaqu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ricochet</text:p>
          </table:table-cell>
          <table:table-cell office:value-type="string" calcext:value-type="string">
            <text:p>12+</text:p>
          </table:table-cell>
          <table:table-cell office:value-type="string" calcext:value-type="string">
            <text:p>Ce bouclier aux angles étranges et improbables a la cruelle propriété de détourner les attaques à distances.\r\n</text:p>
          </table:table-cell>
          <table:table-cell office:value-type="string" calcext:value-type="string">
            <text:p>Niv. 12 <text:s/>+3 <text:s text:c="8"/>13 000 PO</text:p>
          </table:table-cell>
          <table:table-cell office:value-type="string" calcext:value-type="string">
            <text:p>Bras</text:p>
          </table:table-cell>
          <table:table-cell table:number-columns-repeated="2"/>
          <table:table-cell office:value-type="string" calcext:value-type="string">
            <text:p>Quotidien: réaction immédiate. Utilisez ce pouvoir quand une attaque à distance visant la CA vous rate. La source de l'attaque effectue un nouveau jet d'attaque contre une cible différente de votre choix située dans un rayon de 10 cases de vous. En cas de succès, cette cible subit les dégâts et effets de l'attaqu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taurin</text:p>
          </table:table-cell>
          <table:table-cell office:value-type="string" calcext:value-type="string">
            <text:p>12+</text:p>
          </table:table-cell>
          <table:table-cell office:value-type="string" calcext:value-type="string">
            <text:p>Ce bouclier de corne vous permet de charger vos ennemis avec la férocité d'un taureau.\r\n</text:p>
          </table:table-cell>
          <table:table-cell office:value-type="string" calcext:value-type="string">
            <text:p>Niv. 12 <text:s/>+3 <text:s text:c="8"/>13 000 PO</text:p>
          </table:table-cell>
          <table:table-cell office:value-type="string" calcext:value-type="string">
            <text:p>Bras</text:p>
          </table:table-cell>
          <table:table-cell/>
          <table:table-cell office:value-type="string" calcext:value-type="string">
            <text:p>Vous bénéficiez d'un bonus d'objet de +4 à toute tentative de bousculade et poussez la cible de 1 case supplémentaire.\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tempête</text:p>
          </table:table-cell>
          <table:table-cell office:value-type="string" calcext:value-type="string">
            <text:p>8+</text:p>
          </table:table-cell>
          <table:table-cell office:value-type="string" calcext:value-type="string">
            <text:p>Des nuages changeants tourbillonnent à la surface de ce bouclier tandis qu'il vous protège des effets d'électricité\r\n</text:p>
          </table:table-cell>
          <table:table-cell office:value-type="string" calcext:value-type="string">
            <text:p>Niv. <text:s text:c="2"/>8 <text:s/>+2 <text:s text:c="10"/>3 400 PO, Niv. 18 <text:s/>+4 <text:s text:c="8"/>85 000 PO, Niv. 28 <text:s/>+6 <text:s text:c="3"/>2 125 000 PO</text:p>
          </table:table-cell>
          <table:table-cell office:value-type="string" calcext:value-type="string">
            <text:p>Bras</text:p>
          </table:table-cell>
          <table:table-cell/>
          <table:table-cell office:value-type="string" calcext:value-type="string">
            <text:p>Vous bénéficiez d'une résistance à l’électricité 5 et d'une résistance au tonnerre 5.\r\nniveau 18: résistance à l’électricité 10 et d'une résistance au tonnerre 10.\r\nniveau 28: résistance à l’électricité 15 et d'une résistance au tonnerre 15.\r\n</text:p>
          </table:table-cell>
          <table:table-cell office:value-type="string" calcext:value-type="string">
            <text:p>Quotidien ♦ électricité, tonnerre: réaction immédiate. Utilisez ce pouvoir lorsque vous êtes touchés par une attaque de corps à corps. Vous infligez 2d6 dégâts d'électricité et de tonnerre à l'attaquant (celui-ci doit avoir une immunité ou résistance aux deux types de dégâts pour les ignorer ou les réduire).\r\nNiveau 18: 4d6 dégâts d'électricité et de tonnerre.\r\nNiveau 28: 6d6 dégâts d'électricité et de tonnerr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s aux crânes</text:p>
          </table:table-cell>
          <table:table-cell office:value-type="string" calcext:value-type="string">
            <text:p>7+</text:p>
          </table:table-cell>
          <table:table-cell office:value-type="string" calcext:value-type="string">
            <text:p>Un long crâne à la forme draconique est monté sur chacun de ces lourds bracelets.\r\n</text:p>
          </table:table-cell>
          <table:table-cell office:value-type="string" calcext:value-type="string">
            <text:p>Niv. <text:s text:c="2"/>7 <text:s/>+2 <text:s text:c="10"/>2 600 PO, Niv. 17 <text:s/>+4 <text:s text:c="8"/>65 000 PO, Niv. 27 <text:s/>+6 <text:s text:c="3"/>1 625 000 PO</text:p>
          </table:table-cell>
          <table:table-cell office:value-type="string" calcext:value-type="string">
            <text:p>Bras</text:p>
          </table:table-cell>
          <table:table-cell table:number-columns-repeated="2"/>
          <table:table-cell office:value-type="string" calcext:value-type="string">
            <text:p>Quotidien: action mineure. Votre prochaine attaque qui touche avant la fin de votre tour de jeu suivant inflige 1d10 dégâts supplémentaires.\r\nniveau 17: 2d10 dégâts.\r\nniveau 27: 3d10 dégât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s buveurs de sang</text:p>
          </table:table-cell>
          <table:table-cell office:value-type="string" calcext:value-type="string">
            <text:p>4+</text:p>
          </table:table-cell>
          <table:table-cell office:value-type="string" calcext:value-type="string">
            <text:p>Les cristaux enchâssés dans ces bracelets d'or vous permettent d'infliger des blessures qui continuent à diminuer votre adversaire après votre attaque.\r\n</text:p>
          </table:table-cell>
          <table:table-cell office:value-type="string" calcext:value-type="string">
            <text:p>Niv. <text:s text:c="2"/>4 <text:s/>+1 <text:s text:c="13"/>840 PO, Niv. 14 <text:s/>+3 <text:s text:c="8"/>21 000 PO, Niv. 24 <text:s/>+5 <text:s text:c="6"/>525 000 PO</text:p>
          </table:table-cell>
          <table:table-cell office:value-type="string" calcext:value-type="string">
            <text:p>Bras</text:p>
          </table:table-cell>
          <table:table-cell table:number-columns-repeated="2"/>
          <table:table-cell office:value-type="string" calcext:value-type="string">
            <text:p>Quotidien: action libre. Utilisez ce pouvoir lorsque vous touchez un ennemi avec une attaque de corps à corps. En plus des dégâts normaux de cette attaque, la cible subit 2 + votre modificateur de Charisme dégâts continus (sauvegarde annule).\r\nNiveau 14: 5 + votre modificateur de Charisme dégâts continus (sauvegarde annule).\r\nNiveau 14: 5 + votre modificateur de Charisme dégâts continus (sauvegarde annul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s d'archer</text:p>
          </table:table-cell>
          <table:table-cell office:value-type="string" calcext:value-type="string">
            <text:p>6+</text:p>
          </table:table-cell>
          <table:table-cell office:value-type="string" calcext:value-type="string">
            <text:p>Ces brassards de cuir améliorent votre adresse au tir à l'arc et à l'arbalète.\r\n</text:p>
          </table:table-cell>
          <table:table-cell office:value-type="string" calcext:value-type="string">
            <text:p>Niv. <text:s text:c="2"/>6 <text:s/>+2 <text:s text:c="10"/>1 800 PO, Niv. 16 <text:s/>+4 <text:s text:c="8"/>45 000 PO, Niv. 26 <text:s/>+6 <text:s text:c="3"/>1 125 000 PO</text:p>
          </table:table-cell>
          <table:table-cell office:value-type="string" calcext:value-type="string">
            <text:p>Bras</text:p>
          </table:table-cell>
          <table:table-cell/>
          <table:table-cell office:value-type="string" calcext:value-type="string">
            <text:p>Vous bénéficiez d'un bonus d'objets de +2 aux jets de dégâts lorsque vous attaquez avec un arc ou une arbalète.\r\nNiveau 16: bonus d'objet de +4.\r\nNiveau 26: bonus d'objet de +6.\r\n</text:p>
          </table:table-cell>
          <table:table-cell office:value-type="string" calcext:value-type="string">
            <text:p>Quotidien: action mineure. Votre prochaine attaque à l'arc ou à l'arbalète de ce tour <text:s/>de jeu ignore les abri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s de cicatrisation</text:p>
          </table:table-cell>
          <table:table-cell office:value-type="string" calcext:value-type="string">
            <text:p>13+</text:p>
          </table:table-cell>
          <table:table-cell office:value-type="string" calcext:value-type="string">
            <text:p>Ces bracelets de cuivre produisent un champ lumineux qui élimine les effets continus des blessures.\r\n</text:p>
          </table:table-cell>
          <table:table-cell office:value-type="string" calcext:value-type="string">
            <text:p>Niv. 13 <text:s/>+3 <text:s text:c="8"/>17 000 PO</text:p>
          </table:table-cell>
          <table:table-cell office:value-type="string" calcext:value-type="string">
            <text:p>Bras</text:p>
          </table:table-cell>
          <table:table-cell table:number-columns-repeated="2"/>
          <table:table-cell office:value-type="string" calcext:value-type="string">
            <text:p>Quotidien: réaction immédiate. Utilisez ce pouvoir lorsque vous êtes touché par une attaque qui inflige des dégâts continus, quel que soit leur type. L'effet de dégâts continus prend fin.\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s de coup rapide</text:p>
          </table:table-cell>
          <table:table-cell office:value-type="string" calcext:value-type="string">
            <text:p>15+</text:p>
          </table:table-cell>
          <table:table-cell office:value-type="string" calcext:value-type="string">
            <text:p>Lorsque vous portez ces bracelets, vos simples attaques de base peuvent rapidement devenir dangereuses.\r\n</text:p>
          </table:table-cell>
          <table:table-cell office:value-type="string" calcext:value-type="string">
            <text:p>Niv. 15 <text:s/>+3 <text:s text:c="8"/>25 000 PO</text:p>
          </table:table-cell>
          <table:table-cell office:value-type="string" calcext:value-type="string">
            <text:p>Bras</text:p>
          </table:table-cell>
          <table:table-cell/>
          <table:table-cell office:value-type="string" calcext:value-type="string">
            <text:p>Vous bénéficiez d'un bonus d'objet de +2 à l'Initiative.\r\n</text:p>
          </table:table-cell>
          <table:table-cell office:value-type="string" calcext:value-type="string">
            <text:p>Rencontre: action libre. Utilisez ce pouvoir lorsque vous êtes censé effectuer une attaque de base. Vous pouvez à la place utiliser un pouvoir d'attaque à volonté de niveau 1 ne visant qu'une seule cible. Cette attaque ne provoque pas d'attaque d'opportunité même si elle censée le faire normalemen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s de coups tactiques</text:p>
          </table:table-cell>
          <table:table-cell office:value-type="string" calcext:value-type="string">
            <text:p>6+</text:p>
          </table:table-cell>
          <table:table-cell office:value-type="string" calcext:value-type="string">
            <text:p>Ces bracelets en écailles de dragon feront regretter à votre adversaire d'avoir baissé sa garde.\r\n</text:p>
          </table:table-cell>
          <table:table-cell office:value-type="string" calcext:value-type="string">
            <text:p>Niv. <text:s text:c="2"/>6 <text:s/>+2 <text:s text:c="10"/>1 800 PO, Niv. 16 <text:s/>+4 <text:s text:c="8"/>45 000 PO, Niv. 26 <text:s/>+6 <text:s text:c="3"/>1 125 000 PO</text:p>
          </table:table-cell>
          <table:table-cell office:value-type="string" calcext:value-type="string">
            <text:p>Bras</text:p>
          </table:table-cell>
          <table:table-cell/>
          <table:table-cell office:value-type="string" calcext:value-type="string">
            <text:p>Vos attaques d'opportunité infligent 1d6 dégâts supplémentaires.\r\nNiveau 16: 2d6 dégâts.\r\nNiveau 26: 3d6 dégâts.\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s de diamant</text:p>
          </table:table-cell>
          <table:table-cell office:value-type="string" calcext:value-type="string">
            <text:p>9+</text:p>
          </table:table-cell>
          <table:table-cell office:value-type="string" calcext:value-type="string">
            <text:p>Ces brassards constitué de plaques de cristal pur peuvent vous protéger d'à peu près tout, mais pour un temps limité.\r\n</text:p>
          </table:table-cell>
          <table:table-cell office:value-type="string" calcext:value-type="string">
            <text:p>Niv. <text:s text:c="2"/>9 <text:s/>+2 <text:s text:c="10"/>4 200 PO, Niv. 19 <text:s/>+4 <text:s text:c="6"/>105 000 PO, Niv. 29 <text:s/>+6 <text:s text:c="3"/>2 625 000 PO</text:p>
          </table:table-cell>
          <table:table-cell office:value-type="string" calcext:value-type="string">
            <text:p>Bras</text:p>
          </table:table-cell>
          <table:table-cell table:number-columns-repeated="2"/>
          <table:table-cell office:value-type="string" calcext:value-type="string">
            <text:p>Quotidien: action mineure. Jusqu'à la fin de la rencontre, vous bénéficiez d'une résistance 10 à un type de dégâts que vous avez subis depuis la fin de votre dernier tour de jeu.\r\nNiveau 19: résistance 15 à ce type de dégâts.\r\nNiveau 29: résistance 20 à ce type de dégât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s de fer froid</text:p>
          </table:table-cell>
          <table:table-cell office:value-type="string" calcext:value-type="string">
            <text:p>6+</text:p>
          </table:table-cell>
          <table:table-cell office:value-type="string" calcext:value-type="string">
            <text:p>Les créatures de Féerie redoutent le contact de ces bracelets de fer.\r\n</text:p>
          </table:table-cell>
          <table:table-cell office:value-type="string" calcext:value-type="string">
            <text:p>Niv. <text:s text:c="2"/>6 <text:s/>+2 <text:s text:c="10"/>1 800 PO</text:p>
          </table:table-cell>
          <table:table-cell office:value-type="string" calcext:value-type="string">
            <text:p>Bras</text:p>
          </table:table-cell>
          <table:table-cell/>
          <table:table-cell office:value-type="string" calcext:value-type="string">
            <text:p>Vous bénéficiez d'un bonus d'objet de +1 à la CA et en Réflexes contre les attaques des créatures féeriques.\r\nNiveau 16: bonus d'objet de +2.\r\nNiveau 26: bonus d'objet de +3.\r\n</text:p>
          </table:table-cell>
          <table:table-cell table:number-columns-repeated="2"/>
          <table:table-cell office:value-type="string" calcext:value-type="string">
            <text:p>Le Comptoir de l'Aventure 1</text:p>
          </table:table-cell>
          <table:table-cell office:value-type="float" office:value="1" calcext:value-type="float">
            <text:p>1</text:p>
          </table:table-cell>
          <table:table-cell table:number-columns-repeated="1013"/>
        </table:table-row>
        <table:table-row table:style-name="ro1">
          <table:table-cell office:value-type="string" calcext:value-type="string">
            <text:p>Bracelets de fer mystique</text:p>
          </table:table-cell>
          <table:table-cell office:value-type="string" calcext:value-type="string">
            <text:p>14+</text:p>
          </table:table-cell>
          <table:table-cell office:value-type="string" calcext:value-type="string">
            <text:p>Ces bracelets en fer appréciés des jeteurs de sorts sont couverts de runes ésotériques qui détournent les attaques physiques.\r\n</text:p>
          </table:table-cell>
          <table:table-cell office:value-type="string" calcext:value-type="string">
            <text:p>Niv. 14 <text:s/>+3 <text:s text:c="8"/>21 000 PO</text:p>
          </table:table-cell>
          <table:table-cell office:value-type="string" calcext:value-type="string">
            <text:p>Bras</text:p>
          </table:table-cell>
          <table:table-cell table:number-columns-repeated="2"/>
          <table:table-cell office:value-type="string" calcext:value-type="string">
            <text:p>Quotidien: action mineure. Jusqu'à la fin de votre tour de jeu suivant, vous bénéficiez d'un bonus d'objet à la CA égal à votre modificateur d'Intelligence, Sagesse ou Charism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s de fragilisation</text:p>
          </table:table-cell>
          <table:table-cell office:value-type="string" calcext:value-type="string">
            <text:p>5+</text:p>
          </table:table-cell>
          <table:table-cell office:value-type="string" calcext:value-type="string">
            <text:p>Ces brassards cloutés rendent vos ennemis plus vulnérables à vos attaques.\r\n</text:p>
          </table:table-cell>
          <table:table-cell office:value-type="string" calcext:value-type="string">
            <text:p>Niv. <text:s text:c="2"/>5 <text:s/>+1 <text:s text:c="10"/>1 000 PO, Niv. 15 <text:s/>+3 <text:s text:c="8"/>25 000 PO, Niv. 25 <text:s/>+5 <text:s text:c="6"/>625 000 PO</text:p>
          </table:table-cell>
          <table:table-cell office:value-type="string" calcext:value-type="string">
            <text:p>Bras</text:p>
          </table:table-cell>
          <table:table-cell table:number-columns-repeated="2"/>
          <table:table-cell office:value-type="string" calcext:value-type="string">
            <text:p>Quotidien: action libre. Utilisez ce pouvoir lorsque vous touchez avec une attaque de corps à corps. La cible de cette attaque acquiert une vulnérabilité 5 contre la prochaine attaque qui la touche avant la fin de votre tour de jeu suivant.\r\nNiveau 15: vulnérabilité 10.\r\nNiveau 25: vulnérabilité 15.\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s de frappe éclair</text:p>
          </table:table-cell>
          <table:table-cell office:value-type="string" calcext:value-type="string">
            <text:p>5+</text:p>
          </table:table-cell>
          <table:table-cell office:value-type="string" calcext:value-type="string">
            <text:p>Appréciés des rôdeurs et des guerriers qui combattent avec deux armes, ces bracelets vous confèrent la capacité de frapper plus vite et plus fort.\r\n</text:p>
          </table:table-cell>
          <table:table-cell office:value-type="string" calcext:value-type="string">
            <text:p>Niv. <text:s text:c="2"/>5 <text:s/>+1 <text:s text:c="10"/>1 000 PO, Niv. 15 <text:s/>+3 <text:s text:c="8"/>25 000 PO, Niv. 25 <text:s/>+5 <text:s text:c="6"/>625 000 PO</text:p>
          </table:table-cell>
          <table:table-cell office:value-type="string" calcext:value-type="string">
            <text:p>Bras</text:p>
          </table:table-cell>
          <table:table-cell/>
          <table:table-cell office:value-type="string" calcext:value-type="string">
            <text:p>Lorsque vous utilisez un pouvoir, si vous touchez une créature avec votre arme principale et votre arme secondaire, vous lui infligez 1d6 dégâts supplémentaires.\r\nNiveau 15: 2d6 dégâts.\r\nNiveau 25: 3d6 dégâts.\r\n</text:p>
          </table:table-cell>
          <table:table-cell office:value-type="string" calcext:value-type="string">
            <text:p>Quotidien: action mineure. Utilisez ce pouvoir quand vous touchez une créature avec votre arme principale et votre arme secondaire tout en utilisant un pouvoir. Effectuez une attaque de base de corps à corps avec votre arme secondair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s de manœuvre audacieuse</text:p>
          </table:table-cell>
          <table:table-cell office:value-type="string" calcext:value-type="string">
            <text:p>8+</text:p>
          </table:table-cell>
          <table:table-cell office:value-type="string" calcext:value-type="string">
            <text:p>Ces manchettes soyeuses vous aident à vous protéger quand vous vous déplacez parmi des adversaires sur leur garde.\r\n</text:p>
          </table:table-cell>
          <table:table-cell office:value-type="string" calcext:value-type="string">
            <text:p>Niv. <text:s text:c="2"/>8 <text:s/>+2 <text:s text:c="10"/>3 400 PO, Niv. 18 <text:s/>+4 <text:s text:c="8"/>85 000 PO</text:p>
          </table:table-cell>
          <table:table-cell office:value-type="string" calcext:value-type="string">
            <text:p>Bras</text:p>
          </table:table-cell>
          <table:table-cell table:number-columns-repeated="2"/>
          <table:table-cell office:value-type="string" calcext:value-type="string">
            <text:p>Rencontre: action mineure. Jusqu'à la fin de votre tour de jeu suivant, vous bénéficiez d'un bonus de pouvoir de +4 à la CA contre les attaques d'opportunités.\r\nNiveau 18: tant que ce pouvoir agit, vous pouvez faire rater une attaque d'opportunité qui vous vise. Vous devez déclarer l'utilisation de cet avantage avant de savoir si l'attaque touche ou non.\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s de puissance mentale</text:p>
          </table:table-cell>
          <table:table-cell office:value-type="string" calcext:value-type="string">
            <text:p>6+</text:p>
          </table:table-cell>
          <table:table-cell office:value-type="string" calcext:value-type="string">
            <text:p>L'adage qui veut que «l'esprit l'emporte sur la matière» se vérifie dans les faits quand vous portez ces bracelets.\r\n</text:p>
          </table:table-cell>
          <table:table-cell office:value-type="string" calcext:value-type="string">
            <text:p>Niv. <text:s text:c="2"/>6 <text:s/>+2 <text:s text:c="10"/>1 800 PO</text:p>
          </table:table-cell>
          <table:table-cell office:value-type="string" calcext:value-type="string">
            <text:p>Bras</text:p>
          </table:table-cell>
          <table:table-cell table:number-columns-repeated="2"/>
          <table:table-cell office:value-type="string" calcext:value-type="string">
            <text:p>Rencontre: action libre. Utilisez ce pouvoir quand vous effectuez une attaque de Force, un test de Force ou un test de compétence basée sur la Force. Vous utilisez votre modificateur d'Intelligence, Sagesse ou Charisme à la place de votre modificateur de force pour déterminer le résultat du je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s de regain</text:p>
          </table:table-cell>
          <table:table-cell office:value-type="string" calcext:value-type="string">
            <text:p>8+</text:p>
          </table:table-cell>
          <table:table-cell office:value-type="string" calcext:value-type="string">
            <text:p>ces protections de poignet palpitent d'une lueur rouge quand vous faites une pause pour reprendre votre souffle et augmentent vos défenses jusqu'à ce que vous retourniez au combat.\r\n</text:p>
          </table:table-cell>
          <table:table-cell office:value-type="string" calcext:value-type="string">
            <text:p>Niv. <text:s text:c="2"/>8 <text:s/>+2 <text:s text:c="10"/>3 400 PO</text:p>
          </table:table-cell>
          <table:table-cell office:value-type="string" calcext:value-type="string">
            <text:p>Bras</text:p>
          </table:table-cell>
          <table:table-cell table:number-columns-repeated="2"/>
          <table:table-cell office:value-type="string" calcext:value-type="string">
            <text:p>Récupération: action mineure. Jusqu'à la fin de votre tour de jeu suivant, vous bénéficiez d'un bonus d'objet de +1 à tous vos jets, ainsi qu'à vos défenses et jets de sauvegard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s de répit</text:p>
          </table:table-cell>
          <table:table-cell office:value-type="string" calcext:value-type="string">
            <text:p>2+</text:p>
          </table:table-cell>
          <table:table-cell office:value-type="string" calcext:value-type="string">
            <text:p>Ces manches de lin blanc, généralement portées par des médecins de guerre, propagent leur soins.\r\n</text:p>
          </table:table-cell>
          <table:table-cell office:value-type="string" calcext:value-type="string">
            <text:p>Niv. <text:s text:c="2"/>2 <text:s/>+1 <text:s text:c="13"/>520 PO, Niv. 12 <text:s/>+3 <text:s text:c="8"/>13 000 PO, Niv. 22 <text:s/>+5 <text:s text:c="6"/>325 000 PO</text:p>
          </table:table-cell>
          <table:table-cell office:value-type="string" calcext:value-type="string">
            <text:p>Bras</text:p>
          </table:table-cell>
          <table:table-cell table:number-columns-repeated="2"/>
          <table:table-cell office:value-type="string" calcext:value-type="string">
            <text:p>Quotidien ♦ guérison: action libre. Utilisez ce pouvoir quand un allié adjacent regagne des points de vie. Vous ou un autre allié qui vous est adjacent récupérez 1d8 points de vie.\r\nNiveau 12: 2d8 points de vie.\r\nNiveau 22: 4d8 points de vi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s de traumatisme</text:p>
          </table:table-cell>
          <table:table-cell office:value-type="string" calcext:value-type="string">
            <text:p>7+</text:p>
          </table:table-cell>
          <table:table-cell office:value-type="string" calcext:value-type="string">
            <text:p>Lorsque vous portez ces brassards dentelés et assénez un coup meurtrier, la blessure que vous infligez est incurable pendant un certain temps.\r\n</text:p>
          </table:table-cell>
          <table:table-cell office:value-type="string" calcext:value-type="string">
            <text:p>Niv. <text:s text:c="2"/>7 <text:s/>+2 <text:s text:c="10"/>2 600 PO, Niv. 27 <text:s/>+6 <text:s text:c="3"/>1 625 000 PO</text:p>
          </table:table-cell>
          <table:table-cell office:value-type="string" calcext:value-type="string">
            <text:p>Bras</text:p>
          </table:table-cell>
          <table:table-cell table:number-columns-repeated="2"/>
          <table:table-cell office:value-type="string" calcext:value-type="string">
            <text:p>Quotidien: action libre. Utilisez ce pouvoir lorsque vous réussissez un coup critique. La cible de peut pas regagner de points de vie (sauvegarde annule).\r\nNiveau 27: ce pouvoir devient un pouvoir de rencontr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s des lames infinies</text:p>
          </table:table-cell>
          <table:table-cell office:value-type="string" calcext:value-type="string">
            <text:p>11+</text:p>
          </table:table-cell>
          <table:table-cell office:value-type="string" calcext:value-type="string">
            <text:p>Grâce à ces protections de métal, vous disposez d'un arsenal permanent.\r\n</text:p>
          </table:table-cell>
          <table:table-cell office:value-type="string" calcext:value-type="string">
            <text:p>Niv. 11 <text:s/>+3 <text:s text:c="10"/>9 000 PO</text:p>
          </table:table-cell>
          <table:table-cell office:value-type="string" calcext:value-type="string">
            <text:p>Bras</text:p>
          </table:table-cell>
          <table:table-cell/>
          <table:table-cell office:value-type="string" calcext:value-type="string">
            <text:p>Vous pouvez dégainer une dague +2 de ces bracelets comme si vous la sortiez d'un fourreau. La dague disparaît à la fin de votre tour de jeu. Ces bracelets peuvent aussi être produits pour fournir d'autres armes de jet légères, comme des shurikens.\r\nniveau 16: dague +4.\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s du sang versé</text:p>
          </table:table-cell>
          <table:table-cell office:value-type="string" calcext:value-type="string">
            <text:p>10+</text:p>
          </table:table-cell>
          <table:table-cell office:value-type="string" calcext:value-type="string">
            <text:p>Le sang qui s'écoule de vos blessures réveille le puissant pouvoir de ces bracelets en cuir.\r\n</text:p>
          </table:table-cell>
          <table:table-cell office:value-type="string" calcext:value-type="string">
            <text:p>Niv. 10 <text:s/>+2 <text:s text:c="10"/>5 000 PO, Niv. 20 <text:s/>+4 <text:s text:c="6"/>125 000 PO, Niv. 30 <text:s/>+6 <text:s text:c="3"/>3 125 000 PO</text:p>
          </table:table-cell>
          <table:table-cell office:value-type="string" calcext:value-type="string">
            <text:p>Bras</text:p>
          </table:table-cell>
          <table:table-cell table:number-columns-repeated="2"/>
          <table:table-cell office:value-type="string" calcext:value-type="string">
            <text:p>Quotidien: action mineure. Utilisez ce pouvoir lorsque vous êtes en péril. Vous bénéficiez d'un bonus de pouvoir de +5 aux jets de dégâts de corps à corps jusqu'à la fin de la rencontre ou jusqu'à ce que vous ne soyez plus en péril (dès que l'une de ces deux conditions est remplie).\r\nNiveau 20: bonus de pouvoir de +10.\r\nNiveau 30: bonus de pouvoir de +15.\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s du sorcier</text:p>
          </table:table-cell>
          <table:table-cell office:value-type="string" calcext:value-type="string">
            <text:p>11+</text:p>
          </table:table-cell>
          <table:table-cell office:value-type="string" calcext:value-type="string">
            <text:p>Ces manchettes de cuir noir décorées de symboles et de runes vous protègent contre ceux que vous avez maudits.\r\n</text:p>
          </table:table-cell>
          <table:table-cell office:value-type="string" calcext:value-type="string">
            <text:p>Niv. 11 <text:s/>+3 <text:s text:c="10"/>9 000 PO</text:p>
          </table:table-cell>
          <table:table-cell office:value-type="string" calcext:value-type="string">
            <text:p>Bras</text:p>
          </table:table-cell>
          <table:table-cell/>
          <table:table-cell office:value-type="string" calcext:value-type="string">
            <text:p>Vous bénéficiez d'un bonus d'objet de +1 à toutes le défenses contre les attaques des créatures soumises à votre envoûtement.\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s en cuir de troll</text:p>
          </table:table-cell>
          <table:table-cell office:value-type="string" calcext:value-type="string">
            <text:p>19+</text:p>
          </table:table-cell>
          <table:table-cell office:value-type="string" calcext:value-type="string">
            <text:p>Ces protections de poignet faîtes d'une immonde peau verdâtre trouvent toute leur utilité lorsque vous êtes blessé.\r\n</text:p>
          </table:table-cell>
          <table:table-cell office:value-type="string" calcext:value-type="string">
            <text:p>Niv. 19 <text:s/>+4 <text:s text:c="6"/>105 000 PO, Niv. 29 <text:s/>+6 <text:s text:c="3"/>2 625 000 PO</text:p>
          </table:table-cell>
          <table:table-cell office:value-type="string" calcext:value-type="string">
            <text:p>Bras</text:p>
          </table:table-cell>
          <table:table-cell table:number-columns-repeated="2"/>
          <table:table-cell office:value-type="string" calcext:value-type="string">
            <text:p>Quotidien ♦ guérison: action mineure. Vous bénéficiez de régénération 5 jusqu'à la fin de la rencontre ou jusqu'à ce que vous tombiez à 0 points de vie (ou moins). Si vous subissez des dégâts d'acide ou de feu, la régénération est réprimée jusqu'à la fin de votre tour de jeu suivant.\r\nNiveau 29: régénération 10.\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s enflammés</text:p>
          </table:table-cell>
          <table:table-cell office:value-type="string" calcext:value-type="string">
            <text:p>3+</text:p>
          </table:table-cell>
          <table:table-cell office:value-type="string" calcext:value-type="string">
            <text:p>Des flammèches tremblantes dansent sur vos brassards et bondissent pour embraser votre arme lorsque vous réussissez un coup critique.\r\n</text:p>
          </table:table-cell>
          <table:table-cell office:value-type="string" calcext:value-type="string">
            <text:p>Niv. <text:s text:c="2"/>3 <text:s/>+1 <text:s text:c="13"/>680 PO, Niv. 13 <text:s/>+3 <text:s text:c="8"/>17 000 PO, Niv. 23 <text:s/>+5 <text:s text:c="6"/>425 000 PO</text:p>
          </table:table-cell>
          <table:table-cell office:value-type="string" calcext:value-type="string">
            <text:p>Bras</text:p>
          </table:table-cell>
          <table:table-cell/>
          <table:table-cell office:value-type="string" calcext:value-type="string">
            <text:p>Lorsque vous réussissez un coup critique avec une attaque de corps à corps, vous infligez 1d6 dégâts de feu supplémentaires.\r\nNiveau 13: 1d10 dégâts de feu.\r\nNiveau 23: 2d6 dégâts de feu.\r\n</text:p>
          </table:table-cell>
          <table:table-cell office:value-type="string" calcext:value-type="string">
            <text:p>Quotidien: action mineure. <text:s/>Votre prochaine attaque de corps à corps qui touche avant la fin de votre tour de jeu suivant inflige 1d6 dégâts de feu supplémentaires.\r\nNiveau 13: 2d6 dégâts de feu.\r\nNiveau 23: 3d6 dégâts de feu.\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s rasoirs</text:p>
          </table:table-cell>
          <table:table-cell office:value-type="string" calcext:value-type="string">
            <text:p>7+</text:p>
          </table:table-cell>
          <table:table-cell office:value-type="string" calcext:value-type="string">
            <text:p>Les bords tranchants de ces protections d'acier cisaillent l'adversaire qui tente de vous étreindre.\r\n</text:p>
          </table:table-cell>
          <table:table-cell office:value-type="string" calcext:value-type="string">
            <text:p>Niv. <text:s text:c="2"/>7 <text:s/>+2 <text:s text:c="10"/>2 600 PO, Niv. 17 <text:s/>+4 <text:s text:c="8"/>65 000 PO, Niv. 27 <text:s/>+6 <text:s text:c="3"/>1 625 000 PO</text:p>
          </table:table-cell>
          <table:table-cell office:value-type="string" calcext:value-type="string">
            <text:p>Bras</text:p>
          </table:table-cell>
          <table:table-cell/>
          <table:table-cell office:value-type="string" calcext:value-type="string">
            <text:p>Vous bénéficiez d'un bonus d'objet de +2 aux test visant à vous dégager d'une étreinte. Lorsqu'une créature réussit à vous étreindre, elle subit 1d10 dégâts.\r\nNiveau 17: 2d10 dégâts.\r\nNiveau 27: 3d10 dégâts.\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rassards de fer spirituel</text:p>
          </table:table-cell>
          <table:table-cell office:value-type="string" calcext:value-type="string">
            <text:p>8+</text:p>
          </table:table-cell>
          <table:table-cell office:value-type="string" calcext:value-type="string">
            <text:p>Ces bracelets de cristal sont parcourus de veines pourpres qui palpitent lorsque vous attaquez.\r\n</text:p>
          </table:table-cell>
          <table:table-cell office:value-type="string" calcext:value-type="string">
            <text:p>Niv. <text:s text:c="2"/>8 <text:s/>+2 <text:s text:c="10"/>3 400 PO, Niv. 18 <text:s/>+4 <text:s text:c="8"/>85 000 PO, Niv. 28 <text:s/>+6 <text:s text:c="3"/>2 125 000 PO</text:p>
          </table:table-cell>
          <table:table-cell office:value-type="string" calcext:value-type="string">
            <text:p>Bras</text:p>
          </table:table-cell>
          <table:table-cell table:number-columns-repeated="2"/>
          <table:table-cell office:value-type="string" calcext:value-type="string">
            <text:p>Quotidien: action libre. Utilisez ce pouvoir lorsque vous touchez avec une attaque de corps à corps. Effectuez une attaque secondaire contre la cible: +11 contre Volonté; en cas de succès, la cible est hébétée jusqu'à la fin de votre tour de jeu suivant.\r\nNiveau 18: +21 contre Volonté, la cible est étourdie jusqu'à la fin de votre tour de jeu suivant.\r\nNiveau 28: +31 contre Volonté, la cible est dominée jusqu'à la fin de votre tour de jeu suivan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rassards de puissance</text:p>
          </table:table-cell>
          <table:table-cell office:value-type="string" calcext:value-type="string">
            <text:p>6+</text:p>
          </table:table-cell>
          <table:table-cell office:value-type="string" calcext:value-type="string">
            <text:p>Ces brassards de fer augmentent les dégâts que vous infligez.\r\n</text:p>
          </table:table-cell>
          <table:table-cell office:value-type="string" calcext:value-type="string">
            <text:p>Niv. <text:s text:c="2"/>6 <text:s/>+2 <text:s text:c="10"/>1 800 PO, Niv. 16 <text:s/>+4 <text:s text:c="8"/>45 000 PO, Niv. 26 <text:s/>+6 <text:s text:c="3"/>1 125 000 PO</text:p>
          </table:table-cell>
          <table:table-cell office:value-type="string" calcext:value-type="string">
            <text:p>Bras</text:p>
          </table:table-cell>
          <table:table-cell/>
          <table:table-cell office:value-type="string" calcext:value-type="string">
            <text:p>Vous bénéficiez d'un bonus d'objets de +2 aux jets de dégâts de corps à corps.\r\nNiveau 16: bonus d'objet de +4.\r\nNiveau 26: bonus d'objet de +6.\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rassards feuillefées</text:p>
          </table:table-cell>
          <table:table-cell office:value-type="string" calcext:value-type="string">
            <text:p>4+</text:p>
          </table:table-cell>
          <table:table-cell office:value-type="string" calcext:value-type="string">
            <text:p>Une éclatante lueur bleutée jaillit de ces brassard constitués d'une écorce épaisse, et le monde se met à tourner autour de vous.\r\n</text:p>
          </table:table-cell>
          <table:table-cell office:value-type="string" calcext:value-type="string">
            <text:p>Niv. <text:s text:c="2"/>4 <text:s/>+1 <text:s text:c="13"/>840 PO</text:p>
          </table:table-cell>
          <table:table-cell office:value-type="string" calcext:value-type="string">
            <text:p>Bras</text:p>
          </table:table-cell>
          <table:table-cell table:number-columns-repeated="2"/>
          <table:table-cell office:value-type="string" calcext:value-type="string">
            <text:p>Quotidien ♦ téléportation: action libre. Utilisez ce pouvoir lorsque vous attaquez une cible adjacente. Avant d'effectuer votre jet d'attaque, vous vous téléportez dans la case la plus proche de puis laquelle vous pouvez prendre la cible en tenaille avec un allié.\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oudières de seconde chance</text:p>
          </table:table-cell>
          <table:table-cell office:value-type="string" calcext:value-type="string">
            <text:p>5+</text:p>
          </table:table-cell>
          <table:table-cell office:value-type="string" calcext:value-type="string">
            <text:p>Alors que votre coup rate votre adversaire, ces pièces d'armures protégeant les coudes étincelles et ramènent votre arme vers sa cible.\r\n</text:p>
          </table:table-cell>
          <table:table-cell office:value-type="string" calcext:value-type="string">
            <text:p>Niv. <text:s text:c="2"/>5 <text:s/>+1 <text:s text:c="10"/>1 000 PO, Niv. 15 <text:s/>+3 <text:s text:c="8"/>25 000 PO, Niv. 25 <text:s/>+5 <text:s text:c="6"/>625 000 PO</text:p>
          </table:table-cell>
          <table:table-cell office:value-type="string" calcext:value-type="string">
            <text:p>Bras</text:p>
          </table:table-cell>
          <table:table-cell table:number-columns-repeated="2"/>
          <table:table-cell office:value-type="string" calcext:value-type="string">
            <text:p>Quotidien: action libre. Utilisez ce pouvoir quand vous ratez une attaque corps à corps. Refaites le jet d'attaque et utilisez le second résultat, même s'il est pire que le premier.\r\nNiveau 15 ou 25: vous bénéficiez d'un bonus de +2 au nouveau jet d'attaque.\r\nNiveau 25: si votre nouvelle attaque échoue, effectuez une attaque de base de corps à corps contre la cibl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Écu de joute</text:p>
          </table:table-cell>
          <table:table-cell office:value-type="string" calcext:value-type="string">
            <text:p>2+</text:p>
          </table:table-cell>
          <table:table-cell office:value-type="string" calcext:value-type="string">
            <text:p>Ce bouclier triangulaire et rainuré agit comme un rempart contre toute tentative visant à détourner la course de votre charge.\r\n</text:p>
          </table:table-cell>
          <table:table-cell office:value-type="string" calcext:value-type="string">
            <text:p>Niv. <text:s text:c="2"/>2 <text:s/>+1 <text:s text:c="13"/>520 PO, Niv. 12 <text:s/>+3 <text:s text:c="8"/>13 000 PO, Niv. 22 <text:s/>+5 <text:s text:c="6"/>325 000 PO</text:p>
          </table:table-cell>
          <table:table-cell office:value-type="string" calcext:value-type="string">
            <text:p>Bras</text:p>
          </table:table-cell>
          <table:table-cell/>
          <table:table-cell office:value-type="string" calcext:value-type="string">
            <text:p>Vous bénéficiez d'une résistance 5 aux dégâts des attaques d'opportunités que vous provoquez durant une charge. Après avoir chargé, il est impossible de vous pousser, de vous tirer ou de vous faire glisser jusqu'à la fin de votre tour de jeu suivant.\r\nNiveau 12: résistance 10 aux dégâts.\r\nNiveau 22: résistance 15 aux dégâts.\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Targes de contre-attaque</text:p>
          </table:table-cell>
          <table:table-cell office:value-type="string" calcext:value-type="string">
            <text:p>4+</text:p>
          </table:table-cell>
          <table:table-cell office:value-type="string" calcext:value-type="string">
            <text:p>Ces deux boucliers placés sur les avants-bras sont assez petits pour ne pas vous gêner et améliorent vos attaques contre des adversaires déséquilibrés.\r\n</text:p>
          </table:table-cell>
          <table:table-cell office:value-type="string" calcext:value-type="string">
            <text:p>Niv. <text:s text:c="2"/>4 <text:s/>+1 <text:s text:c="13"/>840 PO, Niv. 14 <text:s/>+3 <text:s text:c="8"/>21 000 PO</text:p>
          </table:table-cell>
          <table:table-cell office:value-type="string" calcext:value-type="string">
            <text:p>Bras</text:p>
          </table:table-cell>
          <table:table-cell table:number-columns-repeated="2"/>
          <table:table-cell office:value-type="string" calcext:value-type="string">
            <text:p>Quotidien: réaction immédiate. Utilisez ce pouvoir quand une attaque de corps à corps vous rate. Vous effectuez une attaque de corps à corps contre l'attaquant.\r\nNiveau 14: ce pouvoir devient un pouvoir de rencontr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grafe du noble sacrifice</text:p>
          </table:table-cell>
          <table:table-cell office:value-type="string" calcext:value-type="string">
            <text:p>12+</text:p>
          </table:table-cell>
          <table:table-cell office:value-type="string" calcext:value-type="string">
            <text:p>Cette boucle dorée de cape puise dans votre essence vitale pour protéger vos amis\r\n</text:p>
          </table:table-cell>
          <table:table-cell office:value-type="string" calcext:value-type="string">
            <text:p>Niv. 12 <text:s/>+3 <text:s text:c="8"/>13 000 PO, Niv. 17 <text:s/>+4 <text:s text:c="8"/>65 000 PO, Niv. 22 <text:s/>+5 <text:s text:c="6"/>325 000 PO, Niv. 27 <text:s/>+6 <text:s text:c="3"/>1 6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 action mineure. Jusqu'à la fin de la rencontre, chaque fois qu'un allié situé dans un rayon de 5 cases dépense une récupération, celle-ce est déduite de votre total et non du sien. Chaque fois qu'un allié dépense ainsi l'une de vos récupérations, vous gagnez un nombre de points de vie temporaires égal au bonus d'altération de l'agraf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mulette arachnide</text:p>
          </table:table-cell>
          <table:table-cell office:value-type="string" calcext:value-type="string">
            <text:p>15+</text:p>
          </table:table-cell>
          <table:table-cell office:value-type="string" calcext:value-type="string">
            <text:p>Vos capacités de résistance au poison sont accrues lorsque vous portez ce talisman en forme d'araignée.\r\n</text:p>
          </table:table-cell>
          <table:table-cell office:value-type="string" calcext:value-type="string">
            <text:p>Niv. 15 <text:s/>+3 <text:s text:c="8"/>25 000 PO, Niv. 20 <text:s/>+4 <text:s text:c="6"/>125 000 PO, Niv. 25 <text:s/>+5 <text:s text:c="6"/>625 000 PO, Niv. 30 <text:s/>+6 <text:s text:c="3"/>3 1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bénéficiez d 'une résistance au poison 10.\r\nNiveau 25 ou 30: résistance au poison 15.\r\n</text:p>
          </table:table-cell>
          <table:table-cell office:value-type="string" calcext:value-type="string">
            <text:p>Quotidien: réaction immédiate. Utilisez ce pouvoir lorsque vous êtes touchés par une attaque de corps à corps. L'attaquant subit 1d10 dégâts de poison et 10 dégâts de poison continus (sauvegarde annule). L'attaquant subit également un malus de -2 aux jets de sauvegarde contre les effets de poison jusqu'à la fin de la rencontre.\r\nNiveau 25 ou 30: 2d10 dégâts de poison, 20 dégâts de poison continus (sauvegarde annul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mulette d'absence</text:p>
          </table:table-cell>
          <table:table-cell office:value-type="string" calcext:value-type="string">
            <text:p>12+</text:p>
          </table:table-cell>
          <table:table-cell office:value-type="string" calcext:value-type="string">
            <text:p>Cette babiole de cristal n'est pas sertie et une simple bande de peau permet de la passer autour du cou.\r\n</text:p>
          </table:table-cell>
          <table:table-cell office:value-type="string" calcext:value-type="string">
            <text:p>Niv. 12 <text:s/>+3 <text:s text:c="8"/>13 000 PO, Niv. 17 <text:s/>+4 <text:s text:c="8"/>65 000 PO, Niv. 22 <text:s/>+5 <text:s text:c="6"/>325 000 PO, Niv. 27 <text:s/>+6 <text:s text:c="3"/>1 6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Les tentatives de scrutation vous visant échouent automatiquement, comme si vous n'existiez pas. Cela concerne également votre position et les biens en votre possession.\r\n</text:p>
          </table:table-cell>
          <table:table-cell table:number-columns-repeated="2"/>
          <table:table-cell office:value-type="string" calcext:value-type="string">
            <text:p>Le Comptoir de l'Aventure 1</text:p>
          </table:table-cell>
          <table:table-cell office:value-type="float" office:value="1" calcext:value-type="float">
            <text:p>1</text:p>
          </table:table-cell>
          <table:table-cell table:number-columns-repeated="1013"/>
        </table:table-row>
        <table:table-row table:style-name="ro1">
          <table:table-cell office:value-type="string" calcext:value-type="string">
            <text:p>Amulette d'atténuation</text:p>
          </table:table-cell>
          <table:table-cell office:value-type="string" calcext:value-type="string">
            <text:p>14+</text:p>
          </table:table-cell>
          <table:table-cell office:value-type="string" calcext:value-type="string">
            <text:p>Ce bijou grossier est doté d'une coquille caoutchouteuse qui durcit brièvement la peau.\r\n</text:p>
          </table:table-cell>
          <table:table-cell office:value-type="string" calcext:value-type="string">
            <text:p>Niv. 14 <text:s/>+3 <text:s text:c="8"/>21 000 PO, Niv. 19 <text:s/>+4 <text:s text:c="6"/>105 000 PO, Niv. 24 <text:s/>+5 <text:s text:c="6"/>525 000 PO, Niv. 29 <text:s/>+6 <text:s text:c="3"/>2 6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interruption immédiate. Utilisez ce pouvoir lorsque vous êtes touché par une attaque infligeant des dégâts. Réduisez les dégâts de 15.\r\nNiveau 24 ou 29: réduisez les dégâts de 20.\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mulette d'insaisissabilité</text:p>
          </table:table-cell>
          <table:table-cell office:value-type="string" calcext:value-type="string">
            <text:p>14+</text:p>
          </table:table-cell>
          <table:table-cell office:value-type="string" calcext:value-type="string">
            <text:p>Des cercles concentriques de frêne blanc, de chêne et d'une essence rougeâtre ont été pyrogravés d'une croix dans le but de repousser les attaques.\r\n</text:p>
          </table:table-cell>
          <table:table-cell office:value-type="string" calcext:value-type="string">
            <text:p>Niv. 14 <text:s/>+3 <text:s text:c="8"/>21 000 PO, Niv. 19 <text:s/>+4 <text:s text:c="6"/>105 000 PO, Niv. 24 <text:s/>+5 <text:s text:c="6"/>525 000 PO, Niv. 29 <text:s/>+6 <text:s text:c="3"/>2 6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Si vous terminez votre tour de jeu à au moins 4 cases de celle dans laquelle vous l'avez commencé, vous bénéficiez d'un bonus d'objet de +2 à la CA et en Réflexes jusqu'au début de votre tour de jeu suivant.\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mulette d'inviolabilité physique</text:p>
          </table:table-cell>
          <table:table-cell office:value-type="string" calcext:value-type="string">
            <text:p>14+</text:p>
          </table:table-cell>
          <table:table-cell office:value-type="string" calcext:value-type="string">
            <text:p>Ce rubis protecteur en forme de cœur est conservé dans une cage en or.\r\n</text:p>
          </table:table-cell>
          <table:table-cell office:value-type="string" calcext:value-type="string">
            <text:p>Niv. 14 <text:s/>+3 <text:s text:c="8"/>21 000 PO, Niv. 19 <text:s/>+4 <text:s text:c="6"/>105 000 PO, Niv. 24 <text:s/>+5 <text:s text:c="6"/>525 000 PO, Niv. 29 <text:s/>+6 <text:s text:c="3"/>2 6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bénéficiez d'un bonus d'objet de +2 aux jets de sauvegarde contre les dégâts continus.\r\n</text:p>
          </table:table-cell>
          <table:table-cell office:value-type="string" calcext:value-type="string">
            <text:p>Quotidien: action mineure. Vous et vos alliés situés dans un rayon d'un nombre de cases égal à 2 + le bonus d'altération de l'amulette effectuez un jet de sauvegarde contre tous les effets de dégâts continus en cour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mulette de coriacité</text:p>
          </table:table-cell>
          <table:table-cell office:value-type="string" calcext:value-type="string">
            <text:p>8+</text:p>
          </table:table-cell>
          <table:table-cell office:value-type="string" calcext:value-type="string">
            <text:p>Prenant la forme d'un disque de platine incrusté d'une étoile cristalline, cette amulette permet de surmonter les blessures récalcitrantes.\r\n</text:p>
          </table:table-cell>
          <table:table-cell office:value-type="string" calcext:value-type="string">
            <text:p>Niv. <text:s text:c="2"/>8 <text:s/>+2 <text:s text:c="10"/>3 400 PO, Niv. 13 <text:s/>+3 <text:s text:c="8"/>17 000 PO, Niv. 18 <text:s/>+4 <text:s text:c="8"/>85 000 PO, Niv. 23 <text:s/>+5 <text:s text:c="6"/>425 000 PO, Niv. 28 <text:s/>+6 <text:s text:c="3"/>2 1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réaction immédiate. Utilisez ce pouvoir lorsque vous êtes touché par une attaque qui inflige des dégâts continus. Effectuez un jet de sauvegarde contre les dégâts continus. En cas d'échec, vous ne perdez pas l'usage de ce pouvoir et cela n'affecte pas le nombre de pouvoirs quotidiens d'objets magiques que vous êtes en droits d'utiliser chaque jour.\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mulette de détermination</text:p>
          </table:table-cell>
          <table:table-cell office:value-type="string" calcext:value-type="string">
            <text:p>2+</text:p>
          </table:table-cell>
          <table:table-cell office:value-type="string" calcext:value-type="string">
            <text:p>Votre esprit est protégé lorsque vous portez ce talisman en fer froid.\r\n</text:p>
          </table:table-cell>
          <table:table-cell office:value-type="string" calcext:value-type="string">
            <text:p>Niv. <text:s text:c="2"/>2 <text:s/>+1 <text:s text:c="13"/>520 PO, Niv. <text:s text:c="2"/>7 <text:s/>+2 <text:s text:c="10"/>2 600 PO, Niv. 12 <text:s/>+3 <text:s text:c="8"/>13 000 PO, Niv. 17 <text:s/>+4 <text:s text:c="8"/>65 000 PO, Niv. 22 <text:s/>+5 <text:s text:c="6"/>325 000 PO, Niv. 27 <text:s/>+6 <text:s text:c="3"/>1 6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bénéficiez d'un bonus d'objet de +2 aux jets de sauvegarde contre les effets accompagnés des mots-clés charme, illusion ou sommeil.\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mulette de fermeté</text:p>
          </table:table-cell>
          <table:table-cell office:value-type="string" calcext:value-type="string">
            <text:p>2+</text:p>
          </table:table-cell>
          <table:table-cell office:value-type="string" calcext:value-type="string">
            <text:p>Que le tourment soit corporel ou mental, ce collier de mithral vous offre une seconde chance de vous en débarrasser.\r\n</text:p>
          </table:table-cell>
          <table:table-cell office:value-type="string" calcext:value-type="string">
            <text:p>Niv. <text:s text:c="2"/>2 <text:s/>+1 <text:s text:c="13"/>520 PO, Niv. <text:s text:c="2"/>7 <text:s/>+2 <text:s text:c="10"/>2 600 PO, Niv. 12 <text:s/>+3 <text:s text:c="8"/>13 000 PO, Niv. 17 <text:s/>+4 <text:s text:c="8"/>65 000 PO, Niv. 22 <text:s/>+5 <text:s text:c="6"/>325 000 PO, Niv. 27 <text:s/>+6 <text:s text:c="3"/>1 6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aucune. Utilisez ce pouvoir lorsque vous ratez un jet de sauvegarde. Refaites ce jet de sauvegarde, en conservant le nouveau résultat même s'il est pire que le premier.\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mulette de l'irréductible</text:p>
          </table:table-cell>
          <table:table-cell office:value-type="string" calcext:value-type="string">
            <text:p>29+</text:p>
          </table:table-cell>
          <table:table-cell office:value-type="string" calcext:value-type="string">
            <text:p>Cette magnifique amulette incrustée de rubis qui luisent quand on l'utilise démontre que certains héros ne s'avouent jamais vaincus.\r\n</text:p>
          </table:table-cell>
          <table:table-cell office:value-type="string" calcext:value-type="string">
            <text:p>Niv. 29 <text:s/>+6 <text:s text:c="3"/>2 6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 guérison. Interruption immédiate. Utilisez ce pouvoir lorsque vous tombez à 0 points de vie (ou moins). Dépensez autant de récupérations que vous le souhaitez et regagnez les points de vies correspondant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mulette de la voix intérieure</text:p>
          </table:table-cell>
          <table:table-cell office:value-type="string" calcext:value-type="string">
            <text:p>14+</text:p>
          </table:table-cell>
          <table:table-cell office:value-type="string" calcext:value-type="string">
            <text:p>Ce diamant limpide vous aide à surmonter les tentatives de coercition mentale.\r\n</text:p>
          </table:table-cell>
          <table:table-cell office:value-type="string" calcext:value-type="string">
            <text:p>Niv. 14 <text:s/>+3 <text:s text:c="8"/>21 000 PO, Niv. 19 <text:s/>+4 <text:s text:c="6"/>105 000 PO, Niv. 24 <text:s/>+5 <text:s text:c="6"/>525 000 PO, Niv. 29 <text:s/>+6 <text:s text:c="3"/>2 6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bénéficiez d'un bonus d'objet de +2 aux jets de sauvegarde contre les effets accompagnés des mots-clés charme ou terreur.\r\n</text:p>
          </table:table-cell>
          <table:table-cell office:value-type="string" calcext:value-type="string">
            <text:p>Quotidien: interruption immédiate. Utilisez ce pouvoir lorsqu'on vous domine par un effet qu'une sauvegarde est en mesure d'annuler. Effectuez alors un jet de sauvegarde contre l'effet. En cas d’échec, vous ne perdez pas l'usage de ce pouvoir et cela n'affecte pas le nombre de pouvoirs quotidiens d'objets magique que vous êtes en droit d'utiliser chaque jour.\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mulette de résolution</text:p>
          </table:table-cell>
          <table:table-cell office:value-type="string" calcext:value-type="string">
            <text:p>8+</text:p>
          </table:table-cell>
          <table:table-cell office:value-type="string" calcext:value-type="string">
            <text:p>Le cristal serti dans cette amulette favorise votre concentration.\r\n</text:p>
          </table:table-cell>
          <table:table-cell office:value-type="string" calcext:value-type="string">
            <text:p>Niv. <text:s text:c="2"/>8 <text:s/>+2 <text:s text:c="10"/>3 400 PO, Niv. 13 <text:s/>+3 <text:s text:c="8"/>17 000 PO, Niv. 18 <text:s/>+4 <text:s text:c="8"/>85 000 PO, Niv. 23 <text:s/>+5 <text:s text:c="6"/>425 000 PO, Niv. 28 <text:s/>+6 <text:s text:c="3"/>2 1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interruption immédiate. Utilisez ce pouvoir lorsque vous êtes hébété ou étourdi par une attaque. Effectuez un jet de sauvegarde contre l'état préjudiciable en question. En cas d'échec, vous ne perdez pas l'usage de ce pouvoir et cela n'affecte pas le nombre de pouvoirs quotidiens d'objets magiques que vous êtes en droit d'utiliser chaque jour.\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mulette de robustesse</text:p>
          </table:table-cell>
          <table:table-cell office:value-type="string" calcext:value-type="string">
            <text:p>2+</text:p>
          </table:table-cell>
          <table:table-cell office:value-type="string" calcext:value-type="string">
            <text:p>Cette amulette saisissante vous protège contre les effets délétères sur la plan physique\r\n</text:p>
          </table:table-cell>
          <table:table-cell office:value-type="string" calcext:value-type="string">
            <text:p>Niv. <text:s text:c="2"/>2 <text:s/>+1 <text:s text:c="13"/>520 PO, Niv. <text:s text:c="2"/>7 <text:s/>+2 <text:s text:c="10"/>2 600 PO, Niv. 12 <text:s/>+3 <text:s text:c="8"/>13 000 PO, Niv. 17 <text:s/>+4 <text:s text:c="8"/>65 000 PO, Niv. 22 <text:s/>+5 <text:s text:c="6"/>325 000 PO, Niv. 27 <text:s/>+6 <text:s text:c="3"/>1 6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bénéficiez d'un bonus d'objet de +2 aux jets de sauvegarde contre les effets accompagnés du mot-clé poison et ceux qui vous affaiblissent, vous ralentissent ou vous immobilisent.\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mulette de ténèbres matérielles</text:p>
          </table:table-cell>
          <table:table-cell office:value-type="string" calcext:value-type="string">
            <text:p>18+</text:p>
          </table:table-cell>
          <table:table-cell office:value-type="string" calcext:value-type="string">
            <text:p>Les ombres s'accumulent autour du porteur de cette amulette d'onyx.\r\n</text:p>
          </table:table-cell>
          <table:table-cell office:value-type="string" calcext:value-type="string">
            <text:p>Niv. 18 <text:s/>+4 <text:s text:c="8"/>85 000 PO, Niv. 23 <text:s/>+5 <text:s text:c="6"/>425 000 PO, Niv. 28 <text:s/>+6 <text:s text:c="3"/>2 1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Tant que vous êtes dans une zone faiblement éclairée ou plongée dans l'obscurité, on considère que vous disposez d'un abri contre les attaques à distance et de zone. Cette propriété s'applique même contre les attaquants capable de vous voir normalement ou qui ignorent les malus habituels liés au camouflage.\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mulette de vigilance</text:p>
          </table:table-cell>
          <table:table-cell office:value-type="string" calcext:value-type="string">
            <text:p>3+</text:p>
          </table:table-cell>
          <table:table-cell office:value-type="string" calcext:value-type="string">
            <text:p>Cette petite amulette est gravée d'un œil qui affûte vos sens.\r\n</text:p>
          </table:table-cell>
          <table:table-cell office:value-type="string" calcext:value-type="string">
            <text:p>Niv. <text:s text:c="2"/>3 <text:s/>+1 <text:s text:c="13"/>680 PO, Niv. <text:s text:c="2"/>8 <text:s/>+2 <text:s text:c="10"/>3 400 PO, Niv. 13 <text:s/>+3 <text:s text:c="8"/>17 000 PO, Niv. 18 <text:s/>+4 <text:s text:c="8"/>85 000 PO, Niv. 23 <text:s/>+5 <text:s text:c="6"/>425 000 PO, Niv. 28 <text:s/>+6 <text:s text:c="3"/>2 1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bénéficiez aux test de Perception d'un bonus d'objet égal au bonus d'altération de l'amulette.\r\n</text:p>
          </table:table-cell>
          <table:table-cell office:value-type="string" calcext:value-type="string">
            <text:p>Quotidien: action mineure. Jusqu'à la fin de la rencontre, les ennemis ne bénéficient pas de l'habituel bonus de +2 aux jets d'attaque lorsqu'ils jouissent d'un avantage de combat contre vous. Ils profitent toutefois des autres bénéfices de l'avantage de comba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mulette du dragon</text:p>
          </table:table-cell>
          <table:table-cell office:value-type="string" calcext:value-type="string">
            <text:p>19+</text:p>
          </table:table-cell>
          <table:table-cell office:value-type="string" calcext:value-type="string">
            <text:p>Cette magnifique amulette en forme de dragon ornementée de runes draconique est très prisée des drakéides.\r\n</text:p>
          </table:table-cell>
          <table:table-cell office:value-type="string" calcext:value-type="string">
            <text:p>Niv. 19 <text:s/>+4 <text:s text:c="6"/>105 000 PO, Niv. 24 <text:s/>+5 <text:s text:c="6"/>525 000 PO, Niv. 29 <text:s/>+6 <text:s text:c="3"/>2 6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Si vous êtes drakéide, vous bénéficiez d'une résistance 10 au type de dégâts correspondant à votre pouvoir Souffle de dragon. Quand vous utilisez votre pouvoir Souffle de dragon, la résistance passe à 20 jusqu'à la fin de votre tour de jeu suivant.\r\nNiveau 24: résistance 15, résistance 30 après Souffle de dragon.\r\nNiveau 29: résistance 20, résistance 40 après Souffle de dragon\r\n</text:p>
          </table:table-cell>
          <table:table-cell office:value-type="string" calcext:value-type="string">
            <text:p>Quotidien: réaction immédiate. Utilisez ce pouvoir lorsque vous vous retrouvez en péril. Si vous disposez du pouvoir Souffle de dragon, vous pouvez l'utiliser même si vous l'avez déjà dépensé pour la rencontre en cour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roche de nonchalance</text:p>
          </table:table-cell>
          <table:table-cell office:value-type="string" calcext:value-type="string">
            <text:p>3+</text:p>
          </table:table-cell>
          <table:table-cell office:value-type="string" calcext:value-type="string">
            <text:p>Cet écusson doré galvanise vos alliés dans les circonstance les plus funestes.\r\n</text:p>
          </table:table-cell>
          <table:table-cell office:value-type="string" calcext:value-type="string">
            <text:p>Niv. <text:s text:c="2"/>3 <text:s/>+1 <text:s text:c="13"/>680 PO, Niv. <text:s text:c="2"/>8 <text:s/>+2 <text:s text:c="10"/>3 400 PO, Niv. 13 <text:s/>+3 <text:s text:c="8"/>17 000 PO, Niv. 18 <text:s/>+4 <text:s text:c="8"/>85 000 PO, Niv. 23 <text:s/>+5 <text:s text:c="6"/>425 000 PO, Niv. 28 <text:s/>+6 <text:s text:c="3"/>2 1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action libre. Utilisez ce pouvoir lorsqu'un allié situé dans un rayon de 10 cases rate un jet de sauvegarde. Cet allié refait le jet de sauvegarde avec un bonus de pouvoir +2, en conservant le nouveau résultat même s'il est pire que le premier.\r\nNiveau 13 ou 18: un allié situé dans un rayon de 20 cases.\r\nniveau 23 ou 28: un allié situé dans votre ligne de mir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roche de vigueur</text:p>
          </table:table-cell>
          <table:table-cell office:value-type="string" calcext:value-type="string">
            <text:p>15+</text:p>
          </table:table-cell>
          <table:table-cell office:value-type="string" calcext:value-type="string">
            <text:p>Cette broche chaude en séquoia a la forme d'un cœur et palpite légèrement, symbolisant la persistance de la vie.\r\n</text:p>
          </table:table-cell>
          <table:table-cell office:value-type="string" calcext:value-type="string">
            <text:p>Niv. 15 <text:s/>+3 <text:s text:c="8"/>25 000 PO, Niv. 20 <text:s/>+4 <text:s text:c="6"/>125 000 PO, Niv. 25 <text:s/>+5 <text:s text:c="6"/>625 000 PO, Niv. 30 <text:s/>+6 <text:s text:c="3"/>3 1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Augmentez vos points de vie maximums de 5.\r\nNiveau 20: augmentez vos points de vie maximums de 10.\r\nNiveau 25: augmentez vos points de vie maximums de 15.\r\nNiveau 30: augmentez vos points de vie maximums de 20.\r\n</text:p>
          </table:table-cell>
          <table:table-cell table:number-columns-repeated="2"/>
          <table:table-cell office:value-type="string" calcext:value-type="string">
            <text:p>Le Comptoir de l'Aventure 1</text:p>
          </table:table-cell>
          <table:table-cell office:value-type="float" office:value="1" calcext:value-type="float">
            <text:p>1</text:p>
          </table:table-cell>
          <table:table-cell table:number-columns-repeated="1013"/>
        </table:table-row>
        <table:table-row table:style-name="ro1">
          <table:table-cell office:value-type="string" calcext:value-type="string">
            <text:p>Broche du guérisseur</text:p>
          </table:table-cell>
          <table:table-cell office:value-type="string" calcext:value-type="string">
            <text:p>4+</text:p>
          </table:table-cell>
          <table:table-cell office:value-type="string" calcext:value-type="string">
            <text:p>Ce joyau d'aspect anodin accroît vos pouvoirs curatifs.\r\n</text:p>
          </table:table-cell>
          <table:table-cell office:value-type="string" calcext:value-type="string">
            <text:p>Niv. <text:s text:c="2"/>4 <text:s/>+1 <text:s text:c="13"/>840 PO, Niv. <text:s text:c="2"/>9 <text:s/>+2 <text:s text:c="10"/>4 200 PO, Niv. 14 <text:s/>+3 <text:s text:c="8"/>21 000 PO, Niv. 19 <text:s/>+4 <text:s text:c="6"/>105 000 PO, Niv. 24 <text:s/>+5 <text:s text:c="6"/>525 000 PO, Niv. 29 <text:s/>+6 <text:s text:c="3"/>2 6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Lorsque vous utilisez un pouvoir qui vous permet, à vous ou un allié, de regagnez des points de vie, ajoutez le bonus d'altération de la broche au total de points vie récupérés.\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roche écran</text:p>
          </table:table-cell>
          <table:table-cell office:value-type="string" calcext:value-type="string">
            <text:p>3+</text:p>
          </table:table-cell>
          <table:table-cell office:value-type="string" calcext:value-type="string">
            <text:p>Cet écusson en argent absorbe les attaques de force.\r\n</text:p>
          </table:table-cell>
          <table:table-cell office:value-type="string" calcext:value-type="string">
            <text:p>Niv. <text:s text:c="2"/>3 <text:s/>+1 <text:s text:c="13"/>680 PO, Niv. <text:s text:c="2"/>8 <text:s/>+2 <text:s text:c="10"/>3 400 PO, Niv. 13 <text:s/>+3 <text:s text:c="8"/>17 000 PO, Niv. 18 <text:s/>+4 <text:s text:c="8"/>85 000 PO, Niv. 23 <text:s/>+5 <text:s text:c="6"/>425 000 PO, Niv. 28 <text:s/>+6 <text:s text:c="3"/>2 1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bénéficiez d'une résistance à la force 10.\r\nNiveau 13 ou 18: résistance à la force 15.\r\nNiveau 23 ou 28: résistance à la force 20.\r\n</text:p>
          </table:table-cell>
          <table:table-cell office:value-type="string" calcext:value-type="string">
            <text:p>Quotidien: interruption immédiate. Utilisez ce pouvoir lorsque vous êtes touché par une attaque de zone, de proximité ou à distance. Vous bénéficiez contre cette attaque d'une résistance à tous les dégâts égale à la valeur de résistance à la force de la broch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pe d'évolution élémentaire</text:p>
          </table:table-cell>
          <table:table-cell office:value-type="string" calcext:value-type="string">
            <text:p>25+</text:p>
          </table:table-cell>
          <table:table-cell office:value-type="string" calcext:value-type="string">
            <text:p>Cousue avec les formes élémentaires matérielles, cette cape adopte l'aspect de l'élément auquel elle doit résister.\r\n</text:p>
          </table:table-cell>
          <table:table-cell office:value-type="string" calcext:value-type="string">
            <text:p>Niv. 25 <text:s/>+5 <text:s text:c="6"/>625 000 PO, Niv. 30 <text:s/>+6 <text:s text:c="3"/>3 1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action mineure. Choisissez un type de dégâts dans la liste suivant: acide, électricité, feu froid et tonnerre. Vous bénéficiez d'un résistance 10 au type de dégâts en question jusqu'à la fin de la rencontre.\r\nÀ volonté: interruption immédiate. Utilisez ce pouvoir lorsque vous subissez les dégâts d'une attaque alors que vous êtes sous l'effet du pouvoir de l'objet. Changez la résistance conférée par la cape qui s'applique désormais à autre type de dégâts choisi dans la liste. Cet effet persiste jusqu'à la fin de votre tour de jeu suivant, moment auquel le type de dégâts redevient celui choisi pour la rencontre (lorsque vous avez activé l'obje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pe de distorsion</text:p>
          </table:table-cell>
          <table:table-cell office:value-type="string" calcext:value-type="string">
            <text:p>4+</text:p>
          </table:table-cell>
          <table:table-cell office:value-type="string" calcext:value-type="string">
            <text:p>Cette cape s'agite autour de vous comme l'air chaud ou trouble du plus ardent des déserts.\r\n</text:p>
          </table:table-cell>
          <table:table-cell office:value-type="string" calcext:value-type="string">
            <text:p>Niv. <text:s text:c="2"/>4 <text:s/>+1 <text:s text:c="13"/>840 PO, Niv. <text:s text:c="2"/>9 <text:s/>+2 <text:s text:c="10"/>4 200 PO, Niv. 14 <text:s/>+3 <text:s text:c="8"/>21 000 PO, Niv. 19 <text:s/>+4 <text:s text:c="6"/>105 000 PO, Niv. 24 <text:s/>+5 <text:s text:c="6"/>525 000 PO, Niv. 29 <text:s/>+6 <text:s text:c="3"/>2 6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Les attaques à distance qui vous visent depuis plus de 5 cases subissent un malus de -5 au jet d'attaque.\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pe de l'araignée</text:p>
          </table:table-cell>
          <table:table-cell office:value-type="string" calcext:value-type="string">
            <text:p>13+</text:p>
          </table:table-cell>
          <table:table-cell office:value-type="string" calcext:value-type="string">
            <text:p>Cette cape soyeuse présente des motifs de toile d'araignée.\r\n</text:p>
          </table:table-cell>
          <table:table-cell office:value-type="string" calcext:value-type="string">
            <text:p>Niv. 13 <text:s/>+3 <text:s text:c="8"/>17 000 PO, Niv. 18 <text:s/>+4 <text:s text:c="8"/>85 000 PO, Niv. 23 <text:s/>+5 <text:s text:c="6"/>425 000 PO, Niv. 28 <text:s/>+6 <text:s text:c="3"/>2 1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bénéficiez d'un bonus d'objet de +2 aux jets de sauvegarde contre les effets qui vous immobilisent ou vous maîtrisent.\r\nNiveau 23 ou 28: vous bénéficiez également d'un résistance au poison 15.\r\n</text:p>
          </table:table-cell>
          <table:table-cell office:value-type="string" calcext:value-type="string">
            <text:p>Quotidien: interruption immédiate. Utilisez ce pouvoir lorsqu'un ennemi adjacent vous attaque ou s'éloigne de vous. Effectuez une attaque: corps à corps 1; Intelligence, Sagesse ou Charisme contre Réflexes; en cas de réussite, la cible est immobilisée (sauvegarde annul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pe de l'automne</text:p>
          </table:table-cell>
          <table:table-cell office:value-type="string" calcext:value-type="string">
            <text:p>19+</text:p>
          </table:table-cell>
          <table:table-cell office:value-type="string" calcext:value-type="string">
            <text:p>Tissée de feuilles exotiques de Féerie, cette cape vous transporte vers une niche paisible où les tourments sont plus supportables.\r\n</text:p>
          </table:table-cell>
          <table:table-cell office:value-type="string" calcext:value-type="string">
            <text:p>Niv. 19 <text:s/>+4 <text:s text:c="6"/>105 000 PO, Niv. 24 <text:s/>+5 <text:s text:c="6"/>525 000 PO, Niv. 29 <text:s/>+6 <text:s text:c="3"/>2 6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 téléportation: action de mouvement. Vous disparaissez du monde pour vous rendre vers un lieu sûr de Féerie. Pendant cet interlude, tous les effets auxquels vous êtes soumis sont réprimés (vous ne subissez par exemple pas de dégâts continus). Vous effectuez tout à fait normalement vos jets de sauvegarde à la fin de chaque tour de de jeu, si ce n'est que vous bénéficiez d'un bonus de pouvoir de +2. En outre, malgré votre absence, vous demeurez conscient de votre environnement comme si vous étiez resté à l'endroit d'où vous êtes parti. Au début de chaque tour de jeu suivant, vous pouvez choisir de reparaître dans un espace situé dans un rayon de 5 cases de votre dernière position. Il doit cependant exister une ligne de mire entre ces deux postions (vous ne pouvez donc pas reparaître de l'autre côté d'un mur).\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pes de prudence</text:p>
          </table:table-cell>
          <table:table-cell office:value-type="string" calcext:value-type="string">
            <text:p>9+</text:p>
          </table:table-cell>
          <table:table-cell office:value-type="string" calcext:value-type="string">
            <text:p>Les drakéides se réfèrent à ce vêtement lisse sous le terme de «cape du lâche», car il facilite les replis d'urgence.\r\n</text:p>
          </table:table-cell>
          <table:table-cell office:value-type="string" calcext:value-type="string">
            <text:p>Niv. <text:s text:c="2"/>9 <text:s/>+2 <text:s text:c="10"/>4 200 PO, Niv. 14 <text:s/>+3 <text:s text:c="8"/>21 000 PO, Niv. 19 <text:s/>+4 <text:s text:c="6"/>105 000 PO, Niv. 24 <text:s/>+5 <text:s text:c="6"/>525 000 PO, Niv. 29 <text:s/>+6 <text:s text:c="3"/>2 6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action mineure. Vous bénéficiez d'un bonus de pouvoir de +5 à la VD jusqu'à la fin de votre tour de jeu suivant. Si vous attaquez une cible alors que ce pouvoir est actif, l'effet prend fin et vous êtes étourdi jusqu'à la fin de votre tour de jeu suivan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pe de transposition</text:p>
          </table:table-cell>
          <table:table-cell office:value-type="string" calcext:value-type="string">
            <text:p>15+</text:p>
          </table:table-cell>
          <table:table-cell office:value-type="string" calcext:value-type="string">
            <text:p>Cette cape chatoyante dissimule votre position exacte.\r\n</text:p>
          </table:table-cell>
          <table:table-cell office:value-type="string" calcext:value-type="string">
            <text:p>Niv. 15 <text:s/>+3 <text:s text:c="8"/>25 000 PO, Niv. 20 <text:s/>+4 <text:s text:c="6"/>125 000 PO, Niv. 25 <text:s/>+5 <text:s text:c="6"/>625 000 PO, Niv. 30 <text:s/>+6 <text:s text:c="3"/>3 1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À chaque rencontre, vous bénéficiez d'un bonus d'objet de +2 à la CA et en Réflexes, jusqu'à ce qu'une attaque vous touche.\r\n</text:p>
          </table:table-cell>
          <table:table-cell office:value-type="string" calcext:value-type="string">
            <text:p>Quotidien ♦ téléportation: interruption immédiate. Utilisez ce pouvoir lorsque vous êtes touché par une attaque de corps à corps ou à distance. L'attaquant doit refaire l'attaque, en conservant le nouveau résultat même s'il est pire que le premier. Si l'attaquant vous rate, vous pouvez vous téléporter de 1 cas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pe du blessé fringant</text:p>
          </table:table-cell>
          <table:table-cell office:value-type="string" calcext:value-type="string">
            <text:p>4+</text:p>
          </table:table-cell>
          <table:table-cell office:value-type="string" calcext:value-type="string">
            <text:p>Des veines rouges et fines se forment sur l'étoffe de cette belle cape lorsque vous invoquez ses propriétés curatives.\r\n</text:p>
          </table:table-cell>
          <table:table-cell office:value-type="string" calcext:value-type="string">
            <text:p>Niv. <text:s text:c="2"/>4 <text:s/>+1 <text:s text:c="13"/>840 PO, Niv. <text:s text:c="2"/>9 <text:s/>+2 <text:s text:c="10"/>4 200 PO, Niv. 14 <text:s/>+3 <text:s text:c="8"/>21 000 PO, Niv. 19 <text:s/>+4 <text:s text:c="6"/>105 000 PO, Niv. 24 <text:s/>+5 <text:s text:c="6"/>525 000 PO, Niv. 29 <text:s/>+6 <text:s text:c="3"/>2 6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Si vous utilisez votre second souffle alors que vous êtes en péril, vous pouvez dépenser deux récupérations au lieu d'une (et regagnez les points de vie correspondants à chacune)\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pe du chirurgien</text:p>
          </table:table-cell>
          <table:table-cell office:value-type="string" calcext:value-type="string">
            <text:p>3+</text:p>
          </table:table-cell>
          <table:table-cell office:value-type="string" calcext:value-type="string">
            <text:p>Ce vêtement vous instille la confiance et les connaissances nécessaires pour apaiser les douleurs d'un allié.\r\n</text:p>
          </table:table-cell>
          <table:table-cell office:value-type="string" calcext:value-type="string">
            <text:p>Niv. <text:s text:c="2"/>3 <text:s/>+1 <text:s text:c="13"/>680 PO, Niv. <text:s text:c="2"/>8 <text:s/>+2 <text:s text:c="10"/>3 400 PO, Niv. 13 <text:s/>+3 <text:s text:c="8"/>17 000 PO, Niv. 18 <text:s/>+4 <text:s text:c="8"/>85 000 PO, Niv. 23 <text:s/>+5 <text:s text:c="6"/>425 000 PO, Niv. 28 <text:s/>+6 <text:s text:c="3"/>2 1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bénéficiez aux tests de Soins d'un bonus d'objet égal au bonus d'altération de la cape.\r\n</text:p>
          </table:table-cell>
          <table:table-cell office:value-type="string" calcext:value-type="string">
            <text:p>Quotidien: action mineure. Un allié adjacent regagne 1 récupération déjà dépensée dans la journé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pe du courroux enflammé</text:p>
          </table:table-cell>
          <table:table-cell office:value-type="string" calcext:value-type="string">
            <text:p>14+</text:p>
          </table:table-cell>
          <table:table-cell office:value-type="string" calcext:value-type="string">
            <text:p>Des volutes de fumée s'échappent de temps à autre de ce vêtement, qui peut s'embraser quand vous le désirer.\r\n</text:p>
          </table:table-cell>
          <table:table-cell office:value-type="string" calcext:value-type="string">
            <text:p>Niv. 14 <text:s/>+3 <text:s text:c="8"/>21 000 PO, Niv. 19 <text:s/>+4 <text:s text:c="6"/>105 000 PO, Niv. 24 <text:s/>+5 <text:s text:c="6"/>525 000 PO, Niv. 29 <text:s/>+6 <text:s text:c="3"/>2 6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bénéficiez aux tests d'Intimidation d'un bonus d'objet égal au bonus d'altération de la cape.\r\n</text:p>
          </table:table-cell>
          <table:table-cell office:value-type="string" calcext:value-type="string">
            <text:p>Quotidien ♦ feu: action mineure. Jusqu'à la fin de votre tour de jeu suivant, vos attaques de corps à corps infligent des dégâts de feu supplémentaires égaux au bonus d'altération de la cape. Par ailleurs, jusqu'à la fin de votre tour de jeu suivant, tout ennemi qui vous touche avec une attaque de corps à corps subit 3d6 dégâts de feu.\r\nNiveau 19: 4d6 dégâts de feu.\r\nNiveau 24: 5d6 dégâts de feu.\r\nNiveau 29: 6d6 dégâts de feu.\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pe du phénix</text:p>
          </table:table-cell>
          <table:table-cell office:value-type="string" calcext:value-type="string">
            <text:p>30+</text:p>
          </table:table-cell>
          <table:table-cell office:value-type="string" calcext:value-type="string">
            <text:p>Cette élégante pèlerine est tissé de feu élémentaire.\r\n</text:p>
          </table:table-cell>
          <table:table-cell office:value-type="string" calcext:value-type="string">
            <text:p>Niv. 30 <text:s/>+6 <text:s text:c="3"/>3 1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 feu, guérison: aucune. Utilisez ce pouvoir lorsque vous tombez à 0 points de vie (ou moins). Vous infligez 3d10 dégâts de feu à tous les ennemis situés dans un rayon de 3 cases, puis vous disparaissez du monde dans une volute de fumée. Au début de votre tour de jeu suivant, vous reparaissez dans le même espace (ou dans l'espace inoccupé le plus proche si l'autre est désormais pris). Vous retrouvez vos points de vie maximums et tous les effets qui vous affectaient disparaissent. Vous perdez toutes vos récupérations restantes (le cas échéan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pe du saltimbanque</text:p>
          </table:table-cell>
          <table:table-cell office:value-type="string" calcext:value-type="string">
            <text:p>5+</text:p>
          </table:table-cell>
          <table:table-cell office:value-type="string" calcext:value-type="string">
            <text:p>D'un mouvement gracieux de ce vêtement ourlé de soie, vous vous soustrayez au danger.\r\n</text:p>
          </table:table-cell>
          <table:table-cell office:value-type="string" calcext:value-type="string">
            <text:p>Niv. <text:s text:c="2"/>5 <text:s/>+1 <text:s text:c="10"/>1 000 PO, Niv. 10 <text:s/>+2 <text:s text:c="10"/>5 000 PO, Niv. 15 <text:s/>+3 <text:s text:c="8"/>25 000 PO, Niv. 20 <text:s/>+4 <text:s text:c="6"/>125 000 PO, Niv. 25 <text:s/>+5 <text:s text:c="6"/>625 000 PO, Niv. 30 <text:s/>+6 <text:s text:c="3"/>3 1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 téléportation: réaction immédiate. Utilisez ce pouvoir lorsque vous êtes touché par une attaque. Vous vous téléportez de 5 cases et jouissez d'un avantage de Combat contre l'attaquant jusqu'à la fin de votre tour de jeu suivan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pe refuge</text:p>
          </table:table-cell>
          <table:table-cell office:value-type="string" calcext:value-type="string">
            <text:p>18+</text:p>
          </table:table-cell>
          <table:table-cell office:value-type="string" calcext:value-type="string">
            <text:p>Cet habit volumineux vous enveloppe quand vous êtes blessé, vous procurant un lieu sûr où récupérer.\r\n</text:p>
          </table:table-cell>
          <table:table-cell office:value-type="string" calcext:value-type="string">
            <text:p>Niv. 18 <text:s/>+4 <text:s text:c="8"/>85 000 PO, Niv. 23 <text:s/>+5 <text:s text:c="6"/>425 000 PO, Niv. 28 <text:s/>+6 <text:s text:c="3"/>2 1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action libre. Utilisez ce pouvoir lorsque vous subissez des dégâts infligés par un ennemi ou un piège. Vous disparaissez du monde et vous rendez par le biais de votre cape dans un autre plan. Au début de votre tour de jeu suivant, vous reparaissez dans un rayon de cases de votre position de dépar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pe trompe-la-mort</text:p>
          </table:table-cell>
          <table:table-cell office:value-type="string" calcext:value-type="string">
            <text:p>24+</text:p>
          </table:table-cell>
          <table:table-cell office:value-type="string" calcext:value-type="string">
            <text:p>Cette pèlerine volumineuse vous permet de vous dérober à la mort.\r\n</text:p>
          </table:table-cell>
          <table:table-cell office:value-type="string" calcext:value-type="string">
            <text:p>Niv. 24 <text:s/>+5 <text:s text:c="6"/>525 000 PO, Niv. 29 <text:s/>+6 <text:s text:c="3"/>2 6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 illusion: interruption immédiate. Utilisez ce pouvoir lorsque vous tombez 0 point de vie (ou moins). Vous vous retrouvez alors à 1 point de vie. Vous devenez également invisible jusqu'à la fin de votre tour de jeu suivant ou jusqu'à ce que vous attaquiez (dès que l'une de ces deux conditions est remplie). Tant que vous n'êtes pas visible, une illusion de votre corps inerte apparaît au sol, à l'endroit où vous auriez dû tomber. Quiconque touche ou manipule le corps d'une manière ou d'une autre prend automatiquement conscience de l'illusion. Sans cela, un test de Perception (DD20 + niveau de la cape) est nécessaire pour déceler la supercheri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ol d'éloquence</text:p>
          </table:table-cell>
          <table:table-cell office:value-type="string" calcext:value-type="string">
            <text:p>8+</text:p>
          </table:table-cell>
          <table:table-cell office:value-type="string" calcext:value-type="string">
            <text:p>Ce collier en soie damassée affûte la langue et sait plaire aux diplomates comme aux aristocrates.\r\n</text:p>
          </table:table-cell>
          <table:table-cell office:value-type="string" calcext:value-type="string">
            <text:p>Niv. <text:s text:c="2"/>8 <text:s/>+2 <text:s text:c="10"/>3 400 PO, Niv. 13 <text:s/>+3 <text:s text:c="8"/>17 000 PO, Niv. 18 <text:s/>+4 <text:s text:c="8"/>85 000 PO, Niv. 23 <text:s/>+5 <text:s text:c="6"/>425 000 PO, Niv. 28 <text:s/>+6 <text:s text:c="3"/>2 1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bénéficiez aux tests de Bluff et de Diplomatie d'un bonus d'objet égal au bonus d'altération de l'objet.\r\n</text:p>
          </table:table-cell>
          <table:table-cell office:value-type="string" calcext:value-type="string">
            <text:p>Quotidien: action libre. Utilisez ce pouvoir après avoir effectué un test de Bluff ou de Diplomatie. Refaites le test, en conservant le nouveau résultat même s'il est pire que le premier.\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olifichet du menteur</text:p>
          </table:table-cell>
          <table:table-cell office:value-type="string" calcext:value-type="string">
            <text:p>13+</text:p>
          </table:table-cell>
          <table:table-cell office:value-type="string" calcext:value-type="string">
            <text:p>Ces babioles sont toutes différentes mais se présentent toujours comme des colliers de peu de valeur.\r\n</text:p>
          </table:table-cell>
          <table:table-cell office:value-type="string" calcext:value-type="string">
            <text:p>Niv. 13 <text:s/>+3 <text:s text:c="8"/>17 000 PO, Niv. 18 <text:s/>+4 <text:s text:c="8"/>85 000 PO, Niv. 23 <text:s/>+5 <text:s text:c="6"/>425 000 PO, Niv. 28 <text:s/>+6 <text:s text:c="3"/>2 1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bénéficiez aux test de Bluff d'un bonus d'objet égal au bonus d'altération du colifichet. Quand vous portez l'objet, il apparaît comme non magique, sauf pour les observateurs qui réussissent un test d'Arcanes (DD20 + niveau de l'objet).\r\nLorsque vous êtes la cible d'un rituel de divination ou de scrutation, tel qu'Observation de créature ou Perception des mensonges, le ritualiste doit réussir un test d'Arcane opposé à votre test de Bluff. S'il échoue, le rituel ne fonctionne pas sur vous, le ritualiste ne connaît pas la source de son échec, et les ressources sont utilisées comme s'il avait exécuté le rituel de manière tout à fait normale.\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elets briseurs</text:p>
          </table:table-cell>
          <table:table-cell office:value-type="string" calcext:value-type="string">
            <text:p>6+</text:p>
          </table:table-cell>
          <table:table-cell office:value-type="string" calcext:value-type="string">
            <text:p>Ces épais gantelets de cuit permettent à vos attaques de passer outre les résistances.\r\n</text:p>
          </table:table-cell>
          <table:table-cell office:value-type="string" calcext:value-type="string">
            <text:p>Niv. <text:s text:c="2"/>6 <text:s/>+2 <text:s text:c="10"/>1 800 PO, Niv. 16 <text:s/>+4 <text:s text:c="8"/>45 000 PO, Niv. 26 <text:s/>+6 <text:s text:c="3"/>1 125 000 PO</text:p>
          </table:table-cell>
          <table:table-cell office:value-type="string" calcext:value-type="string">
            <text:p>Mains</text:p>
          </table:table-cell>
          <table:table-cell/>
          <table:table-cell office:value-type="string" calcext:value-type="string">
            <text:p>Vous réduisez de 1 la valeur de toute résistance dont un ennemi dispose contre vos attaques.\r\nNiveau 16 : réduisez la résistance de 2.\r\nNiveau 26 : réduisez la résistance de 5.\r\n</text:p>
          </table:table-cell>
          <table:table-cell office:value-type="string" calcext:value-type="string">
            <text:p>Quotidien : action libre. Utilisez ce pouvoir quand vous touchez au moyen d'une attaque d'arme, juste avant de déterminer les dégâts. Réduisez de 5 la valeur de toute résistance dont un ennemi dispose contre vos attaques (sauvegarde annule).\r\nNiveau 16 : réduisez la résistance de 10.\r\nNiveau 26 : réduisez la résistance de 15.\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elets brûlants</text:p>
          </table:table-cell>
          <table:table-cell office:value-type="string" calcext:value-type="string">
            <text:p>6+</text:p>
          </table:table-cell>
          <table:table-cell office:value-type="string" calcext:value-type="string">
            <text:p>Ces gants cuirassés de fer qui produisent des volutes de fumée excitent le pyromane qui est en vous.\r\n</text:p>
          </table:table-cell>
          <table:table-cell office:value-type="string" calcext:value-type="string">
            <text:p>Niv. <text:s text:c="2"/>6 <text:s/>+2 <text:s text:c="10"/>1 800 PO, Niv. 16 <text:s/>+4 <text:s text:c="8"/>45 000 PO, Niv. 26 <text:s/>+6 <text:s text:c="3"/>1 125 000 PO</text:p>
          </table:table-cell>
          <table:table-cell office:value-type="string" calcext:value-type="string">
            <text:p>Mains</text:p>
          </table:table-cell>
          <table:table-cell table:number-columns-repeated="2"/>
          <table:table-cell office:value-type="string" calcext:value-type="string">
            <text:p>Quotidien ♦ feu : action libre. Utilisez ce pouvoir quand vous effectuez une attaque accompagnée du mot-clé feu. La première cible touchée par celle-ci subit également 5 dégâts de feu continus (sauvegarde annule). Par ailleurs, vos attaques accompagnées du mot-clé infligent 1 dégât de feu supplémentaire jusqu'à la fin de la rencontre. Si vous avez atteint au moins une étape dans la journée avant d'utiliser ce pouvoirs, vos attaques accompagnées du mot-clé infligent 2 dégâts de feu supplémentaires (et non 1) jusqu'à la fin de la rencontre.\r\nNiveau 16 : 10 dégâts de feu continus, 3 dégâts de feu supplémentaires (4 après étapes).\r\nNiveau 26 : 15 dégâts de feu continus, 5 dégâts de feu supplémentaires (6 après étape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elets caustiques</text:p>
          </table:table-cell>
          <table:table-cell office:value-type="string" calcext:value-type="string">
            <text:p>6+</text:p>
          </table:table-cell>
          <table:table-cell office:value-type="string" calcext:value-type="string">
            <text:p>Quand vous attaquez, de l'acide dégoutte de ces gants de cuir grossier.\r\n</text:p>
          </table:table-cell>
          <table:table-cell office:value-type="string" calcext:value-type="string">
            <text:p>Niv. <text:s text:c="2"/>6 <text:s/>+2 <text:s text:c="10"/>1 800 PO, Niv. 16 <text:s/>+4 <text:s text:c="8"/>45 000 PO, Niv. 26 <text:s/>+6 <text:s text:c="3"/>1 125 000 PO</text:p>
          </table:table-cell>
          <table:table-cell office:value-type="string" calcext:value-type="string">
            <text:p>Mains</text:p>
          </table:table-cell>
          <table:table-cell table:number-columns-repeated="2"/>
          <table:table-cell office:value-type="string" calcext:value-type="string">
            <text:p>Quotidien ♦ acide : action libre. Utilisez ce pouvoir quand vous effectuez une attaque à distance. Changez le type de dégâts infligés par celle-ci en dégâts d'acide. Que l'attaque touche ou échoue, les créatures adjacentes à la cible subissent 1d6 dégâts d'acide. Par ailleurs, vos attaques à distance infligent 1 dégâts d'acide supplémentaire jusqu'à la fin de la rencontre.\r\nSi vous avez atteint au moins une étape dans la journée, vos attaques à distances accompagnées du mot-clé acide infligent 2 dégâts d'acide supplémentaires (et non1) jusqu'à la fin de la rencontre.\r\nNiveau 16 : 2d6 dégâts d'acide, 3 dégâts d'acide supplémentaires (4 après étapes).\r\nNiveau 26 : 3d6 dégâts d'acide, 5 dégâts d'acide supplémentaires (6 après étape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elets d'allonge</text:p>
          </table:table-cell>
          <table:table-cell office:value-type="string" calcext:value-type="string">
            <text:p>18+</text:p>
          </table:table-cell>
          <table:table-cell office:value-type="string" calcext:value-type="string">
            <text:p>Ces gantelets sont équipés de baguettes d'acier extensibles qui entourent vos avant-bras.\r\n</text:p>
          </table:table-cell>
          <table:table-cell office:value-type="string" calcext:value-type="string">
            <text:p>Niv. 18 <text:s/>+4 <text:s text:c="8"/>85 000 PO</text:p>
          </table:table-cell>
          <table:table-cell office:value-type="string" calcext:value-type="string">
            <text:p>Mains</text:p>
          </table:table-cell>
          <table:table-cell table:number-columns-repeated="2"/>
          <table:table-cell office:value-type="string" calcext:value-type="string">
            <text:p>À volonté : action mineure. Jusqu'à la fin de votre tour de jeu suivant, vous augmentez de 1 case l'allonge de vos attaques de corps à corps, mais subissez un malus de -2 aux jets d'attaque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elets d'assaut impétueux</text:p>
          </table:table-cell>
          <table:table-cell office:value-type="string" calcext:value-type="string">
            <text:p>11+</text:p>
          </table:table-cell>
          <table:table-cell office:value-type="string" calcext:value-type="string">
            <text:p>Ces beaux gantelets brillants augmentent temporairement la vitesse de vos attaques.\r\n</text:p>
          </table:table-cell>
          <table:table-cell office:value-type="string" calcext:value-type="string">
            <text:p>Niv. 11 <text:s/>+3 <text:s text:c="10"/>9 000 PO</text:p>
          </table:table-cell>
          <table:table-cell office:value-type="string" calcext:value-type="string">
            <text:p>Mains</text:p>
          </table:table-cell>
          <table:table-cell table:number-columns-repeated="2"/>
          <table:table-cell office:value-type="string" calcext:value-type="string">
            <text:p>Quotidien : action simple. Effectuez deux attaques de base de corps à corps, avec pour chacun un malus de -2 au jet d'attaque.\r\n</text:p>
          </table:table-cell>
          <table:table-cell/>
          <table:table-cell office:value-type="string" calcext:value-type="string">
            <text:p>Le Comptoir de l'Aventure 1</text:p>
          </table:table-cell>
          <table:table-cell office:value-type="float" office:value="1" calcext:value-type="float">
            <text:p>1</text:p>
          </table:table-cell>
          <table:table-cell table:number-columns-repeated="1013"/>
        </table:table-row>
        <table:table-row table:style-name="ro1">
          <table:table-cell office:value-type="string" calcext:value-type="string">
            <text:p>Gantelets d'illumination</text:p>
          </table:table-cell>
          <table:table-cell office:value-type="string" calcext:value-type="string">
            <text:p>10+</text:p>
          </table:table-cell>
          <table:table-cell office:value-type="string" calcext:value-type="string">
            <text:p>D'une simple pensée, ces gantelets d'or cuivré se mettent à produire de la lumière.\r\n</text:p>
          </table:table-cell>
          <table:table-cell office:value-type="string" calcext:value-type="string">
            <text:p>Niv. 10 <text:s/>+2 <text:s text:c="10"/>5 000 PO</text:p>
          </table:table-cell>
          <table:table-cell office:value-type="string" calcext:value-type="string">
            <text:p>Mains</text:p>
          </table:table-cell>
          <table:table-cell table:number-columns-repeated="2"/>
          <table:table-cell office:value-type="string" calcext:value-type="string">
            <text:p>À volonté : action mineure. Comme le pouvoir de magicien lumière (cf. MdJ 75), mais lancé sur les gantelets.\r\nQuotidien : action libre. Utilisez ce pouvoir quand vous touchez au moyen d'une attaque d'arme. L'attaque inflige 10 dégâts radiants supplémentaire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elets d'orage</text:p>
          </table:table-cell>
          <table:table-cell office:value-type="string" calcext:value-type="string">
            <text:p>10+</text:p>
          </table:table-cell>
          <table:table-cell office:value-type="string" calcext:value-type="string">
            <text:p>Les plaques d'or et de fer fixées au dos de ces gantelets crépitent d'énergie.\r\n</text:p>
          </table:table-cell>
          <table:table-cell office:value-type="string" calcext:value-type="string">
            <text:p>Niv. 10 <text:s/>+2 <text:s text:c="10"/>5 000 PO, Niv. 20 <text:s/>+4 <text:s text:c="6"/>125 000 PO, Niv. 30 <text:s/>+6 <text:s text:c="3"/>3 125 000 PO</text:p>
          </table:table-cell>
          <table:table-cell office:value-type="string" calcext:value-type="string">
            <text:p>Mains</text:p>
          </table:table-cell>
          <table:table-cell table:number-columns-repeated="2"/>
          <table:table-cell office:value-type="string" calcext:value-type="string">
            <text:p>Quotidien ♦ tonnerre : action libre. Utilisez ce pouvoir quand vous effectuez une attaque de corps à corps. Changez les dégâts infligés en dégâts de tonnerre. En cas de réussite, l'attaque inflige 1d6 dégâts de tonnerre supplémentaires. Enfin vos attaques de corps à corps infligent 1 dégât de tonnerre supplémentaire jusqu'à la fin de votre tour de jeu suivant. Si vous avez atteint au moins une étape dans la journée, vos attaques de corps à corps infligent 2 dégâts de tonnerre supplémentaires (et non 1) jusqu'à la fin de la rencontre.\r\nNiveau 16 : 2d6 dégâts de tonnerre, 3 dégâts de tonnerre supplémentaires (4 après étapes).\r\nNiveau 26 : 3d6 dégâts de tonnerre, 5 dégâts de tonnerre supplémentaires (6 après étape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elets de givre</text:p>
          </table:table-cell>
          <table:table-cell office:value-type="string" calcext:value-type="string">
            <text:p>7+</text:p>
          </table:table-cell>
          <table:table-cell office:value-type="string" calcext:value-type="string">
            <text:p>Lorsque vous saisissez votre arme, les motifs en forme de cristaux de glace qui décorent ces gants flamboient, et elle se couvre d'une fine pellicule de givre.\r\n</text:p>
          </table:table-cell>
          <table:table-cell office:value-type="string" calcext:value-type="string">
            <text:p>Niv. <text:s text:c="2"/>7 <text:s/>+2 <text:s text:c="10"/>2 600 PO, Niv. 17 <text:s/>+4 <text:s text:c="8"/>65 000 PO, Niv. 27 <text:s/>+6 <text:s text:c="3"/>1 625 000 PO</text:p>
          </table:table-cell>
          <table:table-cell office:value-type="string" calcext:value-type="string">
            <text:p>Mains</text:p>
          </table:table-cell>
          <table:table-cell table:number-columns-repeated="2"/>
          <table:table-cell office:value-type="string" calcext:value-type="string">
            <text:p>Quotidien ♦ froid : action libre. Utilisez ce pouvoir quand vous effectuez une attaque de corps à corps. Changez les dégâts infligés en dégâts de froid. En cas de réussite, la cible est ralentie jusqu'à la fin de votre tour de jeu suivant. Par ailleurs, vos attaques de corps à corps infligent 1 dégât de froid supplémentaire jusqu'à la fin de la rencontre. Si vous avez atteint au moins une étape dans la journée, vos attaques de corps à corps infligent 2 dégâts de froid supplémentaires (et non 1) jusqu'à la fin de la rencontre.\r\nNiveau 17 : la cible est ralentie (sauvegarde annule), 3 dégâts de froid supplémentaires (4 après étapes).\r\nNiveau 26 : la cible est immobilisée (sauvegarde annule), 5 dégâts de froid supplémentaires (6 après étape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elets de parade</text:p>
          </table:table-cell>
          <table:table-cell office:value-type="string" calcext:value-type="string">
            <text:p>5+</text:p>
          </table:table-cell>
          <table:table-cell office:value-type="string" calcext:value-type="string">
            <text:p>Équipé de ces solides gantelets d'armure, vous êtes plus en sécurité lorsque vous reprenez votre souffle.\r\n</text:p>
          </table:table-cell>
          <table:table-cell office:value-type="string" calcext:value-type="string">
            <text:p>Niv. <text:s text:c="2"/>5 <text:s/>+1 <text:s text:c="10"/>1 000 PO</text:p>
          </table:table-cell>
          <table:table-cell office:value-type="string" calcext:value-type="string">
            <text:p>Mains</text:p>
          </table:table-cell>
          <table:table-cell/>
          <table:table-cell office:value-type="string" calcext:value-type="string">
            <text:p>Quand vous entreprenez une action de défense totale ou de second souffle, vous bénéficiez d'un bonus d'objet de +2 à toutes les défenses jusqu'au début de votre tour de jeu suivant.\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elets de riposte</text:p>
          </table:table-cell>
          <table:table-cell office:value-type="string" calcext:value-type="string">
            <text:p>10+</text:p>
          </table:table-cell>
          <table:table-cell office:value-type="string" calcext:value-type="string">
            <text:p>Équipés de pointes, ces gantelets blessent ceux qui vous nuisent.\r\n</text:p>
          </table:table-cell>
          <table:table-cell office:value-type="string" calcext:value-type="string">
            <text:p>Niv. 10 <text:s/>+2 <text:s text:c="10"/>5 000 PO</text:p>
          </table:table-cell>
          <table:table-cell office:value-type="string" calcext:value-type="string">
            <text:p>Mains</text:p>
          </table:table-cell>
          <table:table-cell/>
          <table:table-cell office:value-type="string" calcext:value-type="string">
            <text:p>Vous bénéficiez d'un bonus d'objet de +1 aux attaques d'opportunité.\r\n</text:p>
          </table:table-cell>
          <table:table-cell office:value-type="string" calcext:value-type="string">
            <text:p>Rencontre : réaction immédiate. Utilisez ce pouvoir quand un ennemi adjacent vous touche. Effectuez une attaque de base de corps à corps contre cet ennemi.\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elets sacrés</text:p>
          </table:table-cell>
          <table:table-cell office:value-type="string" calcext:value-type="string">
            <text:p>8+</text:p>
          </table:table-cell>
          <table:table-cell office:value-type="string" calcext:value-type="string">
            <text:p>Ces gantelets polis et gravés de symboles sacrés apportent la lumière purificatrice au cœur des ténèbres.\r\n</text:p>
          </table:table-cell>
          <table:table-cell office:value-type="string" calcext:value-type="string">
            <text:p>Niv. <text:s text:c="2"/>8 <text:s/>+2 <text:s text:c="10"/>3 400 PO, Niv. 18 <text:s/>+4 <text:s text:c="8"/>85 000 PO, Niv. 28 <text:s/>+6 <text:s text:c="3"/>2 125 000 PO</text:p>
          </table:table-cell>
          <table:table-cell office:value-type="string" calcext:value-type="string">
            <text:p>Mains</text:p>
          </table:table-cell>
          <table:table-cell table:number-columns-repeated="2"/>
          <table:table-cell office:value-type="string" calcext:value-type="string">
            <text:p>Quotidien ♦ radiant : action libre. Utilisez ce pouvoir pour changer en dégâts radiants les dégâts infligés par votre prochain pouvoir divin. En cas de réussite, vous infligez 1d6 dégâts radiants supplémentaires. Si le pouvoir n'inflige normalement pas de dégâts, in l'inflige pas ces dégâts supplémentaires. Enfin, vos attaques accompagnées du mot-clé radiant infligent 1 dégât radiant supplémentaire jusqu'à la fin de la rencontre. Si vous avez atteint au moins une étape dans la journée, vos attaques accompagnées du mot-clé radiant infligent 2 dégâts radiants supplémentaires (et non 1) jusqu'à la fin de la rencontre.\r\nNiveau 18 : 2d6 dégâts radiants, 3 dégâts radiants supplémentaires (4 après étape).\r\nNiveau 28 : 3d6 dégâts radiants, 5 dégâts radiants supplémentaires (6 après étap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elets vampiriques</text:p>
          </table:table-cell>
          <table:table-cell office:value-type="string" calcext:value-type="string">
            <text:p>16+</text:p>
          </table:table-cell>
          <table:table-cell office:value-type="string" calcext:value-type="string">
            <text:p>Une énergie nécrotique palpite dans ces gants noirs qui semblent aspirer la lumière.\r\n</text:p>
          </table:table-cell>
          <table:table-cell office:value-type="string" calcext:value-type="string">
            <text:p>Niv. 16 <text:s/>+4 <text:s text:c="8"/>45 000 PO</text:p>
          </table:table-cell>
          <table:table-cell office:value-type="string" calcext:value-type="string">
            <text:p>Mains</text:p>
          </table:table-cell>
          <table:table-cell table:number-columns-repeated="2"/>
          <table:table-cell office:value-type="string" calcext:value-type="string">
            <text:p>Rencontre ♦ guérison, nécrotique : action simple. Effectuez une attaque de corps à corps : Dextérité +4 contre Réflexes ; en cas de réussite, la cible subit des dégâts nécrotiques égaux à votre valeur de récupération et vous regagnez autant de points de vi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s d'adjonction occulte</text:p>
          </table:table-cell>
          <table:table-cell office:value-type="string" calcext:value-type="string">
            <text:p>8+</text:p>
          </table:table-cell>
          <table:table-cell office:value-type="string" calcext:value-type="string">
            <text:p>Vous canalisez l'énergie de votre pacte au travers de ces gants, ce qui amplifie sa puissance.\r\n</text:p>
          </table:table-cell>
          <table:table-cell office:value-type="string" calcext:value-type="string">
            <text:p>Niv. <text:s text:c="2"/>8 <text:s/>+2 <text:s text:c="10"/>3 400 PO, Niv. 18 <text:s/>+4 <text:s text:c="8"/>85 000 PO, Niv. 28 <text:s/>+6 <text:s text:c="3"/>2 125 000 PO</text:p>
          </table:table-cell>
          <table:table-cell office:value-type="string" calcext:value-type="string">
            <text:p>Mains</text:p>
          </table:table-cell>
          <table:table-cell/>
          <table:table-cell office:value-type="string" calcext:value-type="string">
            <text:p>Prérequis : Sorcier.\r\nQuand vous infligez des dégâts supplémentaires grâce à votre envoûtement, vous pouvez faire de ceux-ci des dégâts d'acide, de feu ou de froid (ou ne leur adjoindre aucun type).\r\n</text:p>
          </table:table-cell>
          <table:table-cell office:value-type="string" calcext:value-type="string">
            <text:p>À volonté, 5 charges/jour ♦ acide, feu ou froid : action libre. Votre prochaine attaque de ce tour inflige des dégâts supplémentaires en fonction du nombre de charges que vous utilisez : 1 charge, 1d6 dégâts ; 2 charges, 2d6 dégâts ; 5 charges, 3d6 dégâts. Ces dégâts supplémentaires peuvent êtres des dégâts d'acide, de feu ou de froid.\r\nNiveau 18 : 1 charge, 1d8 dégâts ; 2 charges, 2d8 dégâts ; 5 charges, 3d8 dégâts.\r\nNiveau 28 : 1 charge, 1d10 dégâts ; 2 charges, 2d10 dégâts ; 5 charges, 3d10 dégât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s d'agilité</text:p>
          </table:table-cell>
          <table:table-cell office:value-type="string" calcext:value-type="string">
            <text:p>5+</text:p>
          </table:table-cell>
          <table:table-cell office:value-type="string" calcext:value-type="string">
            <text:p>Lorsque vous passez ces mitaines bien ajustées, vos doigts fourmillent de magie.\r\n</text:p>
          </table:table-cell>
          <table:table-cell office:value-type="string" calcext:value-type="string">
            <text:p>Niv. <text:s text:c="2"/>5 <text:s/>+1 <text:s text:c="10"/>1 000 PO</text:p>
          </table:table-cell>
          <table:table-cell office:value-type="string" calcext:value-type="string">
            <text:p>Mains</text:p>
          </table:table-cell>
          <table:table-cell/>
          <table:table-cell office:value-type="string" calcext:value-type="string">
            <text:p>Vous bénéficiez d'un bonus d'objet de +1 aux tests d'Acrobaties, Discrétion et Dextérité (mais pas aux attaques de Dextérité).\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s d'ancrage arcanique</text:p>
          </table:table-cell>
          <table:table-cell office:value-type="string" calcext:value-type="string">
            <text:p>9+</text:p>
          </table:table-cell>
          <table:table-cell office:value-type="string" calcext:value-type="string">
            <text:p>Lorsque vous transférez le contrôle d'un sort à ces délicats gants de popeline, les runes arcaniques situées sur leur dos luisent vivement.\r\n</text:p>
          </table:table-cell>
          <table:table-cell office:value-type="string" calcext:value-type="string">
            <text:p>Niv. <text:s text:c="2"/>5 <text:s/>+1 <text:s text:c="10"/>1 000 PO</text:p>
          </table:table-cell>
          <table:table-cell office:value-type="string" calcext:value-type="string">
            <text:p>Mains</text:p>
          </table:table-cell>
          <table:table-cell table:number-columns-repeated="2"/>
          <table:table-cell office:value-type="string" calcext:value-type="string">
            <text:p>Quotidien : action libre. Vous maintenez l'un de vos pouvoirs dont le maintien nécessite normalement une action mineur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s d'écuyer</text:p>
          </table:table-cell>
          <table:table-cell office:value-type="string" calcext:value-type="string">
            <text:p>7+</text:p>
          </table:table-cell>
          <table:table-cell office:value-type="string" calcext:value-type="string">
            <text:p>Ces gants d'équitation en cuir marron offrent une prise ferme et assurée.\r\n</text:p>
          </table:table-cell>
          <table:table-cell office:value-type="string" calcext:value-type="string">
            <text:p>Niv. <text:s text:c="2"/>7 <text:s/>+2 <text:s text:c="10"/>2 600 PO</text:p>
          </table:table-cell>
          <table:table-cell office:value-type="string" calcext:value-type="string">
            <text:p>Mains</text:p>
          </table:table-cell>
          <table:table-cell/>
          <table:table-cell office:value-type="string" calcext:value-type="string">
            <text:p>Lorsque vous chevauchez une monture, vos attaques de corps à corps infligent 2 dégâts supplémentaires.\r\n</text:p>
          </table:table-cell>
          <table:table-cell table:number-columns-repeated="2"/>
          <table:table-cell office:value-type="string" calcext:value-type="string">
            <text:p>Le Comptoir de l'Aventure 1</text:p>
          </table:table-cell>
          <table:table-cell office:value-type="float" office:value="1" calcext:value-type="float">
            <text:p>1</text:p>
          </table:table-cell>
          <table:table-cell table:number-columns-repeated="1013"/>
        </table:table-row>
        <table:table-row table:style-name="ro1">
          <table:table-cell office:value-type="string" calcext:value-type="string">
            <text:p>Gants de camaraderie</text:p>
          </table:table-cell>
          <table:table-cell office:value-type="string" calcext:value-type="string">
            <text:p>21+</text:p>
          </table:table-cell>
          <table:table-cell office:value-type="string" calcext:value-type="string">
            <text:p>Ces gants en cachemire vous transfèrent les souffrances d'un allié.\r\n</text:p>
          </table:table-cell>
          <table:table-cell office:value-type="string" calcext:value-type="string">
            <text:p>Niv. 21 <text:s/>+5 <text:s text:c="6"/>225 000 PO</text:p>
          </table:table-cell>
          <table:table-cell office:value-type="string" calcext:value-type="string">
            <text:p>Mains</text:p>
          </table:table-cell>
          <table:table-cell table:number-columns-repeated="2"/>
          <table:table-cell office:value-type="string" calcext:value-type="string">
            <text:p>Rencontre : réaction immédiate. Utilisez ce pouvoir quand un allié situé dans un rayon de 10 cases est victime d'un état préjudiciable ou d'un effet délétère. Vous subissez cet état ou effet, et l'allié en est libéré. L'état ou effet se poursuit pour la durée indiquée dans la description du pouvoir qui l'a provoqué.\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s de chasseur de primes</text:p>
          </table:table-cell>
          <table:table-cell office:value-type="string" calcext:value-type="string">
            <text:p>8+</text:p>
          </table:table-cell>
          <table:table-cell office:value-type="string" calcext:value-type="string">
            <text:p>Ces gants de peu sont renforcés au niveau des articulations.\r\n</text:p>
          </table:table-cell>
          <table:table-cell office:value-type="string" calcext:value-type="string">
            <text:p>Niv. <text:s text:c="2"/>8 <text:s/>+2 <text:s text:c="10"/>3 400 PO</text:p>
          </table:table-cell>
          <table:table-cell office:value-type="string" calcext:value-type="string">
            <text:p>Mains</text:p>
          </table:table-cell>
          <table:table-cell/>
          <table:table-cell office:value-type="string" calcext:value-type="string">
            <text:p>Quand votre attaque réduit une cible à 0 point de vie ou moins et que vous choisissez de l'assommer au lieu de la tuer, elle ne revient à 1 point de vie qu'après un repos prolongé (et non un repos court).\r\n</text:p>
          </table:table-cell>
          <table:table-cell table:number-columns-repeated="2"/>
          <table:table-cell office:value-type="string" calcext:value-type="string">
            <text:p>Le Comptoir de l'Aventure 1</text:p>
          </table:table-cell>
          <table:table-cell office:value-type="float" office:value="1" calcext:value-type="float">
            <text:p>1</text:p>
          </table:table-cell>
          <table:table-cell table:number-columns-repeated="1013"/>
        </table:table-row>
        <table:table-row table:style-name="ro1">
          <table:table-cell office:value-type="string" calcext:value-type="string">
            <text:p>Gants de lanceur de couteaux</text:p>
          </table:table-cell>
          <table:table-cell office:value-type="string" calcext:value-type="string">
            <text:p>6+</text:p>
          </table:table-cell>
          <table:table-cell office:value-type="string" calcext:value-type="string">
            <text:p>Vous êtes encore plus dangereux avec des couteaux lorsque vos mains sont enveloppées dans ces mitaines en daim.\r\n</text:p>
          </table:table-cell>
          <table:table-cell office:value-type="string" calcext:value-type="string">
            <text:p>Niv. <text:s text:c="2"/>6 <text:s/>+2 <text:s text:c="10"/>1 800 PO</text:p>
          </table:table-cell>
          <table:table-cell office:value-type="string" calcext:value-type="string">
            <text:p>Mains</text:p>
          </table:table-cell>
          <table:table-cell/>
          <table:table-cell office:value-type="string" calcext:value-type="string">
            <text:p>Vous pouvez dégainer et attaquer avec une dague dans le cadre d'une même action simple.\r\n</text:p>
          </table:table-cell>
          <table:table-cell office:value-type="string" calcext:value-type="string">
            <text:p>Quotidien : action libre. Utilisez ce pouvoir quand vous touchez au moyen d'une attaque d'arme de jet. Ajoutez un bonus de pouvoir de +5 au jet de dégât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s de lutteur</text:p>
          </table:table-cell>
          <table:table-cell office:value-type="string" calcext:value-type="string">
            <text:p>2+</text:p>
          </table:table-cell>
          <table:table-cell office:value-type="string" calcext:value-type="string">
            <text:p>Ces bandes de cuir rugueux qui entourent vos mains sont couvertes d'une substance collante qui affermit vos prises.\r\n</text:p>
          </table:table-cell>
          <table:table-cell office:value-type="string" calcext:value-type="string">
            <text:p>Niv. <text:s text:c="2"/>2 <text:s/>+1 <text:s text:c="13"/>520 PO</text:p>
          </table:table-cell>
          <table:table-cell office:value-type="string" calcext:value-type="string">
            <text:p>Mains</text:p>
          </table:table-cell>
          <table:table-cell/>
          <table:table-cell office:value-type="string" calcext:value-type="string">
            <text:p>Vous bénéficiez d'un bonus d'objet de +1 aux attaque d'étreinte, aux défenses lorsque vous tentez d'empêcher une cible de se dégager de votre étreinte, et aux jets de sauvegarde pour vous rattraper en cas de chute.\r\n</text:p>
          </table:table-cell>
          <table:table-cell table:number-columns-repeated="2"/>
          <table:table-cell office:value-type="string" calcext:value-type="string">
            <text:p>Le Comptoir de l'Aventure 1</text:p>
          </table:table-cell>
          <table:table-cell office:value-type="float" office:value="1" calcext:value-type="float">
            <text:p>1</text:p>
          </table:table-cell>
          <table:table-cell table:number-columns-repeated="1013"/>
        </table:table-row>
        <table:table-row table:style-name="ro1">
          <table:table-cell office:value-type="string" calcext:value-type="string">
            <text:p>Gants de parade des projectiles</text:p>
          </table:table-cell>
          <table:table-cell office:value-type="string" calcext:value-type="string">
            <text:p>13+</text:p>
          </table:table-cell>
          <table:table-cell office:value-type="string" calcext:value-type="string">
            <text:p>Ces gants de mousseline aux petits boutons en forme de boucliers permettent de détourner les projectiles.\r\n</text:p>
          </table:table-cell>
          <table:table-cell office:value-type="string" calcext:value-type="string">
            <text:p>Niv. 13 <text:s/>+3 <text:s text:c="8"/>17 000 PO</text:p>
          </table:table-cell>
          <table:table-cell office:value-type="string" calcext:value-type="string">
            <text:p>Mains</text:p>
          </table:table-cell>
          <table:table-cell/>
          <table:table-cell office:value-type="string" calcext:value-type="string">
            <text:p>Vous bénéficiez d'un bonus d'objet de +1 à la CA contre les attaques d'arme à distance.\r\n</text:p>
          </table:table-cell>
          <table:table-cell office:value-type="string" calcext:value-type="string">
            <text:p>Quotidien : interruption immédiate. Utilisez ce pouvoir quand vous êtes touché par <text:s/>une attaque d'arme à distance. Vous bénéficiez d'une résistance 15 contre cette attaqu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s de précision</text:p>
          </table:table-cell>
          <table:table-cell office:value-type="string" calcext:value-type="string">
            <text:p>16+</text:p>
          </table:table-cell>
          <table:table-cell office:value-type="string" calcext:value-type="string">
            <text:p>Quand vous portez ces mitaines en peau de cerf, vos tirs ignorent les obstacles.\r\n</text:p>
          </table:table-cell>
          <table:table-cell office:value-type="string" calcext:value-type="string">
            <text:p>Niv. 16 <text:s/>+4 <text:s text:c="8"/>45 000 PO</text:p>
          </table:table-cell>
          <table:table-cell office:value-type="string" calcext:value-type="string">
            <text:p>Mains</text:p>
          </table:table-cell>
          <table:table-cell table:number-columns-repeated="2"/>
          <table:table-cell office:value-type="string" calcext:value-type="string">
            <text:p>À volonté : action mineure. Jusqu'à la fin de votre tour de jeu, vos attaques à distance ignorent camouflages et abris (mais pas un camouflage total ou un abri supérieur).\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s de prestidigitateur</text:p>
          </table:table-cell>
          <table:table-cell office:value-type="string" calcext:value-type="string">
            <text:p>4+</text:p>
          </table:table-cell>
          <table:table-cell office:value-type="string" calcext:value-type="string">
            <text:p>Ces gants rapiécés vous permettent d'accomplir des tours de magie.\r\n</text:p>
          </table:table-cell>
          <table:table-cell office:value-type="string" calcext:value-type="string">
            <text:p>Niv. <text:s text:c="2"/>4 <text:s/>+1 <text:s text:c="13"/>840 PO</text:p>
          </table:table-cell>
          <table:table-cell office:value-type="string" calcext:value-type="string">
            <text:p>Mains</text:p>
          </table:table-cell>
          <table:table-cell table:number-columns-repeated="2"/>
          <table:table-cell office:value-type="string" calcext:value-type="string">
            <text:p>À volonté ♦ arcanique, invocation : action simple. Comme le pouvoir de magicien manipulation à distance (cf. MdJ 75).\r\nÀ volonté ♦ arcanique : action simple. Comme le pouvoir de magicien prestidigitation (cf. MdJ 75).\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s de rangement</text:p>
          </table:table-cell>
          <table:table-cell office:value-type="string" calcext:value-type="string">
            <text:p>9+</text:p>
          </table:table-cell>
          <table:table-cell office:value-type="string" calcext:value-type="string">
            <text:p>Bien que ces gants en peau de chamois soient correctement ajustés, le bout de vos doigts paraît à l’étroit, comme s'il y avait quelque chose à l'intérieur des gants.\r\n</text:p>
          </table:table-cell>
          <table:table-cell office:value-type="string" calcext:value-type="string">
            <text:p>Niv. <text:s text:c="2"/>9 <text:s/>+2 <text:s text:c="10"/>4 200 PO</text:p>
          </table:table-cell>
          <table:table-cell office:value-type="string" calcext:value-type="string">
            <text:p>Mains</text:p>
          </table:table-cell>
          <table:table-cell/>
          <table:table-cell office:value-type="string" calcext:value-type="string">
            <text:p>Au prix d'une action mineure, vous pouvez ranger dans l'un de vos gants un objet que nul ne tient ou porte. Chaque gant peut stocker un objet, et chaque objet ne doit pas peser plus de 5 kilos. Au prix d'une action mineure, vous pouvez faire apparaître dans votre main l'objet rangé dans le gant. Une arme sera prête à l'emploi, mais ce ne sera pas le das des objets (boucliers, par exemple) nécessitant une action pour s'en équiper. Tant qu'ils sont dans les gants, les objets ne pèsent rien.\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s de réflexes éclair</text:p>
          </table:table-cell>
          <table:table-cell office:value-type="string" calcext:value-type="string">
            <text:p>19+</text:p>
          </table:table-cell>
          <table:table-cell office:value-type="string" calcext:value-type="string">
            <text:p>Ces gants noirs et moulants enserrent vos avant-bras, qui fourmillent d'énergie.\r\n</text:p>
          </table:table-cell>
          <table:table-cell office:value-type="string" calcext:value-type="string">
            <text:p>Niv. 19 <text:s/>+4 <text:s text:c="6"/>105 000 PO</text:p>
          </table:table-cell>
          <table:table-cell office:value-type="string" calcext:value-type="string">
            <text:p>Mains</text:p>
          </table:table-cell>
          <table:table-cell/>
          <table:table-cell office:value-type="string" calcext:value-type="string">
            <text:p>Vous bénéficiez d'un bonus d'objet de +2 aux attaques d'opportunités.\r\n</text:p>
          </table:table-cell>
          <table:table-cell office:value-type="string" calcext:value-type="string">
            <text:p>Quotidien : action libre. Utilisez ce pouvoir quand un ennemi provoque une attaque d'opportunité. Effectuez une attaque d'opportunité, même si vous en avez déjà réalisé une durant ce tour de jeu.\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s de renvoi dimensionnel</text:p>
          </table:table-cell>
          <table:table-cell office:value-type="string" calcext:value-type="string">
            <text:p>14+</text:p>
          </table:table-cell>
          <table:table-cell office:value-type="string" calcext:value-type="string">
            <text:p>Ces gants de fin brocart sont couverts de glyphes occultes et mytérieux.\r\n</text:p>
          </table:table-cell>
          <table:table-cell office:value-type="string" calcext:value-type="string">
            <text:p>Niv. 14 <text:s/>+3 <text:s text:c="8"/>21 000 PO</text:p>
          </table:table-cell>
          <table:table-cell office:value-type="string" calcext:value-type="string">
            <text:p>Mains</text:p>
          </table:table-cell>
          <table:table-cell/>
          <table:table-cell office:value-type="string" calcext:value-type="string">
            <text:p>Quand vous utilisez un pouvoir de téléportation sur une cible autre que vous-même, vous pouvez augmenter la distance de téléportation de 2 cases.\r\n</text:p>
          </table:table-cell>
          <table:table-cell office:value-type="string" calcext:value-type="string">
            <text:p>Quotidien ♦ téléportation : action simple. Effectuez une attaque contre une cible adjacente : Charisme +4 contre Vigueur ; en cas de réussite, la cible est téléportée dans un espace inoccupé de votre choix dans un rayon de 10 case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s de tir infaillible</text:p>
          </table:table-cell>
          <table:table-cell office:value-type="string" calcext:value-type="string">
            <text:p>9+</text:p>
          </table:table-cell>
          <table:table-cell office:value-type="string" calcext:value-type="string">
            <text:p>Ces gants soyeux rendent vos tirs infaillibles.\r\n</text:p>
          </table:table-cell>
          <table:table-cell office:value-type="string" calcext:value-type="string">
            <text:p>Niv. <text:s text:c="2"/>9 <text:s/>+2 <text:s text:c="10"/>4 200 PO</text:p>
          </table:table-cell>
          <table:table-cell office:value-type="string" calcext:value-type="string">
            <text:p>Mains</text:p>
          </table:table-cell>
          <table:table-cell/>
          <table:table-cell office:value-type="string" calcext:value-type="string">
            <text:p>Vos attaques d'arme à distance ignorent les abris (mais pas un abri supérieur).\r\n</text:p>
          </table:table-cell>
          <table:table-cell table:number-columns-repeated="2"/>
          <table:table-cell office:value-type="string" calcext:value-type="string">
            <text:p>Le Comptoir de l'Aventure 1</text:p>
          </table:table-cell>
          <table:table-cell office:value-type="float" office:value="1" calcext:value-type="float">
            <text:p>1</text:p>
          </table:table-cell>
          <table:table-cell table:number-columns-repeated="1013"/>
        </table:table-row>
        <table:table-row table:style-name="ro1">
          <table:table-cell office:value-type="string" calcext:value-type="string">
            <text:p>Collier de boule de feu</text:p>
          </table:table-cell>
          <table:table-cell office:value-type="string" calcext:value-type="string">
            <text:p>15+</text:p>
          </table:table-cell>
          <table:table-cell office:value-type="string" calcext:value-type="string">
            <text:p>Une étoile rubis qui luit d'une flamme intérieure est suspendue à votre cou par une chaîne métallique.\r\n</text:p>
          </table:table-cell>
          <table:table-cell office:value-type="string" calcext:value-type="string">
            <text:p>Niv. 15 <text:s/>+3 <text:s text:c="8"/>25 000 PO, Niv. 20 <text:s/>+4 <text:s text:c="6"/>125 000 PO, Niv. 25 <text:s/>+5 <text:s text:c="6"/>625 000 PO, Niv. 30 <text:s/>+6 <text:s text:c="3"/>3 1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 feu: action simple. Vous décrochez le rubis du collier et le lancez. Effectuez une attaque: explosion de zone 2 à 10 cases ou moins; Intelligence ou Dextérité contre réflexes (ajoutez le bonus d'altération du collier au jet d'attaque); en cas de réussite, la cible subit 5d6 + le bonus d'altération du collier dégâts de feu (demi-dégâts en cas d'échec). Après un repos prolongé, un nouveau rubis se forme sur le collier, utilisable normalement.\r\nNiveau 20: 6d6 + bonus d'altération dégâts de feu.\r\nNiveau 25: 7d6 + bonus d'altération dégâts de feu.\r\nNiveau 30: 8d6 + bonus d'altération dégâts de feu.\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ollier de secours</text:p>
          </table:table-cell>
          <table:table-cell office:value-type="string" calcext:value-type="string">
            <text:p>4+</text:p>
          </table:table-cell>
          <table:table-cell office:value-type="string" calcext:value-type="string">
            <text:p>Serti d'une jaspe sanguin, ce collier aide à la guérison.\r\n</text:p>
          </table:table-cell>
          <table:table-cell office:value-type="string" calcext:value-type="string">
            <text:p>Niv. <text:s text:c="2"/>4 <text:s/>+1 <text:s text:c="13"/>840 PO, Niv. <text:s text:c="2"/>9 <text:s/>+2 <text:s text:c="10"/>4 200 PO, Niv. 14 <text:s/>+3 <text:s text:c="8"/>21 000 PO, Niv. 19 <text:s/>+4 <text:s text:c="6"/>105 000 PO, Niv. 24 <text:s/>+5 <text:s text:c="6"/>525 000 PO, Niv. 29 <text:s/>+6 <text:s text:c="3"/>2 6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gagnez un nombre de points de vie supplémentaire égal au bonus d'altération de l'objet lorsque vous dépensez une récupération pour regagnez des points de vie.\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Étoile de la Mer Astrale</text:p>
          </table:table-cell>
          <table:table-cell office:value-type="string" calcext:value-type="string">
            <text:p>29+</text:p>
          </table:table-cell>
          <table:table-cell office:value-type="string" calcext:value-type="string">
            <text:p>Cet énorme saphir en étoile se met à hurler lorsque vos alliés sont proches de la mort et vous permet de puiser dans votre force vitale pour les ragaillardir.\r\n</text:p>
          </table:table-cell>
          <table:table-cell office:value-type="string" calcext:value-type="string">
            <text:p>Niv. 29 <text:s/>+6 <text:s text:c="3"/>2 6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action libre. Utilisez ce pouvoir lorsqu'un allié situé dans votre ligne de mir tombe à 0 point de vie (ou moins). Dépensez une récupération. L'allié regagne autant de points de vie que s'il avait lui-même dépensé une récupération.\r\n</text:p>
          </table:table-cell>
          <table:table-cell office:value-type="string" calcext:value-type="string">
            <text:p>Regagne-t-on également des points de vie?\r\n</text:p>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Fétiche du mauvais œil</text:p>
          </table:table-cell>
          <table:table-cell office:value-type="string" calcext:value-type="string">
            <text:p>8+</text:p>
          </table:table-cell>
          <table:table-cell office:value-type="string" calcext:value-type="string">
            <text:p>Cet œil mauvais et injecté de sang suspendu à une lanière de cuir châtie ceux qui cherchent à profiter contre vous de leur position favorable.\r\n</text:p>
          </table:table-cell>
          <table:table-cell office:value-type="string" calcext:value-type="string">
            <text:p>Niv. <text:s text:c="2"/>8 <text:s/>+2 <text:s text:c="10"/>3 4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Les ennemis qui vous touchent alors qu'ils jouissent d'un avantage de combat contre vous subissent des dégâts nécrotiques égaux au bonus d'altération de l'objet.\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orgerin de réciprocité</text:p>
          </table:table-cell>
          <table:table-cell office:value-type="string" calcext:value-type="string">
            <text:p>30+</text:p>
          </table:table-cell>
          <table:table-cell office:value-type="string" calcext:value-type="string">
            <text:p>Des runes signifiant «œil pour œil» ornent ce magnifique gorgerin de platine.\r\n</text:p>
          </table:table-cell>
          <table:table-cell office:value-type="string" calcext:value-type="string">
            <text:p>Niv. 30 <text:s/>+6 <text:s text:c="3"/>3 1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réaction immédiate. Utilisez ce pouvoir lorsque vous êtes touché par une attaque. L'attaquant est également touché par l'attaque (pas de jet d'attaque nécessaire); le jet de dégâts et les effets sont les mêmes que ceux qui vous ont frappé.\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Lavallière de lune</text:p>
          </table:table-cell>
          <table:table-cell office:value-type="string" calcext:value-type="string">
            <text:p>18+</text:p>
          </table:table-cell>
          <table:table-cell office:value-type="string" calcext:value-type="string">
            <text:p>Ce pendentif dégage comme un rayon de lune lorsqu'on vous attaque, stupéfiant alors vos ennemis.\r\n</text:p>
          </table:table-cell>
          <table:table-cell office:value-type="string" calcext:value-type="string">
            <text:p>Niv. 18 <text:s/>+4 <text:s text:c="8"/>85 000 PO, Niv. 23 <text:s/>+5 <text:s text:c="6"/>425 000 PO, Niv. 28 <text:s/>+6 <text:s text:c="3"/>2 1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action mineure. Jusqu'à la fin de la rencontre ou jusqu'à ce que vous effectuiez une attaque, vous bénéficiez d'un bonus de +2 à toutes les défenses et toute créature qui vous touche est hébétée jusqu'au début de votre tour de jeu suivan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Linceul du crépuscule</text:p>
          </table:table-cell>
          <table:table-cell office:value-type="string" calcext:value-type="string">
            <text:p>3+</text:p>
          </table:table-cell>
          <table:table-cell office:value-type="string" calcext:value-type="string">
            <text:p>Cette cape bouffante s'abreuve de la lumière environnante.\r\n</text:p>
          </table:table-cell>
          <table:table-cell office:value-type="string" calcext:value-type="string">
            <text:p>Niv. <text:s text:c="2"/>3 <text:s/>+1 <text:s text:c="13"/>680 PO, Niv. <text:s text:c="2"/>8 <text:s/>+2 <text:s text:c="10"/>3 400 PO, Niv. 13 <text:s/>+3 <text:s text:c="8"/>17 000 PO, Niv. 18 <text:s/>+4 <text:s text:c="8"/>85 000 PO, Niv. 23 <text:s/>+5 <text:s text:c="6"/>425 000 PO, Niv. 28 <text:s/>+6 <text:s text:c="3"/>2 1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bénéficiez aux tests de Discrétion effectué dans une zone faiblement éclairée ou plongée dans l'obscurité d'un bonus d'objet égal au bonus d'altération de linceul.\r\n</text:p>
          </table:table-cell>
          <table:table-cell office:value-type="string" calcext:value-type="string">
            <text:p>Quotidien ♦ périmètre: action mineure. Vous créez un périmètre de lumière faible (explosion de proximité 10) qui persiste jusqu'à la fin de la rencontre. Toute lumière vive créée ou apportée dans le périmètre est réduite à une lumière faible tant qu'elle y rest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Loques royales</text:p>
          </table:table-cell>
          <table:table-cell office:value-type="string" calcext:value-type="string">
            <text:p>19+</text:p>
          </table:table-cell>
          <table:table-cell office:value-type="string" calcext:value-type="string">
            <text:p>Cette cape en lambeaux cache bien ses vertus défensives.\r\n</text:p>
          </table:table-cell>
          <table:table-cell office:value-type="string" calcext:value-type="string">
            <text:p>Niv. 19 <text:s/>+4 <text:s text:c="6"/>105 000 PO, Niv. 24 <text:s/>+5 <text:s text:c="6"/>525 000 PO, Niv. 29 <text:s/>+6 <text:s text:c="3"/>2 6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 charme: action mineure. Effectuez une attaque: explosion de proximité 5; vise les ennemis uniquement; niveau de l'objet +3 contre Volonté; la cible ne peut pas vous attaquer (sauvegarde annul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Médaillon de la mort ajournée</text:p>
          </table:table-cell>
          <table:table-cell office:value-type="string" calcext:value-type="string">
            <text:p>9+</text:p>
          </table:table-cell>
          <table:table-cell office:value-type="string" calcext:value-type="string">
            <text:p>Ce talisman peu ordinaire repousse la poigne glaciale de la mort.\r\n</text:p>
          </table:table-cell>
          <table:table-cell office:value-type="string" calcext:value-type="string">
            <text:p>Niv. <text:s text:c="2"/>9 <text:s/>+2 <text:s text:c="10"/>4 200 PO, Niv. 14 <text:s/>+3 <text:s text:c="8"/>21 000 PO, Niv. 19 <text:s/>+4 <text:s text:c="6"/>105 000 PO, Niv. 24 <text:s/>+5 <text:s text:c="6"/>525 000 PO, Niv. 29 <text:s/>+6 <text:s text:c="3"/>2 6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aucune. utilisez ce pouvoir lorsque vous tombez à 0 point de vie (ou moins). Vous récupérez 3 points de vie par point de bonus d'altération de l'obje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Médaillon de vie</text:p>
          </table:table-cell>
          <table:table-cell office:value-type="string" calcext:value-type="string">
            <text:p>25+</text:p>
          </table:table-cell>
          <table:table-cell office:value-type="string" calcext:value-type="string">
            <text:p>Ce petit pendentif en forme de cœur se met à battre légèrement lorsque vous tombez au combat, rattrapant votre esprit fugace aux portes de la mort.\r\n</text:p>
          </table:table-cell>
          <table:table-cell office:value-type="string" calcext:value-type="string">
            <text:p>Niv. 25 <text:s/>+5 <text:s text:c="6"/>625 000 PO, Niv. 30 <text:s/>+6 <text:s text:c="3"/>3 1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réussissez automatiquement les jets de sauvegarde contre la mort.\r\n</text:p>
          </table:table-cell>
          <table:table-cell table:number-columns-repeated="2"/>
          <table:table-cell office:value-type="string" calcext:value-type="string">
            <text:p>Le Comptoir de l'Aventure 1</text:p>
          </table:table-cell>
          <table:table-cell office:value-type="float" office:value="1" calcext:value-type="float">
            <text:p>1</text:p>
          </table:table-cell>
          <table:table-cell table:number-columns-repeated="1013"/>
        </table:table-row>
        <table:table-row table:style-name="ro1">
          <table:table-cell office:value-type="string" calcext:value-type="string">
            <text:p>Parure abyssale</text:p>
          </table:table-cell>
          <table:table-cell office:value-type="string" calcext:value-type="string">
            <text:p>13+</text:p>
          </table:table-cell>
          <table:table-cell office:value-type="string" calcext:value-type="string">
            <text:p>Faite de métal et tordu, cette lourde chaîne dégage une véritable aura de haine.\r\n</text:p>
          </table:table-cell>
          <table:table-cell office:value-type="string" calcext:value-type="string">
            <text:p>Niv. 13 <text:s/>+3 <text:s text:c="8"/>17 000 PO, Niv. 18 <text:s/>+4 <text:s text:c="8"/>85 000 PO, Niv. 23 <text:s/>+5 <text:s text:c="6"/>425 000 PO, Niv. 28 <text:s/>+6 <text:s text:c="3"/>2 1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interruption immédiate. Utilisez ce pouvoir lorsque vous êtes touché par une attaque infligeant des dégâts d'acide, électricité, feu froid ou tonnerre. Vous bénéficiez d'une résistance 20 au type de dégâts correspondant jusqu'à la fin de votre tour de jeu suivant.\r\nNiveau 24 ou 29: résistance 30.\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Pendentif de la fleur de feu</text:p>
          </table:table-cell>
          <table:table-cell office:value-type="string" calcext:value-type="string">
            <text:p>7+</text:p>
          </table:table-cell>
          <table:table-cell office:value-type="string" calcext:value-type="string">
            <text:p>Ce bijou qui se présente comme un chapelet d'opales de feu libère une vengeance embrasée.\r\n</text:p>
          </table:table-cell>
          <table:table-cell office:value-type="string" calcext:value-type="string">
            <text:p>Niv. <text:s text:c="2"/>7 <text:s/>+2 <text:s text:c="10"/>2 600 PO, Niv. 12 <text:s/>+3 <text:s text:c="8"/>13 000 PO, Niv. 17 <text:s/>+4 <text:s text:c="8"/>65 000 PO, Niv. 22 <text:s/>+5 <text:s text:c="6"/>325 000 PO, Niv. 27 <text:s/>+6 <text:s text:c="3"/>1 6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Si une attaque ennemie vous inflige des dégâts de feu, la première attaque que vous effectuez avant la fin de votre tour de jeu suivant inflige des dégâts de feu supplémentaires égaux au bonus d'altération du pendentif.\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Talisman du pacificateur</text:p>
          </table:table-cell>
          <table:table-cell office:value-type="string" calcext:value-type="string">
            <text:p>8+</text:p>
          </table:table-cell>
          <table:table-cell office:value-type="string" calcext:value-type="string">
            <text:p>Sculptée dans l'albâtre jusqu'à prendre la forme d'une colombe stylisée, cette amulette vous rend plus charmant.\r\n</text:p>
          </table:table-cell>
          <table:table-cell office:value-type="string" calcext:value-type="string">
            <text:p>Niv. <text:s text:c="2"/>8 <text:s/>+2 <text:s text:c="10"/>3 400 PO, Niv. 13 <text:s/>+3 <text:s text:c="8"/>17 000 PO, Niv. 18 <text:s/>+4 <text:s text:c="8"/>85 000 PO, Niv. 23 <text:s/>+5 <text:s text:c="6"/>425 000 PO, Niv. 28 <text:s/>+6 <text:s text:c="3"/>2 1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bénéficiez aux tests de Diplomatie d'un bonus d'objet égal au bonus d'altération du talisman.\r\n</text:p>
          </table:table-cell>
          <table:table-cell office:value-type="string" calcext:value-type="string">
            <text:p>Quotidien ♦ charme: action mineure. Choisissez une cible située dans un rayon de 10 cases. Celle-ci subit un malus de -2 aux jets d'attaque de corps à corps et à distance qui vous visent, jusqu'à la fin de la rencontre ou jusqu'à ce que vous l'attaquiez (dès que l'une des deux conditions est rempli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Talisman du rejet</text:p>
          </table:table-cell>
          <table:table-cell office:value-type="string" calcext:value-type="string">
            <text:p>30+</text:p>
          </table:table-cell>
          <table:table-cell office:value-type="string" calcext:value-type="string">
            <text:p>Ce talisman de platine est serti de diamants astraux qui dégagent une vive lumière et libèrent une vague de force lorsque vous êtes menacé.\r\n</text:p>
          </table:table-cell>
          <table:table-cell office:value-type="string" calcext:value-type="string">
            <text:p>Niv. 30 <text:s/>+6 <text:s text:c="3"/>3 1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réaction immédiate. Utilisez ce pouvoir lorsque vous êtes touché par une attaque de corps à corps. Effectuez une attaque contre l'ennemi qui vous a attaqué: corps à corps 1; +35 contre Vigueur; en cas de réussite, la cible glisse de 5 cases et est immobilisée jusqu'à la fin de votre tour de jeu suivan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Talisman du seuil</text:p>
          </table:table-cell>
          <table:table-cell office:value-type="string" calcext:value-type="string">
            <text:p>8+</text:p>
          </table:table-cell>
          <table:table-cell office:value-type="string" calcext:value-type="string">
            <text:p>Vous vous soustrayez à l'emprise de la mort grâce à ce petit pendentif.\r\n</text:p>
          </table:table-cell>
          <table:table-cell office:value-type="string" calcext:value-type="string">
            <text:p>Niv. <text:s text:c="2"/>8 <text:s/>+2 <text:s text:c="10"/>3 400 PO, Niv. 13 <text:s/>+3 <text:s text:c="8"/>17 000 PO, Niv. 18 <text:s/>+4 <text:s text:c="8"/>85 000 PO, Niv. 23 <text:s/>+5 <text:s text:c="6"/>425 000 PO, Niv. 28 <text:s/>+6 <text:s text:c="3"/>2 1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bénéficiez d'un bonus d'objet de +2 aux jets de sauvegarde contre la mort.\r\n</text:p>
          </table:table-cell>
          <table:table-cell table:number-columns-repeated="2"/>
          <table:table-cell office:value-type="string" calcext:value-type="string">
            <text:p>Le Comptoir de l'Aventure 1</text:p>
          </table:table-cell>
          <table:table-cell office:value-type="float" office:value="1" calcext:value-type="float">
            <text:p>1</text:p>
          </table:table-cell>
          <table:table-cell table:number-columns-repeated="1013"/>
        </table:table-row>
        <table:table-row table:style-name="ro1">
          <table:table-cell office:value-type="string" calcext:value-type="string">
            <text:p>Torque de regain</text:p>
          </table:table-cell>
          <table:table-cell office:value-type="string" calcext:value-type="string">
            <text:p>15+</text:p>
          </table:table-cell>
          <table:table-cell office:value-type="string" calcext:value-type="string">
            <text:p>Ce collier d'or et de platine renferme un réservoir d'énergie dans lequel vous pouvez puiser.\r\n</text:p>
          </table:table-cell>
          <table:table-cell office:value-type="string" calcext:value-type="string">
            <text:p>Niv. 15 <text:s/>+3 <text:s text:c="8"/>25 000 PO, Niv. 20 <text:s/>+4 <text:s text:c="6"/>125 000 PO, Niv. 25 <text:s/>+5 <text:s text:c="6"/>625 000 PO, Niv. 30 <text:s/>+6 <text:s text:c="3"/>3 1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action libre. Utilisez ce pouvoir après avoir employé un pouvoir de rencontre d'un niveau inférieur ou égal à celui du torque. Lancez 1d20 + le bonus d'altération du torque. Si le résultat est supérieur ou égal à 10, ce pouvoir est renouvelé comme si vous aviez pris un repos court. Si le résultat est inférieur à 10, vous ne perdez pas l'usage de ce pouvoir et cela n'affecte pas le nombre de pouvoirs quotidiens d'objets magiques que vous êtes en droit d'utiliser chaque jour.\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s de tir lointain</text:p>
          </table:table-cell>
          <table:table-cell office:value-type="string" calcext:value-type="string">
            <text:p>11+</text:p>
          </table:table-cell>
          <table:table-cell office:value-type="string" calcext:value-type="string">
            <text:p>Les tirs à portée longue sont facilités par ces mitaines.\r\n</text:p>
          </table:table-cell>
          <table:table-cell office:value-type="string" calcext:value-type="string">
            <text:p>Niv. 11 <text:s/>+3 <text:s text:c="10"/>9 000 PO, Niv. 21 <text:s/>+5 <text:s text:c="6"/>225 000 PO</text:p>
          </table:table-cell>
          <table:table-cell office:value-type="string" calcext:value-type="string">
            <text:p>Mains</text:p>
          </table:table-cell>
          <table:table-cell table:number-columns-repeated="2"/>
          <table:table-cell office:value-type="string" calcext:value-type="string">
            <text:p>Rencontre : action mineure. Vos attaques à distance ignorent le malus de portée de -2 jusqu'à la fin de votre tour de jeu suivant.\r\nNiveau 21 : ce pouvoir devient un pouvoir à volonté.\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s de transfert</text:p>
          </table:table-cell>
          <table:table-cell office:value-type="string" calcext:value-type="string">
            <text:p>14+</text:p>
          </table:table-cell>
          <table:table-cell office:value-type="string" calcext:value-type="string">
            <text:p>Ces gants légers vous permettent d'accorder vos pouvoirs à autrui.\r\n</text:p>
          </table:table-cell>
          <table:table-cell office:value-type="string" calcext:value-type="string">
            <text:p>Niv. 14 <text:s/>+3 <text:s text:c="8"/>21 000 PO</text:p>
          </table:table-cell>
          <table:table-cell office:value-type="string" calcext:value-type="string">
            <text:p>Mains</text:p>
          </table:table-cell>
          <table:table-cell/>
          <table:table-cell office:value-type="string" calcext:value-type="string">
            <text:p>La portée de vos pouvoir utilitaires à distance augmente de cases.\r\n</text:p>
          </table:table-cell>
          <table:table-cell office:value-type="string" calcext:value-type="string">
            <text:p>Quotidien : action libre. Utilisez ce pouvoir à votre tour de jeu quand vous recourez à un pouvoir ayant une portée personnelle. Le pouvoir affecte un allié adjacent à votre place, comme si cet allié l'avait utilisé lui-même. Ce pouvoir ne fonctionne pas sur les pouvoirs accompagnés du mot-clé persistant, et s'il s'agit d'un pouvoir qui peut être maintenu, l'allié doit entreprendre l'action appropriée pour le maintenir.\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s des géants</text:p>
          </table:table-cell>
          <table:table-cell office:value-type="string" calcext:value-type="string">
            <text:p>13+</text:p>
          </table:table-cell>
          <table:table-cell office:value-type="string" calcext:value-type="string">
            <text:p>Si ces gants donnent l'impression que vos mains sont plus grandes, ils s'ajustent parfaitement et vous confèrent une poigne impressionnante.\r\n</text:p>
          </table:table-cell>
          <table:table-cell office:value-type="string" calcext:value-type="string">
            <text:p>Niv. 13 <text:s/>+3 <text:s text:c="8"/>17 000 PO</text:p>
          </table:table-cell>
          <table:table-cell office:value-type="string" calcext:value-type="string">
            <text:p>Mains</text:p>
          </table:table-cell>
          <table:table-cell/>
          <table:table-cell office:value-type="string" calcext:value-type="string">
            <text:p>Vous bénéficiez d'un bonus d'objet de +3 aux jets d'attaque d'étreinte.\r\n</text:p>
          </table:table-cell>
          <table:table-cell office:value-type="string" calcext:value-type="string">
            <text:p>Rencontre : action simple. Si vous étreignez une créature d'une catégorie de taille inférieure ou égale à la vôtre, vous pouvez mettre fin à l'étreinte en lançant celle-ci, ce qui la fait glisser de 6 cases. Vous pouvez lancer la créature sur une cible, à condition qu'elle termine son déplacement forcé dans un espace adjacent à celle-ci. Dans ce cas, effectuez une attaque contre la cible : Dextérité +4 contre Réflexes ; en cas de réussite, la créature lancée et la cible subissent chacune 2d8 + modificateur de Force dégâts et se retrouvent à terr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s du guérisseur</text:p>
          </table:table-cell>
          <table:table-cell office:value-type="string" calcext:value-type="string">
            <text:p>12+</text:p>
          </table:table-cell>
          <table:table-cell office:value-type="string" calcext:value-type="string">
            <text:p>Ces gants magnifiques améliorent vos soins.\r\n</text:p>
          </table:table-cell>
          <table:table-cell office:value-type="string" calcext:value-type="string">
            <text:p>Niv. 12 <text:s/>+3 <text:s text:c="8"/>13 000 PO, Niv. 22 <text:s/>+5 <text:s text:c="6"/>325 000 PO</text:p>
          </table:table-cell>
          <table:table-cell office:value-type="string" calcext:value-type="string">
            <text:p>Mains</text:p>
          </table:table-cell>
          <table:table-cell/>
          <table:table-cell office:value-type="string" calcext:value-type="string">
            <text:p>Quand vous utilisez un pouvoir accompagné de mot-clé guérison, une cible regagne 1d6 points de vie supplémentaires.\r\nNiveau 22 : 2d6 points de vie.\r\n</text:p>
          </table:table-cell>
          <table:table-cell office:value-type="string" calcext:value-type="string">
            <text:p>Quotidien ♦ guérison : action simple. Dépensez une récupération. Un allié adjacent regagne un nombre de points de vie égal à votre valeur de récupération.\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s écorcheurs</text:p>
          </table:table-cell>
          <table:table-cell office:value-type="string" calcext:value-type="string">
            <text:p>4+</text:p>
          </table:table-cell>
          <table:table-cell office:value-type="string" calcext:value-type="string">
            <text:p>Ces gants moulants vous permettent d'infliger des blessures sanglantes avec une lame légère.\r\n</text:p>
          </table:table-cell>
          <table:table-cell office:value-type="string" calcext:value-type="string">
            <text:p>Niv. <text:s text:c="2"/>4 <text:s/>+1 <text:s text:c="13"/>840 PO, Niv. 14 <text:s/>+3 <text:s text:c="8"/>21 000 PO, Niv. 24 <text:s/>+5 <text:s text:c="6"/>525 000 PO</text:p>
          </table:table-cell>
          <table:table-cell office:value-type="string" calcext:value-type="string">
            <text:p>Mains</text:p>
          </table:table-cell>
          <table:table-cell table:number-columns-repeated="2"/>
          <table:table-cell office:value-type="string" calcext:value-type="string">
            <text:p>Quotidien : action libre. Utilisez ce pouvoir quand vous touchez au moyen d'une attaque de corps à corps portée à l'aide d'une lame légère et que vous jouissez d'un avantage de combat contre la cible. Cette attaque inflige 5 dégâts continus supplémentaires (sauvegarde annule). Si l'attaque inflige déjà des dégâts continus d'un type ou d'un autre, le pouvoir de l'objet ne fonctionne pas.\r\nNiveau 14 : 10 dégâts continus (sauvegarde annule).\r\nNiveau 24 : 15 dégâts continus (sauvegarde annul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s porte-veine</text:p>
          </table:table-cell>
          <table:table-cell office:value-type="string" calcext:value-type="string">
            <text:p>6+</text:p>
          </table:table-cell>
          <table:table-cell office:value-type="string" calcext:value-type="string">
            <text:p>Avandra veille sur le porteur de ces gants décorés d'un trèfle doré.\r\n</text:p>
          </table:table-cell>
          <table:table-cell office:value-type="string" calcext:value-type="string">
            <text:p>Niv. <text:s text:c="2"/>6 <text:s/>+2 <text:s text:c="10"/>1 800 PO, Niv. 16 <text:s/>+4 <text:s text:c="8"/>45 000 PO</text:p>
          </table:table-cell>
          <table:table-cell office:value-type="string" calcext:value-type="string">
            <text:p>Mains</text:p>
          </table:table-cell>
          <table:table-cell table:number-columns-repeated="2"/>
          <table:table-cell office:value-type="string" calcext:value-type="string">
            <text:p>Rencontre : action libre. Utilisez ce pouvoir après avoir effectué le jet de dégâts d'une attaque d'arme de corps à corps. Relancez un dé de dégâts et conservez le second résultat, même s'il est inférieur au premier.\r\nNiveau 16 : relancez deux dés de dégât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s répulsifs</text:p>
          </table:table-cell>
          <table:table-cell office:value-type="string" calcext:value-type="string">
            <text:p>10+</text:p>
          </table:table-cell>
          <table:table-cell office:value-type="string" calcext:value-type="string">
            <text:p>Ces gants vous aident à tenir vos ennemis à distance.\r\n</text:p>
          </table:table-cell>
          <table:table-cell office:value-type="string" calcext:value-type="string">
            <text:p>Niv. 10 <text:s/>+2 <text:s text:c="10"/>5 000 PO</text:p>
          </table:table-cell>
          <table:table-cell office:value-type="string" calcext:value-type="string">
            <text:p>Mains</text:p>
          </table:table-cell>
          <table:table-cell/>
          <table:table-cell office:value-type="string" calcext:value-type="string">
            <text:p>Un ennemi doit dépenser 1 case de déplacement supplémentaire pour entrer dans une case qui vous est adjacente. Toutefois, un ennemi que l'on pousse, tire, ou fait glisser se déplace normalement dans les cases qui vous sont adjacentes.\r\n</text:p>
          </table:table-cell>
          <table:table-cell office:value-type="string" calcext:value-type="string">
            <text:p>Quotidien : action simple. Effectuez une attaque : distance 10 ; +13 contre Réflexes ; en cas de réussite, la cible est maîtrisée (sauvegarde annul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s venimeux</text:p>
          </table:table-cell>
          <table:table-cell office:value-type="string" calcext:value-type="string">
            <text:p>16+</text:p>
          </table:table-cell>
          <table:table-cell office:value-type="string" calcext:value-type="string">
            <text:p>Les reptiles brodés sur le dos de ces gants en peau de serpent se tortillent lorsque vous faites appel à leur pouvoir.\r\n</text:p>
          </table:table-cell>
          <table:table-cell office:value-type="string" calcext:value-type="string">
            <text:p>Niv. 16 <text:s/>+4 <text:s text:c="8"/>45 000 PO, Niv. 26 <text:s/>+6 <text:s text:c="3"/>1 125 000 PO</text:p>
          </table:table-cell>
          <table:table-cell office:value-type="string" calcext:value-type="string">
            <text:p>Mains</text:p>
          </table:table-cell>
          <table:table-cell table:number-columns-repeated="2"/>
          <table:table-cell office:value-type="string" calcext:value-type="string">
            <text:p>Quotidien ♦ poison, sommeil : action mineure. Changez les dégâts de votre prochaine attaque de corps à corps avec une arme à une main en dégâts de poison. Par ailleurs, la cible est ralentie (sauvegarde annule). Après trois jets de sauvegarde ratés, la cible est inconsciente (sauvegarde annule).\r\nNiveau 26 : après deux jets de sauvegarde ratés, la cible est inconsciente (sauvegarde annul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riffes d'escalade</text:p>
          </table:table-cell>
          <table:table-cell office:value-type="string" calcext:value-type="string">
            <text:p>4+</text:p>
          </table:table-cell>
          <table:table-cell office:value-type="string" calcext:value-type="string">
            <text:p>Des griffes sortent magiquement de la paume de ces gants de cuir matelassés.\r\n</text:p>
          </table:table-cell>
          <table:table-cell office:value-type="string" calcext:value-type="string">
            <text:p>Niv. <text:s text:c="2"/>4 <text:s/>+1 <text:s text:c="13"/>840 PO</text:p>
          </table:table-cell>
          <table:table-cell office:value-type="string" calcext:value-type="string">
            <text:p>Mains</text:p>
          </table:table-cell>
          <table:table-cell/>
          <table:table-cell office:value-type="string" calcext:value-type="string">
            <text:p>Vous bénéficiez d'un bonus d'objet de +1 aux tests d'Athlétisme pour escalader. Chacun de ces gants peut également être utilisé comme une lame légère simple secondaire à une main assortie d'un bonus de maniement de +2 aux jets d'attaque et infligeant 1d4 dégâts. Considérez que le porteur des gants est formé au maniement de cette arme.\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Lanceurs nains</text:p>
          </table:table-cell>
          <table:table-cell office:value-type="string" calcext:value-type="string">
            <text:p>10+</text:p>
          </table:table-cell>
          <table:table-cell office:value-type="string" calcext:value-type="string">
            <text:p>Ces solides gantelets en fer transforment n'importe quelle arme en arme à distance.\r\n</text:p>
          </table:table-cell>
          <table:table-cell office:value-type="string" calcext:value-type="string">
            <text:p>Niv. 10 <text:s/>+2 <text:s text:c="10"/>5 000 PO</text:p>
          </table:table-cell>
          <table:table-cell office:value-type="string" calcext:value-type="string">
            <text:p>Mains</text:p>
          </table:table-cell>
          <table:table-cell/>
          <table:table-cell office:value-type="string" calcext:value-type="string">
            <text:p>Vous bénéficiez d'un bonus d'objet de +2 aux jets de dégâts des armes de jet.\r\n</text:p>
          </table:table-cell>
          <table:table-cell office:value-type="string" calcext:value-type="string">
            <text:p>Rencontre : action simple. Effectuez une attaque de base à distance avec votre arme de corps à corps en utilisant votre modificateur de Force au jet d'attaque et au jet de dégâts, comme si votre arme avait la propriété arme de jet lourde. Votre arme revient automatiquement dans votre mains après cette attaque à distanc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Mains vertes</text:p>
          </table:table-cell>
          <table:table-cell office:value-type="string" calcext:value-type="string">
            <text:p>9+</text:p>
          </table:table-cell>
          <table:table-cell office:value-type="string" calcext:value-type="string">
            <text:p>Ces dés à coudre en bois d'un vert brillant s’ajustent parfaitement au bout de doigts nus ou recouverts de gants ordinaires.\r\n</text:p>
          </table:table-cell>
          <table:table-cell office:value-type="string" calcext:value-type="string">
            <text:p>Niv. <text:s text:c="2"/>9 <text:s/>+2 <text:s text:c="10"/>4 200 PO</text:p>
          </table:table-cell>
          <table:table-cell office:value-type="string" calcext:value-type="string">
            <text:p>Mains</text:p>
          </table:table-cell>
          <table:table-cell table:number-columns-repeated="2"/>
          <table:table-cell office:value-type="string" calcext:value-type="string">
            <text:p>Quotidien ♦ invocation : action simple. Vous créez un mur de 8 à 10 cases ou moins composé de buissons épineux et pouvant faire jusqu'à 4 cases de haut. Une créature qui tente de la traverser doit réussir un test de Force DD 20 sous peine d'être maîtrisée dans le mur (évasion DD 20 annule). Le mur persiste jusqu'à la fin de votre tour de jeu suivant. Maintien (mineur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Pattes de chat</text:p>
          </table:table-cell>
          <table:table-cell office:value-type="string" calcext:value-type="string">
            <text:p>5+</text:p>
          </table:table-cell>
          <table:table-cell office:value-type="string" calcext:value-type="string">
            <text:p>Couverts de fourrure sur le dos et lisses au niveau des paumes, ces gants sont équipés de griffes rétractiles qui facilitent l'escalade.\r\n</text:p>
          </table:table-cell>
          <table:table-cell office:value-type="string" calcext:value-type="string">
            <text:p>Niv. <text:s text:c="2"/>5 <text:s/>+1 <text:s text:c="10"/>1 000 PO, Niv. 15 <text:s/>+3 <text:s text:c="8"/>25 000 PO, Niv. 25 <text:s/>+5 <text:s text:c="6"/>625 000 PO</text:p>
          </table:table-cell>
          <table:table-cell office:value-type="string" calcext:value-type="string">
            <text:p>Mains</text:p>
          </table:table-cell>
          <table:table-cell/>
          <table:table-cell office:value-type="string" calcext:value-type="string">
            <text:p>Vous bénéficiez d'un bonus d'objet de +2 aux tests d'Athlétisme pour escalader.\r\nNiveau 15 : bonus d'objet de +4.\r\nNiveau 25 : bonus d'objet de +6.\r\n</text:p>
          </table:table-cell>
          <table:table-cell office:value-type="string" calcext:value-type="string">
            <text:p>Quotidien : action libre. Jusqu'à la fin de la rencontre, vous escaladez à votre VD normale et doublez tout déplacement d'escalade que vous accordent des pouvoir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andeau d'assaut mental</text:p>
          </table:table-cell>
          <table:table-cell office:value-type="string" calcext:value-type="string">
            <text:p>11+</text:p>
          </table:table-cell>
          <table:table-cell office:value-type="string" calcext:value-type="string">
            <text:p>Vos attaques mentales font plus souvent mouche lorsque vous portez cet élégant bandeau.\r\n</text:p>
          </table:table-cell>
          <table:table-cell office:value-type="string" calcext:value-type="string">
            <text:p>Niv. 11 <text:s/>+3 <text:s text:c="10"/>9 000 PO</text:p>
          </table:table-cell>
          <table:table-cell office:value-type="string" calcext:value-type="string">
            <text:p>Tête</text:p>
          </table:table-cell>
          <table:table-cell/>
          <table:table-cell office:value-type="string" calcext:value-type="string">
            <text:p>Vous bénéficiez d'un bonus de +1 en Volonté.\r\n</text:p>
          </table:table-cell>
          <table:table-cell office:value-type="string" calcext:value-type="string">
            <text:p>Quotidien : action mineure. Jusqu'à la fin de la rencontre, vous bénéficiez d'un bonus de pouvoir de +1 aux jets d'attaque et jets de dégâts lorsque vous effectuez des attaques associés à la Sagesse, à l'Intelligence ou au Charism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andeau d'assaut psychique</text:p>
          </table:table-cell>
          <table:table-cell office:value-type="string" calcext:value-type="string">
            <text:p>16+</text:p>
          </table:table-cell>
          <table:table-cell office:value-type="string" calcext:value-type="string">
            <text:p>Ce bandeau de cuir est cousu de fragment de cristal.\r\n</text:p>
          </table:table-cell>
          <table:table-cell office:value-type="string" calcext:value-type="string">
            <text:p>Niv. 16 <text:s/>+4 <text:s text:c="8"/>45 000 PO</text:p>
          </table:table-cell>
          <table:table-cell office:value-type="string" calcext:value-type="string">
            <text:p>Tête</text:p>
          </table:table-cell>
          <table:table-cell table:number-columns-repeated="2"/>
          <table:table-cell office:value-type="string" calcext:value-type="string">
            <text:p>Quotidien ♦ psychique : action mineure. Effectuez une attaque : distance 10; Intelligence +4, Sagesse +4, ou Charisme +4 contre Volonté ; en cas de réussite, ma cible est hébétée jusqu'à la fin de votre tour de jeu suivan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andeau d'incantation rapide</text:p>
          </table:table-cell>
          <table:table-cell office:value-type="string" calcext:value-type="string">
            <text:p>17+</text:p>
          </table:table-cell>
          <table:table-cell office:value-type="string" calcext:value-type="string">
            <text:p>Ce bandeau en argent gravé de runes fait défiler les formules arcaniques dans votre tête.\r\n</text:p>
          </table:table-cell>
          <table:table-cell office:value-type="string" calcext:value-type="string">
            <text:p>Niv. 17 <text:s/>+4 <text:s text:c="8"/>65 000 PO</text:p>
          </table:table-cell>
          <table:table-cell office:value-type="string" calcext:value-type="string">
            <text:p>Tête</text:p>
          </table:table-cell>
          <table:table-cell table:number-columns-repeated="2"/>
          <table:table-cell office:value-type="string" calcext:value-type="string">
            <text:p>Quotidien : action libre. Durant votre tour de jeu, utilisez un pouvoir utilitaire arcanique qui demande normalement une action mineure. Cela compte comme une utilisation quotidienne ou de rencontre du pouvoir en question, le cas échéan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andeau d'intellect</text:p>
          </table:table-cell>
          <table:table-cell office:value-type="string" calcext:value-type="string">
            <text:p>10+</text:p>
          </table:table-cell>
          <table:table-cell office:value-type="string" calcext:value-type="string">
            <text:p>Cette corde de soie décorative renforce votre mémoire et vos pouvoirs.\r\n</text:p>
          </table:table-cell>
          <table:table-cell office:value-type="string" calcext:value-type="string">
            <text:p>Niv. 10 <text:s/>+2 <text:s text:c="10"/>5 000 PO, Niv. 20 <text:s/>+4 <text:s text:c="6"/>125 000 PO, Niv. 30 <text:s/>+6 <text:s text:c="3"/>3 125 000 PO</text:p>
          </table:table-cell>
          <table:table-cell office:value-type="string" calcext:value-type="string">
            <text:p>Tête</text:p>
          </table:table-cell>
          <table:table-cell/>
          <table:table-cell office:value-type="string" calcext:value-type="string">
            <text:p>Vous bénéficiez d'un bonus d'objet de +2 aux tests de connaissances et de connaissance des monstres, et d'un bonus d'objet de +1 aux jets d'attaque des pouvoirs accompagnés du mot-clé psychique.\r\nNiveau 20 : bonus d'objet de +4 aux tests de connaissances et de connaissance des monstres.\r\nNiveau 30 : bonus d'objet de +6 aux tests de connaissances et de connaissance des monstres.\r\n</text:p>
          </table:table-cell>
          <table:table-cell office:value-type="string" calcext:value-type="string">
            <text:p>Quotidien : action mineure. Vous bénéficiez d'un bonus de pouvoir de +2 à la prochaine attaque d'Intelligence que vous effectuez à ce tour de jeu.\r\nNiveau 20 : bonus de pouvoir de +3.\r\nNiveau 30 : bonus de pouvoir de +4.\r\n</text:p>
          </table:table-cell>
          <table:table-cell/>
          <table:table-cell office:value-type="string" calcext:value-type="string">
            <text:p>Le Comptoir de l'Aventure 1</text:p>
          </table:table-cell>
          <table:table-cell office:value-type="float" office:value="3" calcext:value-type="float">
            <text:p>3</text:p>
          </table:table-cell>
          <table:table-cell table:number-columns-repeated="1013"/>
        </table:table-row>
        <table:table-row table:style-name="ro1">
          <table:table-cell office:value-type="string" calcext:value-type="string">
            <text:p>Bandeau d'Intuition</text:p>
          </table:table-cell>
          <table:table-cell office:value-type="string" calcext:value-type="string">
            <text:p>16+</text:p>
          </table:table-cell>
          <table:table-cell office:value-type="string" calcext:value-type="string">
            <text:p>Ce bandeau d'aspect ordinaire vous permet de déceler le mensonge.\r\n</text:p>
          </table:table-cell>
          <table:table-cell office:value-type="string" calcext:value-type="string">
            <text:p>Niv. 16 <text:s/>+4 <text:s text:c="8"/>45 000 PO</text:p>
          </table:table-cell>
          <table:table-cell office:value-type="string" calcext:value-type="string">
            <text:p>Tête</text:p>
          </table:table-cell>
          <table:table-cell/>
          <table:table-cell office:value-type="string" calcext:value-type="string">
            <text:p>Vous bénéficiez d'un bonus d'objet de +4 aux tests d'Intuition.\r\n</text:p>
          </table:table-cell>
          <table:table-cell office:value-type="string" calcext:value-type="string">
            <text:p>Quotidien : action libre. Vous bénéficiez d'un bonus de pouvoir de +6 à un test d'Intuition effectué avant le début de votre tour de jeu suivan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andeau de commotion</text:p>
          </table:table-cell>
          <table:table-cell office:value-type="string" calcext:value-type="string">
            <text:p>16+</text:p>
          </table:table-cell>
          <table:table-cell office:value-type="string" calcext:value-type="string">
            <text:p>Le bandeau d'argent travaillé qui orne votre front bourdonne de puissance mystique.\r\n</text:p>
          </table:table-cell>
          <table:table-cell office:value-type="string" calcext:value-type="string">
            <text:p>Niv. 16 <text:s/>+4 <text:s text:c="8"/>45 000 PO</text:p>
          </table:table-cell>
          <table:table-cell office:value-type="string" calcext:value-type="string">
            <text:p>Tête</text:p>
          </table:table-cell>
          <table:table-cell table:number-columns-repeated="2"/>
          <table:table-cell office:value-type="string" calcext:value-type="string">
            <text:p>Quotidien : action mineure. Effectuez une attaque à distance : distance 10 ; Dextérité +4 contre Réflexes ; en cas de réussite, la cible subit des dégâts de force égaux à votre niveau. Si vous réussissez un coup critique avec cet objet, vous ne perdez pas l'usage de ce pouvoir et cela n'affecte pas le nombre de pouvoirs quotidiens d'objets magiques que vous êtes en droit d'utiliser chaque jour.\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andeau de discernement</text:p>
          </table:table-cell>
          <table:table-cell office:value-type="string" calcext:value-type="string">
            <text:p>21+</text:p>
          </table:table-cell>
          <table:table-cell office:value-type="string" calcext:value-type="string">
            <text:p>Rien n'échappe à votre attention quand vous vous recouvrez l’œil de ce bandeau en velours serti de diamants astraux.\r\n</text:p>
          </table:table-cell>
          <table:table-cell office:value-type="string" calcext:value-type="string">
            <text:p>Niv. 21 <text:s/>+5 <text:s text:c="6"/>225 000 PO</text:p>
          </table:table-cell>
          <table:table-cell office:value-type="string" calcext:value-type="string">
            <text:p>Tête</text:p>
          </table:table-cell>
          <table:table-cell/>
          <table:table-cell office:value-type="string" calcext:value-type="string">
            <text:p>Vous bénéficiez d'un bonus d'objet de +4 aux tests d'Intuition et de Perception. Ce bandeau ne gêne en rien la vision de l’œil recouvert. Si vous êtes aveuglé, il vous permet même de voir normalement par l’œil caché.\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andeau de la seconde chance</text:p>
          </table:table-cell>
          <table:table-cell office:value-type="string" calcext:value-type="string">
            <text:p>3+</text:p>
          </table:table-cell>
          <table:table-cell office:value-type="string" calcext:value-type="string">
            <text:p>La chance sourit à ceux qui abordent ce simple accessoire de cuivre.\r\n</text:p>
          </table:table-cell>
          <table:table-cell office:value-type="string" calcext:value-type="string">
            <text:p>Niv. <text:s text:c="2"/>3 <text:s/>+1 <text:s text:c="13"/>680 PO</text:p>
          </table:table-cell>
          <table:table-cell office:value-type="string" calcext:value-type="string">
            <text:p>Tête</text:p>
          </table:table-cell>
          <table:table-cell table:number-columns-repeated="2"/>
          <table:table-cell office:value-type="string" calcext:value-type="string">
            <text:p>Quotidien : aucune. Utilisez ce pouvoir lorsque vous ratez un jet de sauvegarde. Refaites le jet de sauvegarde, en conservant le nouveau résultat même s'il est pire que le premier.\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andeau de perception</text:p>
          </table:table-cell>
          <table:table-cell office:value-type="string" calcext:value-type="string">
            <text:p>1+</text:p>
          </table:table-cell>
          <table:table-cell office:value-type="string" calcext:value-type="string">
            <text:p>Ce ruban en chiffon est cousu de motifs oculaires qui affûtent vos sens.\r\n</text:p>
          </table:table-cell>
          <table:table-cell office:value-type="string" calcext:value-type="string">
            <text:p>Niv. <text:s text:c="2"/>1 <text:s/>+1 <text:s text:c="13"/>360 PO, Niv. 11 <text:s/>+3 <text:s text:c="10"/>9 000 PO, Niv. 21 <text:s/>+5 <text:s text:c="6"/>225 000 PO</text:p>
          </table:table-cell>
          <table:table-cell office:value-type="string" calcext:value-type="string">
            <text:p>Tête</text:p>
          </table:table-cell>
          <table:table-cell/>
          <table:table-cell office:value-type="string" calcext:value-type="string">
            <text:p>Vous bénéficiez d'un bonus d'objet de +1 aux tests de Perception.\r\nNiveau 11: bonus d'objet de +3.\r\nNiveau 21: bonus d'objet de +5.\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andeau de télépathie</text:p>
          </table:table-cell>
          <table:table-cell office:value-type="string" calcext:value-type="string">
            <text:p>25+</text:p>
          </table:table-cell>
          <table:table-cell office:value-type="string" calcext:value-type="string">
            <text:p>Très apprécié des meneurs et des menteurs, ce bandeau de mithral vous permet de communiquer sans parler et de percevoir les pensées d'autrui.\r\n</text:p>
          </table:table-cell>
          <table:table-cell office:value-type="string" calcext:value-type="string">
            <text:p>Niv. 25 <text:s/>+5 <text:s text:c="6"/>625 000 PO</text:p>
          </table:table-cell>
          <table:table-cell office:value-type="string" calcext:value-type="string">
            <text:p>Tête</text:p>
          </table:table-cell>
          <table:table-cell/>
          <table:table-cell office:value-type="string" calcext:value-type="string">
            <text:p>Vous bénéficiez d'un bonus d'objet de +2 aux tests d'Intuition. Par ailleurs, vous pouvez vous adresser par télépathie aux créatures que vous voyez. Celles qui sont prêtes à communiquer avec vous peuvent vous transmettre leurs pensées, ce qui permet une communication bilatérale. Quand une aptitude de classe ou un pouvoir demande que la cible vous entende, cette télépathie remplit la condition.\r\n</text:p>
          </table:table-cell>
          <table:table-cell office:value-type="string" calcext:value-type="string">
            <text:p>Quotidien ♦ psychique : action simple. Effectuez une attaque : distance 5 ; Charisme +6 contre Volonté ; en cas de réussite, la cible est hébétée (sauvegarde annule). Effet secondaire : la cible est hébétée (sauvegarde annul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andeau de vigilance</text:p>
          </table:table-cell>
          <table:table-cell office:value-type="string" calcext:value-type="string">
            <text:p>23+</text:p>
          </table:table-cell>
          <table:table-cell office:value-type="string" calcext:value-type="string">
            <text:p>Ce bandeau brodé d'un globe oculaire injecté de sang qui vous couvre l'œil vous rend plus réactif.\r\n</text:p>
          </table:table-cell>
          <table:table-cell office:value-type="string" calcext:value-type="string">
            <text:p>Niv. 23 <text:s/>+5 <text:s text:c="6"/>425 000 PO</text:p>
          </table:table-cell>
          <table:table-cell office:value-type="string" calcext:value-type="string">
            <text:p>Tête</text:p>
          </table:table-cell>
          <table:table-cell/>
          <table:table-cell office:value-type="string" calcext:value-type="string">
            <text:p>Vous bénéficiez d'un bonus de +2 en Volonté.\r\nVous bénéficiez d'un bonus d'objet de +5 aux tests d'initiative.\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andeau de chasseur</text:p>
          </table:table-cell>
          <table:table-cell office:value-type="string" calcext:value-type="string">
            <text:p>7+</text:p>
          </table:table-cell>
          <table:table-cell office:value-type="string" calcext:value-type="string">
            <text:p>Ce bandeau de cuir vous permet de trouver de la nourriture en milieu souterrain ou sauvage.\r\n</text:p>
          </table:table-cell>
          <table:table-cell office:value-type="string" calcext:value-type="string">
            <text:p>Niv. <text:s text:c="2"/>7 <text:s/>+2 <text:s text:c="10"/>2 600 PO</text:p>
          </table:table-cell>
          <table:table-cell office:value-type="string" calcext:value-type="string">
            <text:p>Tête</text:p>
          </table:table-cell>
          <table:table-cell/>
          <table:table-cell office:value-type="string" calcext:value-type="string">
            <text:p>Vous bénéficiez d'un bonus d'objet de +5 aux tests d'Exploration et de Nature visant à fourrager.\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ésicles de l'arcaniste</text:p>
          </table:table-cell>
          <table:table-cell office:value-type="string" calcext:value-type="string">
            <text:p>3+</text:p>
          </table:table-cell>
          <table:table-cell office:value-type="string" calcext:value-type="string">
            <text:p>Ces lunettes exacerbent votre sensibilité aux nuances subtiles de la magie.\r\n</text:p>
          </table:table-cell>
          <table:table-cell office:value-type="string" calcext:value-type="string">
            <text:p>Niv. <text:s text:c="2"/>3 <text:s/>+1 <text:s text:c="13"/>680 PO</text:p>
          </table:table-cell>
          <table:table-cell office:value-type="string" calcext:value-type="string">
            <text:p>Tête</text:p>
          </table:table-cell>
          <table:table-cell/>
          <table:table-cell office:value-type="string" calcext:value-type="string">
            <text:p>Vous bénéficiez d'un bonus d'objet de +3 aux tests d'Arcanes visant à détecter la magie.\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ésicles de visée</text:p>
          </table:table-cell>
          <table:table-cell office:value-type="string" calcext:value-type="string">
            <text:p>2+</text:p>
          </table:table-cell>
          <table:table-cell office:value-type="string" calcext:value-type="string">
            <text:p>Bien que ces lunettes de cuir aient des lentilles noires, elles affûtent votre vision lorsque vous attaquez à distance.\r\n</text:p>
          </table:table-cell>
          <table:table-cell office:value-type="string" calcext:value-type="string">
            <text:p>Niv. <text:s text:c="2"/>2 <text:s/>+1 <text:s text:c="13"/>520 PO, Niv. 12 <text:s/>+3 <text:s text:c="8"/>13 000 PO, Niv. 22 <text:s/>+5 <text:s text:c="6"/>325 000 PO</text:p>
          </table:table-cell>
          <table:table-cell office:value-type="string" calcext:value-type="string">
            <text:p>Tête</text:p>
          </table:table-cell>
          <table:table-cell/>
          <table:table-cell office:value-type="string" calcext:value-type="string">
            <text:p>Vous bénéficiez d'un bonus d'objet de +1 aux jets d'attaque de base à distance.\r\nNiveau 12 : bonus d'objet de +2.\r\nNiveau 22 : bonus d'objet de +3.\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lotte de respiration aquatique</text:p>
          </table:table-cell>
          <table:table-cell office:value-type="string" calcext:value-type="string">
            <text:p>10+</text:p>
          </table:table-cell>
          <table:table-cell office:value-type="string" calcext:value-type="string">
            <text:p>Vous êtes comme un poisson dans l'eau lorsque vous portez cette calotte enduite de cire.\r\n</text:p>
          </table:table-cell>
          <table:table-cell office:value-type="string" calcext:value-type="string">
            <text:p>Niv. 10 <text:s/>+2 <text:s text:c="10"/>5 000 PO</text:p>
          </table:table-cell>
          <table:table-cell office:value-type="string" calcext:value-type="string">
            <text:p>Tête</text:p>
          </table:table-cell>
          <table:table-cell/>
          <table:table-cell office:value-type="string" calcext:value-type="string">
            <text:p>Vous pouvez respirer sous l'eau comme à l'air libre.\r\n</text:p>
          </table:table-cell>
          <table:table-cell table:number-columns-repeated="2"/>
          <table:table-cell office:value-type="string" calcext:value-type="string">
            <text:p>Le Comptoir de l'Aventure 1</text:p>
          </table:table-cell>
          <table:table-cell office:value-type="float" office:value="1" calcext:value-type="float">
            <text:p>1</text:p>
          </table:table-cell>
          <table:table-cell table:number-columns-repeated="1013"/>
        </table:table-row>
        <table:table-row table:style-name="ro1">
          <table:table-cell office:value-type="string" calcext:value-type="string">
            <text:p>Capuchon mécanique</text:p>
          </table:table-cell>
          <table:table-cell office:value-type="string" calcext:value-type="string">
            <text:p>26+</text:p>
          </table:table-cell>
          <table:table-cell office:value-type="string" calcext:value-type="string">
            <text:p>Ce heaume en cuivre et en électrum émet un léger cliquetis audible de son porteur et de lui seul.\r\n</text:p>
          </table:table-cell>
          <table:table-cell office:value-type="string" calcext:value-type="string">
            <text:p>Niv. 26 <text:s/>+6 <text:s text:c="3"/>1 125 000 PO</text:p>
          </table:table-cell>
          <table:table-cell office:value-type="string" calcext:value-type="string">
            <text:p>Tête</text:p>
          </table:table-cell>
          <table:table-cell/>
          <table:table-cell office:value-type="string" calcext:value-type="string">
            <text:p>Vous bénéficiez d'un bonus d'objet de +4 aux tests d'initiative.\r\n</text:p>
          </table:table-cell>
          <table:table-cell office:value-type="string" calcext:value-type="string">
            <text:p>Quotidien : action mineure. Vous bénéficiez de deux actions supplémentaires que vous ne pouvez pas utiliser dans le cadre d'attaque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asque tacticien</text:p>
          </table:table-cell>
          <table:table-cell office:value-type="string" calcext:value-type="string">
            <text:p>4+</text:p>
          </table:table-cell>
          <table:table-cell office:value-type="string" calcext:value-type="string">
            <text:p>Ce heaume utilitaire très apprécié des sergents et officiers ne se distingue esthétiquement que par son capitonnage intérieur en satin.\r\n</text:p>
          </table:table-cell>
          <table:table-cell office:value-type="string" calcext:value-type="string">
            <text:p>Niv. <text:s text:c="2"/>4 <text:s/>+1 <text:s text:c="13"/>840 PO, Niv. 14 <text:s/>+3 <text:s text:c="8"/>21 000 PO, Niv. 24 <text:s/>+5 <text:s text:c="6"/>525 000 PO</text:p>
          </table:table-cell>
          <table:table-cell office:value-type="string" calcext:value-type="string">
            <text:p>Tête</text:p>
          </table:table-cell>
          <table:table-cell/>
          <table:table-cell office:value-type="string" calcext:value-type="string">
            <text:p>Vous bénéficiez d'un bonus d'objet de +1 aux tests d'initiative.\r\nNiveau 14 : bonus d'objet de +2.\r\nNiveau 24 : bonus d'objet de +3.\r\n</text:p>
          </table:table-cell>
          <table:table-cell office:value-type="string" calcext:value-type="string">
            <text:p>Quotidien : action libre. Utilisez ce pouvoir lors de la détermination de l'initiative. Échanger le résultat de votre test d'initiative avec celui d'un allié consentant que vous voyez.\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oiffe de concentration</text:p>
          </table:table-cell>
          <table:table-cell office:value-type="string" calcext:value-type="string">
            <text:p>21+</text:p>
          </table:table-cell>
          <table:table-cell office:value-type="string" calcext:value-type="string">
            <text:p>Ce simple capuchon de mailles est ajusté autour de vos yeux et de vos oreilles qu'il protège des attaques.\r\n</text:p>
          </table:table-cell>
          <table:table-cell office:value-type="string" calcext:value-type="string">
            <text:p>Niv. 21 <text:s/>+5 <text:s text:c="6"/>225 000 PO</text:p>
          </table:table-cell>
          <table:table-cell office:value-type="string" calcext:value-type="string">
            <text:p>Tête</text:p>
          </table:table-cell>
          <table:table-cell/>
          <table:table-cell office:value-type="string" calcext:value-type="string">
            <text:p>Vous bénéficiez d'un bonus d'objet de +5 aux jets de sauvegarde contre les effets qui hébètent et/ou étourdissent.\r\n</text:p>
          </table:table-cell>
          <table:table-cell office:value-type="string" calcext:value-type="string">
            <text:p>Quotidien : interruption immédiate. Utilisez ce pouvoir lorsqu'une attaque est censée vous hébétée ou vous étourdir. Dépensez une récupération pour éviter d'être hébétée ou étourdi par l'attaque en question.\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oiffe de fer spirituel</text:p>
          </table:table-cell>
          <table:table-cell office:value-type="string" calcext:value-type="string">
            <text:p>8+</text:p>
          </table:table-cell>
          <table:table-cell office:value-type="string" calcext:value-type="string">
            <text:p>Votre tête et votre esprit sont protégés par cette capuche de mailles luisantes.\r\n</text:p>
          </table:table-cell>
          <table:table-cell office:value-type="string" calcext:value-type="string">
            <text:p>Niv. <text:s text:c="2"/>8 <text:s/>+2 <text:s text:c="10"/>3 400 PO, Niv. 18 <text:s/>+4 <text:s text:c="8"/>85 000 PO, Niv. 28 <text:s/>+6 <text:s text:c="3"/>2 125 000 PO</text:p>
          </table:table-cell>
          <table:table-cell office:value-type="string" calcext:value-type="string">
            <text:p>Tête</text:p>
          </table:table-cell>
          <table:table-cell table:number-columns-repeated="2"/>
          <table:table-cell office:value-type="string" calcext:value-type="string">
            <text:p>Rencontre : interruption immédiate. Utilisez ce pouvoir lorsqu'une attaque qui vise votre Volonté est censée vous hébéter. Vous n'êtes en fait pas hébété par l'attaque en question.\r\nNiveau 18 : Utilisez ce pouvoir lorsqu'une attaque qui vise votre Volonté est censée vous hébéter ou vous étourdir. Vous n'êtes en fait ni hébété, ni étourdi par l'attaque en question.\r\nNiveau 28 : Utilisez ce pouvoir lorsqu'une attaque qui vise votre Volonté est censée vous hébéter, vous dominer ou vous étourdir. Vous n'êtes en fait ni hébété, ni dominé, ni étourdi par l'attaque en question.\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ouronne de l'héritier infernal</text:p>
          </table:table-cell>
          <table:table-cell office:value-type="string" calcext:value-type="string">
            <text:p>9+</text:p>
          </table:table-cell>
          <table:table-cell office:value-type="string" calcext:value-type="string">
            <text:p>Cette cagoule de mailles attise la colère du tieffelin.\r\n</text:p>
          </table:table-cell>
          <table:table-cell office:value-type="string" calcext:value-type="string">
            <text:p>Niv. <text:s text:c="2"/>9 <text:s/>+2 <text:s text:c="10"/>4 200 PO, Niv. 19 <text:s/>+4 <text:s text:c="6"/>105 000 PO</text:p>
          </table:table-cell>
          <table:table-cell office:value-type="string" calcext:value-type="string">
            <text:p>Tête</text:p>
          </table:table-cell>
          <table:table-cell/>
          <table:table-cell office:value-type="string" calcext:value-type="string">
            <text:p>Si vous êtes un tieffelin, vous bénéficiez d'un bonus d'objet de +1 aux jets d'attaque profitant de votre courroux infernal. En cas d'échec, vous infligez à la cible des dégâts de feu égaux à votre modificateur de Charisme.\r\nNiveau 19 : bonus d'objet de +2.\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ouronne de la rébellion sauvage</text:p>
          </table:table-cell>
          <table:table-cell office:value-type="string" calcext:value-type="string">
            <text:p>15+</text:p>
          </table:table-cell>
          <table:table-cell office:value-type="string" calcext:value-type="string">
            <text:p>Cette calotte de bouleau protège contre la mort.\r\n</text:p>
          </table:table-cell>
          <table:table-cell office:value-type="string" calcext:value-type="string">
            <text:p>Niv. 15 <text:s/>+3 <text:s text:c="8"/>25 000 PO, Niv. 20 <text:s/>+4 <text:s text:c="6"/>125 000 PO, Niv. 25 <text:s/>+5 <text:s text:c="6"/>625 000 PO</text:p>
          </table:table-cell>
          <table:table-cell office:value-type="string" calcext:value-type="string">
            <text:p>Tête</text:p>
          </table:table-cell>
          <table:table-cell/>
          <table:table-cell office:value-type="string" calcext:value-type="string">
            <text:p>Vous bénéficiez d'une résistance nécrotique 10.\r\nNiveau 20 : résistance nécrotique 15.\r\nNiveau 25 : résistance nécrotique 20.\r\n</text:p>
          </table:table-cell>
          <table:table-cell office:value-type="string" calcext:value-type="string">
            <text:p>Quotidien : réaction immédiate. Utilisez ce pouvoir lorsque vous êtes touché par une attaque qui inflige des dégâts nécrotiques. L'attaquant subit un nombre de dégâts égal aux dégâts nécrotiques que vous avez subis, ainsi que tout autre effet découlant de l'attaqu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ouronne de lauriers</text:p>
          </table:table-cell>
          <table:table-cell office:value-type="string" calcext:value-type="string">
            <text:p>10+</text:p>
          </table:table-cell>
          <table:table-cell office:value-type="string" calcext:value-type="string">
            <text:p>Votre aisance relationnelle et votre force de personnalité sont exacerbées par le port de ce diadème.\r\n</text:p>
          </table:table-cell>
          <table:table-cell office:value-type="string" calcext:value-type="string">
            <text:p>Niv. 10 <text:s/>+2 <text:s text:c="10"/>5 000 PO, Niv. 20 <text:s/>+4 <text:s text:c="6"/>125 000 PO, Niv. 30 <text:s/>+6 <text:s text:c="3"/>3 125 000 PO</text:p>
          </table:table-cell>
          <table:table-cell office:value-type="string" calcext:value-type="string">
            <text:p>Tête</text:p>
          </table:table-cell>
          <table:table-cell/>
          <table:table-cell office:value-type="string" calcext:value-type="string">
            <text:p>Vous bénéficiez d'un bonus d'objet de +2 aux tests de Diplomatie et d'Intuition, et d'un bonus d'objet de +1 aux jets d'attaque des pouvoirs accompagnés des mots-clés charme ou illusion.\r\nNiveau 20 : <text:s/>bonus d'objet de +4 aux tests de Diplomatie et d'Intuition.\r\nNiveau 30 : <text:s/>bonus d'objet de +6 aux tests de Diplomatie et d'Intuition.\r\n</text:p>
          </table:table-cell>
          <table:table-cell office:value-type="string" calcext:value-type="string">
            <text:p>Quotidien : action mineure. Vous bénéficiez d'un bonus de pouvoir de +2 à votre prochaine attaque de Charisme de ce tour de jeu.\r\nNiveau 20 : bonus de pouvoir de +3.\r\nNiveau 30 : bonus de pouvoir de +4.\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ouronne des mille yeux</text:p>
          </table:table-cell>
          <table:table-cell office:value-type="string" calcext:value-type="string">
            <text:p>16+</text:p>
          </table:table-cell>
          <table:table-cell office:value-type="string" calcext:value-type="string">
            <text:p>Ce bandeau décoré de motifs oculaires guette dans toutes les directions.\r\n</text:p>
          </table:table-cell>
          <table:table-cell office:value-type="string" calcext:value-type="string">
            <text:p>Niv. 16 <text:s/>+4 <text:s text:c="8"/>45 000 PO</text:p>
          </table:table-cell>
          <table:table-cell office:value-type="string" calcext:value-type="string">
            <text:p>Tête</text:p>
          </table:table-cell>
          <table:table-cell/>
          <table:table-cell office:value-type="string" calcext:value-type="string">
            <text:p>Vous ne donnez pas d'avantage de combat aux ennemis qui vous prennent en tenaille.\r\n</text:p>
          </table:table-cell>
          <table:table-cell table:number-columns-repeated="2"/>
          <table:table-cell office:value-type="string" calcext:value-type="string">
            <text:p>Le Comptoir de l'Aventure 1</text:p>
          </table:table-cell>
          <table:table-cell office:value-type="float" office:value="1" calcext:value-type="float">
            <text:p>1</text:p>
          </table:table-cell>
          <table:table-cell table:number-columns-repeated="1013"/>
        </table:table-row>
        <table:table-row table:style-name="ro1">
          <table:table-cell office:value-type="string" calcext:value-type="string">
            <text:p>Couronne des poternes</text:p>
          </table:table-cell>
          <table:table-cell office:value-type="string" calcext:value-type="string">
            <text:p>6+</text:p>
          </table:table-cell>
          <table:table-cell office:value-type="string" calcext:value-type="string">
            <text:p>L'architecture n'a aucun secret pour ceux qui portent cette coiffe de pierre et de bois.\r\n</text:p>
          </table:table-cell>
          <table:table-cell office:value-type="string" calcext:value-type="string">
            <text:p>Niv. <text:s text:c="2"/>6 <text:s/>+2 <text:s text:c="10"/>1 800 PO, Niv. 11 <text:s/>+3 <text:s text:c="10"/>9 000 PO, Niv. 16 <text:s/>+4 <text:s text:c="8"/>45 000 PO</text:p>
          </table:table-cell>
          <table:table-cell office:value-type="string" calcext:value-type="string">
            <text:p>Tête</text:p>
          </table:table-cell>
          <table:table-cell/>
          <table:table-cell office:value-type="string" calcext:value-type="string">
            <text:p>Vous bénéficiez d'un bonus d'objet de +2 aux tests de Perception visant à trouver les portes secrètes et passages cachés.\r\nNiveau 11 : bonus d'objet de +4.\r\nNiveau 16 : bonus d'objet de +6.\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ouronne des racines du monde</text:p>
          </table:table-cell>
          <table:table-cell office:value-type="string" calcext:value-type="string">
            <text:p>18+</text:p>
          </table:table-cell>
          <table:table-cell office:value-type="string" calcext:value-type="string">
            <text:p>Vous jouissez de l’expérience d'un millier de ritualistes lorsque vous posez cette couronne de frêne sur votre crâne.\r\n</text:p>
          </table:table-cell>
          <table:table-cell office:value-type="string" calcext:value-type="string">
            <text:p>Niv. 18 <text:s/>+4 <text:s text:c="8"/>85 000 PO</text:p>
          </table:table-cell>
          <table:table-cell office:value-type="string" calcext:value-type="string">
            <text:p>Tête</text:p>
          </table:table-cell>
          <table:table-cell/>
          <table:table-cell office:value-type="string" calcext:value-type="string">
            <text:p>Lorsque vous exécutez un rituel, lancez deux fois le dé et gardez le meilleur résultat.\r\n</text:p>
          </table:table-cell>
          <table:table-cell table:number-columns-repeated="2"/>
          <table:table-cell office:value-type="string" calcext:value-type="string">
            <text:p>Le Comptoir de l'Aventure 1</text:p>
          </table:table-cell>
          <table:table-cell office:value-type="float" office:value="1" calcext:value-type="float">
            <text:p>1</text:p>
          </table:table-cell>
          <table:table-cell table:number-columns-repeated="1013"/>
        </table:table-row>
        <table:table-row table:style-name="ro1">
          <table:table-cell office:value-type="string" calcext:value-type="string">
            <text:p>Couronne feuillue</text:p>
          </table:table-cell>
          <table:table-cell office:value-type="string" calcext:value-type="string">
            <text:p>7+</text:p>
          </table:table-cell>
          <table:table-cell office:value-type="string" calcext:value-type="string">
            <text:p>Ce halo de feuilles de chêne éternelles palpite d'une énergie primitive.\r\n</text:p>
          </table:table-cell>
          <table:table-cell office:value-type="string" calcext:value-type="string">
            <text:p>Niv. <text:s text:c="2"/>7 <text:s/>+2 <text:s text:c="10"/>2 600 PO</text:p>
          </table:table-cell>
          <table:table-cell office:value-type="string" calcext:value-type="string">
            <text:p>Tête</text:p>
          </table:table-cell>
          <table:table-cell/>
          <table:table-cell office:value-type="string" calcext:value-type="string">
            <text:p>Vous bénéficiez d'un bonus d'objet de +2 aux tests d'Intuition et de Nature.\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Couvre-chef de déguisement</text:p>
          </table:table-cell>
          <table:table-cell office:value-type="string" calcext:value-type="string">
            <text:p>10+</text:p>
          </table:table-cell>
          <table:table-cell office:value-type="string" calcext:value-type="string">
            <text:p>Ce chapeau prend l'aspect que vous souhaitez et vous transforme également ainsi que votre équipement.\r\n</text:p>
          </table:table-cell>
          <table:table-cell office:value-type="string" calcext:value-type="string">
            <text:p>Niv. 10 <text:s/>+2 <text:s text:c="10"/>5 000 PO</text:p>
          </table:table-cell>
          <table:table-cell office:value-type="string" calcext:value-type="string">
            <text:p>Tête</text:p>
          </table:table-cell>
          <table:table-cell/>
          <table:table-cell office:value-type="string" calcext:value-type="string">
            <text:p>Lorsque vous utilisez le pouvoir de cet objet, vous bénéficiez d'un bonus d'objet de +5 aux tests de Bluff visant à vous faire passer pour quelqu'un d'autre.\r\n</text:p>
          </table:table-cell>
          <table:table-cell office:value-type="string" calcext:value-type="string">
            <text:p>À volonté ♦ illusion : action simple. Vous prenez l'apparence d'un représentant de n'importe quelle race humanoïde de votre catégorie de taille. Vos vêtements et votre équipement changent également d'aspect. L'illusion n'agit pas sur les sons et les textures, si bien qu'une créature qui vous écoute ou vous touche risque de déceler la supercheri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Diadème d'instinct de survie</text:p>
          </table:table-cell>
          <table:table-cell office:value-type="string" calcext:value-type="string">
            <text:p>29+</text:p>
          </table:table-cell>
          <table:table-cell office:value-type="string" calcext:value-type="string">
            <text:p>Une couronne de diamants astraux flotte autour de votre tête, affûtant votre lucidité et vos réflexes.\r\n</text:p>
          </table:table-cell>
          <table:table-cell office:value-type="string" calcext:value-type="string">
            <text:p>Niv. 29 <text:s/>+6 <text:s text:c="3"/>2 625 000 PO</text:p>
          </table:table-cell>
          <table:table-cell office:value-type="string" calcext:value-type="string">
            <text:p>Tête</text:p>
          </table:table-cell>
          <table:table-cell/>
          <table:table-cell office:value-type="string" calcext:value-type="string">
            <text:p>Lorsque vous êtes étourdi ou hébété, vous pouvez entreprendre une action de mouvement à votre tour de jeu en plus des actions auxquelles vous avez normalement droit.\r\n</text:p>
          </table:table-cell>
          <table:table-cell office:value-type="string" calcext:value-type="string">
            <text:p>Quotidien : action libre. Entreprenez une action mineure ou de mouvemen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Diadème persuasif</text:p>
          </table:table-cell>
          <table:table-cell office:value-type="string" calcext:value-type="string">
            <text:p>7+</text:p>
          </table:table-cell>
          <table:table-cell office:value-type="string" calcext:value-type="string">
            <text:p>Ce diadème de corail rose évoque étrangement une cervelle, ce qui ne le rends pas moins enchanteur.\r\n</text:p>
          </table:table-cell>
          <table:table-cell office:value-type="string" calcext:value-type="string">
            <text:p>Niv. <text:s text:c="2"/>7 <text:s/>+2 <text:s text:c="10"/>2 600 PO, Niv. 17 <text:s/>+4 <text:s text:c="8"/>65 000 PO, Niv. 27 <text:s/>+6 <text:s text:c="3"/>1 625 000 PO</text:p>
          </table:table-cell>
          <table:table-cell office:value-type="string" calcext:value-type="string">
            <text:p>Tête</text:p>
          </table:table-cell>
          <table:table-cell/>
          <table:table-cell office:value-type="string" calcext:value-type="string">
            <text:p>Lorsque vous utilisez un pouvoir visant la Volonté, la ou les cibles subissent un malus de -1 aux jets de sauvegarde contre les éventuels effets continus de ce pouvoir.\r\nNiveau 17 : malus de -2.\r\nNiveau 27 : malus de -3.\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Fronteau de schisme psychique</text:p>
          </table:table-cell>
          <table:table-cell office:value-type="string" calcext:value-type="string">
            <text:p>15+</text:p>
          </table:table-cell>
          <table:table-cell office:value-type="string" calcext:value-type="string">
            <text:p>Ce bandeau orné protège votre esprit en le scindant en deux, mais non sans contrepartie.\r\n</text:p>
          </table:table-cell>
          <table:table-cell office:value-type="string" calcext:value-type="string">
            <text:p>Niv. 15 <text:s/>+3 <text:s text:c="8"/>25 000 PO</text:p>
          </table:table-cell>
          <table:table-cell office:value-type="string" calcext:value-type="string">
            <text:p>Tête</text:p>
          </table:table-cell>
          <table:table-cell/>
          <table:table-cell office:value-type="string" calcext:value-type="string">
            <text:p>Vous bénéficiez d'un bonus de +1 en Volonté.\r\n</text:p>
          </table:table-cell>
          <table:table-cell office:value-type="string" calcext:value-type="string">
            <text:p>Quotidien : interruption immédiate. Utilisez ce pouvoir lorsqu'une attaque vous étourdit, vous hébète ou vous domine. Vous n'êtes en fait pas affecté par l'état préjudiciable en question, mais subissez un malus de -2 aux jets d'attaque en en Volonté pour la durée présumée de l'état préjudiciabl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Gemme de colloque</text:p>
          </table:table-cell>
          <table:table-cell office:value-type="string" calcext:value-type="string">
            <text:p>2+</text:p>
          </table:table-cell>
          <table:table-cell office:value-type="string" calcext:value-type="string">
            <text:p>Ce joyau flotte près de votre tête, affûtant votre esprit tout en développant votre connaissance linguistique.\r\n</text:p>
          </table:table-cell>
          <table:table-cell office:value-type="string" calcext:value-type="string">
            <text:p>Niv. <text:s text:c="2"/>2 <text:s/>+1 <text:s text:c="13"/>520 PO, Niv. 12 <text:s/>+3 <text:s text:c="8"/>13 000 PO</text:p>
          </table:table-cell>
          <table:table-cell office:value-type="string" calcext:value-type="string">
            <text:p>Tête</text:p>
          </table:table-cell>
          <table:table-cell/>
          <table:table-cell office:value-type="string" calcext:value-type="string">
            <text:p>Vous bénéficiez d'un bonus d'objet de +1 aux tests de Bluff ou de Diplomatie. Vous comprenez 1 langue supplémentaire, choisie au moment de la création de la gemme.\r\nNiveau 12 : bonus d'objet de +3, 2 langues supplémentaires.\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Heaume d'obstination</text:p>
          </table:table-cell>
          <table:table-cell office:value-type="string" calcext:value-type="string">
            <text:p>4+</text:p>
          </table:table-cell>
          <table:table-cell office:value-type="string" calcext:value-type="string">
            <text:p>Ce heaume vous aguerrit contre les enchanteurs.\r\n</text:p>
          </table:table-cell>
          <table:table-cell office:value-type="string" calcext:value-type="string">
            <text:p>Niv. <text:s text:c="2"/>4 <text:s/>+1 <text:s text:c="13"/>840 PO</text:p>
          </table:table-cell>
          <table:table-cell office:value-type="string" calcext:value-type="string">
            <text:p>Tête</text:p>
          </table:table-cell>
          <table:table-cell/>
          <table:table-cell office:value-type="string" calcext:value-type="string">
            <text:p>Vous bénéficiez d'un bonus d'objet de +1 en Volonté contre les attaques de charme.\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Heaume d'opportunité</text:p>
          </table:table-cell>
          <table:table-cell office:value-type="string" calcext:value-type="string">
            <text:p>4+</text:p>
          </table:table-cell>
          <table:table-cell office:value-type="string" calcext:value-type="string">
            <text:p>Ce simple heaume en bronze vous permet de frapper avec plus de précision quand l'ennemi baisse la garde.\r\n</text:p>
          </table:table-cell>
          <table:table-cell office:value-type="string" calcext:value-type="string">
            <text:p>Niv. <text:s text:c="2"/>4 <text:s/>+1 <text:s text:c="13"/>840 PO, Niv. 14 <text:s/>+3 <text:s text:c="8"/>21 000 PO, Niv. 24 <text:s/>+5 <text:s text:c="6"/>525 000 PO</text:p>
          </table:table-cell>
          <table:table-cell office:value-type="string" calcext:value-type="string">
            <text:p>Tête</text:p>
          </table:table-cell>
          <table:table-cell/>
          <table:table-cell office:value-type="string" calcext:value-type="string">
            <text:p>Vous bénéficiez d'un bonus d'objet de +1 aux jets d'attaque d'opportunité.\r\nNiveau 14 : bonus d'objet de +2.\r\nNiveau 24 : bonus d'objet de +3.\r\n</text:p>
          </table:table-cell>
          <table:table-cell table:number-columns-repeated="2"/>
          <table:table-cell office:value-type="string" calcext:value-type="string">
            <text:p>Le Comptoir de l'Aventure 1</text:p>
          </table:table-cell>
          <table:table-cell office:value-type="float" office:value="1" calcext:value-type="float">
            <text:p>1</text:p>
          </table:table-cell>
          <table:table-cell table:number-columns-repeated="1013"/>
        </table:table-row>
        <table:table-row table:style-name="ro1">
          <table:table-cell office:value-type="string" calcext:value-type="string">
            <text:p>Heaume de l'effroi</text:p>
          </table:table-cell>
          <table:table-cell office:value-type="string" calcext:value-type="string">
            <text:p>13+</text:p>
          </table:table-cell>
          <table:table-cell office:value-type="string" calcext:value-type="string">
            <text:p>Sous ce cabasset fermé, vos yeux ne sont plus que des points ardents qui dégagent une menace palpable.\r\n</text:p>
          </table:table-cell>
          <table:table-cell office:value-type="string" calcext:value-type="string">
            <text:p>Niv. 13 <text:s/>+3 <text:s text:c="8"/>17 000 PO</text:p>
          </table:table-cell>
          <table:table-cell office:value-type="string" calcext:value-type="string">
            <text:p>Tête</text:p>
          </table:table-cell>
          <table:table-cell/>
          <table:table-cell office:value-type="string" calcext:value-type="string">
            <text:p>Vous bénéficiez d'un bonus d'objet de +4 aux tests d'Intimidation et subissez un malus d'objet de -2 aux tests de Diplomatie.\r\n</text:p>
          </table:table-cell>
          <table:table-cell office:value-type="string" calcext:value-type="string">
            <text:p>Quotidien ♦ terreur : action mineure. Effectuez un test d'Intimidation contre la Volonté d'une cible située dans un rayon de 5 cases. Si l'attaque touche, la cible subit un malus de -2 aux jets d'attaque et à toutes les défenses jusqu'à la fin de votre tour de jeu suivan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Heaume de l'inquisiteur</text:p>
          </table:table-cell>
          <table:table-cell office:value-type="string" calcext:value-type="string">
            <text:p>16+</text:p>
          </table:table-cell>
          <table:table-cell office:value-type="string" calcext:value-type="string">
            <text:p>Votre esprit a accès aux secrets d'autrui quand vous portez cette calotte en cuir bouilli.\r\n</text:p>
          </table:table-cell>
          <table:table-cell office:value-type="string" calcext:value-type="string">
            <text:p>Niv. 16 <text:s/>+4 <text:s text:c="8"/>45 000 PO</text:p>
          </table:table-cell>
          <table:table-cell office:value-type="string" calcext:value-type="string">
            <text:p>Tête</text:p>
          </table:table-cell>
          <table:table-cell table:number-columns-repeated="2"/>
          <table:table-cell office:value-type="string" calcext:value-type="string">
            <text:p>Quotidien : action simple. Effectuez une attaque : distance 10 ; Intelligence +4, Sagesse +4 ou Charisme +4 contre Volonté ; en cas de réussite, vous soutirez à l'esprit de la cible la réponse à une question. Si la cible ne connaît pas la réponse à la question, vous n'en obtenez aucune, mais le pouvoir est tout de même dépensé.\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Heaume de polyvalence</text:p>
          </table:table-cell>
          <table:table-cell office:value-type="string" calcext:value-type="string">
            <text:p>14+</text:p>
          </table:table-cell>
          <table:table-cell office:value-type="string" calcext:value-type="string">
            <text:p>Grâce à ce heaume aux motifs sophistiqués, vous bénéficiez d'une maîtrise jusqu'ici impensable dans une compétence.\r\n</text:p>
          </table:table-cell>
          <table:table-cell office:value-type="string" calcext:value-type="string">
            <text:p>Niv. 14 <text:s/>+3 <text:s text:c="8"/>21 000 PO</text:p>
          </table:table-cell>
          <table:table-cell office:value-type="string" calcext:value-type="string">
            <text:p>Tête</text:p>
          </table:table-cell>
          <table:table-cell table:number-columns-repeated="2"/>
          <table:table-cell office:value-type="string" calcext:value-type="string">
            <text:p>Quotidien : action mineure. Vous bénéficiez d'une formation dans une compétence jusqu'à la fin de la rencontre (ou pendant 1 heure si vous n'êtes pas en pleine rencontr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Heaume de prompt châtiment</text:p>
          </table:table-cell>
          <table:table-cell office:value-type="string" calcext:value-type="string">
            <text:p>18+</text:p>
          </table:table-cell>
          <table:table-cell office:value-type="string" calcext:value-type="string">
            <text:p>Vos ennemis ne tardent pas à réaliser leur erreur quand ils ignorent la menace que vous représentez avec ce heaume.\r\n</text:p>
          </table:table-cell>
          <table:table-cell office:value-type="string" calcext:value-type="string">
            <text:p>Niv. 18 <text:s/>+4 <text:s text:c="8"/>85 000 PO</text:p>
          </table:table-cell>
          <table:table-cell office:value-type="string" calcext:value-type="string">
            <text:p>Tête</text:p>
          </table:table-cell>
          <table:table-cell table:number-columns-repeated="2"/>
          <table:table-cell office:value-type="string" calcext:value-type="string">
            <text:p>Quotidien : action libre. Utilisez ce pouvoir lorsque vous effectuez une attaque d'opportunité. Effectuez deux attaques de base de corps à corps au lieu d'un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Heaume de torve</text:p>
          </table:table-cell>
          <table:table-cell office:value-type="string" calcext:value-type="string">
            <text:p>17+</text:p>
          </table:table-cell>
          <table:table-cell office:value-type="string" calcext:value-type="string">
            <text:p>Ce ventail opaque s'abaisse devant vos yeux et pourtant, ce heaume vous permet de distinguer les alentours.\r\n</text:p>
          </table:table-cell>
          <table:table-cell office:value-type="string" calcext:value-type="string">
            <text:p>Niv. 17 <text:s/>+4 <text:s text:c="8"/>65 000 PO</text:p>
          </table:table-cell>
          <table:table-cell office:value-type="string" calcext:value-type="string">
            <text:p>Tête</text:p>
          </table:table-cell>
          <table:table-cell table:number-columns-repeated="2"/>
          <table:table-cell office:value-type="string" calcext:value-type="string">
            <text:p>Quotidien : action mineure. Vous êtes aveuglé et bénéficiez de vision aveugle 5. Vous pouvez dépenser une autre action mineure pour retrouver votre vision normal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Heaume des horreurs enfouies</text:p>
          </table:table-cell>
          <table:table-cell office:value-type="string" calcext:value-type="string">
            <text:p>16+</text:p>
          </table:table-cell>
          <table:table-cell office:value-type="string" calcext:value-type="string">
            <text:p>Ce heaume de cuir est la hantise des maîtres des illusions et des charmes.\r\n</text:p>
          </table:table-cell>
          <table:table-cell office:value-type="string" calcext:value-type="string">
            <text:p>Niv. 16 <text:s/>+4 <text:s text:c="8"/>45 000 PO</text:p>
          </table:table-cell>
          <table:table-cell office:value-type="string" calcext:value-type="string">
            <text:p>Tête</text:p>
          </table:table-cell>
          <table:table-cell/>
          <table:table-cell office:value-type="string" calcext:value-type="string">
            <text:p>Vous bénéficiez d'un bonus de +1 en Volonté.\r\n</text:p>
          </table:table-cell>
          <table:table-cell office:value-type="string" calcext:value-type="string">
            <text:p>Quotidien ♦ psychique : interruption immédiate. Utilisez ce pouvoir lorsque vous êtes touché par une attaque visant la Volonté. L'attaquant subit des dégâts psychiques égaux à votre niveau.\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Heaume des sens souverains</text:p>
          </table:table-cell>
          <table:table-cell office:value-type="string" calcext:value-type="string">
            <text:p>7+</text:p>
          </table:table-cell>
          <table:table-cell office:value-type="string" calcext:value-type="string">
            <text:p>Les gemmes placées au-dessus des oreilles et des yeux de ce casque d'acier rougeoient vivement lorsque intervient un bruit assourdissant ou une lumière aveuglante.\r\n</text:p>
          </table:table-cell>
          <table:table-cell office:value-type="string" calcext:value-type="string">
            <text:p>Niv. <text:s text:c="2"/>7 <text:s/>+2 <text:s text:c="10"/>2 600 PO</text:p>
          </table:table-cell>
          <table:table-cell office:value-type="string" calcext:value-type="string">
            <text:p>Tête</text:p>
          </table:table-cell>
          <table:table-cell table:number-columns-repeated="2"/>
          <table:table-cell office:value-type="string" calcext:value-type="string">
            <text:p>Quotidien : interruption immédiate. Utilisez ce pouvoir lorsqu'une attaque est censée vous aveugler ou vous assourdir. Vous n'êtes en fait pas affecté par l'aveuglement ou l'assourdissement provoqué par l'attaqu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Heaume du cerf</text:p>
          </table:table-cell>
          <table:table-cell office:value-type="string" calcext:value-type="string">
            <text:p>5+</text:p>
          </table:table-cell>
          <table:table-cell office:value-type="string" calcext:value-type="string">
            <text:p>Ce heaume arbore des ramures et vous rend aussi alerte qu'un cerf.\r\n</text:p>
          </table:table-cell>
          <table:table-cell office:value-type="string" calcext:value-type="string">
            <text:p>Niv. <text:s text:c="2"/>5 <text:s/>+1 <text:s text:c="10"/>1 000 PO, Niv. 15 <text:s/>+3 <text:s text:c="8"/>25 000 PO, Niv. 25 <text:s/>+5 <text:s text:c="6"/>625 000 PO</text:p>
          </table:table-cell>
          <table:table-cell office:value-type="string" calcext:value-type="string">
            <text:p>Tête</text:p>
          </table:table-cell>
          <table:table-cell/>
          <table:table-cell office:value-type="string" calcext:value-type="string">
            <text:p>Vous bénéficiez d'un bonus d'objet de +2 aux tests de Perception passifs. Par ailleurs, vous pouvez entreprendre une action mineure lors d'un round durant lequel vous êtes surpris.\r\nNiveau 15 : bonus d'objet de +4, action de mouvement.\r\nNiveau 25 : bonus d'objet de +6, action simple.\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Heaume échaudé</text:p>
          </table:table-cell>
          <table:table-cell office:value-type="string" calcext:value-type="string">
            <text:p>10+</text:p>
          </table:table-cell>
          <table:table-cell office:value-type="string" calcext:value-type="string">
            <text:p>Celui qui porte ce heaume en cuivre légèrement roussi peut asséner de fantastiques coups, même s'il lui en coûte.\r\n</text:p>
          </table:table-cell>
          <table:table-cell office:value-type="string" calcext:value-type="string">
            <text:p>Niv. 10 <text:s/>+2 <text:s text:c="10"/>5 000 PO</text:p>
          </table:table-cell>
          <table:table-cell office:value-type="string" calcext:value-type="string">
            <text:p>Tête</text:p>
          </table:table-cell>
          <table:table-cell table:number-columns-repeated="2"/>
          <table:table-cell office:value-type="string" calcext:value-type="string">
            <text:p>Quotidien : action libre. Utilisez ce pouvoir lorsque vous effectuez une attaque de base de corps à corps ou que vous recourez à un pouvoir d'attaque de corps à corps à volonté. Vous êtes hébété jusqu'à la fin de votre tour de jeu suivant. Si votre attaque touche, le jet de dégâts du pouvoir inflige les dégâts maximums, qui peuvent être de feu si vous le souhaitez.\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Lorgnons de l'incrédule</text:p>
          </table:table-cell>
          <table:table-cell office:value-type="string" calcext:value-type="string">
            <text:p>5+</text:p>
          </table:table-cell>
          <table:table-cell office:value-type="string" calcext:value-type="string">
            <text:p>Grâce à ces lunettes en bronze et en cuir, vous percevez plus facilement à jour les illusions.\r\n</text:p>
          </table:table-cell>
          <table:table-cell office:value-type="string" calcext:value-type="string">
            <text:p>Niv. <text:s text:c="2"/>5 <text:s/>+1 <text:s text:c="10"/>1 000 PO</text:p>
          </table:table-cell>
          <table:table-cell office:value-type="string" calcext:value-type="string">
            <text:p>Tête</text:p>
          </table:table-cell>
          <table:table-cell/>
          <table:table-cell office:value-type="string" calcext:value-type="string">
            <text:p>Vous bénéficiez d'un bonus d'objet de +2 en Volonté contre les attaques d'illusion, mais également aux tests d'Intuition et de Perception visant à détecter les illusions.\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Lorgnons du bestiaire</text:p>
          </table:table-cell>
          <table:table-cell office:value-type="string" calcext:value-type="string">
            <text:p>9+</text:p>
          </table:table-cell>
          <table:table-cell office:value-type="string" calcext:value-type="string">
            <text:p>Les ossements de diverses créatures sont entremêlés dans ces lunettes.\r\n</text:p>
          </table:table-cell>
          <table:table-cell office:value-type="string" calcext:value-type="string">
            <text:p>Niv. <text:s text:c="2"/>9 <text:s/>+2 <text:s text:c="10"/>4 200 PO</text:p>
          </table:table-cell>
          <table:table-cell office:value-type="string" calcext:value-type="string">
            <text:p>Tête</text:p>
          </table:table-cell>
          <table:table-cell/>
          <table:table-cell office:value-type="string" calcext:value-type="string">
            <text:p>Vous bénéficiez d'un bonus d'objet de +3 aux tests de connaissance des monstres.\r\n</text:p>
          </table:table-cell>
          <table:table-cell office:value-type="string" calcext:value-type="string">
            <text:p>Rencontre : action mineure. Vous connaissez l'origine, le type et les mots-clés de toute créature que vous voyez.\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Lunettes de lecture</text:p>
          </table:table-cell>
          <table:table-cell office:value-type="string" calcext:value-type="string">
            <text:p>2+</text:p>
          </table:table-cell>
          <table:table-cell office:value-type="string" calcext:value-type="string">
            <text:p>Vous déchiffrez sans peine les écrits à condition de les examiner à travers ces lunettes en cuivre d'aspect ordinaire.\r\n</text:p>
          </table:table-cell>
          <table:table-cell office:value-type="string" calcext:value-type="string">
            <text:p>Niv. <text:s text:c="2"/>2 <text:s/>+1 <text:s text:c="13"/>520 PO</text:p>
          </table:table-cell>
          <table:table-cell office:value-type="string" calcext:value-type="string">
            <text:p>Tête</text:p>
          </table:table-cell>
          <table:table-cell/>
          <table:table-cell office:value-type="string" calcext:value-type="string">
            <text:p>Vous pouvez lire toutes les langues quand vous portez cet objet.\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Lunettes de vision médicinale</text:p>
          </table:table-cell>
          <table:table-cell office:value-type="string" calcext:value-type="string">
            <text:p>5+</text:p>
          </table:table-cell>
          <table:table-cell office:value-type="string" calcext:value-type="string">
            <text:p>Ces lunettes vous aident à diagnostiquer et soigner.\r\n</text:p>
          </table:table-cell>
          <table:table-cell office:value-type="string" calcext:value-type="string">
            <text:p>Niv. <text:s text:c="2"/>5 <text:s/>+1 <text:s text:c="10"/>1 000 PO</text:p>
          </table:table-cell>
          <table:table-cell office:value-type="string" calcext:value-type="string">
            <text:p>Tête</text:p>
          </table:table-cell>
          <table:table-cell/>
          <table:table-cell office:value-type="string" calcext:value-type="string">
            <text:p>Vous bénéficiez d'un bonus d'objet de +2 aux tests de Soin.\r\n</text:p>
          </table:table-cell>
          <table:table-cell office:value-type="string" calcext:value-type="string">
            <text:p>Rencontre : action mineure. Choisissez une cible située dans un rayon de 10 cases. Vous connaissez le nombre de ses points de vie actuels et maximums, les maladies et les poisons qui l'affectent, et celles et ceux qu'elle peut infliger.\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Lunettes du clair de lune</text:p>
          </table:table-cell>
          <table:table-cell office:value-type="string" calcext:value-type="string">
            <text:p>8+</text:p>
          </table:table-cell>
          <table:table-cell office:value-type="string" calcext:value-type="string">
            <text:p>Ces lunettes en cuir sombre présentent de minuscules clous argentés qui vous permettent de mieux voir dans la pénombre.\r\n</text:p>
          </table:table-cell>
          <table:table-cell office:value-type="string" calcext:value-type="string">
            <text:p>Niv. <text:s text:c="2"/>8 <text:s/>+2 <text:s text:c="10"/>3 400 PO</text:p>
          </table:table-cell>
          <table:table-cell office:value-type="string" calcext:value-type="string">
            <text:p>Tête</text:p>
          </table:table-cell>
          <table:table-cell/>
          <table:table-cell office:value-type="string" calcext:value-type="string">
            <text:p>Vous bénéficiez de la vision nocturne.\r\n</text:p>
          </table:table-cell>
          <table:table-cell table:number-columns-repeated="2"/>
          <table:table-cell office:value-type="string" calcext:value-type="string">
            <text:p>Le Comptoir de l'Aventure 1</text:p>
          </table:table-cell>
          <table:table-cell office:value-type="float" office:value="1" calcext:value-type="float">
            <text:p>1</text:p>
          </table:table-cell>
          <table:table-cell table:number-columns-repeated="1013"/>
        </table:table-row>
        <table:table-row table:style-name="ro1">
          <table:table-cell office:value-type="string" calcext:value-type="string">
            <text:p>Lunettes du faucon</text:p>
          </table:table-cell>
          <table:table-cell office:value-type="string" calcext:value-type="string">
            <text:p>17+</text:p>
          </table:table-cell>
          <table:table-cell office:value-type="string" calcext:value-type="string">
            <text:p>Ces lunettes vous permettent de voir très loin.\r\n</text:p>
          </table:table-cell>
          <table:table-cell office:value-type="string" calcext:value-type="string">
            <text:p>Niv. 17 <text:s/>+4 <text:s text:c="8"/>65 000 PO</text:p>
          </table:table-cell>
          <table:table-cell office:value-type="string" calcext:value-type="string">
            <text:p>Tête</text:p>
          </table:table-cell>
          <table:table-cell/>
          <table:table-cell office:value-type="string" calcext:value-type="string">
            <text:p>Vous pouvez effectuer des tests de Perception pour détecter ou examiner des cibles situés dans votre ligne de mire sans subir de malus liés à la distance.\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Masque de la couleuvre</text:p>
          </table:table-cell>
          <table:table-cell office:value-type="string" calcext:value-type="string">
            <text:p>11+</text:p>
          </table:table-cell>
          <table:table-cell office:value-type="string" calcext:value-type="string">
            <text:p>Ce masque reptilien vous permet de vous soustraire au danger pour que quelqu'un d'autre souffre à votre place.\r\n</text:p>
          </table:table-cell>
          <table:table-cell office:value-type="string" calcext:value-type="string">
            <text:p>Niv. 11 <text:s/>+3 <text:s text:c="10"/>9 000 PO</text:p>
          </table:table-cell>
          <table:table-cell office:value-type="string" calcext:value-type="string">
            <text:p>Tête</text:p>
          </table:table-cell>
          <table:table-cell table:number-columns-repeated="2"/>
          <table:table-cell office:value-type="string" calcext:value-type="string">
            <text:p>Quotidien : interruption immédiate. Utilisez ce pouvoir lorsqu'un ennemi effectue une attaque de corps à corps ou à distance contre vous. Vous bénéficiez d'un bonus de +2 à la CA et en Réflexes. Si l'attaque échoue, l'attaquant refait celle-ci contre une créature de votre choix qui vous est adjacent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Masque de terreur</text:p>
          </table:table-cell>
          <table:table-cell office:value-type="string" calcext:value-type="string">
            <text:p>14+</text:p>
          </table:table-cell>
          <table:table-cell office:value-type="string" calcext:value-type="string">
            <text:p>Cet effroyable masque démoniaque est fait de chair carbonisée assortie de cornes et de crocs.\r\n</text:p>
          </table:table-cell>
          <table:table-cell office:value-type="string" calcext:value-type="string">
            <text:p>Niv. 14 <text:s/>+3 <text:s text:c="8"/>21 000 PO</text:p>
          </table:table-cell>
          <table:table-cell office:value-type="string" calcext:value-type="string">
            <text:p>Tête</text:p>
          </table:table-cell>
          <table:table-cell table:number-columns-repeated="2"/>
          <table:table-cell office:value-type="string" calcext:value-type="string">
            <text:p>Quotidien ♦ terreur : action mineure. Effectuez une attaque : décharge de proximité 5; Intelligence +3, Sagesse +3 ou Charisme +3 contre Volonté ; en cas de réussite, la cible subit une malus de -2 aux jets d'attaque jusqu'à la fin de votre tour de jeu suivan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Masque du filou</text:p>
          </table:table-cell>
          <table:table-cell office:value-type="string" calcext:value-type="string">
            <text:p>20+</text:p>
          </table:table-cell>
          <table:table-cell office:value-type="string" calcext:value-type="string">
            <text:p>Ce loup de velours est très prisé des fidèles d'Avandra les moins probes.\r\n</text:p>
          </table:table-cell>
          <table:table-cell office:value-type="string" calcext:value-type="string">
            <text:p>Niv. 20 <text:s/>+4 <text:s text:c="6"/>125 000 PO</text:p>
          </table:table-cell>
          <table:table-cell office:value-type="string" calcext:value-type="string">
            <text:p>Tête</text:p>
          </table:table-cell>
          <table:table-cell/>
          <table:table-cell office:value-type="string" calcext:value-type="string">
            <text:p>Lorsque vous effectuez un test de Discrétion ou de Larcin, lancez deux fois le dé et gardez le meilleur résultat.\r\n</text:p>
          </table:table-cell>
          <table:table-cell office:value-type="string" calcext:value-type="string">
            <text:p>Quotidien : action libre. Utilisez ce pouvoir avant d'effectuer un test de Discrétion ou de Larcin. On considère que vous obtenez un 20 naturel au test en question.\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Œil de la terre nourricière</text:p>
          </table:table-cell>
          <table:table-cell office:value-type="string" calcext:value-type="string">
            <text:p>19+</text:p>
          </table:table-cell>
          <table:table-cell office:value-type="string" calcext:value-type="string">
            <text:p>Un nœud boisé à l'aspect d'œil guette depuis cet enchevêtrement de racines de la taille du poing qui flotte autour de votre tête.\r\n</text:p>
          </table:table-cell>
          <table:table-cell office:value-type="string" calcext:value-type="string">
            <text:p>Niv. 19 <text:s/>+4 <text:s text:c="6"/>105 000 PO</text:p>
          </table:table-cell>
          <table:table-cell office:value-type="string" calcext:value-type="string">
            <text:p>Tête</text:p>
          </table:table-cell>
          <table:table-cell/>
          <table:table-cell office:value-type="string" calcext:value-type="string">
            <text:p>Vous connaissez l'origine, le type et les mots-clés de toute créature que vous voyez.\r\n</text:p>
          </table:table-cell>
          <table:table-cell office:value-type="string" calcext:value-type="string">
            <text:p>Quotidien ♦ charme : action simple. Effectuez une attaque à distance : distance mire ; affecte les bêtes uniquement; Intelligence +4, Sagesse +4 ou Charisme +4 contre Volonté ; en cas de réussite, la bête visée est dominée jusqu'à la fin de votre tour de jeu suivant.\r\nMaintien (mineure ; répétez le jet d'attaque et continuez à dominez la cible en cas de réussit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Œil du basilic</text:p>
          </table:table-cell>
          <table:table-cell office:value-type="string" calcext:value-type="string">
            <text:p>27+</text:p>
          </table:table-cell>
          <table:table-cell office:value-type="string" calcext:value-type="string">
            <text:p>Ce bandeau en argent poli qui vous couvre l'œil détourne les attaques de regard.\r\n</text:p>
          </table:table-cell>
          <table:table-cell office:value-type="string" calcext:value-type="string">
            <text:p>Niv. 27 <text:s/>+6 <text:s text:c="3"/>1 625 000 PO</text:p>
          </table:table-cell>
          <table:table-cell office:value-type="string" calcext:value-type="string">
            <text:p>Tête</text:p>
          </table:table-cell>
          <table:table-cell/>
          <table:table-cell office:value-type="string" calcext:value-type="string">
            <text:p>Vous êtes immunisé contre l'état préjudiciable pétrifié.\r\n</text:p>
          </table:table-cell>
          <table:table-cell office:value-type="string" calcext:value-type="string">
            <text:p>Quotidien : réaction immédiate. Utilisez ce pouvoir lorsqu'une attaque accompagnée du mot-clé regard vous rate. L'attaquant refait l'attaque contre une cible de votre choix située dans un rayon de 5 cases de vou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Phylactère de divinité</text:p>
          </table:table-cell>
          <table:table-cell office:value-type="string" calcext:value-type="string">
            <text:p>6+</text:p>
          </table:table-cell>
          <table:table-cell office:value-type="string" calcext:value-type="string">
            <text:p>Ce tube en cuir fixé à la tête canalise votre foi et vos pouvoirs curatifs.\r\n</text:p>
          </table:table-cell>
          <table:table-cell office:value-type="string" calcext:value-type="string">
            <text:p>Niv. <text:s text:c="2"/>6 <text:s/>+2 <text:s text:c="10"/>1 800 PO</text:p>
          </table:table-cell>
          <table:table-cell office:value-type="string" calcext:value-type="string">
            <text:p>Tête</text:p>
          </table:table-cell>
          <table:table-cell/>
          <table:table-cell office:value-type="string" calcext:value-type="string">
            <text:p>Vous bénéficiez d'un bonus d'objet de +2 aux tests de Religion et de Soins.\r\n</text:p>
          </table:table-cell>
          <table:table-cell table:number-columns-repeated="2"/>
          <table:table-cell office:value-type="string" calcext:value-type="string">
            <text:p>Le Comptoir de l'Aventure 1</text:p>
          </table:table-cell>
          <table:table-cell office:value-type="float" office:value="1" calcext:value-type="float">
            <text:p>1</text:p>
          </table:table-cell>
          <table:table-cell table:number-columns-repeated="1013"/>
        </table:table-row>
        <table:table-row table:style-name="ro1">
          <table:table-cell office:value-type="string" calcext:value-type="string">
            <text:p>Pierre ioun d'éloquence</text:p>
          </table:table-cell>
          <table:table-cell office:value-type="string" calcext:value-type="string">
            <text:p>22+</text:p>
          </table:table-cell>
          <table:table-cell office:value-type="string" calcext:value-type="string">
            <text:p>Ce prisme rhombique blanc et rose flotte autour de votre tête et fait de vous un fin négociateur.\r\n</text:p>
          </table:table-cell>
          <table:table-cell office:value-type="string" calcext:value-type="string">
            <text:p>Niv. 22 <text:s/>+5 <text:s text:c="6"/>325 000 PO</text:p>
          </table:table-cell>
          <table:table-cell office:value-type="string" calcext:value-type="string">
            <text:p>Tête</text:p>
          </table:table-cell>
          <table:table-cell/>
          <table:table-cell office:value-type="string" calcext:value-type="string">
            <text:p>Vous bénéficiez d'un bonus d'objet de +5 aux tests de Bluff, Connaissance de la rue, Diplomatie et Intimidation. Par ailleurs, vous comprenez toutes les langues parlées et lorsque vous prenez la parole, toutes les créatures vous entendent dans leur langue maternelle.\r\n</text:p>
          </table:table-cell>
          <table:table-cell office:value-type="string" calcext:value-type="string">
            <text:p>Quotidien : action libre. Utilisez ce pouvoir durant un défi de compétences. On considère que vous obtenez un 20 naturel au prochain test d'Intuition.\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Pierre ioun de régénération</text:p>
          </table:table-cell>
          <table:table-cell office:value-type="string" calcext:value-type="string">
            <text:p>25+</text:p>
          </table:table-cell>
          <table:table-cell office:value-type="string" calcext:value-type="string">
            <text:p>Ce minuscule œuf rouge tourne autour de votre tête.\r\n</text:p>
          </table:table-cell>
          <table:table-cell office:value-type="string" calcext:value-type="string">
            <text:p>Niv. 25 <text:s/>+5 <text:s text:c="6"/>625 000 PO</text:p>
          </table:table-cell>
          <table:table-cell office:value-type="string" calcext:value-type="string">
            <text:p>Tête</text:p>
          </table:table-cell>
          <table:table-cell table:number-columns-repeated="2"/>
          <table:table-cell office:value-type="string" calcext:value-type="string">
            <text:p>Quotidien ♦ guérison : action mineure. Jusqu'à la fin de la rencontre, vous bénéficiez de régénération 10 quand vous êtes en péril.\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Pierre ioun de solidarité</text:p>
          </table:table-cell>
          <table:table-cell office:value-type="string" calcext:value-type="string">
            <text:p>23+</text:p>
          </table:table-cell>
          <table:table-cell office:value-type="string" calcext:value-type="string">
            <text:p>Cette aigue-marine très claire vous rappelle à chaque instant le soutien et la loyauté de vos alliés.\r\n</text:p>
          </table:table-cell>
          <table:table-cell office:value-type="string" calcext:value-type="string">
            <text:p>Niv. 23 <text:s/>+5 <text:s text:c="6"/>425 000 PO</text:p>
          </table:table-cell>
          <table:table-cell office:value-type="string" calcext:value-type="string">
            <text:p>Tête</text:p>
          </table:table-cell>
          <table:table-cell/>
          <table:table-cell office:value-type="string" calcext:value-type="string">
            <text:p>Tant que vous êtes adjacent à un allié, vous êtes immunisé contre les effets de terreur et aucun effet ne peut vous forcer à attaquer vos alliés.\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Pierre ioun de subsistance</text:p>
          </table:table-cell>
          <table:table-cell office:value-type="string" calcext:value-type="string">
            <text:p>21+</text:p>
          </table:table-cell>
          <table:table-cell office:value-type="string" calcext:value-type="string">
            <text:p>Tant que cette pierre rhombique vous tourne autour de la tête, vous pouvez vous passer de boire et de manger, et ne vous reposez que rarement.\r\n</text:p>
          </table:table-cell>
          <table:table-cell office:value-type="string" calcext:value-type="string">
            <text:p>Niv. 21 <text:s/>+5 <text:s text:c="6"/>225 000 PO</text:p>
          </table:table-cell>
          <table:table-cell office:value-type="string" calcext:value-type="string">
            <text:p>Tête</text:p>
          </table:table-cell>
          <table:table-cell/>
          <table:table-cell office:value-type="string" calcext:value-type="string">
            <text:p>Vous n'avez pas besoin de manger, boire ou respirer. Vous n'avez par ailleurs besoin que de la moitié du repos normalement nécessaire.\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Serpent de bronze</text:p>
          </table:table-cell>
          <table:table-cell office:value-type="string" calcext:value-type="string">
            <text:p>30+</text:p>
          </table:table-cell>
          <table:table-cell office:value-type="string" calcext:value-type="string">
            <text:p>Ce petit serpent de bronze gravite lentement autour de votre tête et vous rend plus résistant.\r\n</text:p>
          </table:table-cell>
          <table:table-cell office:value-type="string" calcext:value-type="string">
            <text:p>Niv. 30 <text:s/>+6 <text:s text:c="3"/>3 125 000 PO</text:p>
          </table:table-cell>
          <table:table-cell office:value-type="string" calcext:value-type="string">
            <text:p>Tête</text:p>
          </table:table-cell>
          <table:table-cell/>
          <table:table-cell office:value-type="string" calcext:value-type="string">
            <text:p>Vous bénéficiez d'une résistance au poison 15 et d'un bonus d'objet de +6 aux tests d'Endurance et de Soins.\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Serre-tête d'insoumission</text:p>
          </table:table-cell>
          <table:table-cell office:value-type="string" calcext:value-type="string">
            <text:p>8+</text:p>
          </table:table-cell>
          <table:table-cell office:value-type="string" calcext:value-type="string">
            <text:p>Ce simple bandeau doré vous renforce l'esprit.\r\n</text:p>
          </table:table-cell>
          <table:table-cell office:value-type="string" calcext:value-type="string">
            <text:p>Niv. <text:s text:c="2"/>8 <text:s/>+2 <text:s text:c="10"/>3 400 PO, Niv. 18 <text:s/>+4 <text:s text:c="8"/>85 000 PO, Niv. 28 <text:s/>+6 <text:s text:c="3"/>2 125 000 PO</text:p>
          </table:table-cell>
          <table:table-cell office:value-type="string" calcext:value-type="string">
            <text:p>Tête</text:p>
          </table:table-cell>
          <table:table-cell/>
          <table:table-cell office:value-type="string" calcext:value-type="string">
            <text:p>Vous bénéficiez d'un bonus de +1 en Volonté.\r\nNiveau 18 : bonus de +2 en Volonté.\r\nNiveau 28 : bonus de +3 en Volonté.\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Trompe-l'œil</text:p>
          </table:table-cell>
          <table:table-cell office:value-type="string" calcext:value-type="string">
            <text:p>8+</text:p>
          </table:table-cell>
          <table:table-cell office:value-type="string" calcext:value-type="string">
            <text:p>Ce bandeau de cuivre est serti d'un œil momifié qui fait de vous un maître fraudeur.\r\n</text:p>
          </table:table-cell>
          <table:table-cell office:value-type="string" calcext:value-type="string">
            <text:p>Niv. <text:s text:c="2"/>8 <text:s/>+2 <text:s text:c="10"/>3 400 PO</text:p>
          </table:table-cell>
          <table:table-cell office:value-type="string" calcext:value-type="string">
            <text:p>Tête</text:p>
          </table:table-cell>
          <table:table-cell/>
          <table:table-cell office:value-type="string" calcext:value-type="string">
            <text:p>Vous bénéficiez d'un bonus d'objet de +2 aux tests de Bluff et de Discrétion, mais également aux jets de sauvegarde contre les effets accompagnés des mots-clés illusion ou charme.\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Ventail funèbre</text:p>
          </table:table-cell>
          <table:table-cell office:value-type="string" calcext:value-type="string">
            <text:p>5+</text:p>
          </table:table-cell>
          <table:table-cell office:value-type="string" calcext:value-type="string">
            <text:p>Ce ventail métallique est façonné comme un crâne dont la mine sinistre sape le courage de vos ennemis.\r\n</text:p>
          </table:table-cell>
          <table:table-cell office:value-type="string" calcext:value-type="string">
            <text:p>Niv. <text:s text:c="2"/>5 <text:s/>+1 <text:s text:c="10"/>1 000 PO, Niv. 15 <text:s/>+3 <text:s text:c="8"/>25 000 PO, Niv. 25 <text:s/>+5 <text:s text:c="6"/>625 000 PO</text:p>
          </table:table-cell>
          <table:table-cell office:value-type="string" calcext:value-type="string">
            <text:p>Tête</text:p>
          </table:table-cell>
          <table:table-cell/>
          <table:table-cell office:value-type="string" calcext:value-type="string">
            <text:p>Les ennemis qui vous voient subissent un malus de -2 aux jets de sauvegarde contre les effets de terreur.\r\nVous bénéficiez d'une résistance nécrotique 5 et d'un bonus d'objet de +1 aux tests d'Intimidation.\r\nNiveau 15 : résistance nécrotique 10, bonus d'objet de +2.\r\nNiveau 25 : résistance nécrotique 15, bonus d'objet de +3.\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bondissantes</text:p>
          </table:table-cell>
          <table:table-cell office:value-type="string" calcext:value-type="string">
            <text:p>6+</text:p>
          </table:table-cell>
          <table:table-cell office:value-type="string" calcext:value-type="string">
            <text:p>Ces bottes de toile légères sont parfaites pour les athlètes, décuplant la distance de leurs sauts.\r\n</text:p>
          </table:table-cell>
          <table:table-cell office:value-type="string" calcext:value-type="string">
            <text:p>Niv. <text:s text:c="2"/>6 <text:s/>+2 <text:s text:c="10"/>1 800 PO</text:p>
          </table:table-cell>
          <table:table-cell office:value-type="string" calcext:value-type="string">
            <text:p>Pieds</text:p>
          </table:table-cell>
          <table:table-cell/>
          <table:table-cell office:value-type="string" calcext:value-type="string">
            <text:p>Vous bénéficiez d'un bonus d'objet de +2 aux tests d'Athlétisme pour sauter.\r\n</text:p>
          </table:table-cell>
          <table:table-cell office:value-type="string" calcext:value-type="string">
            <text:p>Rencontre : action de mouvement. Vous effectuez un test d'Athlétisme pour sauter comme si bénéficiez d'une course d'élan. Vous ajoutez 3 à la distance parcourue pour un saut en longueur, ou 2 cases pour un saut en hauteur.\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d'équitation</text:p>
          </table:table-cell>
          <table:table-cell office:value-type="string" calcext:value-type="string">
            <text:p>4+</text:p>
          </table:table-cell>
          <table:table-cell office:value-type="string" calcext:value-type="string">
            <text:p>Ces élégantes bottes montantes vous donnent fière allure lorsque vous chevauchez.\r\n</text:p>
          </table:table-cell>
          <table:table-cell office:value-type="string" calcext:value-type="string">
            <text:p>Niv. <text:s text:c="2"/>4 <text:s/>+1 <text:s text:c="13"/>840 PO</text:p>
          </table:table-cell>
          <table:table-cell office:value-type="string" calcext:value-type="string">
            <text:p>Pieds</text:p>
          </table:table-cell>
          <table:table-cell/>
          <table:table-cell office:value-type="string" calcext:value-type="string">
            <text:p>Quand vous chevauchez une monture, cette dernière bénéficiez d'un bonus d'objet de +1 à la VD.\r\n</text:p>
          </table:table-cell>
          <table:table-cell table:number-columns-repeated="2"/>
          <table:table-cell office:value-type="string" calcext:value-type="string">
            <text:p>Le Comptoir de l'Aventure 2</text:p>
          </table:table-cell>
          <table:table-cell office:value-type="float" office:value="1" calcext:value-type="float">
            <text:p>1</text:p>
          </table:table-cell>
          <table:table-cell table:number-columns-repeated="1013"/>
        </table:table-row>
        <table:table-row table:style-name="ro1">
          <table:table-cell office:value-type="string" calcext:value-type="string">
            <text:p>Bottes de déplacement rapide</text:p>
          </table:table-cell>
          <table:table-cell office:value-type="string" calcext:value-type="string">
            <text:p>5+</text:p>
          </table:table-cell>
          <table:table-cell office:value-type="string" calcext:value-type="string">
            <text:p>Grâce à ces bottes de cuir lustré, il est difficile de vous ralentir.\r\n</text:p>
          </table:table-cell>
          <table:table-cell office:value-type="string" calcext:value-type="string">
            <text:p>Niv. <text:s text:c="2"/>5 <text:s/>+1 <text:s text:c="10"/>1 000 PO</text:p>
          </table:table-cell>
          <table:table-cell office:value-type="string" calcext:value-type="string">
            <text:p>Pieds</text:p>
          </table:table-cell>
          <table:table-cell table:number-columns-repeated="2"/>
          <table:table-cell office:value-type="string" calcext:value-type="string">
            <text:p>Rencontre : réaction immédiate. Déclencheur : un effet vous ralentit. Effet : vous effectuez un jet de sauvegarde contre l'effet en question. En cas de réussite, l'effet prend fin.\r\nQuotidien : action mineure. Vous bénéficiez d'un bonus de pouvoir de +1 à la VD jusqu'à la fin de la rencontr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de l'arpenteur des sables</text:p>
          </table:table-cell>
          <table:table-cell office:value-type="string" calcext:value-type="string">
            <text:p>14+</text:p>
          </table:table-cell>
          <table:table-cell office:value-type="string" calcext:value-type="string">
            <text:p>Ces bottes souples en peau de daim vous permettent de vous mouvoir dans le sable du désert avec autant d'aisance qu'un poisson dans l'eau.\r\n</text:p>
          </table:table-cell>
          <table:table-cell office:value-type="string" calcext:value-type="string">
            <text:p>Niv. 14 <text:s/>+3 <text:s text:c="8"/>21 000 PO</text:p>
          </table:table-cell>
          <table:table-cell office:value-type="string" calcext:value-type="string">
            <text:p>Pieds</text:p>
          </table:table-cell>
          <table:table-cell/>
          <table:table-cell office:value-type="string" calcext:value-type="string">
            <text:p>Vous bénéficiez d'une VD de fouissage 6 dans le sable. Vous respirez dans le sable comme s'il s'agissait d'air.\r\n</text:p>
          </table:table-cell>
          <table:table-cell table:number-columns-repeated="2"/>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de passage indétectable</text:p>
          </table:table-cell>
          <table:table-cell office:value-type="string" calcext:value-type="string">
            <text:p>12+</text:p>
          </table:table-cell>
          <table:table-cell office:value-type="string" calcext:value-type="string">
            <text:p>Vos ennemis auront bien du mal à vous arrêter tant que vous porterez ces bottes.\r\n</text:p>
          </table:table-cell>
          <table:table-cell office:value-type="string" calcext:value-type="string">
            <text:p>Niv. 12 <text:s/>+3 <text:s text:c="8"/>13 000 PO</text:p>
          </table:table-cell>
          <table:table-cell office:value-type="string" calcext:value-type="string">
            <text:p>Pieds</text:p>
          </table:table-cell>
          <table:table-cell table:number-columns-repeated="2"/>
          <table:table-cell office:value-type="string" calcext:value-type="string">
            <text:p>Quotidien : action mineure. Jusqu'à la fin de votre tour de jeu suivant, vous pouvez vous déplacer au travers d'espaces ennemis, et vous ne provoquez pas d'attaques d'opportunités en vous déplaçant.\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de sang</text:p>
          </table:table-cell>
          <table:table-cell office:value-type="string" calcext:value-type="string">
            <text:p>16+</text:p>
          </table:table-cell>
          <table:table-cell office:value-type="string" calcext:value-type="string">
            <text:p>Ces bottes de cuir rouge prennent vie quand votre sang est versé.\r\n</text:p>
          </table:table-cell>
          <table:table-cell office:value-type="string" calcext:value-type="string">
            <text:p>Niv. 16 <text:s/>+4 <text:s text:c="8"/>45 000 PO</text:p>
          </table:table-cell>
          <table:table-cell office:value-type="string" calcext:value-type="string">
            <text:p>Pieds</text:p>
          </table:table-cell>
          <table:table-cell/>
          <table:table-cell office:value-type="string" calcext:value-type="string">
            <text:p>Vous bénéficiez d'un bonus d'objet de +1 en Réflexes.\r\n</text:p>
          </table:table-cell>
          <table:table-cell office:value-type="string" calcext:value-type="string">
            <text:p>Quotidien : réaction immédiate. Déclencheur : un ennemi vous met en péril. Effet : vous vous décalez de votre VD.\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de sursaut de vitalité</text:p>
          </table:table-cell>
          <table:table-cell office:value-type="string" calcext:value-type="string">
            <text:p>7+</text:p>
          </table:table-cell>
          <table:table-cell office:value-type="string" calcext:value-type="string">
            <text:p>Ces bottes souples vous permettent de vous mettre à l'abri lorsque vous avez besoin de reprendre votre souffle.\r\n</text:p>
          </table:table-cell>
          <table:table-cell office:value-type="string" calcext:value-type="string">
            <text:p>Niv. <text:s text:c="2"/>7 <text:s/>+2 <text:s text:c="10"/>2 600 PO</text:p>
          </table:table-cell>
          <table:table-cell office:value-type="string" calcext:value-type="string">
            <text:p>Pieds</text:p>
          </table:table-cell>
          <table:table-cell/>
          <table:table-cell office:value-type="string" calcext:value-type="string">
            <text:p>Lorsque vous utilisez votre second souffle, vous pouvez vous décaler de 2 cases.\r\n</text:p>
          </table:table-cell>
          <table:table-cell table:number-columns-repeated="2"/>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du guerrier féerique</text:p>
          </table:table-cell>
          <table:table-cell office:value-type="string" calcext:value-type="string">
            <text:p>24+</text:p>
          </table:table-cell>
          <table:table-cell office:value-type="string" calcext:value-type="string">
            <text:p>Mettez un pied en Féerie avec ces chausses légères comme des plumes.\r\n</text:p>
          </table:table-cell>
          <table:table-cell office:value-type="string" calcext:value-type="string">
            <text:p>Niv. 24 <text:s/>+5 <text:s text:c="6"/>525 000 PO</text:p>
          </table:table-cell>
          <table:table-cell office:value-type="string" calcext:value-type="string">
            <text:p>Pieds</text:p>
          </table:table-cell>
          <table:table-cell/>
          <table:table-cell office:value-type="string" calcext:value-type="string">
            <text:p>Vous bénéficiez d'un bonus d'objet de +2 en Réflexes.\r\n</text:p>
          </table:table-cell>
          <table:table-cell office:value-type="string" calcext:value-type="string">
            <text:p>À volonté ♦ téléportation : réaction immédiate. Déclencheur : une attaque vous rate. Effet : vous vous téléportez de 3 cases.\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ottes du survivant</text:p>
          </table:table-cell>
          <table:table-cell office:value-type="string" calcext:value-type="string">
            <text:p>16+</text:p>
          </table:table-cell>
          <table:table-cell office:value-type="string" calcext:value-type="string">
            <text:p>Ces rudes bottes de cuir sont de toute évidence usées jusqu'à la corde, mais elles ne se percent jamais.\r\n</text:p>
          </table:table-cell>
          <table:table-cell office:value-type="string" calcext:value-type="string">
            <text:p>Niv. 16 <text:s/>+4 <text:s text:c="8"/>45 000 PO</text:p>
          </table:table-cell>
          <table:table-cell office:value-type="string" calcext:value-type="string">
            <text:p>Pieds</text:p>
          </table:table-cell>
          <table:table-cell/>
          <table:table-cell office:value-type="string" calcext:value-type="string">
            <text:p>Tant que vous êtes en péril, vous ne provoquez pas d'attaques d'opportunité en vous déplaçant et en utilisant des pouvoirs à distance ou de zone.\r\n</text:p>
          </table:table-cell>
          <table:table-cell table:number-columns-repeated="2"/>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Crampons débroussaillants</text:p>
          </table:table-cell>
          <table:table-cell office:value-type="string" calcext:value-type="string">
            <text:p>26+</text:p>
          </table:table-cell>
          <table:table-cell office:value-type="string" calcext:value-type="string">
            <text:p>Ces chausses aux semelles crantées déforment brièvement le terrain autour de vous, dégageant ainsi un passage facile à emprunter.\r\n</text:p>
          </table:table-cell>
          <table:table-cell office:value-type="string" calcext:value-type="string">
            <text:p>Niv. 26 <text:s/>+6 <text:s text:c="3"/>1 125 000 PO</text:p>
          </table:table-cell>
          <table:table-cell office:value-type="string" calcext:value-type="string">
            <text:p>Pieds</text:p>
          </table:table-cell>
          <table:table-cell/>
          <table:table-cell office:value-type="string" calcext:value-type="string">
            <text:p>Vous ignorez le terrain difficile.\r\n</text:p>
          </table:table-cell>
          <table:table-cell office:value-type="string" calcext:value-type="string">
            <text:p>Quotidien : action mineure. Chaque allié situé dans un rayon de 5 cases ignore le terrain difficile jusqu'à la fin de la rencontre, même si cet allié se déplace à plus de 5 cases de vous.\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Jambières de la chute heureuse</text:p>
          </table:table-cell>
          <table:table-cell office:value-type="string" calcext:value-type="string">
            <text:p>8+</text:p>
          </table:table-cell>
          <table:table-cell office:value-type="string" calcext:value-type="string">
            <text:p>Ces larges bandelettes grisent vous aident à choisir l'endroit de votre chute.\r\n</text:p>
          </table:table-cell>
          <table:table-cell office:value-type="string" calcext:value-type="string">
            <text:p>Niv. <text:s text:c="2"/>8 <text:s/>+2 <text:s text:c="10"/>3 400 PO</text:p>
          </table:table-cell>
          <table:table-cell office:value-type="string" calcext:value-type="string">
            <text:p>Pieds</text:p>
          </table:table-cell>
          <table:table-cell/>
          <table:table-cell office:value-type="string" calcext:value-type="string">
            <text:p>Quand vous vous retrouvez à terre (y compris quand vous tombez inconscient), vous pouvez tomber dans n'importe quel espace adjacent inoccupé au lieu de tomber dans votre propre espace. Le fait d'être à terre ne confère pas d'avantage de combat aux ennemis.\r\n</text:p>
          </table:table-cell>
          <table:table-cell table:number-columns-repeated="2"/>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d'absorption</text:p>
          </table:table-cell>
          <table:table-cell office:value-type="string" calcext:value-type="string">
            <text:p>17+</text:p>
          </table:table-cell>
          <table:table-cell office:value-type="string" calcext:value-type="string">
            <text:p>Ce bouclier d'acier absorbe la puissance des attaques, vous protégeant, vous et vos alliés.\r\n</text:p>
          </table:table-cell>
          <table:table-cell office:value-type="string" calcext:value-type="string">
            <text:p>Niv. 17 <text:s/>+4 <text:s text:c="8"/>65 000 PO</text:p>
          </table:table-cell>
          <table:table-cell office:value-type="string" calcext:value-type="string">
            <text:p>Bras</text:p>
          </table:table-cell>
          <table:table-cell table:number-columns-repeated="2"/>
          <table:table-cell office:value-type="string" calcext:value-type="string">
            <text:p>À volonté : interruption immédiate. Déclencheur : une attaque de zone vous rate et touche un allié. Effet : au lieu de toucher, l'attaque en question rate l'allié.\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de force</text:p>
          </table:table-cell>
          <table:table-cell office:value-type="string" calcext:value-type="string">
            <text:p>11+</text:p>
          </table:table-cell>
          <table:table-cell office:value-type="string" calcext:value-type="string">
            <text:p>Ce grand bouclier semble être entièrement constitué d'un champ de force. Il vous protège jusqu'à ce que vous soyez touché par une attaque.\r\n</text:p>
          </table:table-cell>
          <table:table-cell office:value-type="string" calcext:value-type="string">
            <text:p>Niv. 11 <text:s/>+3 <text:s text:c="10"/>9 000 PO</text:p>
          </table:table-cell>
          <table:table-cell office:value-type="string" calcext:value-type="string">
            <text:p>Bras</text:p>
          </table:table-cell>
          <table:table-cell/>
          <table:table-cell office:value-type="string" calcext:value-type="string">
            <text:p>Au début de chaque rencontre, vous bénéficiez d'un bonus de +1 à la CA et en Réflexes jusqu'à ce que vous soyez touché par une attaque.\r\n</text:p>
          </table:table-cell>
          <table:table-cell table:number-columns-repeated="2"/>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de l'ultime protection</text:p>
          </table:table-cell>
          <table:table-cell office:value-type="string" calcext:value-type="string">
            <text:p>30+</text:p>
          </table:table-cell>
          <table:table-cell office:value-type="string" calcext:value-type="string">
            <text:p>Ce bouclier d'or et d'argent protège contre tous les types d'attaques imaginables.\r\n</text:p>
          </table:table-cell>
          <table:table-cell office:value-type="string" calcext:value-type="string">
            <text:p>Niv. 30 <text:s/>+6 <text:s text:c="3"/>3 125 000 PO</text:p>
          </table:table-cell>
          <table:table-cell office:value-type="string" calcext:value-type="string">
            <text:p>Bras</text:p>
          </table:table-cell>
          <table:table-cell/>
          <table:table-cell office:value-type="string" calcext:value-type="string">
            <text:p>Vous bénéficiez d'un bonus de bouclier de +1 en Vigueur et en Volonté. Si cet objet est un bouclier lourd, le bonus de bouclier passe à +2.\r\n</text:p>
          </table:table-cell>
          <table:table-cell office:value-type="string" calcext:value-type="string">
            <text:p>Quotidien : action mineure. Vous bénéficiez d'un bonus de +5 à toutes les défenses jusqu'à la fin de la rencontr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de la lumière d'argent</text:p>
          </table:table-cell>
          <table:table-cell office:value-type="string" calcext:value-type="string">
            <text:p>4+</text:p>
          </table:table-cell>
          <table:table-cell office:value-type="string" calcext:value-type="string">
            <text:p>Ce bouclier poli scintille à la lueur de la lune, même en plein jour.\r\n</text:p>
          </table:table-cell>
          <table:table-cell office:value-type="string" calcext:value-type="string">
            <text:p>Niv. <text:s text:c="2"/>4 <text:s/>+1 <text:s text:c="13"/>840 PO</text:p>
          </table:table-cell>
          <table:table-cell office:value-type="string" calcext:value-type="string">
            <text:p>Bras</text:p>
          </table:table-cell>
          <table:table-cell table:number-columns-repeated="2"/>
          <table:table-cell office:value-type="string" calcext:value-type="string">
            <text:p>À volonté : action mineure. Le bouclier émet une lumière vivre dans un rayon de 5 cases. Vous pouvez annuler cet effet au prix d'une action mineure. Vous et vos alliés situés dans la lumières considérez vos armes (y compris les munitions, les armes de jet, etc.) comme des armes en argent (cf. MdJ 217).\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de préservation</text:p>
          </table:table-cell>
          <table:table-cell office:value-type="string" calcext:value-type="string">
            <text:p>2+</text:p>
          </table:table-cell>
          <table:table-cell office:value-type="string" calcext:value-type="string">
            <text:p>Ce bouclier léger en bois arbore un blason représentant deux flèches croisées, l'une empennée de vert, l'autre de rouge.\r\n</text:p>
          </table:table-cell>
          <table:table-cell office:value-type="string" calcext:value-type="string">
            <text:p>Niv. <text:s text:c="2"/>2 <text:s/>+1 <text:s text:c="13"/>520 PO</text:p>
          </table:table-cell>
          <table:table-cell office:value-type="string" calcext:value-type="string">
            <text:p>Bras</text:p>
          </table:table-cell>
          <table:table-cell table:number-columns-repeated="2"/>
          <table:table-cell office:value-type="string" calcext:value-type="string">
            <text:p>Quotidien : action mineure. Vous et chaque allié situé dans un rayon de 5 cases gagnez des points de vie temporaires égaux au nombre de récupération qu'il vous rest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de protection contre l'hiver</text:p>
          </table:table-cell>
          <table:table-cell office:value-type="string" calcext:value-type="string">
            <text:p>16+</text:p>
          </table:table-cell>
          <table:table-cell office:value-type="string" calcext:value-type="string">
            <text:p>Ce bouclier de givre blanc cerclé d'argent est glacial au toucher lorsqu'il absorbe le froid.\r\n</text:p>
          </table:table-cell>
          <table:table-cell office:value-type="string" calcext:value-type="string">
            <text:p>Niv. 16 <text:s/>+4 <text:s text:c="8"/>45 000 PO, Niv. 26 <text:s/>+6 <text:s text:c="3"/>1 125 000 PO</text:p>
          </table:table-cell>
          <table:table-cell office:value-type="string" calcext:value-type="string">
            <text:p>Bras</text:p>
          </table:table-cell>
          <table:table-cell/>
          <table:table-cell office:value-type="string" calcext:value-type="string">
            <text:p>Vous bénéficiez d'une résistance au froid 10.\r\nNiveau 26 : résistance au froid 15.\r\n</text:p>
          </table:table-cell>
          <table:table-cell office:value-type="string" calcext:value-type="string">
            <text:p>À volonté : interruption immédiate. Déclencheur : vous êtes visé par une attaque de froid. Effet : toutes les autres cibles de l'attaque de froid. Effet : toutes les autres cibles de l'attaque bénéficient d'une résistance au froid 10 contre cette attaque, et vous perdez votre résistance au froid pour l'attaque.\r\nNiveau 26 : résistance au froid 15.\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de protection contre la mort</text:p>
          </table:table-cell>
          <table:table-cell office:value-type="string" calcext:value-type="string">
            <text:p>15+</text:p>
          </table:table-cell>
          <table:table-cell office:value-type="string" calcext:value-type="string">
            <text:p>Ce bouclier d'ébène renforcé de clous d'adamantium vous protège contre les énergies les plus sombres.\r\n</text:p>
          </table:table-cell>
          <table:table-cell office:value-type="string" calcext:value-type="string">
            <text:p>Niv. 15 <text:s/>+3 <text:s text:c="8"/>25 000 PO, Niv. 25 <text:s/>+5 <text:s text:c="6"/>625 000 PO</text:p>
          </table:table-cell>
          <table:table-cell office:value-type="string" calcext:value-type="string">
            <text:p>Bras</text:p>
          </table:table-cell>
          <table:table-cell/>
          <table:table-cell office:value-type="string" calcext:value-type="string">
            <text:p>Vous bénéficiez d'une résistance nécrotique 10.\r\nNiveau 25 : résistance nécrotique 15.\r\n</text:p>
          </table:table-cell>
          <table:table-cell office:value-type="string" calcext:value-type="string">
            <text:p>À volonté : interruption immédiate. Déclencheur : vous êtes visé par une attaque nécrotique. Effet : touts les autres cibles de cette attaque bénéficient d'une résistance nécrotique 10 conte l'attaque, et vous perdez votre résistance nécrotique pour l'attaque.\r\nNiveau 25 : résistance nécrotique 15.\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de protection contre la tempête</text:p>
          </table:table-cell>
          <table:table-cell office:value-type="string" calcext:value-type="string">
            <text:p>16+</text:p>
          </table:table-cell>
          <table:table-cell office:value-type="string" calcext:value-type="string">
            <text:p>Entrelacé de cuivre, ce bouclier bleu azur est prolongé d'une pointe acérée.\r\n</text:p>
          </table:table-cell>
          <table:table-cell office:value-type="string" calcext:value-type="string">
            <text:p>Niv. 16 <text:s/>+4 <text:s text:c="8"/>45 000 PO, Niv. 26 <text:s/>+6 <text:s text:c="3"/>1 125 000 PO</text:p>
          </table:table-cell>
          <table:table-cell office:value-type="string" calcext:value-type="string">
            <text:p>Bras</text:p>
          </table:table-cell>
          <table:table-cell/>
          <table:table-cell office:value-type="string" calcext:value-type="string">
            <text:p>Vous bénéficiez d'une résistance à l'électricité 10.\r\nNiveau 26 : résistance à l'électricité 15.\r\n</text:p>
          </table:table-cell>
          <table:table-cell office:value-type="string" calcext:value-type="string">
            <text:p>À volonté : interruption immédiate. Déclencheur : une attaque d'électricité vous vise. Effet : toutes les autres cibles de l'attaque en question bénéficient d'une résistance à l'électricité 5 contre cette attaque.\r\nNiveau 26 : résistance à l'électricité 10.\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de protection contre les flammes</text:p>
          </table:table-cell>
          <table:table-cell office:value-type="string" calcext:value-type="string">
            <text:p>16+</text:p>
          </table:table-cell>
          <table:table-cell office:value-type="string" calcext:value-type="string">
            <text:p>Des flammes d'or stylisées décorent ce bouclier d'un rouge profond.\r\n</text:p>
          </table:table-cell>
          <table:table-cell office:value-type="string" calcext:value-type="string">
            <text:p>Niv. 16 <text:s/>+4 <text:s text:c="8"/>45 000 PO, Niv. 26 <text:s/>+6 <text:s text:c="3"/>1 125 000 PO</text:p>
          </table:table-cell>
          <table:table-cell office:value-type="string" calcext:value-type="string">
            <text:p>Bras</text:p>
          </table:table-cell>
          <table:table-cell/>
          <table:table-cell office:value-type="string" calcext:value-type="string">
            <text:p>Vous bénéficiez d'une résistance au feu 10.\r\nNiveau 26 : résistance au feu 15.\r\n</text:p>
          </table:table-cell>
          <table:table-cell office:value-type="string" calcext:value-type="string">
            <text:p>À volonté : interruption immédiate. Déclencheur : vous êtes visé par une attaque de feu. Effet : toutes les autres cibles de cette attaque bénéficient d'une résistance au feu 10 contre l'attaque.\r\nNiveau 26 : résistance au feu 15.\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vortex</text:p>
          </table:table-cell>
          <table:table-cell office:value-type="string" calcext:value-type="string">
            <text:p>14+</text:p>
          </table:table-cell>
          <table:table-cell office:value-type="string" calcext:value-type="string">
            <text:p>Des runes arcaniques sont gravées en spirales sur la surface de ce bouclier, qui attire à lui les attaques de zone.\r\n</text:p>
          </table:table-cell>
          <table:table-cell office:value-type="string" calcext:value-type="string">
            <text:p>Niv. 14 <text:s/>+3 <text:s text:c="8"/>21 000 PO</text:p>
          </table:table-cell>
          <table:table-cell office:value-type="string" calcext:value-type="string">
            <text:p>Bras</text:p>
          </table:table-cell>
          <table:table-cell table:number-columns-repeated="2"/>
          <table:table-cell office:value-type="string" calcext:value-type="string">
            <text:p>Quotidien : interruption immédiate. Déclencheur : un ennemi vous vise avec une attaque de décharge ou d'explosion. Effet : l'ennemi en question subit un malus de -4 aux jets d'attaque contre toutes les autres cibles de l'attaqu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 de charme</text:p>
          </table:table-cell>
          <table:table-cell office:value-type="string" calcext:value-type="string">
            <text:p>8+</text:p>
          </table:table-cell>
          <table:table-cell office:value-type="string" calcext:value-type="string">
            <text:p>Ce simple bracelet, auquel pendent divers petits symboles arcaniques, vous permet de profiter de la chance de votre adversaire.\r\n</text:p>
          </table:table-cell>
          <table:table-cell office:value-type="string" calcext:value-type="string">
            <text:p>Niv. <text:s text:c="2"/>8 <text:s/>+2 <text:s text:c="10"/>3 400 PO, Niv. 18 <text:s/>+4 <text:s text:c="8"/>85 000 PO</text:p>
          </table:table-cell>
          <table:table-cell office:value-type="string" calcext:value-type="string">
            <text:p>Bras</text:p>
          </table:table-cell>
          <table:table-cell/>
          <table:table-cell office:value-type="string" calcext:value-type="string">
            <text:p>Vous bénéficiez d'un bonus d'objet de +1 aux jets de sauvegarde contre les dégâts continus.\r\nNiveau 18 : bonus d'objet de +2.\r\n</text:p>
          </table:table-cell>
          <table:table-cell office:value-type="string" calcext:value-type="string">
            <text:p>Quotidien : réaction immédiate. Déclencheur : un ennemi que vous voyez réussit un jet de sauvegarde. Effet : vous effectuez un jet de sauvegard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 de Lunia</text:p>
          </table:table-cell>
          <table:table-cell office:value-type="string" calcext:value-type="string">
            <text:p>3+</text:p>
          </table:table-cell>
          <table:table-cell office:value-type="string" calcext:value-type="string">
            <text:p>Ce bracelet d'argent renferme la magie des étoiles et des lunes qui tiennent en leur pouvoir les lycanthropes.\r\n</text:p>
          </table:table-cell>
          <table:table-cell office:value-type="string" calcext:value-type="string">
            <text:p>Niv. <text:s text:c="2"/>3 <text:s/>+1 <text:s text:c="13"/>680 PO</text:p>
          </table:table-cell>
          <table:table-cell office:value-type="string" calcext:value-type="string">
            <text:p>Bras</text:p>
          </table:table-cell>
          <table:table-cell/>
          <table:table-cell office:value-type="string" calcext:value-type="string">
            <text:p>Considérez les armes que vous maniez (y compris les munitions, les armes de jet, etc.) comme des armes en argent (cf. MdJ 217).\r\n</text:p>
          </table:table-cell>
          <table:table-cell office:value-type="string" calcext:value-type="string">
            <text:p>Quotidien : action libre. Déclencheur : vous touchez un métamorphe avec une attaque d'arme. Effet : la créature reprend sa forme naturelle et ne peut pas utiliser de pouvoirs de métamorphose (sauvegarde annul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 d'Ankhmon</text:p>
          </table:table-cell>
          <table:table-cell office:value-type="string" calcext:value-type="string">
            <text:p>19+</text:p>
          </table:table-cell>
          <table:table-cell office:value-type="string" calcext:value-type="string">
            <text:p>Ces bracelets de platine sont gravés du symbole d'un œil entouré de flammes.\r\n</text:p>
          </table:table-cell>
          <table:table-cell office:value-type="string" calcext:value-type="string">
            <text:p>Niv. 19 <text:s/>+4 <text:s text:c="6"/>105 000 PO</text:p>
          </table:table-cell>
          <table:table-cell office:value-type="string" calcext:value-type="string">
            <text:p>Bras</text:p>
          </table:table-cell>
          <table:table-cell/>
          <table:table-cell office:value-type="string" calcext:value-type="string">
            <text:p>Lorsque vous touchez un ennemi qui vous confère un avantage de combat avec un pouvoir d'attaque arcanique, l'attaque inflige 1d10 dégâts supplémentaires contre cet ennemi. Vous regagnez aussi des points de vie égaux au résultat du jet de dégâts supplémentaires.\r\n</text:p>
          </table:table-cell>
          <table:table-cell table:number-columns-repeated="2"/>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s de barrage</text:p>
          </table:table-cell>
          <table:table-cell office:value-type="string" calcext:value-type="string">
            <text:p>10+</text:p>
          </table:table-cell>
          <table:table-cell office:value-type="string" calcext:value-type="string">
            <text:p>Tant que vous portez ces bracelets, vous pouvez donner encore plus de force à vos attaques si vous les enchaînez avec rapidité.\r\n</text:p>
          </table:table-cell>
          <table:table-cell office:value-type="string" calcext:value-type="string">
            <text:p>Niv. 10 <text:s/>+2 <text:s text:c="10"/>5 000 PO</text:p>
          </table:table-cell>
          <table:table-cell office:value-type="string" calcext:value-type="string">
            <text:p>Bras</text:p>
          </table:table-cell>
          <table:table-cell/>
          <table:table-cell office:value-type="string" calcext:value-type="string">
            <text:p>Lorsque vous touchez un ennemi avec une attaque de corps à corps, vous bénéficiez d'un bonus de +1 aux jets d'attaque contre cette cible jusqu'à la fin de votre tour de jeu.\r\n</text:p>
          </table:table-cell>
          <table:table-cell table:number-columns-repeated="2"/>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s de charge glaciale</text:p>
          </table:table-cell>
          <table:table-cell office:value-type="string" calcext:value-type="string">
            <text:p>13+</text:p>
          </table:table-cell>
          <table:table-cell office:value-type="string" calcext:value-type="string">
            <text:p>Ces bracelets de cuir et de métal sont constamment recouverts de givre.\r\n</text:p>
          </table:table-cell>
          <table:table-cell office:value-type="string" calcext:value-type="string">
            <text:p>Niv. 13 <text:s/>+3 <text:s text:c="8"/>17 000 PO</text:p>
          </table:table-cell>
          <table:table-cell office:value-type="string" calcext:value-type="string">
            <text:p>Bras</text:p>
          </table:table-cell>
          <table:table-cell/>
          <table:table-cell office:value-type="string" calcext:value-type="string">
            <text:p>Lorsque vous touchez un ennemi avec une attaque de charge, les ennemis adjacents à cet ennemi subissent des dégâts de froid égaux à votre modificateur de Force.\r\n</text:p>
          </table:table-cell>
          <table:table-cell table:number-columns-repeated="2"/>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s de l'exécuteur</text:p>
          </table:table-cell>
          <table:table-cell office:value-type="string" calcext:value-type="string">
            <text:p>3+</text:p>
          </table:table-cell>
          <table:table-cell office:value-type="string" calcext:value-type="string">
            <text:p>Ces bracelets rehaussés d'or vous permettent de frapper plus fort.\r\n</text:p>
          </table:table-cell>
          <table:table-cell office:value-type="string" calcext:value-type="string">
            <text:p>Niv. <text:s text:c="2"/>3 <text:s/>+1 <text:s text:c="13"/>680 PO, Niv. 13 <text:s/>+3 <text:s text:c="8"/>17 000 PO, Niv. 23 <text:s/>+5 <text:s text:c="6"/>425 000 PO</text:p>
          </table:table-cell>
          <table:table-cell office:value-type="string" calcext:value-type="string">
            <text:p>Bras</text:p>
          </table:table-cell>
          <table:table-cell/>
          <table:table-cell office:value-type="string" calcext:value-type="string">
            <text:p>Quand vous réussissez un coup critique, l'attaque inflige 1d6 dégâts supplémentaires.\r\nNiveau 13 : 2d6 dégâts supplémentaires.\r\nNiveau 23 : 3d6 dégâts supplémentaires.\r\n</text:p>
          </table:table-cell>
          <table:table-cell table:number-columns-repeated="2"/>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s du grimpeur</text:p>
          </table:table-cell>
          <table:table-cell office:value-type="string" calcext:value-type="string">
            <text:p>16+</text:p>
          </table:table-cell>
          <table:table-cell office:value-type="string" calcext:value-type="string">
            <text:p>Quand il s'agit de grimper, vos mains sont aussi efficaces que les griffes d'un animal tant que vous portez ces bracelets de cuir rugueux.\r\n</text:p>
          </table:table-cell>
          <table:table-cell office:value-type="string" calcext:value-type="string">
            <text:p>Niv. 16 <text:s/>+4 <text:s text:c="8"/>45 000 PO</text:p>
          </table:table-cell>
          <table:table-cell office:value-type="string" calcext:value-type="string">
            <text:p>Bras</text:p>
          </table:table-cell>
          <table:table-cell table:number-columns-repeated="2"/>
          <table:table-cell office:value-type="string" calcext:value-type="string">
            <text:p>Quotidien : action mineure. Vous bénéficiez d'une VD d'escalade égale à votre VD jusqu'à la fin de la rencontr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s du molosse sanguinaire</text:p>
          </table:table-cell>
          <table:table-cell office:value-type="string" calcext:value-type="string">
            <text:p>13+</text:p>
          </table:table-cell>
          <table:table-cell office:value-type="string" calcext:value-type="string">
            <text:p>Vous pouvez traquer un ennemi blessé et l'abattre lorsqu'il est plus vulnérable.\r\n</text:p>
          </table:table-cell>
          <table:table-cell office:value-type="string" calcext:value-type="string">
            <text:p>Niv. 13 <text:s/>+3 <text:s text:c="8"/>17 000 PO</text:p>
          </table:table-cell>
          <table:table-cell office:value-type="string" calcext:value-type="string">
            <text:p>Bras</text:p>
          </table:table-cell>
          <table:table-cell/>
          <table:table-cell office:value-type="string" calcext:value-type="string">
            <text:p>Les créatures qui subissent des dégâts continus vous confèrent un avantage de combat.\r\n</text:p>
          </table:table-cell>
          <table:table-cell office:value-type="string" calcext:value-type="string">
            <text:p>Quotidien : action libre. Déclencheur : vous mettez un ennemi en péril. Effet : cet ennemi subit 5 dégâts continus (sauvegarde annul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s du rhinocéros</text:p>
          </table:table-cell>
          <table:table-cell office:value-type="string" calcext:value-type="string">
            <text:p>15+</text:p>
          </table:table-cell>
          <table:table-cell office:value-type="string" calcext:value-type="string">
            <text:p>Ces bracelets de cuir gris vous permettent de charger avec la force d'une bête sauvage et de porter des attaques bien plus puissantes qu'à l'ordinaire.\r\n</text:p>
          </table:table-cell>
          <table:table-cell office:value-type="string" calcext:value-type="string">
            <text:p>Niv. 15 <text:s/>+3 <text:s text:c="8"/>25 000 PO</text:p>
          </table:table-cell>
          <table:table-cell office:value-type="string" calcext:value-type="string">
            <text:p>Bras</text:p>
          </table:table-cell>
          <table:table-cell table:number-columns-repeated="2"/>
          <table:table-cell office:value-type="string" calcext:value-type="string">
            <text:p>Rencontre : action libre. Déclencheur : vous chargez un ennemi. Effet : vous pouvez utilisez un pouvoir d'attaque de corps à corps à volonté au lieu d'une attaque de base de corps à corps contre cet ennemi.\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racelets du serpent</text:p>
          </table:table-cell>
          <table:table-cell office:value-type="string" calcext:value-type="string">
            <text:p>18+</text:p>
          </table:table-cell>
          <table:table-cell office:value-type="string" calcext:value-type="string">
            <text:p>Semblables à des serpents lovés sur eux-mêmes, ces bracelets bondissent sur votre victime lorsque vous attaquez par surprise.\r\n</text:p>
          </table:table-cell>
          <table:table-cell office:value-type="string" calcext:value-type="string">
            <text:p>Niv. 18 <text:s/>+4 <text:s text:c="8"/>85 000 PO</text:p>
          </table:table-cell>
          <table:table-cell office:value-type="string" calcext:value-type="string">
            <text:p>Bras</text:p>
          </table:table-cell>
          <table:table-cell/>
          <table:table-cell office:value-type="string" calcext:value-type="string">
            <text:p>Tant que vous êtes caché vis-à-vis de la cible de votre attaque, vos attaques contre cette cible infligent 1d8 dégâts de poison supplémentaires.\r\n</text:p>
          </table:table-cell>
          <table:table-cell table:number-columns-repeated="2"/>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du garde</text:p>
          </table:table-cell>
          <table:table-cell office:value-type="string" calcext:value-type="string">
            <text:p>9+</text:p>
          </table:table-cell>
          <table:table-cell office:value-type="string" calcext:value-type="string">
            <text:p>Ce bouclier de fer noir au pourtour doré permet à vos alliés d'effectuer des attaques à distance sans prendre trop de risques.\r\n</text:p>
          </table:table-cell>
          <table:table-cell office:value-type="string" calcext:value-type="string">
            <text:p>Niv. <text:s text:c="2"/>9 <text:s/>+2 <text:s text:c="10"/>4 200 PO</text:p>
          </table:table-cell>
          <table:table-cell office:value-type="string" calcext:value-type="string">
            <text:p>Bras</text:p>
          </table:table-cell>
          <table:table-cell/>
          <table:table-cell office:value-type="string" calcext:value-type="string">
            <text:p>Les alliés qui vous sont adjacents bénéficient d'un bonus de bouclier de +2 à la CA et en Réflexes contre les attaques d’opportunité provoquées par l'utilisation de pouvoirs à distance ou de zone.\r\n</text:p>
          </table:table-cell>
          <table:table-cell office:value-type="string" calcext:value-type="string">
            <text:p>Quotidien : interruption immédiate. Déclencheur : un allié qui vous est adjacent provoque une attaque d'opportunité en utilisant un pouvoir à distance ou de zone. Effet : l'attaque d'opportunité vous vise au lieu de le viser.\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ouclier piégeur</text:p>
          </table:table-cell>
          <table:table-cell office:value-type="string" calcext:value-type="string">
            <text:p>24+</text:p>
          </table:table-cell>
          <table:table-cell office:value-type="string" calcext:value-type="string">
            <text:p>Ce bouclier s'ouvre comme un portail à votre ordre, piégeant momentanément votre ennemi à l'intérieur.\r\n</text:p>
          </table:table-cell>
          <table:table-cell office:value-type="string" calcext:value-type="string">
            <text:p>Niv. 24 <text:s/>+5 <text:s text:c="6"/>525 000 PO</text:p>
          </table:table-cell>
          <table:table-cell office:value-type="string" calcext:value-type="string">
            <text:p>Bras</text:p>
          </table:table-cell>
          <table:table-cell/>
          <table:table-cell office:value-type="string" calcext:value-type="string">
            <text:p>Lorsque vous étreignez une créature, cette dernière subit un malus de -2 aux tests d'Athlétisme et aux tests d'Acrobaties pour se dégager ainsi qu'aux jets d'attaque contre les cibles autres que vous.\r\n</text:p>
          </table:table-cell>
          <table:table-cell office:value-type="string" calcext:value-type="string">
            <text:p>Quotidien : réaction immédiate. Déclencheur : un ennemi qui vous est adjacent vous rate avec une attaque de corps à corps. Effet : l'ennemi en question disparaît jusqu'à la fin de son tour de jeu suivant. Il réapparaît ensuite dans un espace inoccupé de son choix situé dans un rayon de 5 cases de vous.\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mulette d'élégie</text:p>
          </table:table-cell>
          <table:table-cell office:value-type="string" calcext:value-type="string">
            <text:p>2+</text:p>
          </table:table-cell>
          <table:table-cell office:value-type="string" calcext:value-type="string">
            <text:p>Cette amulette vous permet de donner à votre voix des intonations d'une telle tristesse qu'elle afflige vos ennemis.\r\n</text:p>
          </table:table-cell>
          <table:table-cell office:value-type="string" calcext:value-type="string">
            <text:p>Niv. <text:s text:c="2"/>2 <text:s/>+1 <text:s text:c="13"/>520 PO, Niv. <text:s text:c="2"/>7 <text:s/>+2 <text:s text:c="10"/>2 600 PO, Niv. 12 <text:s/>+3 <text:s text:c="8"/>13 000 PO, Niv. 17 <text:s/>+4 <text:s text:c="8"/>65 000 PO, Niv. 22 <text:s/>+5 <text:s text:c="6"/>325 000 PO, Niv. 27 <text:s/>+6 <text:s text:c="3"/>1 6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 action libre. Déclencheur : vous utilisez un pouvoir pour produite un effet qu'une sauvegarde est en mesure d'annuler. Effet : chaque cible du pouvoir subit un malus à son premier jet de sauvegarde contre l'effet égal au bonus d'altération de l'amulett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mulette d’œil orque</text:p>
          </table:table-cell>
          <table:table-cell office:value-type="string" calcext:value-type="string">
            <text:p>8+</text:p>
          </table:table-cell>
          <table:table-cell office:value-type="string" calcext:value-type="string">
            <text:p>Cette amulette, constitué d'un œil magique enrobé dans un petit sachet de toile, a le pouvoir de vous conférer des forces nouvelles.\r\n</text:p>
          </table:table-cell>
          <table:table-cell office:value-type="string" calcext:value-type="string">
            <text:p>Niv. <text:s text:c="2"/>8 <text:s/>+2 <text:s text:c="10"/>3 400 PO, Niv. 13 <text:s/>+3 <text:s text:c="8"/>17 000 PO, Niv. 18 <text:s/>+4 <text:s text:c="8"/>85 000 PO, Niv. 23 <text:s/>+5 <text:s text:c="6"/>425 000 PO, Niv. 28 <text:s/>+6 <text:s text:c="3"/>2 1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Rencontre : réaction immédiate. Déclencheur : un allié situé dans un rayon de 10 cases met un ennemi en péril. Effet : l'allié gagne des points de vie temporaires égaux à 3 + bonus d'altération de l'amulette.\r\nNiveau 18 ou 23 : 6 + bonus d'altération de l'amulette.\r\nNiveau 28 : 9 + bonus d'altération de l'amulett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mulette de double chance</text:p>
          </table:table-cell>
          <table:table-cell office:value-type="string" calcext:value-type="string">
            <text:p>2+</text:p>
          </table:table-cell>
          <table:table-cell office:value-type="string" calcext:value-type="string">
            <text:p>La chance appelle la chance quand vous portez cette amulette.\r\n</text:p>
          </table:table-cell>
          <table:table-cell office:value-type="string" calcext:value-type="string">
            <text:p>Niv. <text:s text:c="2"/>2 <text:s/>+1 <text:s text:c="13"/>520 PO, Niv. <text:s text:c="2"/>7 <text:s/>+2 <text:s text:c="10"/>2 600 PO, Niv. 12 <text:s/>+3 <text:s text:c="8"/>13 000 PO, Niv. 17 <text:s/>+4 <text:s text:c="8"/>65 000 PO, Niv. 22 <text:s/>+5 <text:s text:c="6"/>325 000 PO, Niv. 27 <text:s/>+6 <text:s text:c="3"/>1 6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Lorsque vous réussissez un coup critique, vous effectuez un jet de sauvegarde contre un effet qu'une sauvegarde est en mesure d'annuler. Vous bénéficiez d'un bonus d'objet à ce jet de sauvegarde égal au bonus d'altération de l'amulette.\r\n</text:p>
          </table:table-cell>
          <table:table-cell table:number-columns-repeated="2"/>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mulette de garde</text:p>
          </table:table-cell>
          <table:table-cell office:value-type="string" calcext:value-type="string">
            <text:p>3+</text:p>
          </table:table-cell>
          <table:table-cell office:value-type="string" calcext:value-type="string">
            <text:p>Poli comme un miroir, ce disque de bronze reflète la lumière sur ceux qui vous entourent, les protégeant contre le danger.\r\n</text:p>
          </table:table-cell>
          <table:table-cell office:value-type="string" calcext:value-type="string">
            <text:p>Niv. <text:s text:c="2"/>3 <text:s/>+1 <text:s text:c="13"/>680 PO, Niv. <text:s text:c="2"/>8 <text:s/>+2 <text:s text:c="10"/>3 400 PO, Niv. 13 <text:s/>+3 <text:s text:c="8"/>17 000 PO, Niv. 18 <text:s/>+4 <text:s text:c="8"/>85 000 PO, Niv. 23 <text:s/>+5 <text:s text:c="6"/>425 000 PO, Niv. 28 <text:s/>+6 <text:s text:c="3"/>2 1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 interruption immédiate. Déclencheur : un allié qui vous est adjacent est touché par une attaque. Effet : l'allié bénéficie d'un bonus de pouvoir à toutes les défenses égal au bonus d'altération de l'amulette jusqu'au début de votre tour de jeu suivant.\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mulette de l'opossum</text:p>
          </table:table-cell>
          <table:table-cell office:value-type="string" calcext:value-type="string">
            <text:p>23+</text:p>
          </table:table-cell>
          <table:table-cell office:value-type="string" calcext:value-type="string">
            <text:p>Lorsque vous êtes grièvement blessé, cette amulette enraye le flot de sang pour vous éviter la mort.\r\n</text:p>
          </table:table-cell>
          <table:table-cell office:value-type="string" calcext:value-type="string">
            <text:p>Niv. 23 <text:s/>+5 <text:s text:c="6"/>425 000 PO, Niv. 28 <text:s/>+6 <text:s text:c="3"/>2 1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 aucune. Déclencheur : une attaque vous réduit à 0 point de vie ou moins. Effet : vous êtes en fait réduit à 1 point de vie et vous vous retrouvez à terre. Les ennemis pensent que vous avez été réduit à 0 point de vie, et vous disposez d'un camouflage totale contre eux jusqu'à la fin de votre tour de jeu suivant.\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mulette de vigueur</text:p>
          </table:table-cell>
          <table:table-cell office:value-type="string" calcext:value-type="string">
            <text:p>9+</text:p>
          </table:table-cell>
          <table:table-cell office:value-type="string" calcext:value-type="string">
            <text:p>Cette amulette d'argent est gravée sur son revers d'une prière qui confère santé et guérison.\r\n</text:p>
          </table:table-cell>
          <table:table-cell office:value-type="string" calcext:value-type="string">
            <text:p>Niv. <text:s text:c="2"/>9 <text:s/>+2 <text:s text:c="10"/>4 200 PO, Niv. 14 <text:s/>+3 <text:s text:c="8"/>21 000 PO, Niv. 19 <text:s/>+4 <text:s text:c="6"/>105 000 PO, Niv. 24 <text:s/>+5 <text:s text:c="6"/>525 000 PO, Niv. 29 <text:s/>+6 <text:s text:c="3"/>2 6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tre valeur de récupération augmente d'un nombre égal au bonus d'altération de l'amulette -1.\r\n</text:p>
          </table:table-cell>
          <table:table-cell office:value-type="string" calcext:value-type="string">
            <text:p>Quotidien ♦ guérison : action libre. Déclencheur : vous dépensez une récupération pour regagnez des points de vie. Effet : vous regagnez des points de vie supplémentaires comme si vous aviez dépensé une autre récupération.\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mulette démonique</text:p>
          </table:table-cell>
          <table:table-cell office:value-type="string" calcext:value-type="string">
            <text:p>14+</text:p>
          </table:table-cell>
          <table:table-cell office:value-type="string" calcext:value-type="string">
            <text:p>Cette simple amulette est faite d'une cordelette enroulée autour d'un os ou d'une corne de démon.\r\n</text:p>
          </table:table-cell>
          <table:table-cell office:value-type="string" calcext:value-type="string">
            <text:p>Niv. 14 <text:s/>+3 <text:s text:c="8"/>21 000 PO, Niv. 19 <text:s/>+4 <text:s text:c="6"/>105 000 PO, Niv. 24 <text:s/>+5 <text:s text:c="6"/>525 000 PO, Niv. 29 <text:s/>+6 <text:s text:c="3"/>2 6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 action mineure. Choisissez parmi acide, électricité, feu, froid ou tonnerre. Vous bénéficiez d'une résistance 10 au type de dégâts choisi jusqu'à la fin de la rencontr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mulette du médecin</text:p>
          </table:table-cell>
          <table:table-cell office:value-type="string" calcext:value-type="string">
            <text:p>9+</text:p>
          </table:table-cell>
          <table:table-cell office:value-type="string" calcext:value-type="string">
            <text:p>Cette amulette aide les guérisseurs à refermer les blessures.\r\n</text:p>
          </table:table-cell>
          <table:table-cell office:value-type="string" calcext:value-type="string">
            <text:p>Niv. <text:s text:c="2"/>9 <text:s/>+2 <text:s text:c="10"/>4 200 PO, Niv. 14 <text:s/>+3 <text:s text:c="8"/>21 000 PO, Niv. 19 <text:s/>+4 <text:s text:c="6"/>105 000 PO, Niv. 24 <text:s/>+5 <text:s text:c="6"/>525 000 PO, Niv. 29 <text:s/>+6 <text:s text:c="3"/>2 6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bénéficiez d'un bonus d'objet aux tests de Soins égal au bonus d'altération de l'amulette.\r\nLorsque vous utilisez un pouvoir de guérison sur un allié ou réussissez un test de Soins pour administrer les premiers secours à un allié, cet allié effectue également un jet de sauvegarde contre un effet de dégâts continus.\r\n</text:p>
          </table:table-cell>
          <table:table-cell table:number-columns-repeated="2"/>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roche de sauvetage</text:p>
          </table:table-cell>
          <table:table-cell office:value-type="string" calcext:value-type="string">
            <text:p>2+</text:p>
          </table:table-cell>
          <table:table-cell office:value-type="string" calcext:value-type="string">
            <text:p>Cette petite figule blanc et rouge aide ceux qui cherchent à vous porter secours.\r\n</text:p>
          </table:table-cell>
          <table:table-cell office:value-type="string" calcext:value-type="string">
            <text:p>Niv. <text:s text:c="2"/>2 <text:s/>+1 <text:s text:c="13"/>520 PO, Niv. <text:s text:c="2"/>7 <text:s/>+2 <text:s text:c="10"/>2 600 PO, Niv. 12 <text:s/>+3 <text:s text:c="8"/>13 000 PO, Niv. 17 <text:s/>+4 <text:s text:c="8"/>65 000 PO, Niv. 22 <text:s/>+5 <text:s text:c="6"/>325 000 PO, Niv. 27 <text:s/>+6 <text:s text:c="3"/>1 6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Les alliés bénéficient d'un bonus de +5 aux tests de Soins pour vous administrer les premiers secours.\r\n</text:p>
          </table:table-cell>
          <table:table-cell table:number-columns-repeated="2"/>
          <table:table-cell office:value-type="string" calcext:value-type="string">
            <text:p>Le Comptoir de l'Aventure 2</text:p>
          </table:table-cell>
          <table:table-cell office:value-type="float" office:value="1" calcext:value-type="float">
            <text:p>1</text:p>
          </table:table-cell>
          <table:table-cell table:number-columns-repeated="1013"/>
        </table:table-row>
        <table:table-row table:style-name="ro1">
          <table:table-cell office:value-type="string" calcext:value-type="string">
            <text:p>Broche du berserker</text:p>
          </table:table-cell>
          <table:table-cell office:value-type="string" calcext:value-type="string">
            <text:p>2+</text:p>
          </table:table-cell>
          <table:table-cell office:value-type="string" calcext:value-type="string">
            <text:p>Cette terrifiante broche, faite de fragments d'os et de cuir, est grandement appréciée de ceux qui aiment aller au contact de l'ennemi.\r\n</text:p>
          </table:table-cell>
          <table:table-cell office:value-type="string" calcext:value-type="string">
            <text:p>Niv. <text:s text:c="2"/>2 <text:s/>+1 <text:s text:c="13"/>520 PO, Niv. <text:s text:c="2"/>7 <text:s/>+2 <text:s text:c="10"/>2 600 PO, Niv. 12 <text:s/>+3 <text:s text:c="8"/>13 000 PO, Niv. 17 <text:s/>+4 <text:s text:c="8"/>65 000 PO, Niv. 22 <text:s/>+5 <text:s text:c="6"/>325 000 PO, Niv. 27 <text:s/>+6 <text:s text:c="3"/>1 6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Lorsque vous chargez, le déplacement que vous effectuez ne provoque pas d'attaques d'opportunité.\r\n</text:p>
          </table:table-cell>
          <table:table-cell table:number-columns-repeated="2"/>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Cape de bralani</text:p>
          </table:table-cell>
          <table:table-cell office:value-type="string" calcext:value-type="string">
            <text:p>20+</text:p>
          </table:table-cell>
          <table:table-cell office:value-type="string" calcext:value-type="string">
            <text:p>Cette cape vous permet de vous glisser en Féerie et d'appeler les vents pour qu'ils vous fassent décoller du sol.\r\n</text:p>
          </table:table-cell>
          <table:table-cell office:value-type="string" calcext:value-type="string">
            <text:p>Niv. 20 <text:s/>+4 <text:s text:c="6"/>125 000 PO, Niv. 25 <text:s/>+5 <text:s text:c="6"/>625 000 PO, Niv. 30 <text:s/>+6 <text:s text:c="3"/>3 1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bénéficiez d'une résistance psychique 15.\r\nNiveau 30 : résistance psychique 30.\r\n</text:p>
          </table:table-cell>
          <table:table-cell office:value-type="string" calcext:value-type="string">
            <text:p>Quotidien ♦ téléportation : action de mouvement. Vous vous téléportez d'un nombre de cases égal à votre VD + bonus d'altération de la cape. Vous n'êtes pas obligé de vous téléportez au sol. Vous bénéficiez d'une VD en vol 8 (stationnaire) jusqu'à la fin de votre tour de jeu suivant.\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Cape de l'assassin</text:p>
          </table:table-cell>
          <table:table-cell office:value-type="string" calcext:value-type="string">
            <text:p>14+</text:p>
          </table:table-cell>
          <table:table-cell office:value-type="string" calcext:value-type="string">
            <text:p>Cette grande cape vous enveloppe entièrement, étouffant les bruits que vous faites et dissimulant vos mouvements.\r\n</text:p>
          </table:table-cell>
          <table:table-cell office:value-type="string" calcext:value-type="string">
            <text:p>Niv. 14 <text:s/>+3 <text:s text:c="8"/>21 000 PO, Niv. 19 <text:s/>+4 <text:s text:c="6"/>105 000 PO, Niv. 24 <text:s/>+5 <text:s text:c="6"/>525 000 PO, Niv. 29 <text:s/>+6 <text:s text:c="3"/>2 6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Lorsque vous effectuez un test de Discrétion, vous faites deux jets et utilisez le résultat de votre choix.\r\n</text:p>
          </table:table-cell>
          <table:table-cell office:value-type="string" calcext:value-type="string">
            <text:p>Quotidien ♦ illusion : action mineure. Effectuez une attaque : explosion de proximité 2 ; Charisme + bonus d'altération de la cape contre Volonté ; en cas de réussite, vous êtes invisible pour la cible (sauvegarde annul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Cape de l'eau miroitante</text:p>
          </table:table-cell>
          <table:table-cell office:value-type="string" calcext:value-type="string">
            <text:p>13+</text:p>
          </table:table-cell>
          <table:table-cell office:value-type="string" calcext:value-type="string">
            <text:p>Des ruisselets d'eau fantomatique coulent le long de cette cape et, lorsque vous êtes immergé, il est impossible de distinguer cette cape de l'eau qui l'entoure.\r\n</text:p>
          </table:table-cell>
          <table:table-cell office:value-type="string" calcext:value-type="string">
            <text:p>Niv. 13 <text:s/>+3 <text:s text:c="8"/>17 000 PO, Niv. 18 <text:s/>+4 <text:s text:c="8"/>85 000 PO, Niv. 23 <text:s/>+5 <text:s text:c="6"/>425 000 PO, Niv. 28 <text:s/>+6 <text:s text:c="3"/>2 1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bénéficiez d'une VD à la nage égale à votre VD et vous pouvez respirer sous l'eau.\r\n</text:p>
          </table:table-cell>
          <table:table-cell office:value-type="string" calcext:value-type="string">
            <text:p>Quotidien : interruption immédiate. Déclencheur : un ennemi vous touche. Effet : vous devenez immatériel jusqu'au début de votre tour de jeu suivant.\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Cape de la chauve-souris</text:p>
          </table:table-cell>
          <table:table-cell office:value-type="string" calcext:value-type="string">
            <text:p>14+</text:p>
          </table:table-cell>
          <table:table-cell office:value-type="string" calcext:value-type="string">
            <text:p>Endosser cette cape d'un brun sombre vous permet de percevoir le monde d'un tout autre point de vue.\r\n</text:p>
          </table:table-cell>
          <table:table-cell office:value-type="string" calcext:value-type="string">
            <text:p>Niv. 14 <text:s/>+3 <text:s text:c="8"/>21 000 PO, Niv. 19 <text:s/>+4 <text:s text:c="6"/>105 000 PO, Niv. 24 <text:s/>+5 <text:s text:c="6"/>525 000 PO, Niv. 29 <text:s/>+6 <text:s text:c="3"/>2 6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 métamorphose : action simple. Vous prenez la forme d'une chauve-souris ordinaire et vous gagnez un VD en vol égal à votre VD jusqu'à la fin de la rencontre ou jusqu'à ce que vous annuliez l'effet au prix d'une action mineure. Vous ne pouvez pas attaquer, tenir quoi que ce soit ou manipuler d'objets sous cette forme. Si vous mettez fin à cet effet alors que vous volez encore, vous redescendez au sol sans subir de dégâts de chut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Cape de relégation</text:p>
          </table:table-cell>
          <table:table-cell office:value-type="string" calcext:value-type="string">
            <text:p>9+</text:p>
          </table:table-cell>
          <table:table-cell office:value-type="string" calcext:value-type="string">
            <text:p>Cette cape d'un blanc argenté s'illumine et scintille lorsque vous vous téléportez, empêchant ainsi vos ennemis de vous localiser avec facilité.\r\n</text:p>
          </table:table-cell>
          <table:table-cell office:value-type="string" calcext:value-type="string">
            <text:p>Niv. <text:s text:c="2"/>9 <text:s/>+2 <text:s text:c="10"/>4 200 PO, Niv. 14 <text:s/>+3 <text:s text:c="8"/>21 000 PO, Niv. 19 <text:s/>+4 <text:s text:c="6"/>105 000 PO, Niv. 24 <text:s/>+5 <text:s text:c="6"/>525 000 PO, Niv. 29 <text:s/>+6 <text:s text:c="3"/>2 6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Lorsque vous utilisez un pouvoir de téléportation, vous bénéficiez d'un bonus de +2 à la CA et en Réflexes jusqu'à la fin de votre tour de jeu suivant.\r\n</text:p>
          </table:table-cell>
          <table:table-cell office:value-type="string" calcext:value-type="string">
            <text:p>Quotidien : action mineure. Vous regagnez l'usage d'un pouvoir de téléportation de rencontre que vous avez déjà utilisé au cours de cette rencontr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Cape du chaos</text:p>
          </table:table-cell>
          <table:table-cell office:value-type="string" calcext:value-type="string">
            <text:p>14+</text:p>
          </table:table-cell>
          <table:table-cell office:value-type="string" calcext:value-type="string">
            <text:p>Cette cape très colorée de nodules, comme la peau d'un slaad, et ses effets sont terriblement chaotiques.\r\n</text:p>
          </table:table-cell>
          <table:table-cell office:value-type="string" calcext:value-type="string">
            <text:p>Niv. 14 <text:s/>+3 <text:s text:c="8"/>21 000 PO, Niv. 19 <text:s/>+4 <text:s text:c="6"/>105 000 PO, Niv. 24 <text:s/>+5 <text:s text:c="6"/>525 000 PO, Niv. 29 <text:s/>+6 <text:s text:c="3"/>2 6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bénéficiez d'une résistance 10 à tous les dégâts des créatures élémentaires.\r\nNiveau 24 ou 29 : résistance 15 à tous les dégâts des créatures élémentaires.\r\n</text:p>
          </table:table-cell>
          <table:table-cell office:value-type="string" calcext:value-type="string">
            <text:p>Quotidien ♦ téléportation : réaction immédiate. Déclencheur : un ennemi vous touche avec une attaque qui vise la Vigueur, les Réflexes ou la Volonté. Effet : lancez un d6 et appliquez le résultat.\r\n1-2 : vous subissez la moitié des dégâts de l'attaque de l'ennemi en question.\r\n3-4 : vous vous téléportez de 1d8 cases.\r\n5-6 : l'ennemi en question subit des dégâts égaux aux dégâts qu'il vous a infligés.\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Cape du courtisan</text:p>
          </table:table-cell>
          <table:table-cell office:value-type="string" calcext:value-type="string">
            <text:p>8+</text:p>
          </table:table-cell>
          <table:table-cell office:value-type="string" calcext:value-type="string">
            <text:p>Vous avez une assurance sans pareille lorsque cette fine cape de soie est à vos épaules.\r\n</text:p>
          </table:table-cell>
          <table:table-cell office:value-type="string" calcext:value-type="string">
            <text:p>Niv. <text:s text:c="2"/>8 <text:s/>+2 <text:s text:c="10"/>3 400 PO, Niv. 13 <text:s/>+3 <text:s text:c="8"/>17 000 PO, Niv. 18 <text:s/>+4 <text:s text:c="8"/>85 000 PO, Niv. 23 <text:s/>+5 <text:s text:c="6"/>425 000 PO, Niv. 28 <text:s/>+6 <text:s text:c="3"/>2 1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bénéficiez d'un bonus d'objet de +2 aux jets de sauvegarde contre les effets de charme et de terreur.\r\n</text:p>
          </table:table-cell>
          <table:table-cell office:value-type="string" calcext:value-type="string">
            <text:p>Quotidien ♦ charme : interruption immédiate. Déclencheur : un ennemi vous vise avec un pouvoir de charme ou de terreur. Effet : la cible de ce pouvoir est une autre créature de votre choix située dans un rayon de 5 cases.\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Cape du désert</text:p>
          </table:table-cell>
          <table:table-cell office:value-type="string" calcext:value-type="string">
            <text:p>13+</text:p>
          </table:table-cell>
          <table:table-cell office:value-type="string" calcext:value-type="string">
            <text:p>Cette cape se fond parfaitement dans les paysages désertiques.\r\n</text:p>
          </table:table-cell>
          <table:table-cell office:value-type="string" calcext:value-type="string">
            <text:p>Niv. 13 <text:s/>+3 <text:s text:c="8"/>17 000 PO, Niv. 18 <text:s/>+4 <text:s text:c="8"/>85 000 PO, Niv. 23 <text:s/>+5 <text:s text:c="6"/>425 000 PO, Niv. 28 <text:s/>+6 <text:s text:c="3"/>2 1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 action mineure. Vous disposez d'un camouflage jusqu'à la fin de la rencontre alors que le sable se met à souffler tout autour de vous. Jusqu'à la fin de la rencontre, vous pouvez projeter ce sable dans une attaque : action simple ; explosion de proximité 3 ; vise chaque ennemi pris dans l'explosion ; <text:s/>Constitution + bonus d'altération de la cape contre Vigueur ; en cas de réussite, la cible subit 1d6 dégâts par point de bonus d'altération et est aveuglé jusqu'à la fin de son tour de jeu suivant. Si vous effectuez cette attaque, le camouflage octroyé par ce pouvoir prend fin.\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Cape du voleur de l'ombre</text:p>
          </table:table-cell>
          <table:table-cell office:value-type="string" calcext:value-type="string">
            <text:p>19+</text:p>
          </table:table-cell>
          <table:table-cell office:value-type="string" calcext:value-type="string">
            <text:p>Cette cape vous enveloppe dans un voile d'ombre, plongeant vos ennemis dans la confusion.\r\n</text:p>
          </table:table-cell>
          <table:table-cell office:value-type="string" calcext:value-type="string">
            <text:p>Niv. 19 <text:s/>+4 <text:s text:c="6"/>105 000 PO, Niv. 24 <text:s/>+5 <text:s text:c="6"/>525 000 PO, Niv. 29 <text:s/>+6 <text:s text:c="3"/>2 6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Rencontre : action mineure. Jusqu'à la fin de votre tour de jeu suivant, chaque ennemi contre lequel vous disposez d'un camouflage ou d'un abri vous confère un avantage de combat.\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Collier de clés</text:p>
          </table:table-cell>
          <table:table-cell office:value-type="string" calcext:value-type="string">
            <text:p>3+</text:p>
          </table:table-cell>
          <table:table-cell office:value-type="string" calcext:value-type="string">
            <text:p>Chaque clé pendue à cette cordelette de cuir peut ouvrir une porte, même si vous ne l'avez pas encore repérée.\r\n</text:p>
          </table:table-cell>
          <table:table-cell office:value-type="string" calcext:value-type="string">
            <text:p>Niv. <text:s text:c="2"/>3 <text:s/>+1 <text:s text:c="13"/>680 PO, Niv. <text:s text:c="2"/>8 <text:s/>+2 <text:s text:c="10"/>3 400 PO, Niv. 13 <text:s/>+3 <text:s text:c="8"/>17 000 PO, Niv. 18 <text:s/>+4 <text:s text:c="8"/>85 000 PO, Niv. 23 <text:s/>+5 <text:s text:c="6"/>425 000 PO, Niv. 28 <text:s/>+6 <text:s text:c="3"/>2 1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bénéficiez d'un bonus d'objet aux tests de Larcin pour crocheter les serrures égal au bonus d'altération du collier.\r\n</text:p>
          </table:table-cell>
          <table:table-cell office:value-type="string" calcext:value-type="string">
            <text:p>Quotidien ♦ téléportation : action mineure. Si vous êtes étreint ou maîtrisé, vous pouvez vous téléportez de 3 cases.\r\nNiveau 13 ou 18 : téléportation de 5 cases.\r\nNiveau 23 ou 28 : téléportation de 10 cases.\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Éclat de gemme de sang</text:p>
          </table:table-cell>
          <table:table-cell office:value-type="string" calcext:value-type="string">
            <text:p>20+</text:p>
          </table:table-cell>
          <table:table-cell office:value-type="string" calcext:value-type="string">
            <text:p>Ce cristal rouge sang absorbe la force vitale de vos ennemis vaincus, renforçant ainsi vos défenses.\r\n</text:p>
          </table:table-cell>
          <table:table-cell office:value-type="string" calcext:value-type="string">
            <text:p>Niv. 20 <text:s/>+4 <text:s text:c="6"/>125 000 PO, Niv. 25 <text:s/>+5 <text:s text:c="6"/>625 000 PO, Niv. 30 <text:s/>+6 <text:s text:c="3"/>3 1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Lorsque vous réduisez une créature autre qu'un sbire à 0 point de vie, vous bénéficiez d'un bonus d'objet cumulatif de +1 en Réflexes, Vigueur et Volonté (pour un maximum de +3) jusqu'à la fin de rencontre.\r\n</text:p>
          </table:table-cell>
          <table:table-cell table:number-columns-repeated="2"/>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Fourrure du loup des glaces</text:p>
          </table:table-cell>
          <table:table-cell office:value-type="string" calcext:value-type="string">
            <text:p>4+</text:p>
          </table:table-cell>
          <table:table-cell office:value-type="string" calcext:value-type="string">
            <text:p>La fourrure blanche comme la neige de cette cape vous protège du froid.\r\n</text:p>
          </table:table-cell>
          <table:table-cell office:value-type="string" calcext:value-type="string">
            <text:p>Niv. <text:s text:c="2"/>4 <text:s/>+1 <text:s text:c="13"/>840 PO, Niv. <text:s text:c="2"/>9 <text:s/>+2 <text:s text:c="10"/>4 200 PO, Niv. 14 <text:s/>+3 <text:s text:c="8"/>21 000 PO, Niv. 19 <text:s/>+4 <text:s text:c="6"/>105 000 PO, Niv. 24 <text:s/>+5 <text:s text:c="6"/>525 000 PO, Niv. 29 <text:s/>+6 <text:s text:c="3"/>2 6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bénéficiez d'une résistance au froid 5.\r\nNiveau 14 ou 19 : résistance au froid 10.\r\nNiveau 24 ou 29 : résistance au froid 15.\r\n</text:p>
          </table:table-cell>
          <table:table-cell office:value-type="string" calcext:value-type="string">
            <text:p>Quotidien : réaction immédiate. Déclencheur : un ennemi qui vous est adjacent vous touche. Effet : l'ennemi en question se retrouve à terr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Médaillon de l'esprit</text:p>
          </table:table-cell>
          <table:table-cell office:value-type="string" calcext:value-type="string">
            <text:p>14+</text:p>
          </table:table-cell>
          <table:table-cell office:value-type="string" calcext:value-type="string">
            <text:p>L'améthyste insérée dans ce médaillon luit légèrement quand vos pensées s'insinuent dans l'esprit de ceux qui vous entourent.\r\n</text:p>
          </table:table-cell>
          <table:table-cell office:value-type="string" calcext:value-type="string">
            <text:p>Niv. 14 <text:s/>+3 <text:s text:c="8"/>21 000 PO, Niv. 19 <text:s/>+4 <text:s text:c="6"/>105 000 PO, Niv. 24 <text:s/>+5 <text:s text:c="6"/>525 000 PO, Niv. 29 <text:s/>+6 <text:s text:c="3"/>2 6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bénéficiez d'un bonus d'objet aux tests d'Intuition égal au bonus d'altération du médaillon.\r\nVous pouvez communiquer télépathiquement avec toute créature que vous voyez. Celles qui souhaitent communiquer avec vous peuvent en retour vous envoyer leurs pensées, permettant ainsi de communiquer dans les deux sens. Cette communication télépathique remplit la condition d'un pouvoir ou d'une aptitude de classe exigeant qu'une cible vous entende.\r\n</text:p>
          </table:table-cell>
          <table:table-cell office:value-type="string" calcext:value-type="string">
            <text:p>Quotidien : action libre. Déclencheur : un ennemi auquel vous conférez un avantage de combat vous touche ou vous rate. Effet : l'ennemi en question confère un avantage de combat à vos alliés jusqu'au début de votre tour de jeu suivant.\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Médaillon intemporel</text:p>
          </table:table-cell>
          <table:table-cell office:value-type="string" calcext:value-type="string">
            <text:p>14+</text:p>
          </table:table-cell>
          <table:table-cell office:value-type="string" calcext:value-type="string">
            <text:p>Ce médaillon doré vous aide à tirer le maximum de chaque instant.\r\n</text:p>
          </table:table-cell>
          <table:table-cell office:value-type="string" calcext:value-type="string">
            <text:p>Niv. 14 <text:s/>+3 <text:s text:c="8"/>21 000 PO, Niv. 19 <text:s/>+4 <text:s text:c="6"/>105 000 PO, Niv. 24 <text:s/>+5 <text:s text:c="6"/>525 000 PO, Niv. 29 <text:s/>+6 <text:s text:c="3"/>2 6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bénéficiez d'un bonus d'objet aux tests d'Initiative égal au bonus d'altération du médaillon.\r\n</text:p>
          </table:table-cell>
          <table:table-cell office:value-type="string" calcext:value-type="string">
            <text:p>Quotidien : action mineure. Vous effectuez une action simpl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Pendentif porte-bonheur</text:p>
          </table:table-cell>
          <table:table-cell office:value-type="string" calcext:value-type="string">
            <text:p>4+</text:p>
          </table:table-cell>
          <table:table-cell office:value-type="string" calcext:value-type="string">
            <text:p>Pattes de singe ou de lapin, ce médaillon de chance vous aide à reprendre le dessus dans les pires moments.\r\n</text:p>
          </table:table-cell>
          <table:table-cell office:value-type="string" calcext:value-type="string">
            <text:p>Niv. <text:s text:c="2"/>4 <text:s/>+1 <text:s text:c="13"/>840 PO, Niv. <text:s text:c="2"/>9 <text:s/>+2 <text:s text:c="10"/>4 200 PO, Niv. 14 <text:s/>+3 <text:s text:c="8"/>21 000 PO, Niv. 19 <text:s/>+4 <text:s text:c="6"/>105 000 PO, Niv. 24 <text:s/>+5 <text:s text:c="6"/>525 000 PO, Niv. 29 <text:s/>+6 <text:s text:c="3"/>2 6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 aucune. Déclencheur : vous ratez une attaque, un test de compétence, un test de caractéristique ou un jet de sauvegarde. Effet : lancez un d6 et ajoutez le résultat au jet d'attaque, au test de compétence, au test de caractéristique ou au jet de sauvegarde.\r\nNiveau 14 ou 19 : lancez un d6 deux fois et ajoutez le résultat de votre choix.\r\nNiveau 24 ou 29 : lancez un d6 trois fois et ajoutez le résultat de votre choix.\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Suaire des corneilles</text:p>
          </table:table-cell>
          <table:table-cell office:value-type="string" calcext:value-type="string">
            <text:p>13+</text:p>
          </table:table-cell>
          <table:table-cell office:value-type="string" calcext:value-type="string">
            <text:p>En rabattant le capuchon de cette cape noire sur votre tête, vous vous transformez en une nuée de corneilles.\r\n</text:p>
          </table:table-cell>
          <table:table-cell office:value-type="string" calcext:value-type="string">
            <text:p>Niv. 13 <text:s/>+3 <text:s text:c="8"/>17 000 PO, Niv. 18 <text:s/>+4 <text:s text:c="8"/>85 000 PO, Niv. 23 <text:s/>+5 <text:s text:c="6"/>425 000 PO, Niv. 28 <text:s/>+6 <text:s text:c="3"/>2 125 000 PO</text:p>
          </table:table-cell>
          <table:table-cell office:value-type="string" calcext:value-type="string">
            <text:p>Cou</text:p>
          </table:table-cell>
          <table:table-cell office:value-type="string" calcext:value-type="string">
            <text:p>Réflexes, Vigueur et Volonté</text:p>
          </table:table-cell>
          <table:table-cell/>
          <table:table-cell office:value-type="string" calcext:value-type="string">
            <text:p>Quotidien ♦ métamorphose : réaction immédiate. Déclencheur : vous subissez les dégâts d'une attaque. Effet : vous vous transformez en une nuée de corneilles criardes jusqu'au début de votre tour de jeu suivant. Tant que vous êtes transformé, vous êtes immatériel et bénéficiez d'une VD en vol égale à votre VD. De plus, vous vous décalez d'un nombre de cases égal au bonus d'altération du suair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Talisman de fragment d'âme</text:p>
          </table:table-cell>
          <table:table-cell office:value-type="string" calcext:value-type="string">
            <text:p>24+</text:p>
          </table:table-cell>
          <table:table-cell office:value-type="string" calcext:value-type="string">
            <text:p>Étonnamment lourd pour sa taille, ce pendentif de métal noir dégage des volutes de fumée bleutée quand une âme y est piégée.\r\n</text:p>
          </table:table-cell>
          <table:table-cell office:value-type="string" calcext:value-type="string">
            <text:p>Niv. 24 <text:s/>+5 <text:s text:c="6"/>525 000 PO, Niv. 29 <text:s/>+6 <text:s text:c="3"/>2 6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Lorsque vous réduisez un ennemi autre qu'un sbire à 0 point de vie, ce talisman gagne une charge. Il n'y a aucune limite au nombre de charges qu'il peut accumuler, mais il repasse à 1 charge après un repos prolongé.\r\n</text:p>
          </table:table-cell>
          <table:table-cell office:value-type="string" calcext:value-type="string">
            <text:p>Quotidien ♦ guérison : action mineure. Vous dépensez 1 charge du talisman et regagnez 3d6 points de vie plus des points de vie supplémentaires égaux à 4 fois le nombre de charges restant dans le talisman.\r\nNiveau 29 : 3d8 points de vie plus 6 fois le nombre de charges restant dans le talisman.\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Talisman de la plaie refermée</text:p>
          </table:table-cell>
          <table:table-cell office:value-type="string" calcext:value-type="string">
            <text:p>25+</text:p>
          </table:table-cell>
          <table:table-cell office:value-type="string" calcext:value-type="string">
            <text:p>Cette pierre d'un rouge luisant montée sur une chaîne en or saigne abondamment lorsque vous encaissez une blessure grave.\r\n</text:p>
          </table:table-cell>
          <table:table-cell office:value-type="string" calcext:value-type="string">
            <text:p>Niv. 25 <text:s/>+5 <text:s text:c="6"/>625 000 PO, Niv. 30 <text:s/>+6 <text:s text:c="3"/>3 1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bénéficiez d'un bonus d'objet aux jets de sauvegarde contre les dégâts continus sans type égal au bonus d'altération du talisman.\r\n</text:p>
          </table:table-cell>
          <table:table-cell office:value-type="string" calcext:value-type="string">
            <text:p>Quotidien ♦ guérison : aucune. Déclencheur : une attaque vous réduit à 0 point de vie ou moins. Effet : vous dépensez une récupération et regagnez des points de vie supplémentaires égaux à votre valeur de récupération +10.\r\nNiveau 30 : votre valeur de récupération +15.\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Talisman de protection contre le poison</text:p>
          </table:table-cell>
          <table:table-cell office:value-type="string" calcext:value-type="string">
            <text:p>4+</text:p>
          </table:table-cell>
          <table:table-cell office:value-type="string" calcext:value-type="string">
            <text:p>La gemme noire sertie sur cette chaîne d'argent vire au blanc lorsque vous êtes empoisonné.\r\n</text:p>
          </table:table-cell>
          <table:table-cell office:value-type="string" calcext:value-type="string">
            <text:p>Niv. <text:s text:c="2"/>4 <text:s/>+1 <text:s text:c="13"/>840 PO, Niv. <text:s text:c="2"/>9 <text:s/>+2 <text:s text:c="10"/>4 200 PO, Niv. 14 <text:s/>+3 <text:s text:c="8"/>21 000 PO, Niv. 19 <text:s/>+4 <text:s text:c="6"/>105 000 PO, Niv. 24 <text:s/>+5 <text:s text:c="6"/>525 000 PO, Niv. 29 <text:s/>+6 <text:s text:c="3"/>2 6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Vous bénéficiez d'une résistance au poison 5.\r\nNiveau 14 ou 19 : résistance au poison 10.\r\nNiveau 24 ou 29 : résistance au poison 20.\r\n</text:p>
          </table:table-cell>
          <table:table-cell office:value-type="string" calcext:value-type="string">
            <text:p>Quotidien : interruption immédiate. Déclencheur : vous subissez des dégâts d'une attaque de poison. Effet : votre résistance au poison augmente de 15 jusqu'à la fin de votre tour de jeu suivant.\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Talisman de terreur</text:p>
          </table:table-cell>
          <table:table-cell office:value-type="string" calcext:value-type="string">
            <text:p>7+</text:p>
          </table:table-cell>
          <table:table-cell office:value-type="string" calcext:value-type="string">
            <text:p>Cette amulette représente un visage figé par une expression de terreur intense.\r\n</text:p>
          </table:table-cell>
          <table:table-cell office:value-type="string" calcext:value-type="string">
            <text:p>Niv. <text:s text:c="2"/>7 <text:s/>+2 <text:s text:c="10"/>2 600 PO, Niv. 12 <text:s/>+3 <text:s text:c="8"/>13 000 PO, Niv. 17 <text:s/>+4 <text:s text:c="8"/>65 000 PO, Niv. 22 <text:s/>+5 <text:s text:c="6"/>325 000 PO, Niv. 27 <text:s/>+6 <text:s text:c="3"/>1 625 000 PO</text:p>
          </table:table-cell>
          <table:table-cell office:value-type="string" calcext:value-type="string">
            <text:p>Cou</text:p>
          </table:table-cell>
          <table:table-cell office:value-type="string" calcext:value-type="string">
            <text:p>Réflexes, Vigueur et Volonté</text:p>
          </table:table-cell>
          <table:table-cell office:value-type="string" calcext:value-type="string">
            <text:p>Lorsque vous utilisez un pouvoir de terreur; chaque cible subit un malus de -1 aux jets de sauvegarde contre les effets continus de ce pouvoir.\r\nNiveau 12 ou 17 : malus de -2.\r\nNiveau 22 ou 27 : malus de -3.\r\n</text:p>
          </table:table-cell>
          <table:table-cell table:number-columns-repeated="2"/>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mas babélien</text:p>
          </table:table-cell>
          <table:table-cell office:value-type="string" calcext:value-type="string">
            <text:p>20+</text:p>
          </table:table-cell>
          <table:table-cell office:value-type="string" calcext:value-type="string">
            <text:p>Ce petit amas de chair informe gigote constamment, et des yeux et des bouches en poussent et en tombent sans cesse tandis qu'il se dresse au sommet de votre crâne.\r\n</text:p>
          </table:table-cell>
          <table:table-cell office:value-type="string" calcext:value-type="string">
            <text:p>Niv. 20 <text:s/>+4 <text:s text:c="6"/>125 000 PO, Niv. 30 <text:s/>+6 <text:s text:c="3"/>3 125 000 PO</text:p>
          </table:table-cell>
          <table:table-cell office:value-type="string" calcext:value-type="string">
            <text:p>Tête</text:p>
          </table:table-cell>
          <table:table-cell/>
          <table:table-cell office:value-type="string" calcext:value-type="string">
            <text:p>Vous bénéficiez d'un bonus d'objet de +1 en Volonté.\r\nNiveau 30 : bonus d'objet de +2.\r\n</text:p>
          </table:table-cell>
          <table:table-cell office:value-type="string" calcext:value-type="string">
            <text:p>Rencontre ♦ psychique : réaction immédiate. Déclencheur : un ennemi vous touche avec une attaque qui vise la Volonté pour la première fois de la rencontre. Effet : l'ennemi en question subit 2d12 dégâts psychiques.\r\nNiveau 30 : 3d12 dégâts psychiques.\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andeau béni des fées</text:p>
          </table:table-cell>
          <table:table-cell office:value-type="string" calcext:value-type="string">
            <text:p>8+</text:p>
          </table:table-cell>
          <table:table-cell office:value-type="string" calcext:value-type="string">
            <text:p>Ce mince bandeau rehaussé d'argent et de pierres de lune vous confère un peu de la grâce des fées.\r\n</text:p>
          </table:table-cell>
          <table:table-cell office:value-type="string" calcext:value-type="string">
            <text:p>Niv. <text:s text:c="2"/>8 <text:s/>+2 <text:s text:c="10"/>3 400 PO</text:p>
          </table:table-cell>
          <table:table-cell office:value-type="string" calcext:value-type="string">
            <text:p>Tête</text:p>
          </table:table-cell>
          <table:table-cell/>
          <table:table-cell office:value-type="string" calcext:value-type="string">
            <text:p>Au début de chaque rencontre, vous gagnez des points de vie temporaires égaux à votre modificateur de Charisme.\r\n</text:p>
          </table:table-cell>
          <table:table-cell table:number-columns-repeated="2"/>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andeau de continuité</text:p>
          </table:table-cell>
          <table:table-cell office:value-type="string" calcext:value-type="string">
            <text:p>11+</text:p>
          </table:table-cell>
          <table:table-cell office:value-type="string" calcext:value-type="string">
            <text:p>Ce bandeau de platine incrusté de topazes dorées scintille de mille feux et vous protège contre les perturbations mentales.\r\n</text:p>
          </table:table-cell>
          <table:table-cell office:value-type="string" calcext:value-type="string">
            <text:p>Niv. 11 <text:s/>+3 <text:s text:c="10"/>9 000 PO</text:p>
          </table:table-cell>
          <table:table-cell office:value-type="string" calcext:value-type="string">
            <text:p>Tête</text:p>
          </table:table-cell>
          <table:table-cell/>
          <table:table-cell office:value-type="string" calcext:value-type="string">
            <text:p>Vous bénéficiez d'un bonus d'objet de +2 aux jets de sauvegarde contre les effets qui hébètent ou étourdissent.\r\n</text:p>
          </table:table-cell>
          <table:table-cell office:value-type="string" calcext:value-type="string">
            <text:p>Rencontre : aucune action. Déclencheur : vous êtes hébété ou étourdi au début de votre tour de jeu. Effet : vous maintenez un pouvoir qui requiert normalement une action mineure pour être maintenu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Coiffe de l'ours</text:p>
          </table:table-cell>
          <table:table-cell office:value-type="string" calcext:value-type="string">
            <text:p>9+</text:p>
          </table:table-cell>
          <table:table-cell office:value-type="string" calcext:value-type="string">
            <text:p>Cette tête d'ours tannée vous aide lorsque vous êtes métamorphosé.\r\n</text:p>
          </table:table-cell>
          <table:table-cell office:value-type="string" calcext:value-type="string">
            <text:p>Niv. <text:s text:c="2"/>9 <text:s/>+2 <text:s text:c="10"/>4 200 PO</text:p>
          </table:table-cell>
          <table:table-cell office:value-type="string" calcext:value-type="string">
            <text:p>Tête</text:p>
          </table:table-cell>
          <table:table-cell/>
          <table:table-cell office:value-type="string" calcext:value-type="string">
            <text:p>Vous bénéficiez d'un bonus d'objet de +2 aux tests de Nature.\r\nTant que vous êtes affecté par un pouvoir de métamorphose primal, vous bénéficiez d'un bonus de +1 en Volonté.\r\n</text:p>
          </table:table-cell>
          <table:table-cell table:number-columns-repeated="2"/>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Coiffe de la chimère</text:p>
          </table:table-cell>
          <table:table-cell office:value-type="string" calcext:value-type="string">
            <text:p>16+</text:p>
          </table:table-cell>
          <table:table-cell office:value-type="string" calcext:value-type="string">
            <text:p>Trois têtes de chimère miniatures sont incrustées à cette coiffe, ce qui vous confère les multiples aptitudes de cette créature.\r\n</text:p>
          </table:table-cell>
          <table:table-cell office:value-type="string" calcext:value-type="string">
            <text:p>Niv. 17 <text:s/>+4 <text:s text:c="8"/>65 000 PO</text:p>
          </table:table-cell>
          <table:table-cell office:value-type="string" calcext:value-type="string">
            <text:p>Tête</text:p>
          </table:table-cell>
          <table:table-cell/>
          <table:table-cell office:value-type="string" calcext:value-type="string">
            <text:p>Vous ne pouvez utiliser qu'un seul des pouvoirs de cette coiffe chaque jour.\r\n</text:p>
          </table:table-cell>
          <table:table-cell office:value-type="string" calcext:value-type="string">
            <text:p>Quotidien : action libre. Déclencheur : vous réussissez un coup critique contre un ennemi. Effet : cet ennemi subit 10 dégâts continus (sauvegarde annule).\r\nQuotidien : action libre. Déclencheur : vous touchez avec une attaque de charge. Effet : l'attaque de charge inflige 2d10 dégâts supplémentaires.\r\nQuotidien : action mineure. Vous bénéficiez d'une résistance 15 à l'acide, à l'électricité, au froid, ou au poison (à choisir à la création de l'objet) jusqu'à la fin de la rencontr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Couronne de l'équilibre</text:p>
          </table:table-cell>
          <table:table-cell office:value-type="string" calcext:value-type="string">
            <text:p>12+</text:p>
          </table:table-cell>
          <table:table-cell office:value-type="string" calcext:value-type="string">
            <text:p>Au moment où vos adversaires se débarrassent d'un effet incapacitant, cette lourde couronne de cuivre offre les même bienfaits à vos alliés.\r\n</text:p>
          </table:table-cell>
          <table:table-cell office:value-type="string" calcext:value-type="string">
            <text:p>Niv. 12 <text:s/>+3 <text:s text:c="8"/>13 000 PO</text:p>
          </table:table-cell>
          <table:table-cell office:value-type="string" calcext:value-type="string">
            <text:p>Tête</text:p>
          </table:table-cell>
          <table:table-cell/>
          <table:table-cell office:value-type="string" calcext:value-type="string">
            <text:p>Quand un ennemi se sauvegarde contre un effet que vous avez créé, le pouvoir de cet objet se recharge.\r\n</text:p>
          </table:table-cell>
          <table:table-cell office:value-type="string" calcext:value-type="string">
            <text:p>Quotidien : action mineure. Un allié que vous voyez situé dans un rayon de 10 cases effectue un jet de sauvegard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Couronne de la victoire</text:p>
          </table:table-cell>
          <table:table-cell office:value-type="string" calcext:value-type="string">
            <text:p>29+</text:p>
          </table:table-cell>
          <table:table-cell office:value-type="string" calcext:value-type="string">
            <text:p>Cette majestueuse couronne de platine ne convient qu'aux plus grands des héros.\r\n</text:p>
          </table:table-cell>
          <table:table-cell office:value-type="string" calcext:value-type="string">
            <text:p>Niv. 29 <text:s/>+6 <text:s text:c="3"/>2 625 000 PO</text:p>
          </table:table-cell>
          <table:table-cell office:value-type="string" calcext:value-type="string">
            <text:p>Tête</text:p>
          </table:table-cell>
          <table:table-cell/>
          <table:table-cell office:value-type="string" calcext:value-type="string">
            <text:p>Vous pouvez dépenser deux points d'actions au cours d'une même rencontre.\r\n</text:p>
          </table:table-cell>
          <table:table-cell table:number-columns-repeated="2"/>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Couronne du philosophe</text:p>
          </table:table-cell>
          <table:table-cell office:value-type="string" calcext:value-type="string">
            <text:p>7+</text:p>
          </table:table-cell>
          <table:table-cell office:value-type="string" calcext:value-type="string">
            <text:p>Cette couronne ciselée d'or vous garantit l'ampleur de vos connaissances.\r\n</text:p>
          </table:table-cell>
          <table:table-cell office:value-type="string" calcext:value-type="string">
            <text:p>Niv. <text:s text:c="2"/>7 <text:s/>+2 <text:s text:c="10"/>2 600 PO, Niv. 17 <text:s/>+4 <text:s text:c="8"/>65 000 PO, Niv. 27 <text:s/>+6 <text:s text:c="3"/>1 625 000 PO</text:p>
          </table:table-cell>
          <table:table-cell office:value-type="string" calcext:value-type="string">
            <text:p>Tête</text:p>
          </table:table-cell>
          <table:table-cell/>
          <table:table-cell office:value-type="string" calcext:value-type="string">
            <text:p>Vous bénéficiez d'un bonus d'objet de +1 aux tests d'Arcanes, Exploration, Histoire, Nature et Religion.\r\nNiveau 17 : bonus d'objet de +2.\r\nNiveau 27 : bonus d'objet de +3.\r\n</text:p>
          </table:table-cell>
          <table:table-cell office:value-type="string" calcext:value-type="string">
            <text:p>Quotidien : action libre. Déclencheur : vous effectuez un test d'Arcanes, Exploration, Histoire, Nature ou Religion, et n'êtes pas satisfait du résultat. Effet : vous refaites le tests et conservez le résultat de votre choix.\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Essence du feu follet</text:p>
          </table:table-cell>
          <table:table-cell office:value-type="string" calcext:value-type="string">
            <text:p>21+</text:p>
          </table:table-cell>
          <table:table-cell office:value-type="string" calcext:value-type="string">
            <text:p>Une sphère de lumière scintillante tourbillonne autour de votre tête et attire à vous les adversaires qui vous attaquent à distance.\r\n</text:p>
          </table:table-cell>
          <table:table-cell office:value-type="string" calcext:value-type="string">
            <text:p>Niv. 21 <text:s/>+5 <text:s text:c="6"/>225 000 PO</text:p>
          </table:table-cell>
          <table:table-cell office:value-type="string" calcext:value-type="string">
            <text:p>Tête</text:p>
          </table:table-cell>
          <table:table-cell table:number-columns-repeated="2"/>
          <table:table-cell office:value-type="string" calcext:value-type="string">
            <text:p>À volonté : réaction immédiate. Déclencheur : un ennemi vous touche avec une attaque à distance. Effet : vous tirez l'ennemi en question de 2 cases.\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Heaume du cyclope</text:p>
          </table:table-cell>
          <table:table-cell office:value-type="string" calcext:value-type="string">
            <text:p>18+</text:p>
          </table:table-cell>
          <table:table-cell office:value-type="string" calcext:value-type="string">
            <text:p>La gemme en forme d’œil qui scintille au milieu du front de ce heaume de mitral finement ouvragé révèle ce qui est dissimulé.\r\n</text:p>
          </table:table-cell>
          <table:table-cell office:value-type="string" calcext:value-type="string">
            <text:p>Niv. 18 <text:s/>+4 <text:s text:c="8"/>85 000 PO</text:p>
          </table:table-cell>
          <table:table-cell office:value-type="string" calcext:value-type="string">
            <text:p>Tête</text:p>
          </table:table-cell>
          <table:table-cell/>
          <table:table-cell office:value-type="string" calcext:value-type="string">
            <text:p>Vous bénéficiez d'un bonus d'objet de +4 aux tests de Perception.\r\n</text:p>
          </table:table-cell>
          <table:table-cell office:value-type="string" calcext:value-type="string">
            <text:p>Quotidien : action mineure. Vous voyez les créatures invisibles jusqu'à la fin de votre tour de jeu suivant. De plus, choisissez une créature invisible que vous voyez. Cette créature devient visible et ne peut redevenir invisible avant la fin de votre tour de jeu suivant.\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Oiseau de feu</text:p>
          </table:table-cell>
          <table:table-cell office:value-type="string" calcext:value-type="string">
            <text:p>27+</text:p>
          </table:table-cell>
          <table:table-cell office:value-type="string" calcext:value-type="string">
            <text:p>Un petit oiseau flamboyant gravite autour de vos épaules, vous protégeant contre les flammes et brûlant ceux qui vous attaquent de loin.\r\n</text:p>
          </table:table-cell>
          <table:table-cell office:value-type="string" calcext:value-type="string">
            <text:p>Niv. 27 <text:s/>+6 <text:s text:c="3"/>1 625 000 PO</text:p>
          </table:table-cell>
          <table:table-cell office:value-type="string" calcext:value-type="string">
            <text:p>Tête</text:p>
          </table:table-cell>
          <table:table-cell/>
          <table:table-cell office:value-type="string" calcext:value-type="string">
            <text:p>Vous bénéficiez d'un bonus d'objet de +4 aux jets de dégâts avec les pouvoirs d'attaque de focaliseur de feu.\r\nTout ennemi qui vous touche avec une attaque à distance subit 1d12 dégâts de feu.\r\n</text:p>
          </table:table-cell>
          <table:table-cell table:number-columns-repeated="2"/>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Lentilles du lumineux</text:p>
          </table:table-cell>
          <table:table-cell office:value-type="string" calcext:value-type="string">
            <text:p>23+</text:p>
          </table:table-cell>
          <table:table-cell office:value-type="string" calcext:value-type="string">
            <text:p>Ces lentilles multicolores tournoient autour de votre tête au niveau de vos yeux, améliorant votre vue en fonction de vos besoins.\r\n</text:p>
          </table:table-cell>
          <table:table-cell office:value-type="string" calcext:value-type="string">
            <text:p>Niv. 23 <text:s/>+5 <text:s text:c="6"/>425 000 PO</text:p>
          </table:table-cell>
          <table:table-cell office:value-type="string" calcext:value-type="string">
            <text:p>Tête</text:p>
          </table:table-cell>
          <table:table-cell/>
          <table:table-cell office:value-type="string" calcext:value-type="string">
            <text:p>Vous bénéficiez de la vision dans le noir et d'un bonus d'objet de +5 aux tests de Perception.\r\nVous pouvez utiliser ces lentilles comme focus pour les rituels de scrutations qui nécessitent un focus d'une valeur inférieure ou égale à 425 000 po.\r\n</text:p>
          </table:table-cell>
          <table:table-cell office:value-type="string" calcext:value-type="string">
            <text:p>À volonté, 3 charges/jour : action mineure. Vous dépensez le nombre de charges indiqué et bénéficiez du sens spécial décrit jusqu'à la fin de la rencontre.\r\nCharges 1 ; Sens : Vous découvrez les résistances et les vulnérabilités de toutes les créatures que vous regardez (mais pas leur valeur).\r\nCharges 2 ; Sens : Vous bénéficiez d'un bonus de pouvoir de +5 aux tests de Perception pour détecter les pièges.\r\nCharges 3 ; Sens : vous bénéficiez de vision lucide 10.\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Masque sacré</text:p>
          </table:table-cell>
          <table:table-cell office:value-type="string" calcext:value-type="string">
            <text:p>8+</text:p>
          </table:table-cell>
          <table:table-cell office:value-type="string" calcext:value-type="string">
            <text:p>Ce masque de porcelaine blanche gravée d'or est le fléau des morts-vivants.\r\n</text:p>
          </table:table-cell>
          <table:table-cell office:value-type="string" calcext:value-type="string">
            <text:p>Niv. <text:s text:c="2"/>8 <text:s/>+2 <text:s text:c="10"/>3 400 PO</text:p>
          </table:table-cell>
          <table:table-cell office:value-type="string" calcext:value-type="string">
            <text:p>Tête</text:p>
          </table:table-cell>
          <table:table-cell/>
          <table:table-cell office:value-type="string" calcext:value-type="string">
            <text:p>Lorsque vous utilisez une aptitude de classe de conduit divin, vous infligez jusqu'à la fin de votre tour de jeu suivant 1d6 dégâts radiants supplémentaires contre les ennemis morts-vivants et pouvez leur infliger un coup critique sur un résultat 18-20.\r\n</text:p>
          </table:table-cell>
          <table:table-cell table:number-columns-repeated="2"/>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x d'agilité mentale</text:p>
          </table:table-cell>
          <table:table-cell office:value-type="string" calcext:value-type="string">
            <text:p>20+</text:p>
          </table:table-cell>
          <table:table-cell office:value-type="string" calcext:value-type="string">
            <text:p>Tant que vous portez cet anneau, vos pensées sont plus claires et vous vous remettez plus vite des assauts mentaux.\r\n</text:p>
          </table:table-cell>
          <table:table-cell office:value-type="string" calcext:value-type="string">
            <text:p>Niv. 20 <text:s/>+4 <text:s text:c="6"/>125 000 PO</text:p>
          </table:table-cell>
          <table:table-cell office:value-type="string" calcext:value-type="string">
            <text:p>Anneaux</text:p>
          </table:table-cell>
          <table:table-cell/>
          <table:table-cell office:value-type="string" calcext:value-type="string">
            <text:p>Vous bénéficiez d'un bonus d'objet de +4 aux tests de Diplomatie. En outre, vous bénéficiez d'un bonus d'objet en Volonté égal au nombre d'étapes que vous avez atteintes dans la journée.\r\n</text:p>
          </table:table-cell>
          <table:table-cell/>
          <table:table-cell office:value-type="string" calcext:value-type="string">
            <text:p>Quotidien: aucune action.Déclencheur : une attaque touche votre Volonté et vous étourdit ou vous hébète.Effet : vous effectuez un jet de sauvegarde contre l'effet qui vous a étourdit ou hébété, même si une sauvegarde n'est normalement pas en mesure de l'annuler. L'effet est annulé si vous vous sauvegardé.\r\n</text:p>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alliance</text:p>
          </table:table-cell>
          <table:table-cell office:value-type="string" calcext:value-type="string">
            <text:p>15+</text:p>
          </table:table-cell>
          <table:table-cell office:value-type="string" calcext:value-type="string">
            <text:p>Cet anneau d'argent est serti d'ornements entremêlés et peut soigner vos alliés.\r\n</text:p>
          </table:table-cell>
          <table:table-cell office:value-type="string" calcext:value-type="string">
            <text:p>Niv. 15 <text:s/>+3 <text:s text:c="8"/>25 000 PO</text:p>
          </table:table-cell>
          <table:table-cell office:value-type="string" calcext:value-type="string">
            <text:p>Anneaux</text:p>
          </table:table-cell>
          <table:table-cell/>
          <table:table-cell office:value-type="string" calcext:value-type="string">
            <text:p>Lorsque vous utilisez votre second souffle, un allié qui vous est adjacent regagne 10 points de vie.\r\n</text:p>
          </table:table-cell>
          <table:table-cell office:value-type="string" calcext:value-type="string">
            <text:p>Quotidien ♦ guérison: action mineure. Vous dépensez une récupération mais ne regagnez aucun point de vie. Au lieu de cela, un allié qui vous est adjacent regagne des points de vie égaux à votre valeur de récupération. Si vous avez atteint au moins une étape dans la journée, l'allié regagne des points de vie supplémentaires égaux à votre niveaux.\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aplomb intuitif</text:p>
          </table:table-cell>
          <table:table-cell office:value-type="string" calcext:value-type="string">
            <text:p>26+</text:p>
          </table:table-cell>
          <table:table-cell office:value-type="string" calcext:value-type="string">
            <text:p>Cet anneau est fait de force sculptée et il lui arrive de fredonner dans votre tête.\r\n</text:p>
          </table:table-cell>
          <table:table-cell office:value-type="string" calcext:value-type="string">
            <text:p>Niv. 26 <text:s/>+6 <text:s text:c="3"/>1 125 000 PO</text:p>
          </table:table-cell>
          <table:table-cell office:value-type="string" calcext:value-type="string">
            <text:p>Anneaux</text:p>
          </table:table-cell>
          <table:table-cell/>
          <table:table-cell office:value-type="string" calcext:value-type="string">
            <text:p>Vous bénéficiez d'un bonus d'objet de +2 en Volonté.\r\n</text:p>
          </table:table-cell>
          <table:table-cell office:value-type="string" calcext:value-type="string">
            <text:p>Quotidien ♦ psychique: réaction immédiate.Déclencheur : un ennemi vous touche avec une attaque qui vie la Volonté.Effet : l'ennemi en question subit 1d10 dégâts psychiques continus (sauvegarde annule). Si vous avez atteint au moins une étape dans la journée, l'ennemi en question subit en fait 15 dégâts psychiques continus (sauvegarde annul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ntente</text:p>
          </table:table-cell>
          <table:table-cell office:value-type="string" calcext:value-type="string">
            <text:p>15+</text:p>
          </table:table-cell>
          <table:table-cell office:value-type="string" calcext:value-type="string">
            <text:p>Ces anneaux de cuivre se partagent entre ceux qui travaillent de concert.\r\n</text:p>
          </table:table-cell>
          <table:table-cell office:value-type="string" calcext:value-type="string">
            <text:p>Niv. 15 <text:s/>+3 <text:s text:c="8"/>25 000 PO</text:p>
          </table:table-cell>
          <table:table-cell office:value-type="string" calcext:value-type="string">
            <text:p>Anneaux</text:p>
          </table:table-cell>
          <table:table-cell/>
          <table:table-cell office:value-type="string" calcext:value-type="string">
            <text:p>Une fois par round, lorsque vous vous sauvegardez, un allié situé dans un rayon de 5 cases qui porte lui aussi un anneau d'entente peut effectuer un jet de sauvegarde.\r\n</text:p>
          </table:table-cell>
          <table:table-cell office:value-type="string" calcext:value-type="string">
            <text:p>Quotidien: action mineure. Un allié situé dans un rayon de 10 cases peut effecteur un jet de sauvegarde. S'il porte lui aussi un anneau d'entente, il bénéficie d'un bonus de pouvoir de +2 au jet de sauvegarde.\r\nSi vous avez atteint au moins une étape dans la journée, vous pouvez au lieu de cela utilisez ce pouvoir pour conférer à un allié situé dans un rayon de 10 cases qui porte lui aussi un anneau d'entente un jet de sauvegarde (assortie du bonus de pouvoir de +2) contre chaque effet dont il est victime et qu'une sauvegarde est en mesure d'annuler.\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influence</text:p>
          </table:table-cell>
          <table:table-cell office:value-type="string" calcext:value-type="string">
            <text:p>21+</text:p>
          </table:table-cell>
          <table:table-cell office:value-type="string" calcext:value-type="string">
            <text:p>Cet anneau en or blanc orné d'un saphir vous permet de peser sur l'esprit d'autrui.\r\n</text:p>
          </table:table-cell>
          <table:table-cell office:value-type="string" calcext:value-type="string">
            <text:p>Niv. 21 <text:s/>+5 <text:s text:c="6"/>225 000 PO</text:p>
          </table:table-cell>
          <table:table-cell office:value-type="string" calcext:value-type="string">
            <text:p>Anneaux</text:p>
          </table:table-cell>
          <table:table-cell/>
          <table:table-cell office:value-type="string" calcext:value-type="string">
            <text:p>Vous bénéficiez d'un bonus d'objet de +2 aux test de compétence et tests de caractéristiques associés au Charisme.\r\n</text:p>
          </table:table-cell>
          <table:table-cell office:value-type="string" calcext:value-type="string">
            <text:p>Quotidien: action mineure. Jusqu'à la fin de votre tour de jeu suivant. Vous bénéficiez d'un bonus de pouvoir de +2 aux jets d'attaque contre la Volonté.\r\nSi vous avez atteint au moins une étape dans la journée, le bonus aux jets d'attaque passe à +4\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grâce et de foudre</text:p>
          </table:table-cell>
          <table:table-cell office:value-type="string" calcext:value-type="string">
            <text:p>14+</text:p>
          </table:table-cell>
          <table:table-cell office:value-type="string" calcext:value-type="string">
            <text:p>La trame or et argent de cet anneau est entrecoupée de sillons étincelants. La foudre en jaillit pour vous protéger quand vous êtes mal en point.\r\n</text:p>
          </table:table-cell>
          <table:table-cell office:value-type="string" calcext:value-type="string">
            <text:p>Niv. 14 <text:s/>+3 <text:s text:c="8"/>21 000 PO</text:p>
          </table:table-cell>
          <table:table-cell office:value-type="string" calcext:value-type="string">
            <text:p>Anneaux</text:p>
          </table:table-cell>
          <table:table-cell/>
          <table:table-cell office:value-type="string" calcext:value-type="string">
            <text:p>Vous bénéficiez d'un bonus d'objet de +1 aux jets de sauvegarde contre les effets qui étourdissent ou hébètent.\r\n</text:p>
          </table:table-cell>
          <table:table-cell office:value-type="string" calcext:value-type="string">
            <text:p>Rencontre: aucune action.Déclencheur : vous êtes conscient et votre tour de jeu se termine sans que vous ayez effectué d'attaque.Effet : une créature située dans un rayon de 5 cases subit des dégâts d'électricité égaux à votre modificateur de caractéristique le plus élevé.\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grâce de prouesse</text:p>
          </table:table-cell>
          <table:table-cell office:value-type="string" calcext:value-type="string">
            <text:p>19+</text:p>
          </table:table-cell>
          <table:table-cell office:value-type="string" calcext:value-type="string">
            <text:p>La magie de cet anneau se manifeste sous la forme d'une spirale or et argent qui tourbillonne autour de votre main jusqu'à ce que vous la libéreriez.\r\n</text:p>
          </table:table-cell>
          <table:table-cell office:value-type="string" calcext:value-type="string">
            <text:p>Niv. 19 <text:s/>+4 <text:s text:c="6"/>105 000 PO</text:p>
          </table:table-cell>
          <table:table-cell office:value-type="string" calcext:value-type="string">
            <text:p>Anneaux</text:p>
          </table:table-cell>
          <table:table-cell/>
          <table:table-cell office:value-type="string" calcext:value-type="string">
            <text:p>Vous bénéficiez d'un bonus d'objet de +1 aux jets de sauvegarde contre les effets qui étourdissent ou hébètent.\r\n</text:p>
          </table:table-cell>
          <table:table-cell office:value-type="string" calcext:value-type="string">
            <text:p>Rencontre: aucune action.Déclencheur : vous êtes conscient et votre tour de jeu se termine sans que vous ayez effectué d'attaque.Effet : vous bénéficiez d'un bonus de pouvoir de +2 aux jets d'attaque à votre tour de jeu suivant.\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grâce du bélier</text:p>
          </table:table-cell>
          <table:table-cell office:value-type="string" calcext:value-type="string">
            <text:p>14+</text:p>
          </table:table-cell>
          <table:table-cell office:value-type="string" calcext:value-type="string">
            <text:p>Cette trame or et argent discrète présente un éclat d'ivoire taillé en forme de tête et de bélier.\r\n</text:p>
          </table:table-cell>
          <table:table-cell office:value-type="string" calcext:value-type="string">
            <text:p>Niv. 14 <text:s/>+3 <text:s text:c="8"/>21 000 PO</text:p>
          </table:table-cell>
          <table:table-cell office:value-type="string" calcext:value-type="string">
            <text:p>Anneaux</text:p>
          </table:table-cell>
          <table:table-cell/>
          <table:table-cell office:value-type="string" calcext:value-type="string">
            <text:p>Vous bénéficiez d'un bonus d'objet de +1 aux jets de sauvegarde contre les effets qui étourdissent ou hébètent.\r\n</text:p>
          </table:table-cell>
          <table:table-cell office:value-type="string" calcext:value-type="string">
            <text:p>Rencontre: aucune action.Déclencheur : vous êtes conscient et votre tour de jeu se termine sans que vous ayez effectué d'attaque.Effet : vous poussez une créature qui vous est adjacente de 1 cas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grâce du salut</text:p>
          </table:table-cell>
          <table:table-cell office:value-type="string" calcext:value-type="string">
            <text:p>14+</text:p>
          </table:table-cell>
          <table:table-cell office:value-type="string" calcext:value-type="string">
            <text:p>Quand l'espoir s'évanouit, le saphir palpitant de cet anneau peut la raviver.\r\n</text:p>
          </table:table-cell>
          <table:table-cell office:value-type="string" calcext:value-type="string">
            <text:p>Niv. 14 <text:s/>+3 <text:s text:c="8"/>21 000 PO</text:p>
          </table:table-cell>
          <table:table-cell office:value-type="string" calcext:value-type="string">
            <text:p>Anneaux</text:p>
          </table:table-cell>
          <table:table-cell/>
          <table:table-cell office:value-type="string" calcext:value-type="string">
            <text:p>Vous bénéficiez d'un bonus d'objet de +1 aux jets de sauvegarde contre les effets qui étourdissent ou hébètent.\r\n</text:p>
          </table:table-cell>
          <table:table-cell office:value-type="string" calcext:value-type="string">
            <text:p>Rencontre: aucune action.Déclencheur : vous êtes conscient et votre tour de jeu se termine sans que vous ayez effectué d'attaque.Effet : vous bénéficiez d'un bonus de pouvoir de +5 à votre prochain jet de sauvegarde avant la fin de la rencontr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grâce éladrine</text:p>
          </table:table-cell>
          <table:table-cell office:value-type="string" calcext:value-type="string">
            <text:p>16+</text:p>
          </table:table-cell>
          <table:table-cell office:value-type="string" calcext:value-type="string">
            <text:p>La trame or et argent de cet anneau de grâce rappelle l'héraldique de la Spirale effilée.\r\n</text:p>
          </table:table-cell>
          <table:table-cell office:value-type="string" calcext:value-type="string">
            <text:p>Niv. 16 <text:s/>+4 <text:s text:c="8"/>45 000 PO</text:p>
          </table:table-cell>
          <table:table-cell office:value-type="string" calcext:value-type="string">
            <text:p>Anneaux</text:p>
          </table:table-cell>
          <table:table-cell/>
          <table:table-cell office:value-type="string" calcext:value-type="string">
            <text:p>Vous bénéficiez d'un bonus d'objet de +1 aux jets de sauvegarde contre les effets qui étourdissent ou hébètent.\r\n</text:p>
          </table:table-cell>
          <table:table-cell office:value-type="string" calcext:value-type="string">
            <text:p>Rencontre ♦ téléportation : aucune action.Déclencheur : vous êtes conscient et votre tour de jeu se termine sans que vous ayez effectué d'attaque.Effet : vous vous téléportez de 5 cases.\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grâce inébranlable</text:p>
          </table:table-cell>
          <table:table-cell office:value-type="string" calcext:value-type="string">
            <text:p>14+</text:p>
          </table:table-cell>
          <table:table-cell office:value-type="string" calcext:value-type="string">
            <text:p>La trame particulière de cet anneau de grâce en or et argent est gravée de plumes.\r\n</text:p>
          </table:table-cell>
          <table:table-cell office:value-type="string" calcext:value-type="string">
            <text:p>Niv. 14 <text:s/>+3 <text:s text:c="8"/>21 000 PO</text:p>
          </table:table-cell>
          <table:table-cell office:value-type="string" calcext:value-type="string">
            <text:p>Anneaux</text:p>
          </table:table-cell>
          <table:table-cell/>
          <table:table-cell office:value-type="string" calcext:value-type="string">
            <text:p>Vous bénéficiez d'un bonus d'objet de +1 aux jets de sauvegarde contre les effets qui étourdissent ou hébètent.\r\n</text:p>
          </table:table-cell>
          <table:table-cell office:value-type="string" calcext:value-type="string">
            <text:p>Rencontre: aucune action.Déclencheur : vous êtes conscient et votre tour de jeu se termine sans que vous ayez effectué d'attaque.Effet : vous ou un allié situé dans un rayon de 5 cases pouvez vous relever au prix d'une action libr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hardiesse</text:p>
          </table:table-cell>
          <table:table-cell office:value-type="string" calcext:value-type="string">
            <text:p>28+</text:p>
          </table:table-cell>
          <table:table-cell office:value-type="string" calcext:value-type="string">
            <text:p>Cet anneau fin d'ivoire vous garde de la terreur.\r\n</text:p>
          </table:table-cell>
          <table:table-cell office:value-type="string" calcext:value-type="string">
            <text:p>Niv. 28 <text:s/>+6 <text:s text:c="3"/>2 125 000 PO</text:p>
          </table:table-cell>
          <table:table-cell office:value-type="string" calcext:value-type="string">
            <text:p>Anneaux</text:p>
          </table:table-cell>
          <table:table-cell/>
          <table:table-cell office:value-type="string" calcext:value-type="string">
            <text:p>Vous bénéficiez d'un bonus d'objet de +4 à toutes les défenses contre les attaques de terreur.\r\n</text:p>
          </table:table-cell>
          <table:table-cell office:value-type="string" calcext:value-type="string">
            <text:p>Quotidien : interruption immédiate.Déclencheur : un ennemi situé dans votre ligne de mire effectue une attaque de terreur.Effet : chaque allié situé dans un rayon de 5 cases bénéficie d'un bonus de pouvoir de +4 <text:s/>toutes les défenses contre cette attaque. Si vous avez atteint au moins une étape dans la journée, c'est chaque allié situé dans un rayon de 10 cases qui bénéficie du bonus.\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l'échec profitable</text:p>
          </table:table-cell>
          <table:table-cell office:value-type="string" calcext:value-type="string">
            <text:p>20+</text:p>
          </table:table-cell>
          <table:table-cell office:value-type="string" calcext:value-type="string">
            <text:p>Cet anneau doré renferme un petit sablier de diamant qui se retourne chaque fois que l'objet est employé.\r\n</text:p>
          </table:table-cell>
          <table:table-cell office:value-type="string" calcext:value-type="string">
            <text:p>Niv. 20 <text:s/>+4 <text:s text:c="6"/>125 000 PO</text:p>
          </table:table-cell>
          <table:table-cell office:value-type="string" calcext:value-type="string">
            <text:p>Anneaux</text:p>
          </table:table-cell>
          <table:table-cell/>
          <table:table-cell office:value-type="string" calcext:value-type="string">
            <text:p>Vous bénéficiez d'un bonus d'objet de +4 aux tests d'initiative.\r\n</text:p>
          </table:table-cell>
          <table:table-cell office:value-type="string" calcext:value-type="string">
            <text:p>Quotidien: action libre. Si le prochain pouvoir d'attaque de rencontre que vous utilisez à ce tour de jeu rate toutes ses cibles, vous en regagnez l'usage.\r\nSi vous avez atteint au moins une étape dans la journée, vous pouvez appliquer ce pouvoir au dernier pouvoir d'attaque de rencontre que vous avez utilisé à ce tour de jeu plutôt qu'au suivant.\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la spirale funeste</text:p>
          </table:table-cell>
          <table:table-cell office:value-type="string" calcext:value-type="string">
            <text:p>16+</text:p>
          </table:table-cell>
          <table:table-cell office:value-type="string" calcext:value-type="string">
            <text:p>Les spirales noires et étourdissantes de cet anneau semblent modifier l'espace et le temps.\r\n</text:p>
          </table:table-cell>
          <table:table-cell office:value-type="string" calcext:value-type="string">
            <text:p>Niv. 16 <text:s/>+4 <text:s text:c="8"/>45 000 PO</text:p>
          </table:table-cell>
          <table:table-cell office:value-type="string" calcext:value-type="string">
            <text:p>Anneaux</text:p>
          </table:table-cell>
          <table:table-cell/>
          <table:table-cell office:value-type="string" calcext:value-type="string">
            <text:p>Vous bénéficiez d'une résistance nécrotique 5\r\n</text:p>
          </table:table-cell>
          <table:table-cell office:value-type="string" calcext:value-type="string">
            <text:p>Quotidien ♦ téléportation: réaction immédiate.Déclencheur : une créature situé dans un rayon de 10 cases est réduite à 0 point de vie ou moins.Effet : vous vous téléportez dans l'espace de la créature ou dans une case qui lui est adjacente.\r\nSI vous avez atteint au moins une étape dans la journée, vous pouvez utilisez le pouvoir une seconde fois au cours de la rencontre. Cette seconde utilisation ne compte pas comme une utilisation de pouvoir quotidien d'objet magiqu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libre concentration</text:p>
          </table:table-cell>
          <table:table-cell office:value-type="string" calcext:value-type="string">
            <text:p>24+</text:p>
          </table:table-cell>
          <table:table-cell office:value-type="string" calcext:value-type="string">
            <text:p>Cette baque de platine et d'or est ornée de sept gemmes de variétés différentes.\r\n</text:p>
          </table:table-cell>
          <table:table-cell office:value-type="string" calcext:value-type="string">
            <text:p>Niv. 24 <text:s/>+5 <text:s text:c="6"/>525 000 PO</text:p>
          </table:table-cell>
          <table:table-cell office:value-type="string" calcext:value-type="string">
            <text:p>Anneaux</text:p>
          </table:table-cell>
          <table:table-cell/>
          <table:table-cell office:value-type="string" calcext:value-type="string">
            <text:p>Vous bénéficiez d'un bonus d'objet de +1 en Volonté.\r\n</text:p>
          </table:table-cell>
          <table:table-cell office:value-type="string" calcext:value-type="string">
            <text:p>Quotidien: action mineure. Une fois par round jusqu'à la fin de la rencontre, vous pouvez entreprendre une action libre à votre tour de jeu pour maintenir un de vos effets dont le maintien exige normalement une action mineure.\r\nSI vous avez atteint au moins une étape dans la journée, vous pouvez maintenir un pouvoir une fois par round à votre tour de jeu sans entreprendre d'action (pas même une action libr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mobilité</text:p>
          </table:table-cell>
          <table:table-cell office:value-type="string" calcext:value-type="string">
            <text:p>20+</text:p>
          </table:table-cell>
          <table:table-cell office:value-type="string" calcext:value-type="string">
            <text:p>Quand vous employez cet anneau, vous vous déplacez si vite qu'on vous distingue à peine.\r\n</text:p>
          </table:table-cell>
          <table:table-cell office:value-type="string" calcext:value-type="string">
            <text:p>Niv. 20 <text:s/>+4 <text:s text:c="6"/>125 000 PO</text:p>
          </table:table-cell>
          <table:table-cell office:value-type="string" calcext:value-type="string">
            <text:p>Anneaux</text:p>
          </table:table-cell>
          <table:table-cell/>
          <table:table-cell office:value-type="string" calcext:value-type="string">
            <text:p>Vous bénéficiez d'un bonus d'objet de +4 aux test d'Acrobaties. En outre, vous bénéficiez d'un bonus d'objet en Réflexes égal au nombre d'étapes que vous avez atteintes dans la journée.\r\n</text:p>
          </table:table-cell>
          <table:table-cell office:value-type="string" calcext:value-type="string">
            <text:p>Quotidien : réaction immédiate.Déclencheur : une attaque touche vos Réflexes et vous immobilise, vous maîtrise ou vous ralentit.Effet : vous effectuez un jet de sauvegarde contre l'effet en question, même si une sauvegarde n'est normalement pas en mesure de l'annuler. L'effet est annulé si vous le sauvegardé.\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renaissance</text:p>
          </table:table-cell>
          <table:table-cell office:value-type="string" calcext:value-type="string">
            <text:p>23+</text:p>
          </table:table-cell>
          <table:table-cell office:value-type="string" calcext:value-type="string">
            <text:p>Ce très sobre anneau d'argent facilite la tache de vos alliés quand ils doivent vous ranimer.\r\n</text:p>
          </table:table-cell>
          <table:table-cell office:value-type="string" calcext:value-type="string">
            <text:p>Niv. 23 <text:s/>+5 <text:s text:c="6"/>425 000 PO</text:p>
          </table:table-cell>
          <table:table-cell office:value-type="string" calcext:value-type="string">
            <text:p>Anneaux</text:p>
          </table:table-cell>
          <table:table-cell/>
          <table:table-cell office:value-type="string" calcext:value-type="string">
            <text:p>Lorsque vous avez 0 point de vie ou moins et que vous dépensez une récupération, vous regagnez 2d6 point de vie.\r\n</text:p>
          </table:table-cell>
          <table:table-cell office:value-type="string" calcext:value-type="string">
            <text:p>Quotidien ♦ guérison: aucune action.\r\nDéclencheur : vous dépensez une récupération du fait d'une action d'un allié.\r\nEffet : vous dépensez une autre récupération.\r\nSi vous avez atteint au moins une étape dans la journée, vous ne dépensez pas d'autre récupération. En revanche, vous regagnez des points de vie comme si vous en aviez dépensé un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robustesse tellurienne</text:p>
          </table:table-cell>
          <table:table-cell office:value-type="string" calcext:value-type="string">
            <text:p>20+</text:p>
          </table:table-cell>
          <table:table-cell office:value-type="string" calcext:value-type="string">
            <text:p>Quand vous portez cet anneau, votre main a l'aspect de la pierre, car vous êtes robuste comme la terre.\r\n</text:p>
          </table:table-cell>
          <table:table-cell office:value-type="string" calcext:value-type="string">
            <text:p>Niv. 20 <text:s/>+4 <text:s text:c="6"/>125 000 PO</text:p>
          </table:table-cell>
          <table:table-cell office:value-type="string" calcext:value-type="string">
            <text:p>Anneaux</text:p>
          </table:table-cell>
          <table:table-cell/>
          <table:table-cell office:value-type="string" calcext:value-type="string">
            <text:p>Vous bénéficiez d'un bonus d'objet de +4 aux tests d'Endurance. En outre, vous bénéficiez d'un bonus d'objet en Vigueur égal au nombre d'étapes que vous atteintes dans la journée.\r\n</text:p>
          </table:table-cell>
          <table:table-cell/>
          <table:table-cell office:value-type="string" calcext:value-type="string">
            <text:p>Quotidien: action libre.Déclencheur : on vous tire, on vous pousse, on vous fait glisser ou vous vous retrouvez à terre.Effet : vous ignorez le déplacement forcé et ne vous retrouvez pas à terre.\r\n</text:p>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santé héroïque</text:p>
          </table:table-cell>
          <table:table-cell office:value-type="string" calcext:value-type="string">
            <text:p>21+</text:p>
          </table:table-cell>
          <table:table-cell office:value-type="string" calcext:value-type="string">
            <text:p>Ce lourd anneau d'or est serti d'une grosse améthyste qu'une magie de guérison fait scintiller légèrement.\r\n</text:p>
          </table:table-cell>
          <table:table-cell office:value-type="string" calcext:value-type="string">
            <text:p>Niv. 21 <text:s/>+5 <text:s text:c="6"/>225 000 PO</text:p>
          </table:table-cell>
          <table:table-cell office:value-type="string" calcext:value-type="string">
            <text:p>Anneaux</text:p>
          </table:table-cell>
          <table:table-cell/>
          <table:table-cell office:value-type="string" calcext:value-type="string">
            <text:p>Lorsque vous dépensez un point d'action, vous regagnez des points de vie égaux à votre modificateur de Constitution.\r\n</text:p>
          </table:table-cell>
          <table:table-cell/>
          <table:table-cell office:value-type="string" calcext:value-type="string">
            <text:p>Quotidien ♦ guérison: action simple. Vous dépensez une récupération.\r\n <text:s/>Si vous avez atteint au moins une étape dans la journée, vous ne dépensez pas de récupération. En revanche, vous regagnez des points de vie comme si vous aviez dépensé une.\r\n</text:p>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s dévots</text:p>
          </table:table-cell>
          <table:table-cell office:value-type="string" calcext:value-type="string">
            <text:p>15+</text:p>
          </table:table-cell>
          <table:table-cell office:value-type="string" calcext:value-type="string">
            <text:p>Cet anneau est incrusté de nacre bénie par des prêtres d'une autre ère.\r\n</text:p>
          </table:table-cell>
          <table:table-cell office:value-type="string" calcext:value-type="string">
            <text:p>Niv. 15 <text:s/>+3 <text:s text:c="8"/>25 000 PO</text:p>
          </table:table-cell>
          <table:table-cell office:value-type="string" calcext:value-type="string">
            <text:p>Anneaux</text:p>
          </table:table-cell>
          <table:table-cell/>
          <table:table-cell office:value-type="string" calcext:value-type="string">
            <text:p>Lorsque vous utilisez le pouvoir Renvoi des morts-vivants, vous pouvez augmentez la taille de l'explosion de 1.\r\n</text:p>
          </table:table-cell>
          <table:table-cell office:value-type="string" calcext:value-type="string">
            <text:p>Quotidien: action libre.Déclencheur : vous utilisez Renvoi des morts-vivants.Effet : chaque cible que vous touchez avec ce pouvoir est maîtrisée au lie d'immobilisée.\r\n <text:s/>Si vous avez atteint au moins une étape dans la journée, vous pouvez augmentez la taille de l'explosion de 1 (en plus de l'augmentation conféré par la propriété de l'anneau).\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s fenêtres</text:p>
          </table:table-cell>
          <table:table-cell office:value-type="string" calcext:value-type="string">
            <text:p>28+</text:p>
          </table:table-cell>
          <table:table-cell office:value-type="string" calcext:value-type="string">
            <text:p>Cet anneau en bois tout simple vous permet de vous rendre en des lieux inaccessibles, et vous pouvez vous en servir pour fermer et ouvrir des fenêtres dimensionnelles.\r\n</text:p>
          </table:table-cell>
          <table:table-cell office:value-type="string" calcext:value-type="string">
            <text:p>Niv. 28 <text:s/>+6 <text:s text:c="3"/>2 125 000 PO</text:p>
          </table:table-cell>
          <table:table-cell office:value-type="string" calcext:value-type="string">
            <text:p>Anneaux</text:p>
          </table:table-cell>
          <table:table-cell/>
          <table:table-cell office:value-type="string" calcext:value-type="string">
            <text:p>Lorsque vous vous téléportez et qu'aucune créature ne se déplace automatiquement dans l'espace que vous libérez, cet espace se remplit d'un flux spatial qui empêche toute créature d'y pénétrer jusqu'à la fin de votre tour de jeu suivant.\r\n</text:p>
          </table:table-cell>
          <table:table-cell office:value-type="string" calcext:value-type="string">
            <text:p>Quotidien ♦ téléportation : action libre.Déclencheur :vous utilisez un pouvoir de téléportation.Effet : vous n'avez pas besoin d'avoir une ligne de mire avec l'espace de destination.\r\n <text:s/>Si vous avez atteint au moins une étape dans la journée, la distance de téléportation augment de 4.\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s remparts</text:p>
          </table:table-cell>
          <table:table-cell office:value-type="string" calcext:value-type="string">
            <text:p>24+</text:p>
          </table:table-cell>
          <table:table-cell office:value-type="string" calcext:value-type="string">
            <text:p>Cet anneau d'acier est ouvragé selon des motifs évoquant des créneaux, ce qui symbolise sa magie protectrice.\r\n</text:p>
          </table:table-cell>
          <table:table-cell office:value-type="string" calcext:value-type="string">
            <text:p>Niv. 24 <text:s/>+5 <text:s text:c="6"/>525 000 PO</text:p>
          </table:table-cell>
          <table:table-cell office:value-type="string" calcext:value-type="string">
            <text:p>Anneaux</text:p>
          </table:table-cell>
          <table:table-cell/>
          <table:table-cell office:value-type="string" calcext:value-type="string">
            <text:p>Lorsque vous disposez d'un abri, les attaquants subissent un malus de -3 aux jets d'attaque contre vous (au lieu de -2)\r\n</text:p>
          </table:table-cell>
          <table:table-cell office:value-type="string" calcext:value-type="string">
            <text:p>Quotidien ♦ périmètre: action mineure. Vous créez un périmètre de protection qui prend la forme d'une explosion de proximité 2. Le périmètre dure jusqu'à la fin de votre tour de jeu suivant. Dans ce périmètre, vous et vos alliés disposez d'un abri contre les ennemis qui ne s'y situent pas et pouvez vous déplacer de 1 case supplémentaire lorsque vous vous décalez. Maintien (mineure): le périmètre persiste.\r\n <text:s/>Si vous avez atteint au moins une étape dans la journée, vous pouvez augmentez la taille du périmètre de 1.\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u cadeau importun</text:p>
          </table:table-cell>
          <table:table-cell office:value-type="string" calcext:value-type="string">
            <text:p>17+</text:p>
          </table:table-cell>
          <table:table-cell office:value-type="string" calcext:value-type="string">
            <text:p>Cet anneau d'or se nourrit de ce qui vous assaille, avant de le recracher à la figure de l'ennemi.\r\n</text:p>
          </table:table-cell>
          <table:table-cell office:value-type="string" calcext:value-type="string">
            <text:p>Niv. 17 <text:s/>+4 <text:s text:c="8"/>65 000 PO</text:p>
          </table:table-cell>
          <table:table-cell office:value-type="string" calcext:value-type="string">
            <text:p>Anneaux</text:p>
          </table:table-cell>
          <table:table-cell/>
          <table:table-cell office:value-type="string" calcext:value-type="string">
            <text:p>Vous bénéficiez d'une résistance 3 contre les dégâts continus.\r\n</text:p>
          </table:table-cell>
          <table:table-cell office:value-type="string" calcext:value-type="string">
            <text:p>Quotidien : action libre.Déclencheur : vous touchez un ennemi avec une attaque de base.Effet : vous transférez à cet ennemi un effet de dégâts continus dont vous êtes victime.\r\n <text:s/>Si vous avez atteint au moins une étape dans la journée, vous pouvez utilisez ce pouvoir après avoir touché avec une attaque à volonté qui n'est pas une attaque de bas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u champ d'honneur</text:p>
          </table:table-cell>
          <table:table-cell office:value-type="string" calcext:value-type="string">
            <text:p>18+</text:p>
          </table:table-cell>
          <table:table-cell office:value-type="string" calcext:value-type="string">
            <text:p>Cet anneau d'or est gravé de haches en croix symbole d'une armée disparue.\r\n</text:p>
          </table:table-cell>
          <table:table-cell office:value-type="string" calcext:value-type="string">
            <text:p>Niv. 18 <text:s/>+4 <text:s text:c="8"/>85 000 PO</text:p>
          </table:table-cell>
          <table:table-cell office:value-type="string" calcext:value-type="string">
            <text:p>Anneaux</text:p>
          </table:table-cell>
          <table:table-cell/>
          <table:table-cell office:value-type="string" calcext:value-type="string">
            <text:p>Lorsque vous utilisez votre second souffle, vous regagnez des points de vie supplémentaires égaux à votre modificateur de Constitution. En outre, vous regagnez des points de vie supplémentaires <text:s/>égaux à votre modificateur de Constitution pour chaque récupération que vous dépensez à la fin d'un repos court.\r\n</text:p>
          </table:table-cell>
          <table:table-cell office:value-type="string" calcext:value-type="string">
            <text:p>Quotidien ♦ guérison : action libre. Utilisez ce pouvoir pendant un repos court. Vous et chaque allié situé dans votre ligne de mire regagnez des points de vie supplémentaires égaux à la moitié de votre niveau lorsque vous dépensez une récupération durant ce repos.\r\n <text:s/>Si vous avez atteint au moins une étape dans la journée, le nombre de points de vie supplémentaires est égal à votre niveau + votre modificateur de Constitution.\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u champion intrépide</text:p>
          </table:table-cell>
          <table:table-cell office:value-type="string" calcext:value-type="string">
            <text:p>30+</text:p>
          </table:table-cell>
          <table:table-cell office:value-type="string" calcext:value-type="string">
            <text:p>Des caractères universels, iokhariques et barazhads s'entremêlent sur ce gros anneau de mithral et se réorganisent quand sa magie est activée.\r\n</text:p>
          </table:table-cell>
          <table:table-cell office:value-type="string" calcext:value-type="string">
            <text:p>Niv. 30 <text:s/>+6 <text:s text:c="3"/>3 125 000 PO</text:p>
          </table:table-cell>
          <table:table-cell office:value-type="string" calcext:value-type="string">
            <text:p>Anneaux</text:p>
          </table:table-cell>
          <table:table-cell/>
          <table:table-cell office:value-type="string" calcext:value-type="string">
            <text:p>Vous bénéficiez d'un bonus d'objet de +4 à votre valeur de récupération.\r\n</text:p>
          </table:table-cell>
          <table:table-cell office:value-type="string" calcext:value-type="string">
            <text:p>Quotidien: action mineure. Si vous avez dépensé tous vos pouvoirs d'attaque de rencontre, vous regagnez l'usage de l'un d'entre eux, déterminé aléatoirement.\r\n <text:s/>Si vous avez atteint au moins une étape dans la journée et que vous avez dépensé tous vos pouvoirs d'attaque quotidiens, vous regagnez l'usage de l'un d'entre eux, déterminé aléatoirement.\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u cueilleur d'orages</text:p>
          </table:table-cell>
          <table:table-cell office:value-type="string" calcext:value-type="string">
            <text:p>17+</text:p>
          </table:table-cell>
          <table:table-cell office:value-type="string" calcext:value-type="string">
            <text:p>Cet anneau de cuivre présente une monture vide. Quand vous vous en servez, des étincelles viennent combler l'emplacement.\r\n</text:p>
          </table:table-cell>
          <table:table-cell office:value-type="string" calcext:value-type="string">
            <text:p>Niv. 17 <text:s/>+4 <text:s text:c="8"/>65 000 PO</text:p>
          </table:table-cell>
          <table:table-cell office:value-type="string" calcext:value-type="string">
            <text:p>Anneaux</text:p>
          </table:table-cell>
          <table:table-cell/>
          <table:table-cell office:value-type="string" calcext:value-type="string">
            <text:p>Vous bénéficiez d'une résistance à l'électricité 10 et d'une résistance au tonnerre 10.\r\n</text:p>
          </table:table-cell>
          <table:table-cell office:value-type="string" calcext:value-type="string">
            <text:p>Quotidien : interruption immédiate.Déclencheur : un ennemi vous touche avec une attaque d'électricité.Effet : l'ennemi en question refait l'attaque, mais contre lui-même.\r\n <text:s/>Si vous avez atteint au moins une étape dans la journée, vous pouvez choisir un second ennemi situé dans un rayon de 5 cases, le premier ennemi effectue également l'attaque contre le second.\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u requiem</text:p>
          </table:table-cell>
          <table:table-cell office:value-type="string" calcext:value-type="string">
            <text:p>19+</text:p>
          </table:table-cell>
          <table:table-cell office:value-type="string" calcext:value-type="string">
            <text:p>Quand l'heure est grave, les doux chants psalmodiés par cet anneau sont ceux de malheureux inhumés vivants, fredonnés dans un souffle faiblissant pour repousser l'ultime nuit.\r\n</text:p>
          </table:table-cell>
          <table:table-cell office:value-type="string" calcext:value-type="string">
            <text:p>Niv. 19 <text:s/>+4 <text:s text:c="6"/>105 000 PO</text:p>
          </table:table-cell>
          <table:table-cell office:value-type="string" calcext:value-type="string">
            <text:p>Anneaux</text:p>
          </table:table-cell>
          <table:table-cell/>
          <table:table-cell office:value-type="string" calcext:value-type="string">
            <text:p>Lorsque vous effectuez un jet de sauvegarde contre la mort, chaque ennemi situé dans un rayon de 3 cases subit 5 dégâts nécrotiques.\r\n</text:p>
          </table:table-cell>
          <table:table-cell office:value-type="string" calcext:value-type="string">
            <text:p>Quotidien ♦ nécrotique : réaction immédiate.Déclencheur : un allié effectue un jet de sauvegarde contre la mort.Effet : un ennemi situé dans un rayon de 3 cases de cet allié subit 10 dégâts nécrotiques.\r\n <text:s/>Si vous avez atteint au moins une étape dans la journée, chaque ennemi (au lieu d'un seul) situé dans un rayon de 3 cases de cet allié subit 10 dégâts nécrotiques.\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u savoir latent</text:p>
          </table:table-cell>
          <table:table-cell office:value-type="string" calcext:value-type="string">
            <text:p>21+</text:p>
          </table:table-cell>
          <table:table-cell office:value-type="string" calcext:value-type="string">
            <text:p>Vous avez le sentiment que ce savoir a toujours été en vous, et que ce n'est pas le mince anneau gravé de runes que vous portez au doigt qui vous l'a conféré.\r\n</text:p>
          </table:table-cell>
          <table:table-cell office:value-type="string" calcext:value-type="string">
            <text:p>Niv. 21 <text:s/>+5 <text:s text:c="6"/>225 000 PO</text:p>
          </table:table-cell>
          <table:table-cell office:value-type="string" calcext:value-type="string">
            <text:p>Anneaux</text:p>
          </table:table-cell>
          <table:table-cell/>
          <table:table-cell office:value-type="string" calcext:value-type="string">
            <text:p>Cet anneau renferme un pouvoir d'attaque à volonté de votre classe. Vous choisissez ce pouvoir au moment où vous faites l'acquisition de l'anneau et ne pouvez en changer par la suite.\r\n</text:p>
          </table:table-cell>
          <table:table-cell office:value-type="string" calcext:value-type="string">
            <text:p>Quotidien: action mineure. Jusqu'à la fin de la rencontre, vous pouvez utilisez le pouvoir d'attaque à volonté contenu dans l'anneau. Dans ce cas, choisissez l'un de vos autres pouvoirs d'attaque à volonté de votre classe, que vous ne pouvez plus utilisez jusqu'à la fin de la rencontre.\r\n <text:s/>Si vous avez atteint au moins une étape dans la journée, vous bénéficiez d'un bonus de pouvoir de +2 aux jets d'attaque et aux jets de dégâts lorsque vous utilisez le pouvoir contenu dans l'anneau.\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u voyageur</text:p>
          </table:table-cell>
          <table:table-cell office:value-type="string" calcext:value-type="string">
            <text:p>18+</text:p>
          </table:table-cell>
          <table:table-cell office:value-type="string" calcext:value-type="string">
            <text:p>Cet anneau d'argent terni serti d'une pierre boueuse a l'aire bien ordinaire. Pourtant, quand vous le portez, il vous tire dans la bonne direction.\r\n</text:p>
          </table:table-cell>
          <table:table-cell office:value-type="string" calcext:value-type="string">
            <text:p>Niv. 18 <text:s/>+4 <text:s text:c="8"/>85 000 PO</text:p>
          </table:table-cell>
          <table:table-cell office:value-type="string" calcext:value-type="string">
            <text:p>Anneaux</text:p>
          </table:table-cell>
          <table:table-cell/>
          <table:table-cell office:value-type="string" calcext:value-type="string">
            <text:p>Vous bénéficiez d'un bonus d'objet de +4 aux tests de Connaissance de la rue.\r\n</text:p>
          </table:table-cell>
          <table:table-cell office:value-type="string" calcext:value-type="string">
            <text:p>Quotidien: action libre. Vous gagnez un succès pour un défi de compétence dans lequel Connaissance de la rue est une compétence principale ou secondaire.\r\n <text:s/>Si vous avez atteint au moins une étape dans la journée, vous bénéficiez également d'un bonus de pouvoir de +5 à votre prochain test de Connaissance de la rue avant la fin de la journé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suprême d'invisibilité</text:p>
          </table:table-cell>
          <table:table-cell office:value-type="string" calcext:value-type="string">
            <text:p>23+</text:p>
          </table:table-cell>
          <table:table-cell office:value-type="string" calcext:value-type="string">
            <text:p>Cet anneau d'onyx vous aide à cacher vos allés et venues\r\n</text:p>
          </table:table-cell>
          <table:table-cell office:value-type="string" calcext:value-type="string">
            <text:p>Niv. 23 <text:s/>+5 <text:s text:c="6"/>425 000 PO</text:p>
          </table:table-cell>
          <table:table-cell office:value-type="string" calcext:value-type="string">
            <text:p>Anneaux</text:p>
          </table:table-cell>
          <table:table-cell/>
          <table:table-cell office:value-type="string" calcext:value-type="string">
            <text:p>Vous bénéficiez d'un bonus d'objets de +5 aux test de Discrétion.\r\n</text:p>
          </table:table-cell>
          <table:table-cell office:value-type="string" calcext:value-type="string">
            <text:p>Rencontre ♦ illusion: action mineure. Vous devenez invisible jusqu'à la fin de votre tour de jeu suivant.\r\n <text:s/>Si vous avez atteint au moins une étape dans la journée, vous disposez également d'un camouflage jusqu'à la fin de la rencontr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ague de pierre</text:p>
          </table:table-cell>
          <table:table-cell office:value-type="string" calcext:value-type="string">
            <text:p>17+</text:p>
          </table:table-cell>
          <table:table-cell office:value-type="string" calcext:value-type="string">
            <text:p>Chaque fois que vous y recourez, cet anneau de basalte devient plus lisse et finement ciselé.\r\n</text:p>
          </table:table-cell>
          <table:table-cell office:value-type="string" calcext:value-type="string">
            <text:p>Niv. 17 <text:s/>+4 <text:s text:c="8"/>65 000 PO</text:p>
          </table:table-cell>
          <table:table-cell office:value-type="string" calcext:value-type="string">
            <text:p>Anneaux</text:p>
          </table:table-cell>
          <table:table-cell/>
          <table:table-cell office:value-type="string" calcext:value-type="string">
            <text:p>Vous bénéficiez d 'une résistance 5 aux coups critiques. Si vous avez atteint au moins une étape dans la journée, vous bénéficiez en fait d'une résistance 10.\r\n</text:p>
          </table:table-cell>
          <table:table-cell office:value-type="string" calcext:value-type="string">
            <text:p>Quotidien: action mineure. Vous bénéficiez d'une résistance 5 à tous les dégâts jusqu'à la fin de votre tour de jeu suivant.Maintien (mineure): l'effet persist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Chevalière de Gisombre</text:p>
          </table:table-cell>
          <table:table-cell office:value-type="string" calcext:value-type="string">
            <text:p>19+</text:p>
          </table:table-cell>
          <table:table-cell office:value-type="string" calcext:value-type="string">
            <text:p>Cet anneau noir fait d'un métal inconnu porte le symbole argenté de Reine Corneille.\r\n</text:p>
          </table:table-cell>
          <table:table-cell office:value-type="string" calcext:value-type="string">
            <text:p>Niv. 19 <text:s/>+4 <text:s text:c="6"/>105 000 PO</text:p>
          </table:table-cell>
          <table:table-cell office:value-type="string" calcext:value-type="string">
            <text:p>Anneaux</text:p>
          </table:table-cell>
          <table:table-cell/>
          <table:table-cell office:value-type="string" calcext:value-type="string">
            <text:p>Vous bénéficiez d'une résistance nécrotique 10, et si l'attaque d'un ennemi vous fais perdre une récupération, vous pouvez subir 10 dégâts au lieu de perdre cette récupération.\r\n</text:p>
          </table:table-cell>
          <table:table-cell office:value-type="string" calcext:value-type="string">
            <text:p>Quotidien ♦ persistant : action mineure. Tant que ce pouvoir persiste, vous bénéficiez d'un bonus de +4 à toutes les défenses contre les attaques de morts-vivants, et vous ne conférez pas d'avantages de combat quand vous êtes pris en tenaille par des morts-vivants.\r\n <text:s/>Si vous avez atteint au moins une étape dans la journée, vous ne provoquez pas d'attaques d'opportunité de la part des morts-vivants.\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Couronne du roi des songes.</text:p>
          </table:table-cell>
          <table:table-cell office:value-type="string" calcext:value-type="string">
            <text:p>15+</text:p>
          </table:table-cell>
          <table:table-cell office:value-type="string" calcext:value-type="string">
            <text:p>Ce bel anneau d'or ressemble à une petite couronne hérissée de joyaux miniatures.\r\n</text:p>
          </table:table-cell>
          <table:table-cell office:value-type="string" calcext:value-type="string">
            <text:p>Niv. 15 <text:s/>+3 <text:s text:c="8"/>25 000 PO</text:p>
          </table:table-cell>
          <table:table-cell office:value-type="string" calcext:value-type="string">
            <text:p>Anneaux</text:p>
          </table:table-cell>
          <table:table-cell/>
          <table:table-cell office:value-type="string" calcext:value-type="string">
            <text:p>Vous bénéficiez d'un bonus d'objet de +1 à toutes les défenses contre les pouvoirs d'illusion ou psychiques.\r\n</text:p>
          </table:table-cell>
          <table:table-cell office:value-type="string" calcext:value-type="string">
            <text:p>Quotidien : interruption immédiate.Déclencheur : vous êtes touchés par un pouvoir d'illusion, psychique ou de sommeil.Effet : vous bénéficiez d'un bonus de +4 à toutes les défenses contre le pouvoir en question.\r\n <text:s/>Si vous avez atteint au moins une étape dans la journée, le bonus à toutes les défenses dure jusqu'à la fin de votre tour de jeu suivant.\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bélier</text:p>
          </table:table-cell>
          <table:table-cell office:value-type="string" calcext:value-type="string">
            <text:p>18+</text:p>
          </table:table-cell>
          <table:table-cell office:value-type="string" calcext:value-type="string">
            <text:p>Cet anneau en fer a été ciselé à l'image d'une tête de bélier\r\n</text:p>
          </table:table-cell>
          <table:table-cell office:value-type="string" calcext:value-type="string">
            <text:p>Niv. 18 <text:s/>+4 <text:s text:c="8"/>85 000 PO</text:p>
          </table:table-cell>
          <table:table-cell office:value-type="string" calcext:value-type="string">
            <text:p>Anneaux</text:p>
          </table:table-cell>
          <table:table-cell/>
          <table:table-cell office:value-type="string" calcext:value-type="string">
            <text:p>Quand vous poussez une cible, vous pouvez augmenter la distance de ce déplacement forcé de 1 case.\r\n</text:p>
          </table:table-cell>
          <table:table-cell office:value-type="string" calcext:value-type="string">
            <text:p>Quotidien ♦ force : action simple. Effectuez une attaque: distance 10; +21 contre Vigueur; en cas de réussite, la cible suit 3d10 dégâts de force et est poussée de 1 case (cette distance peut être accrue avec la propriété de l'anneau). A la place, vous pouvez également utiliser ce pouvoir pour effectuer une attaque de Force, dans le but d'enfoncer une porte ou briser un objet (même bonus à l'attaque).\r\n <text:s/>Si vous avez atteint au moins une étape dans la journée, une réussite inflige 5d10 dégâts de force et pousse la cible de 3 cases (cette distance peut être accrue avec la propriété de l'anneau).\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chéri</text:p>
          </table:table-cell>
          <table:table-cell office:value-type="string" calcext:value-type="string">
            <text:p>14+</text:p>
          </table:table-cell>
          <table:table-cell office:value-type="string" calcext:value-type="string">
            <text:p>Vous et vos discours êtes beaucoup plus convaincants lorsque vous portez ce simple anneau d'or bruni.\r\n</text:p>
          </table:table-cell>
          <table:table-cell office:value-type="string" calcext:value-type="string">
            <text:p>Niv. 14 <text:s/>+3 <text:s text:c="8"/>21 000 PO</text:p>
          </table:table-cell>
          <table:table-cell office:value-type="string" calcext:value-type="string">
            <text:p>Anneaux</text:p>
          </table:table-cell>
          <table:table-cell/>
          <table:table-cell office:value-type="string" calcext:value-type="string">
            <text:p>Vous bénéficiez d'un bonus d'objet de +2 aux tests de Diplomatie.\r\n</text:p>
          </table:table-cell>
          <table:table-cell office:value-type="string" calcext:value-type="string">
            <text:p>Quotidien ♦ charme: action simple. Effectuez une attaque: distance 10; Charisme contre Volonté, en cas de réussite, la cible se déplace vers vous à sa VD.\r\n <text:s/>Si vous avez atteint au moins une étape dans la journée, la cible doit entreprendre une action de mouvement à chacun de ses tours de jeu pour se déplacer vers vous (sauvegarde annul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adaptation</text:p>
          </table:table-cell>
          <table:table-cell office:value-type="string" calcext:value-type="string">
            <text:p>23+</text:p>
          </table:table-cell>
          <table:table-cell office:value-type="string" calcext:value-type="string">
            <text:p>Cet anneau en métal argenté est recouvert de runes originelles qui vous protègent des éléments.\r\n</text:p>
          </table:table-cell>
          <table:table-cell office:value-type="string" calcext:value-type="string">
            <text:p>Niv. 23 <text:s/>+5 <text:s text:c="6"/>425 000 PO</text:p>
          </table:table-cell>
          <table:table-cell office:value-type="string" calcext:value-type="string">
            <text:p>Anneaux</text:p>
          </table:table-cell>
          <table:table-cell/>
          <table:table-cell office:value-type="string" calcext:value-type="string">
            <text:p>Vous bénéficiez d'un bonus d'objet de +5 aux tests d'Endurance visant à supporter un climat extrême.\r\n</text:p>
          </table:table-cell>
          <table:table-cell office:value-type="string" calcext:value-type="string">
            <text:p>Quotidien: interruption immédiate. Utilisez ce pouvoir lorsque vous êtes censé subir des dégâts d'acide, électricité, feu , froid ou tonnerre. Vous ne subissez que la moitié des dégâts du type en question jusqu'à la fin de votre tour de jeu suivant.\r\n <text:s/>Si vous avez atteint au moins une étape dans la journée, ce pouvoir dure jusqu'à la fin de la rencontr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améthyste des yeux invisibles.</text:p>
          </table:table-cell>
          <table:table-cell office:value-type="string" calcext:value-type="string">
            <text:p>19+</text:p>
          </table:table-cell>
          <table:table-cell office:value-type="string" calcext:value-type="string">
            <text:p>Cet anneau d'améthyste ancien est apprécié des lanceurs de sorts qui cherchent à toucher leur cible indirectement.\r\n</text:p>
          </table:table-cell>
          <table:table-cell office:value-type="string" calcext:value-type="string">
            <text:p>Niv. 19 <text:s/>+4 <text:s text:c="6"/>105 000 PO</text:p>
          </table:table-cell>
          <table:table-cell office:value-type="string" calcext:value-type="string">
            <text:p>Anneaux</text:p>
          </table:table-cell>
          <table:table-cell/>
          <table:table-cell office:value-type="string" calcext:value-type="string">
            <text:p>Vous déterminez la ligne de mire depuis la case que vous occupez ou une case qui vous est adjacente. Vous déterminez l'abri depuis la case que vous occupez comme d'ordinaire.\r\n</text:p>
          </table:table-cell>
          <table:table-cell office:value-type="string" calcext:value-type="string">
            <text:p>Quotidien: action mineure. Choisissez une case située dans un rayon de 10 cases. Vous déterminez la ligne de mire depuis cette case jusqu'à la fin de votre tour de jeu suivant.\r\n <text:s/>Si vous avez atteint au moins une étape dans la journée, vous gagnez également la vision dans le noir jusqu'à la fin de votre tour de jeu suivan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annulation</text:p>
          </table:table-cell>
          <table:table-cell office:value-type="string" calcext:value-type="string">
            <text:p>30+</text:p>
          </table:table-cell>
          <table:table-cell office:value-type="string" calcext:value-type="string">
            <text:p>Conçu dans un métal aussi noir qu'une nuit sans étoiles, cet anneau vous permet de contrer les attaques vous visant.\r\n</text:p>
          </table:table-cell>
          <table:table-cell office:value-type="string" calcext:value-type="string">
            <text:p>Niv. 30 <text:s/>+6 <text:s text:c="3"/>3 125 000 PO</text:p>
          </table:table-cell>
          <table:table-cell office:value-type="string" calcext:value-type="string">
            <text:p>Anneaux</text:p>
          </table:table-cell>
          <table:table-cell/>
          <table:table-cell office:value-type="string" calcext:value-type="string">
            <text:p>Vous bénéficiez d 'un bonus d'objet de +3 aux jets de sauvegarde.\r\n</text:p>
          </table:table-cell>
          <table:table-cell office:value-type="string" calcext:value-type="string">
            <text:p>Quotidien: interruption immédiate. Utilisez ce pouvoir lorsqu'une attaque est censée vous toucher. Vous bénéficiez maintenant d'un bonus de pouvoir de +6 à toutes les défenses contre cette attaque. Si elle vous inflige un coup critique, ce dernier est considéré comme une réussite normale.\r\n <text:s/>Si vous avez atteint au moins une étape dans la journée, l'attaque vous rate automatiquement et ne vous inflige pas de dégât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information arcanique</text:p>
          </table:table-cell>
          <table:table-cell office:value-type="string" calcext:value-type="string">
            <text:p>17+</text:p>
          </table:table-cell>
          <table:table-cell office:value-type="string" calcext:value-type="string">
            <text:p>Cet anneau vous aide à discerner la nature des phénomènes arcaniques.\r\n</text:p>
          </table:table-cell>
          <table:table-cell office:value-type="string" calcext:value-type="string">
            <text:p>Niv. 17 <text:s/>+4 <text:s text:c="8"/>65 000 PO</text:p>
          </table:table-cell>
          <table:table-cell office:value-type="string" calcext:value-type="string">
            <text:p>Anneaux</text:p>
          </table:table-cell>
          <table:table-cell/>
          <table:table-cell office:value-type="string" calcext:value-type="string">
            <text:p>Vous bénéficiez d'un bonus d'objet de +5 aux tests d'Arcanes effectués pour détecter la magie.\r\n</text:p>
          </table:table-cell>
          <table:table-cell office:value-type="string" calcext:value-type="string">
            <text:p>Quotidien: action mineure. Vous détectez la magie sur un rayon de 20 cases et vous pouvez ignorer toute source d'énergie magique dont vous êtes déjà conscient. Vous ignorez également les obstacles et vous pouvez donc détecter la magie au travers des murs, portes, etc.\r\n <text:s/>Si vous avez atteint au moins une étape dans la journée, vous découvrez également le nom, la source du pouvoir et les mots-clefs des effets magiques de la zon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mbrasement</text:p>
          </table:table-cell>
          <table:table-cell office:value-type="string" calcext:value-type="string">
            <text:p>14+</text:p>
          </table:table-cell>
          <table:table-cell office:value-type="string" calcext:value-type="string">
            <text:p>Des flammes jaillissent de la main qui porte cet anneau d'acier rouge.\r\n</text:p>
          </table:table-cell>
          <table:table-cell office:value-type="string" calcext:value-type="string">
            <text:p>Niv. 14 <text:s/>+3 <text:s text:c="8"/>21 000 PO</text:p>
          </table:table-cell>
          <table:table-cell office:value-type="string" calcext:value-type="string">
            <text:p>Anneaux</text:p>
          </table:table-cell>
          <table:table-cell/>
          <table:table-cell office:value-type="string" calcext:value-type="string">
            <text:p>Au prix d'une action simple, vous touchez un objet combustible non porté (tissu, huile, papier, petit bois, torche, etc.) qui prend feu.\r\n</text:p>
          </table:table-cell>
          <table:table-cell office:value-type="string" calcext:value-type="string">
            <text:p>Quotidien ♦ feu: action simple. Effectuez une attaque: décharge de proximité 3; Constitution +4 ou Charisme +4 contre Réflexes; en cas de réussite, la cible subit 1d10 + modificateur de Constitution ou Charisme dégâts de feu et 5 dégâts de feu continus (sauvegarde annule); en cas d'échec, la cible ne subit que des demi-dégâts et pas de dégâts continus.\r\n <text:s/>SI vous avez atteint au moins une étape dans la journée, une réussite inflige 1d10 + modificateur de Constitution ou de Charisme dégâts de feu et 10 dégâts continus (sauvegarde annule). En cas d'échec, la cible ne subit que des demi-dégâts et 5 dégâts de feu continus (sauvegarde annul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Bandoulière à potions</text:p>
          </table:table-cell>
          <table:table-cell office:value-type="string" calcext:value-type="string">
            <text:p>8+</text:p>
          </table:table-cell>
          <table:table-cell office:value-type="string" calcext:value-type="string">
            <text:p>Ce large baudrier de cuir brun vous permet de garder vos potions à portée de main.\r\n</text:p>
          </table:table-cell>
          <table:table-cell office:value-type="string" calcext:value-type="string">
            <text:p>Niv. <text:s text:c="2"/>8 <text:s/>+2 <text:s text:c="10"/>3 400 PO</text:p>
          </table:table-cell>
          <table:table-cell office:value-type="string" calcext:value-type="string">
            <text:p>Taille</text:p>
          </table:table-cell>
          <table:table-cell/>
          <table:table-cell office:value-type="string" calcext:value-type="string">
            <text:p>Cette ceinture peut contenir jusqu'à six potions. Vous pouvez sortir une potion de la ceinture au prix d'une action libre.\r\n</text:p>
          </table:table-cell>
          <table:table-cell table:number-columns-repeated="2"/>
          <table:table-cell office:value-type="string" calcext:value-type="string">
            <text:p>Le Comptoir de l'Aventure 2</text:p>
          </table:table-cell>
          <table:table-cell office:value-type="float" office:value="1" calcext:value-type="float">
            <text:p>1</text:p>
          </table:table-cell>
          <table:table-cell table:number-columns-repeated="1013"/>
        </table:table-row>
        <table:table-row table:style-name="ro1">
          <table:table-cell office:value-type="string" calcext:value-type="string">
            <text:p>Baudrier des prémices</text:p>
          </table:table-cell>
          <table:table-cell office:value-type="string" calcext:value-type="string">
            <text:p>6+</text:p>
          </table:table-cell>
          <table:table-cell office:value-type="string" calcext:value-type="string">
            <text:p>Cette ceinture au contact rugueux semble enduite des sables du temps.\r\n</text:p>
          </table:table-cell>
          <table:table-cell office:value-type="string" calcext:value-type="string">
            <text:p>Niv. <text:s text:c="2"/>6 <text:s/>+2 <text:s text:c="10"/>1 800 PO, Niv. 16 <text:s/>+4 <text:s text:c="8"/>45 000 PO</text:p>
          </table:table-cell>
          <table:table-cell office:value-type="string" calcext:value-type="string">
            <text:p>Taille</text:p>
          </table:table-cell>
          <table:table-cell/>
          <table:table-cell office:value-type="string" calcext:value-type="string">
            <text:p>Lorsque vous obtenez un 20 naturel à un test d'Initiative, vous gagnez une action de mouvement supplémentaire au premier tour de jeu de la rencontre.\r\nNiveau 16 : vous gagnez en fait une action simple supplémentaire.\r\n</text:p>
          </table:table-cell>
          <table:table-cell table:number-columns-repeated="2"/>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Baudrier défensif</text:p>
          </table:table-cell>
          <table:table-cell office:value-type="string" calcext:value-type="string">
            <text:p>19+</text:p>
          </table:table-cell>
          <table:table-cell office:value-type="string" calcext:value-type="string">
            <text:p>Ce baudrier serti de marcassite rend votre égide défensive plus efficace.\r\n</text:p>
          </table:table-cell>
          <table:table-cell office:value-type="string" calcext:value-type="string">
            <text:p>Niv. 19 <text:s/>+4 <text:s text:c="6"/>105 000 PO</text:p>
          </table:table-cell>
          <table:table-cell office:value-type="string" calcext:value-type="string">
            <text:p>Taille</text:p>
          </table:table-cell>
          <table:table-cell/>
          <table:table-cell office:value-type="string" calcext:value-type="string">
            <text:p>Lorsque vous utilisez votre égide défensive pour réduire les dégâts infligés à un allié, vous gagnez des points de vie temporaires égaux aux dégâts que vous avez annulés.\r\n</text:p>
          </table:table-cell>
          <table:table-cell table:number-columns-repeated="2"/>
          <table:table-cell office:value-type="string" calcext:value-type="string">
            <text:p>Le Comptoir de l'Aventure 2</text:p>
          </table:table-cell>
          <table:table-cell office:value-type="float" office:value="1" calcext:value-type="float">
            <text:p>1</text:p>
          </table:table-cell>
          <table:table-cell table:number-columns-repeated="1013"/>
        </table:table-row>
        <table:table-row table:style-name="ro1">
          <table:table-cell office:value-type="string" calcext:value-type="string">
            <text:p>Baudrier offensif</text:p>
          </table:table-cell>
          <table:table-cell office:value-type="string" calcext:value-type="string">
            <text:p>11+</text:p>
          </table:table-cell>
          <table:table-cell office:value-type="string" calcext:value-type="string">
            <text:p>Ce baudrier en cuir gris vous permet de supplanter votre ennemi quand vous recourez à votre égide offensive.\r\n</text:p>
          </table:table-cell>
          <table:table-cell office:value-type="string" calcext:value-type="string">
            <text:p>Niv. 11 <text:s/>+3 <text:s text:c="10"/>9 000 PO</text:p>
          </table:table-cell>
          <table:table-cell office:value-type="string" calcext:value-type="string">
            <text:p>Taille</text:p>
          </table:table-cell>
          <table:table-cell/>
          <table:table-cell office:value-type="string" calcext:value-type="string">
            <text:p>Lorsqu'un ennemi déclenche votre pouvoir égide offensive, vous pouvez le faire glisser de 1 case puis vous téléporter dans l'espace libéré au lieu de vous téléporter dans une case qui lui est adjacente.\r\n</text:p>
          </table:table-cell>
          <table:table-cell table:number-columns-repeated="2"/>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Ceinture de fragilité cuirassée</text:p>
          </table:table-cell>
          <table:table-cell office:value-type="string" calcext:value-type="string">
            <text:p>9+</text:p>
          </table:table-cell>
          <table:table-cell office:value-type="string" calcext:value-type="string">
            <text:p>Cette large bande de cuir renforce votre peau mais vous rend moins résistant.\r\n</text:p>
          </table:table-cell>
          <table:table-cell office:value-type="string" calcext:value-type="string">
            <text:p>Niv. <text:s text:c="2"/>9 <text:s/>+2 <text:s text:c="10"/>4 200 PO</text:p>
          </table:table-cell>
          <table:table-cell office:value-type="string" calcext:value-type="string">
            <text:p>Taille</text:p>
          </table:table-cell>
          <table:table-cell table:number-columns-repeated="2"/>
          <table:table-cell office:value-type="string" calcext:value-type="string">
            <text:p>À volonté : action mineure. Jusqu'à la fin de votre tour de jeu suivant, vous bénéficiez d'un bonus de pouvoir de +1 à la CA et subissez une vulnérabilité à tous les dégâts égaux à la moitié de votre niveau.\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Ceinture de sustentation</text:p>
          </table:table-cell>
          <table:table-cell office:value-type="string" calcext:value-type="string">
            <text:p>7+</text:p>
          </table:table-cell>
          <table:table-cell office:value-type="string" calcext:value-type="string">
            <text:p>Cette confortable ceinture de cuir est ouvragé d'icônes d'aliments qui vous sustentent.\r\n</text:p>
          </table:table-cell>
          <table:table-cell office:value-type="string" calcext:value-type="string">
            <text:p>Niv. <text:s text:c="2"/>7 <text:s/>+2 <text:s text:c="10"/>2 600 PO</text:p>
          </table:table-cell>
          <table:table-cell office:value-type="string" calcext:value-type="string">
            <text:p>Taille</text:p>
          </table:table-cell>
          <table:table-cell/>
          <table:table-cell office:value-type="string" calcext:value-type="string">
            <text:p>Vous bénéficiez d'un bonus d'objet de +3 aux tests d'Endurance.\r\nVous n'avez pas besoin de manger. Vous devez portez cette ceinture pendant 24 heures d’affilée avant que cette propriété agisse.\r\n</text:p>
          </table:table-cell>
          <table:table-cell table:number-columns-repeated="2"/>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Ceinture du roi-sorcier</text:p>
          </table:table-cell>
          <table:table-cell office:value-type="string" calcext:value-type="string">
            <text:p>18+</text:p>
          </table:table-cell>
          <table:table-cell office:value-type="string" calcext:value-type="string">
            <text:p>Les mailles de cette fine chaîne d'argent sont séparés par de petites sphères d'obsidienne arcanique.\r\n</text:p>
          </table:table-cell>
          <table:table-cell office:value-type="string" calcext:value-type="string">
            <text:p>Niv. 18 <text:s/>+4 <text:s text:c="8"/>85 000 PO</text:p>
          </table:table-cell>
          <table:table-cell office:value-type="string" calcext:value-type="string">
            <text:p>Taille</text:p>
          </table:table-cell>
          <table:table-cell/>
          <table:table-cell office:value-type="string" calcext:value-type="string">
            <text:p>Vous bénéficiez d'un bonus d'objet de +2 en Vigueur.\r\n</text:p>
          </table:table-cell>
          <table:table-cell office:value-type="string" calcext:value-type="string">
            <text:p>Quotidien ♦ guérison : action libre. Déclencheur : vous vous retrouvez en péril. Effet : vous récupérez des points de vie égaux au double du niveau du pouvoir arcanique de niveau le plus élevé que vous n'avez pas dépensé.\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Ceinture muraille</text:p>
          </table:table-cell>
          <table:table-cell office:value-type="string" calcext:value-type="string">
            <text:p>8+</text:p>
          </table:table-cell>
          <table:table-cell office:value-type="string" calcext:value-type="string">
            <text:p>Cette ceinture grise et rugueuse est recouverte de plaques de pierre et vous confère une grande stabilité.\r\n</text:p>
          </table:table-cell>
          <table:table-cell office:value-type="string" calcext:value-type="string">
            <text:p>Niv. <text:s text:c="2"/>8 <text:s/>+2 <text:s text:c="10"/>3 400 PO</text:p>
          </table:table-cell>
          <table:table-cell office:value-type="string" calcext:value-type="string">
            <text:p>Taille</text:p>
          </table:table-cell>
          <table:table-cell table:number-columns-repeated="2"/>
          <table:table-cell office:value-type="string" calcext:value-type="string">
            <text:p>Quotidien : action mineure. Vous ignorez les effets qui tirent, poussent ou font glisser jusqu'à la fin de votre tour de jeu suivant.\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Ceinturon de lutteur</text:p>
          </table:table-cell>
          <table:table-cell office:value-type="string" calcext:value-type="string">
            <text:p>13+</text:p>
          </table:table-cell>
          <table:table-cell office:value-type="string" calcext:value-type="string">
            <text:p>Ce ceinturon ourlé de fourrure canalise la force et l'intrépidité d'un lutteur accompli.\r\n</text:p>
          </table:table-cell>
          <table:table-cell office:value-type="string" calcext:value-type="string">
            <text:p>Niv. 13 <text:s/>+3 <text:s text:c="8"/>17 000 PO</text:p>
          </table:table-cell>
          <table:table-cell office:value-type="string" calcext:value-type="string">
            <text:p>Taille</text:p>
          </table:table-cell>
          <table:table-cell/>
          <table:table-cell office:value-type="string" calcext:value-type="string">
            <text:p>À volonté : action mineure. Vous bénéficiez d'un bonus de pouvoir de +5 aux jets de dégâts et aux tentatives d'étreinte, mais subissez un malus de -2 aux jets d'attaque. Vous conférez également un avantage de combat à tous les ennemis. Cet effet dure jusqu'à ce que vous l'annuliez au prix d'une action mineure.\r\n</text:p>
          </table:table-cell>
          <table:table-cell table:number-columns-repeated="2"/>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cordelette du spectre</text:p>
          </table:table-cell>
          <table:table-cell office:value-type="string" calcext:value-type="string">
            <text:p>30+</text:p>
          </table:table-cell>
          <table:table-cell office:value-type="string" calcext:value-type="string">
            <text:p>Vous êtes comme un spectre quand vous portez cette corde usée à la taille.\r\n</text:p>
          </table:table-cell>
          <table:table-cell office:value-type="string" calcext:value-type="string">
            <text:p>Niv. 30 <text:s/>+6 <text:s text:c="3"/>3 125 000 PO</text:p>
          </table:table-cell>
          <table:table-cell office:value-type="string" calcext:value-type="string">
            <text:p>Taille</text:p>
          </table:table-cell>
          <table:table-cell/>
          <table:table-cell office:value-type="string" calcext:value-type="string">
            <text:p>Lorsque vous réussissez un coup critique, la cible est affaiblie jusqu'à la fin de votre tour de jeu suivant.\r\n</text:p>
          </table:table-cell>
          <table:table-cell office:value-type="string" calcext:value-type="string">
            <text:p>Quotidien ♦ illusion : action mineure. Jusqu'à la fin de votre tour de jeu suivant, vous êtes invisible et immatériel, et bénéficiez de déphasag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Cordelière de diamant</text:p>
          </table:table-cell>
          <table:table-cell office:value-type="string" calcext:value-type="string">
            <text:p>10+</text:p>
          </table:table-cell>
          <table:table-cell office:value-type="string" calcext:value-type="string">
            <text:p>Les diamants de cette ceinture de platine vous confèrent une grande vigueur que vous pouvez sacrifier pour vous soigner.\r\n</text:p>
          </table:table-cell>
          <table:table-cell office:value-type="string" calcext:value-type="string">
            <text:p>Niv. 10 <text:s/>+2 <text:s text:c="10"/>5 000 PO, Niv. 20 <text:s/>+4 <text:s text:c="6"/>125 000 PO, Niv. 30 <text:s/>+6 <text:s text:c="3"/>3 125 000 PO</text:p>
          </table:table-cell>
          <table:table-cell office:value-type="string" calcext:value-type="string">
            <text:p>Taille</text:p>
          </table:table-cell>
          <table:table-cell/>
          <table:table-cell office:value-type="string" calcext:value-type="string">
            <text:p>Cette ceinture est serti d'un diamant et vous bénéficiez d'un bonus d'objet de +1 en Vigueur.\r\nNiveau 20 : deux diamants, bonus d'objet de +2 en Vigueur.\r\nNiveau 30 : trois diamants, bonus d'objet de +3 en Vigueur.\r\n</text:p>
          </table:table-cell>
          <table:table-cell office:value-type="string" calcext:value-type="string">
            <text:p>À volonté ♦ guérison : action mineure. Lorsque vous utilisez ce pouvoir, un diamant de la ceinture se fendille et s'assombrit, perdant du coup ses propriété. Vous regagnez des points de vie comme si vous aviez dépensé une récupération, et le bonus d'objet de la ceinture est réduit de 1. S'il ne reste plus de diamant sur la ceinture, vous ne pouvez plus utiliser ce pouvoir. Après un repos prolongé, chaque diamant détruit par ce pouvoir est restauré.\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Écharpe d'inspiration héroïque</text:p>
          </table:table-cell>
          <table:table-cell office:value-type="string" calcext:value-type="string">
            <text:p>28+</text:p>
          </table:table-cell>
          <table:table-cell office:value-type="string" calcext:value-type="string">
            <text:p>Cette ceinture rouge brodée affiche votre héroïsme aux yeux de tous\r\n</text:p>
          </table:table-cell>
          <table:table-cell office:value-type="string" calcext:value-type="string">
            <text:p>Niv. 28 <text:s/>+6 <text:s text:c="3"/>2 125 000 PO</text:p>
          </table:table-cell>
          <table:table-cell office:value-type="string" calcext:value-type="string">
            <text:p>Taille</text:p>
          </table:table-cell>
          <table:table-cell/>
          <table:table-cell office:value-type="string" calcext:value-type="string">
            <text:p>Lorsque vous dépensez un point d'action, un allié situé dans votre ligne de mire peut dépenser une récupération au pris d'une action libre.\r\n</text:p>
          </table:table-cell>
          <table:table-cell table:number-columns-repeated="2"/>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Écharpe de régénération</text:p>
          </table:table-cell>
          <table:table-cell office:value-type="string" calcext:value-type="string">
            <text:p>28+</text:p>
          </table:table-cell>
          <table:table-cell office:value-type="string" calcext:value-type="string">
            <text:p>Quand vous portez cette lourde ceinture de peau brune, vous guérissez à une vitesse incroyable.\r\n</text:p>
          </table:table-cell>
          <table:table-cell office:value-type="string" calcext:value-type="string">
            <text:p>Niv. 28 <text:s/>+6 <text:s text:c="3"/>2 125 000 PO</text:p>
          </table:table-cell>
          <table:table-cell office:value-type="string" calcext:value-type="string">
            <text:p>Taille</text:p>
          </table:table-cell>
          <table:table-cell/>
          <table:table-cell office:value-type="string" calcext:value-type="string">
            <text:p>Vous bénéficiez de régénération 5 tant que vous êtes en péril.\r\n</text:p>
          </table:table-cell>
          <table:table-cell table:number-columns-repeated="2"/>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Écharpe du phénix</text:p>
          </table:table-cell>
          <table:table-cell office:value-type="string" calcext:value-type="string">
            <text:p>18+</text:p>
          </table:table-cell>
          <table:table-cell office:value-type="string" calcext:value-type="string">
            <text:p>Cette large ceinture orange vif revitalise les vaincus.\r\n</text:p>
          </table:table-cell>
          <table:table-cell office:value-type="string" calcext:value-type="string">
            <text:p>Niv. 18 <text:s/>+4 <text:s text:c="8"/>85 000 PO</text:p>
          </table:table-cell>
          <table:table-cell office:value-type="string" calcext:value-type="string">
            <text:p>Taille</text:p>
          </table:table-cell>
          <table:table-cell/>
          <table:table-cell office:value-type="string" calcext:value-type="string">
            <text:p>Vous bénéficiez d'un bonus d'objet de +1 en Vigueur.\r\n</text:p>
          </table:table-cell>
          <table:table-cell office:value-type="string" calcext:value-type="string">
            <text:p>Quotidien ♦ guérison : aucune. Déclencheur : un ennemi vous réduit à 0 point de vie ou moins. Effet : vous dépensez une récupération et vous êtes hébété jusqu'à la fin de votre tour de jeu suivant.\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Harnais de l'acrobate</text:p>
          </table:table-cell>
          <table:table-cell office:value-type="string" calcext:value-type="string">
            <text:p>14+</text:p>
          </table:table-cell>
          <table:table-cell office:value-type="string" calcext:value-type="string">
            <text:p>Cette bande d'étoffe vous aide à vous extirper de situations dangereuses.\r\n</text:p>
          </table:table-cell>
          <table:table-cell office:value-type="string" calcext:value-type="string">
            <text:p>Niv. 14 <text:s/>+3 <text:s text:c="8"/>21 000 PO</text:p>
          </table:table-cell>
          <table:table-cell office:value-type="string" calcext:value-type="string">
            <text:p>Taille</text:p>
          </table:table-cell>
          <table:table-cell/>
          <table:table-cell office:value-type="string" calcext:value-type="string">
            <text:p>Lorsque vous effectuez un test d'Acrobaties, vous lancez deux fois le dé et conservez le résultat de votre choix.\r\n</text:p>
          </table:table-cell>
          <table:table-cell table:number-columns-repeated="2"/>
          <table:table-cell office:value-type="string" calcext:value-type="string">
            <text:p>Le Comptoir de l'Aventure 2</text:p>
          </table:table-cell>
          <table:table-cell office:value-type="float" office:value="1" calcext:value-type="float">
            <text:p>1</text:p>
          </table:table-cell>
          <table:table-cell table:number-columns-repeated="1013"/>
        </table:table-row>
        <table:table-row table:style-name="ro1">
          <table:table-cell office:value-type="string" calcext:value-type="string">
            <text:p>Gantelets d'Hrothmar</text:p>
          </table:table-cell>
          <table:table-cell office:value-type="string" calcext:value-type="string">
            <text:p>18+</text:p>
          </table:table-cell>
          <table:table-cell office:value-type="string" calcext:value-type="string">
            <text:p>Ces gantelets massifs de fer noir sont cloutés d'un métal rouge. Ils créent des décharges d'ondes de choc qui projettent les adversaires au sol.\r\n</text:p>
          </table:table-cell>
          <table:table-cell office:value-type="string" calcext:value-type="string">
            <text:p>Niv. 18 <text:s/>+4 <text:s text:c="8"/>85 000 PO</text:p>
          </table:table-cell>
          <table:table-cell office:value-type="string" calcext:value-type="string">
            <text:p>Mains</text:p>
          </table:table-cell>
          <table:table-cell/>
          <table:table-cell office:value-type="string" calcext:value-type="string">
            <text:p>Les créatures à terre ne bénéficient pas du bonus habituel de +2 à toutes les défenses contre vos attaques à distances.\r\n</text:p>
          </table:table-cell>
          <table:table-cell office:value-type="string" calcext:value-type="string">
            <text:p>Quotidien : action mineure. Effectuer une attaque : explosion de proximité 5 ; vise chaque ennemi pris dans l'explosion ; Constitution ou Charisme +4 contre Réflexes ; en cas de réussite, la cible se retrouve à terre. Vous bénéficiez d'un bonus supplémentaire de +2 au jet d'attaque contre toute cible affectée par votre envoûtement.\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elets de discontinuité</text:p>
          </table:table-cell>
          <table:table-cell office:value-type="string" calcext:value-type="string">
            <text:p>13+</text:p>
          </table:table-cell>
          <table:table-cell office:value-type="string" calcext:value-type="string">
            <text:p>L'énergie arcanique crépite autour de ces gantelets et perturbe la téléportation.\r\n</text:p>
          </table:table-cell>
          <table:table-cell office:value-type="string" calcext:value-type="string">
            <text:p>Niv. 13 <text:s/>+3 <text:s text:c="8"/>17 000 PO</text:p>
          </table:table-cell>
          <table:table-cell office:value-type="string" calcext:value-type="string">
            <text:p>Mains</text:p>
          </table:table-cell>
          <table:table-cell table:number-columns-repeated="2"/>
          <table:table-cell office:value-type="string" calcext:value-type="string">
            <text:p>Quotidien : interruption immédiate. Déclencheur : un ennemi situé dans un rayon de 2 cases se téléporte. Effet : vous annulez la téléportation, et l'ennemi en question ne peut se téléporter jusqu'à la fin de votre tour de jeu suivant.\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elets de sang</text:p>
          </table:table-cell>
          <table:table-cell office:value-type="string" calcext:value-type="string">
            <text:p>4+</text:p>
          </table:table-cell>
          <table:table-cell office:value-type="string" calcext:value-type="string">
            <text:p>Le sang de vos adversaires meurtris coule le long des jointures de ces gantelets d'acier à moitié rouillés.\r\n</text:p>
          </table:table-cell>
          <table:table-cell office:value-type="string" calcext:value-type="string">
            <text:p>Niv. <text:s text:c="2"/>4 <text:s/>+1 <text:s text:c="13"/>840 PO, Niv. 14 <text:s/>+3 <text:s text:c="8"/>21 000 PO, Niv. 24 <text:s/>+5 <text:s text:c="6"/>525 000 PO</text:p>
          </table:table-cell>
          <table:table-cell office:value-type="string" calcext:value-type="string">
            <text:p>Mains</text:p>
          </table:table-cell>
          <table:table-cell/>
          <table:table-cell office:value-type="string" calcext:value-type="string">
            <text:p>Vous bénéficiez d'un bonus de +2 aux jets de dégâts contre les cibles en péril.\r\nNiveau 14 : bonus de +4.\r\nNiveau 24 : bonus de +6.\r\n</text:p>
          </table:table-cell>
          <table:table-cell table:number-columns-repeated="2"/>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elets du grand héros</text:p>
          </table:table-cell>
          <table:table-cell office:value-type="string" calcext:value-type="string">
            <text:p>27+</text:p>
          </table:table-cell>
          <table:table-cell office:value-type="string" calcext:value-type="string">
            <text:p>Ces lourds gantelets d'acier récompensent grandement la prise de risque et l'héroïsme.\r\n</text:p>
          </table:table-cell>
          <table:table-cell office:value-type="string" calcext:value-type="string">
            <text:p>Niv. 27 <text:s/>+6 <text:s text:c="3"/>1 625 000 PO</text:p>
          </table:table-cell>
          <table:table-cell office:value-type="string" calcext:value-type="string">
            <text:p>Mains</text:p>
          </table:table-cell>
          <table:table-cell/>
          <table:table-cell office:value-type="string" calcext:value-type="string">
            <text:p>Lorsque vous dépensez un point d'action pour effectuer une attaque, vous bénéficiez d'un bonus de +2 aux jets d'attaque pour cette attaque.\r\nLorsque vous dépensez un point d'action pour effectuer une attaque et que l'attaque inflige des dégâts, vous gagnez des points de vie temporaires égaux à votre valeur de récupération.\r\n</text:p>
          </table:table-cell>
          <table:table-cell table:number-columns-repeated="2"/>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elets du grizzly</text:p>
          </table:table-cell>
          <table:table-cell office:value-type="string" calcext:value-type="string">
            <text:p>8+</text:p>
          </table:table-cell>
          <table:table-cell office:value-type="string" calcext:value-type="string">
            <text:p>Ces gantelets, recouverts de fourrure d'ours, font de vous un lutteur redoutable.\r\n</text:p>
          </table:table-cell>
          <table:table-cell office:value-type="string" calcext:value-type="string">
            <text:p>Niv. <text:s text:c="2"/>8 <text:s/>+2 <text:s text:c="10"/>3 400 PO</text:p>
          </table:table-cell>
          <table:table-cell office:value-type="string" calcext:value-type="string">
            <text:p>Mains</text:p>
          </table:table-cell>
          <table:table-cell/>
          <table:table-cell office:value-type="string" calcext:value-type="string">
            <text:p>Vous bénéficiez d'un bonus d'objet de +3 aux tests de Force pour étreindre une créature et aux tests d'Athlétisme ou d'Acrobaties pour vous dégager d'une étreinte.\r\n</text:p>
          </table:table-cell>
          <table:table-cell table:number-columns-repeated="2"/>
          <table:table-cell office:value-type="string" calcext:value-type="string">
            <text:p>Le Comptoir de l'Aventure 2</text:p>
          </table:table-cell>
          <table:table-cell office:value-type="float" office:value="1" calcext:value-type="float">
            <text:p>1</text:p>
          </table:table-cell>
          <table:table-cell table:number-columns-repeated="1013"/>
        </table:table-row>
        <table:table-row table:style-name="ro1">
          <table:table-cell office:value-type="string" calcext:value-type="string">
            <text:p>Gantelets du héros</text:p>
          </table:table-cell>
          <table:table-cell office:value-type="string" calcext:value-type="string">
            <text:p>17+</text:p>
          </table:table-cell>
          <table:table-cell office:value-type="string" calcext:value-type="string">
            <text:p>Ces lourds gantelets d'acier récompensent la prise de risque et l'héroïsme.\r\n</text:p>
          </table:table-cell>
          <table:table-cell office:value-type="string" calcext:value-type="string">
            <text:p>Niv. 17 <text:s/>+4 <text:s text:c="8"/>65 000 PO</text:p>
          </table:table-cell>
          <table:table-cell office:value-type="string" calcext:value-type="string">
            <text:p>Mains</text:p>
          </table:table-cell>
          <table:table-cell/>
          <table:table-cell office:value-type="string" calcext:value-type="string">
            <text:p>Lorsque vous dépensez un point d'action pour effectuer une attaque, vous bénéficiez d'un bonus de +1 aux jets d'attaque pour cette attaque.\r\nLorsque vous dépensez un point d'action pour effectuer une attaque et que l'attaque inflige des dégâts, vous gagnez les points de vie temporaires égaux à la moitié de votre valeur de récupération.\r\n</text:p>
          </table:table-cell>
          <table:table-cell table:number-columns-repeated="2"/>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s aux nombreux doigts</text:p>
          </table:table-cell>
          <table:table-cell office:value-type="string" calcext:value-type="string">
            <text:p>20+</text:p>
          </table:table-cell>
          <table:table-cell office:value-type="string" calcext:value-type="string">
            <text:p>Il semble que vous ayez plus de doigts que la normale lorsque vous portez ces simples gants.\r\n</text:p>
          </table:table-cell>
          <table:table-cell office:value-type="string" calcext:value-type="string">
            <text:p>Niv. 20 <text:s/>+4 <text:s text:c="6"/>125 000 PO</text:p>
          </table:table-cell>
          <table:table-cell office:value-type="string" calcext:value-type="string">
            <text:p>Mains</text:p>
          </table:table-cell>
          <table:table-cell/>
          <table:table-cell office:value-type="string" calcext:value-type="string">
            <text:p>Vous pouvez porter un anneau magique supplémentaire et bénéficiez de ses avantages tant que vous portez ces gants.\r\n</text:p>
          </table:table-cell>
          <table:table-cell table:number-columns-repeated="2"/>
          <table:table-cell office:value-type="string" calcext:value-type="string">
            <text:p>Le Comptoir de l'Aventure 2</text:p>
          </table:table-cell>
          <table:table-cell office:value-type="float" office:value="1" calcext:value-type="float">
            <text:p>1</text:p>
          </table:table-cell>
          <table:table-cell table:number-columns-repeated="1013"/>
        </table:table-row>
        <table:table-row table:style-name="ro1">
          <table:table-cell office:value-type="string" calcext:value-type="string">
            <text:p>Gants d'évitement des missiles</text:p>
          </table:table-cell>
          <table:table-cell office:value-type="string" calcext:value-type="string">
            <text:p>11+</text:p>
          </table:table-cell>
          <table:table-cell office:value-type="string" calcext:value-type="string">
            <text:p>Ces gants de cuir noir sont imprégnés d'une aura de force qui fait éclater ou dévier les projectiles qui vous sont destinés.\r\n</text:p>
          </table:table-cell>
          <table:table-cell office:value-type="string" calcext:value-type="string">
            <text:p>Niv. 11 <text:s/>+3 <text:s text:c="10"/>9 000 PO</text:p>
          </table:table-cell>
          <table:table-cell office:value-type="string" calcext:value-type="string">
            <text:p>Mains</text:p>
          </table:table-cell>
          <table:table-cell table:number-columns-repeated="2"/>
          <table:table-cell office:value-type="string" calcext:value-type="string">
            <text:p>Quotidien : interruption immédiate. Déclencheur : une attaque à distance qui vise la CA ou les Réflexes vous touche. Effet : vous bénéficiez d'un bonus de pouvoir de +4 à la CA et en Réflexes contre l'attaque en question.\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s de feinte</text:p>
          </table:table-cell>
          <table:table-cell office:value-type="string" calcext:value-type="string">
            <text:p>7+</text:p>
          </table:table-cell>
          <table:table-cell office:value-type="string" calcext:value-type="string">
            <text:p>Ces gants de soir noire aident à détourner l'attention de l'ennemi.\r\n</text:p>
          </table:table-cell>
          <table:table-cell office:value-type="string" calcext:value-type="string">
            <text:p>Niv. <text:s text:c="2"/>7 <text:s/>+2 <text:s text:c="10"/>2 600 PO</text:p>
          </table:table-cell>
          <table:table-cell office:value-type="string" calcext:value-type="string">
            <text:p>Mains</text:p>
          </table:table-cell>
          <table:table-cell/>
          <table:table-cell office:value-type="string" calcext:value-type="string">
            <text:p>Vous bénéficiez d'un bonus d'objet de +2 aux tests de Bluff pour jouir d'un avantage de combat.\r\n</text:p>
          </table:table-cell>
          <table:table-cell office:value-type="string" calcext:value-type="string">
            <text:p>Quotidien : action mineure. Vous jouissez d'un avantage de combat contre la prochaine créature que vous attaquez à ce tour de jeu.\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s de glace</text:p>
          </table:table-cell>
          <table:table-cell office:value-type="string" calcext:value-type="string">
            <text:p>11+</text:p>
          </table:table-cell>
          <table:table-cell office:value-type="string" calcext:value-type="string">
            <text:p>Sertis de glace élémentaires, ces gants ne gèlent pas vos mains lorsque vous les portez.\r\n</text:p>
          </table:table-cell>
          <table:table-cell office:value-type="string" calcext:value-type="string">
            <text:p>Niv. 11 <text:s/>+3 <text:s text:c="10"/>9 000 PO, Niv. 21 <text:s/>+5 <text:s text:c="6"/>225 000 PO</text:p>
          </table:table-cell>
          <table:table-cell office:value-type="string" calcext:value-type="string">
            <text:p>Mains</text:p>
          </table:table-cell>
          <table:table-cell/>
          <table:table-cell office:value-type="string" calcext:value-type="string">
            <text:p>Vos attaques de froid bénéficient d'un bonus de +2 aux jets de dégâts ou ignorent 5 points de la résistance au froid de la cible, au choix. Vous pouvez passez d'une propriété à l'autre au prix d'une action mineure.\r\nNiveau 21 : bonus de +4, ou -10 à la résistance au froid.\r\n</text:p>
          </table:table-cell>
          <table:table-cell table:number-columns-repeated="2"/>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s de grâce</text:p>
          </table:table-cell>
          <table:table-cell office:value-type="string" calcext:value-type="string">
            <text:p>5+</text:p>
          </table:table-cell>
          <table:table-cell office:value-type="string" calcext:value-type="string">
            <text:p>Quand vous portez ces gants, vous pouvez aider <text:s/>un compagnon à récupérer rapidement de ses blessures en l'effleurant à peine.\r\n</text:p>
          </table:table-cell>
          <table:table-cell office:value-type="string" calcext:value-type="string">
            <text:p>Niv. <text:s text:c="2"/>5 <text:s/>+1 <text:s text:c="10"/>1 000 PO</text:p>
          </table:table-cell>
          <table:table-cell office:value-type="string" calcext:value-type="string">
            <text:p>Mains</text:p>
          </table:table-cell>
          <table:table-cell table:number-columns-repeated="2"/>
          <table:table-cell office:value-type="string" calcext:value-type="string">
            <text:p>Quotidien : action mineure. Un allié qui vous est adjacent effectue un jet de sauvegard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s de l'illusionniste</text:p>
          </table:table-cell>
          <table:table-cell office:value-type="string" calcext:value-type="string">
            <text:p>9+</text:p>
          </table:table-cell>
          <table:table-cell office:value-type="string" calcext:value-type="string">
            <text:p>Ces gants chatoyants améliorent vos sorts d'illusion et vous permettent de modifier rapidement une illusion qui serait sans cela sans effet.\r\n</text:p>
          </table:table-cell>
          <table:table-cell office:value-type="string" calcext:value-type="string">
            <text:p>Niv. <text:s text:c="2"/>9 <text:s/>+2 <text:s text:c="10"/>4 200 PO</text:p>
          </table:table-cell>
          <table:table-cell office:value-type="string" calcext:value-type="string">
            <text:p>Mains</text:p>
          </table:table-cell>
          <table:table-cell/>
          <table:table-cell office:value-type="string" calcext:value-type="string">
            <text:p>Lorsque vous touchez un ennemi qui vous confère un avantage de combat avec un pouvoir d'attaque d'Illusion, cet ennemi subit un malus de -2 aux jets de sauvegarde contre les effets de ce pouvoir.\r\n</text:p>
          </table:table-cell>
          <table:table-cell office:value-type="string" calcext:value-type="string">
            <text:p>Quotidien : action libre. Déclencheur : vous ratez avec un pouvoir d'attaque d'Illusion. Effet : vous refaites le jet d'attaque et devez utiliser le second résultat.\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s de poigne dimensionnelle</text:p>
          </table:table-cell>
          <table:table-cell office:value-type="string" calcext:value-type="string">
            <text:p>16+</text:p>
          </table:table-cell>
          <table:table-cell office:value-type="string" calcext:value-type="string">
            <text:p>Grâce à ces gants ajustés, vous créez un petit portail dimensionnel au travers duquel vous manipulez les objets.\r\n</text:p>
          </table:table-cell>
          <table:table-cell office:value-type="string" calcext:value-type="string">
            <text:p>Niv. 16 <text:s/>+4 <text:s text:c="8"/>45 000 PO</text:p>
          </table:table-cell>
          <table:table-cell office:value-type="string" calcext:value-type="string">
            <text:p>Mains</text:p>
          </table:table-cell>
          <table:table-cell/>
          <table:table-cell office:value-type="string" calcext:value-type="string">
            <text:p>Vous bénéficiez d'un bonus de +4 aux tests de Larcin.\r\n</text:p>
          </table:table-cell>
          <table:table-cell office:value-type="string" calcext:value-type="string">
            <text:p>Quotidien : action simple. Vous effectuez un test de Larcin contre une cible située dans un rayon de 5 cases. Vous devez avoir une ligne de mire avec la cible.\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Gants empoisonnés</text:p>
          </table:table-cell>
          <table:table-cell office:value-type="string" calcext:value-type="string">
            <text:p>4+</text:p>
          </table:table-cell>
          <table:table-cell office:value-type="string" calcext:value-type="string">
            <text:p>Ces gants à l'aspect banal réservent de mauvaises surprises à vos ennemis puisqu'ils peuvent enduire une arme de poison au moment propice.\r\n</text:p>
          </table:table-cell>
          <table:table-cell office:value-type="string" calcext:value-type="string">
            <text:p>Niv. <text:s text:c="2"/>4 <text:s/>+1 <text:s text:c="13"/>840 PO</text:p>
          </table:table-cell>
          <table:table-cell office:value-type="string" calcext:value-type="string">
            <text:p>Mains</text:p>
          </table:table-cell>
          <table:table-cell table:number-columns-repeated="2"/>
          <table:table-cell office:value-type="string" calcext:value-type="string">
            <text:p>À volonté : action simple. Vous placez dans ces gants une dose de poison qui peut être appliquée sur une arme. Les gants ne peuvent contenir qu'une dose de poison à la fois.\r\nÀ volonté : action mineure. Vous appliquez le poison stocké sur une arme que vous avez en main : vous dépensez la dose de poison en l'appliquant.\r\n</text:p>
          </table:table-cell>
          <table:table-cell/>
          <table:table-cell office:value-type="string" calcext:value-type="string">
            <text:p>Le Comptoir de l'Aventure 2</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appel</text:p>
          </table:table-cell>
          <table:table-cell office:value-type="string" calcext:value-type="string">
            <text:p>14+</text:p>
          </table:table-cell>
          <table:table-cell office:value-type="string" calcext:value-type="string">
            <text:p>Cet anneau en mitral vous rapproche d'un allié en cas de besoin.\r\n</text:p>
          </table:table-cell>
          <table:table-cell office:value-type="string" calcext:value-type="string">
            <text:p>Niv. 14 <text:s/>+3 <text:s text:c="8"/>21 000 PO</text:p>
          </table:table-cell>
          <table:table-cell office:value-type="string" calcext:value-type="string">
            <text:p>Anneaux</text:p>
          </table:table-cell>
          <table:table-cell/>
          <table:table-cell office:value-type="string" calcext:value-type="string">
            <text:p>Quand un allié qui vous est adjacent utilise un pouvoir de téléportation, il peut augmenter la distance de celle-ci de 4 cases.\r\n</text:p>
          </table:table-cell>
          <table:table-cell office:value-type="string" calcext:value-type="string">
            <text:p>Quotidien ♦ téléportation : action mineure. Choisissez un allié situé dans un rayon de 20 cases et dans votre ligne de mire. Celui-ci est aussitôt téléporté dans une case inoccupée qui vous est adjacente.\r\nSi vous avez atteint au moins une étape dans la journée, c'est vous qui êtes en mesure de vous téléporter vers une case adjacente à un allié situé dans un rayon de 20 case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ffroi</text:p>
          </table:table-cell>
          <table:table-cell office:value-type="string" calcext:value-type="string">
            <text:p>18+</text:p>
          </table:table-cell>
          <table:table-cell office:value-type="string" calcext:value-type="string">
            <text:p>Cet anneau en fer renforce les craintes de vos ennemis et réduit leurs défenses.\r\n</text:p>
          </table:table-cell>
          <table:table-cell office:value-type="string" calcext:value-type="string">
            <text:p>Niv. 18 <text:s/>+4 <text:s text:c="8"/>85 000 PO</text:p>
          </table:table-cell>
          <table:table-cell office:value-type="string" calcext:value-type="string">
            <text:p>Anneaux</text:p>
          </table:table-cell>
          <table:table-cell/>
          <table:table-cell office:value-type="string" calcext:value-type="string">
            <text:p>Vous bénéficiez d'un bonus d'objet de +2 aux tests d'Intimidation.\r\n</text:p>
          </table:table-cell>
          <table:table-cell office:value-type="string" calcext:value-type="string">
            <text:p>Quotidien ♦ terreur : action simple. Effectuez un test d'Intimidation contre un ennemi situé dans un rayon de 5 cases et comparez le résultat à chacune de ses défenses (CA, Vigueur, Réflexes et Volonté). La cible subit un malus de -2 à chaque défense que dépasse ou égale le résultat de votre test (sauvegarde annule).\r\nSi vous avez atteint au moins une étape dans la journée, la cible doit effectuer un jet de sauvegarde distinct pour chaque défense frappée d'un malu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intuition héroïque</text:p>
          </table:table-cell>
          <table:table-cell office:value-type="string" calcext:value-type="string">
            <text:p>21+</text:p>
          </table:table-cell>
          <table:table-cell office:value-type="string" calcext:value-type="string">
            <text:p>Lorsque vous portez cet anneau en adamantium strié, vous saisissez plus facilement les points faibles mentaux, physiques et sociaux de vos adversaires.\r\n</text:p>
          </table:table-cell>
          <table:table-cell office:value-type="string" calcext:value-type="string">
            <text:p>Niv. 21 <text:s/>+5 <text:s text:c="6"/>225 000 PO</text:p>
          </table:table-cell>
          <table:table-cell office:value-type="string" calcext:value-type="string">
            <text:p>Anneaux</text:p>
          </table:table-cell>
          <table:table-cell/>
          <table:table-cell office:value-type="string" calcext:value-type="string">
            <text:p>Vous bénéficiez d'un bonus d'objet de +3 aux tests d'Intuition.\r\n</text:p>
          </table:table-cell>
          <table:table-cell office:value-type="string" calcext:value-type="string">
            <text:p>Quotidien: action mineure. Choisissez une cible. Vous bénéficiez d'un bonus de pouvoir de +2 aux jets d'attaque et d'un bonus de pouvoir de +6 aux jets de dégâts contre la cible jusqu'à la fin de votre tour de jeu suivant. Si la cible est un objet, appliquez au lieu de cela un bonus de pouvoir de +6 aux test de Force visant à le briser.\r\nSi vous avez atteint au moins une étape dans la journée, vous bénéficiez au lieu de cela d'un bonus de pouvoir de +3 aux jets d'attaque et d'un bonus de pouvoir de +8 aux jets de dégâts ou tests de Force visant à briser un obje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ombre</text:p>
          </table:table-cell>
          <table:table-cell office:value-type="string" calcext:value-type="string">
            <text:p>27+</text:p>
          </table:table-cell>
          <table:table-cell office:value-type="string" calcext:value-type="string">
            <text:p>Cet anneau d'obsidienne cendré vous enveloppe d'ombres, si bien qu'il est difficile de vous discerner.\r\n</text:p>
          </table:table-cell>
          <table:table-cell office:value-type="string" calcext:value-type="string">
            <text:p>Niv. 27 <text:s/>+6 <text:s text:c="3"/>1 625 000 PO</text:p>
          </table:table-cell>
          <table:table-cell office:value-type="string" calcext:value-type="string">
            <text:p>Anneaux</text:p>
          </table:table-cell>
          <table:table-cell/>
          <table:table-cell office:value-type="string" calcext:value-type="string">
            <text:p>Vous bénéficiez d'un camouflage.\r\n</text:p>
          </table:table-cell>
          <table:table-cell office:value-type="string" calcext:value-type="string">
            <text:p>Quotidien: action mineure. Vous bénéficiez d'un camouflage total jusqu'à la fin de votre tour de jeu suivant.\r\nSi vous avez atteint au moins une étape dans la journée, cet avantage dure jusqu'à la fin de la rencontr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capacité aquatique</text:p>
          </table:table-cell>
          <table:table-cell office:value-type="string" calcext:value-type="string">
            <text:p>15+</text:p>
          </table:table-cell>
          <table:table-cell office:value-type="string" calcext:value-type="string">
            <text:p>Lorsque vous portez cet anneau serti d'aigues-marines, vous n'avez aucun mal à respirer et à vous déplacer sous l'eau.\r\n</text:p>
          </table:table-cell>
          <table:table-cell office:value-type="string" calcext:value-type="string">
            <text:p>Niv. 15 <text:s/>+3 <text:s text:c="8"/>25 000 PO</text:p>
          </table:table-cell>
          <table:table-cell office:value-type="string" calcext:value-type="string">
            <text:p>Anneaux</text:p>
          </table:table-cell>
          <table:table-cell/>
          <table:table-cell office:value-type="string" calcext:value-type="string">
            <text:p>Vous gagnez une VD à la nage égale à votre VD. De plus, vous respirez sous l'eau.\r\nSi vous avez atteint au moins une étape dans la journée, vous gagnez une VD à la nage égale au double de votre VD.\r\n</text:p>
          </table:table-cell>
          <table:table-cell table:number-columns-repeated="2"/>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clignotement</text:p>
          </table:table-cell>
          <table:table-cell office:value-type="string" calcext:value-type="string">
            <text:p>22+</text:p>
          </table:table-cell>
          <table:table-cell office:value-type="string" calcext:value-type="string">
            <text:p>Cet anneau en adamantium passe de doigt en doigt, un peu comme vous qui changez constamment de place lorsque vous le portez.\r\n</text:p>
          </table:table-cell>
          <table:table-cell office:value-type="string" calcext:value-type="string">
            <text:p>Niv. 22 <text:s/>+5 <text:s text:c="6"/>325 000 PO</text:p>
          </table:table-cell>
          <table:table-cell office:value-type="string" calcext:value-type="string">
            <text:p>Anneaux</text:p>
          </table:table-cell>
          <table:table-cell/>
          <table:table-cell office:value-type="string" calcext:value-type="string">
            <text:p>Vous bénéficiez d'un bonus d'objet de +3 aux test de Larcin.\r\n</text:p>
          </table:table-cell>
          <table:table-cell office:value-type="string" calcext:value-type="string">
            <text:p>Quotidien ♦ téléportation: action mineure. Téléportez-vous de 1d4 cases.\r\nMaintien (mineure): vous vous téléportez de 1d4 cases au début de votre tour de jeu.\r\nSi vous avez atteint au moins une étape dans la journée, il ne vous est pas nécessaire d'entreprendre une action mineure pour maintenir l'effet de l'obje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connaissance</text:p>
          </table:table-cell>
          <table:table-cell office:value-type="string" calcext:value-type="string">
            <text:p>16+</text:p>
          </table:table-cell>
          <table:table-cell office:value-type="string" calcext:value-type="string">
            <text:p>Serti de tourmalines, cet anneau d’électrums vous renforce sur le plan spirituel.\r\n</text:p>
          </table:table-cell>
          <table:table-cell office:value-type="string" calcext:value-type="string">
            <text:p>Niv. 16 <text:s/>+4 <text:s text:c="8"/>45 000 PO</text:p>
          </table:table-cell>
          <table:table-cell office:value-type="string" calcext:value-type="string">
            <text:p>Anneaux</text:p>
          </table:table-cell>
          <table:table-cell/>
          <table:table-cell office:value-type="string" calcext:value-type="string">
            <text:p>Vous bénéficiez d'un bonus d'objet de +1 aux jets de sauvegarde contre les effets préjudiciables accompagnés des mots-clés charme, illusion, psychique ou terreur.\r\n</text:p>
          </table:table-cell>
          <table:table-cell office:value-type="string" calcext:value-type="string">
            <text:p>Quotidien: action mineure. Vous bénéficiez d'un bonus de pouvoir de +5 aux jets de sauvegarde contre les effets préjudiciables accompagnés des mots-clés charme, illusion, psychique ou terreur jusqu'à la fin de la rencontre.\r\nSi vous avez atteint au moins une étape dans la journée, vous bénéficiez d'un bonus de pouvoir d e+2 en Volonté contre les pouvoirs accompagnés de ces mots-clé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contact oublieux</text:p>
          </table:table-cell>
          <table:table-cell office:value-type="string" calcext:value-type="string">
            <text:p>16+</text:p>
          </table:table-cell>
          <table:table-cell office:value-type="string" calcext:value-type="string">
            <text:p>Cet anneau de cuivre quelconque vous rend beaucoup plus convaincant et efface même temporairement les souvenirs de la cible sans qu'elle s'en rendre compte.\r\n</text:p>
          </table:table-cell>
          <table:table-cell office:value-type="string" calcext:value-type="string">
            <text:p>Niv. 16 <text:s/>+4 <text:s text:c="8"/>45 000 PO</text:p>
          </table:table-cell>
          <table:table-cell office:value-type="string" calcext:value-type="string">
            <text:p>Anneaux</text:p>
          </table:table-cell>
          <table:table-cell/>
          <table:table-cell office:value-type="string" calcext:value-type="string">
            <text:p>Vous bénéficiez d'un bonus d'objet de +1 aux tests de Bluff\r\n</text:p>
          </table:table-cell>
          <table:table-cell office:value-type="string" calcext:value-type="string">
            <text:p>Quotidien ♦ charme: action simple. Effectuez une attaque de corps à corps 1; Dextérité +4 contre Volonté; en cas de réussite, la cible oublie tout ce qui s'est passé durant la minute écoulée et est surprise jusqu'à la fin de votre tour de jeu suivant.\r\nSi vous avez atteint au moins une étape dans la journée, le sujet ne remarque même pas sa perte de mémoire et ne la recouvre pas avant 1 minut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défense vigilante</text:p>
          </table:table-cell>
          <table:table-cell office:value-type="string" calcext:value-type="string">
            <text:p>17+</text:p>
          </table:table-cell>
          <table:table-cell office:value-type="string" calcext:value-type="string">
            <text:p>Ce gros anneau est constitué de minuscules boucliers de fer, d'acier, de mithral et d'adamantium qui se chevauchent.\r\n</text:p>
          </table:table-cell>
          <table:table-cell office:value-type="string" calcext:value-type="string">
            <text:p>Niv. 17 <text:s/>+4 <text:s text:c="8"/>65 000 PO</text:p>
          </table:table-cell>
          <table:table-cell office:value-type="string" calcext:value-type="string">
            <text:p>Anneaux</text:p>
          </table:table-cell>
          <table:table-cell/>
          <table:table-cell office:value-type="string" calcext:value-type="string">
            <text:p>Vous bénéficiez d'un bonus d'objet de +4 à toutes vos défenses quand vous recourez à l'action de combat de défense totale.\r\n</text:p>
          </table:table-cell>
          <table:table-cell office:value-type="string" calcext:value-type="string">
            <text:p>Quotidien: action mineure. Vous bénéficiez d'un bonus de +2 à toutes vos défenses jusqu'au début de votre tour de jeu suivant.\r\nSi vous avez atteint au moins une étape dans la journée, vous bénéficiez d'un bonus de pouvoir de +3 à toutes vos défenses jusqu'à la fin de votre tour de jeu suivan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feuille morte</text:p>
          </table:table-cell>
          <table:table-cell office:value-type="string" calcext:value-type="string">
            <text:p>14+</text:p>
          </table:table-cell>
          <table:table-cell office:value-type="string" calcext:value-type="string">
            <text:p>Grâce à cet anneau de mithral fin, vous n'avez plus rien à craindre des chutes.\r\n</text:p>
          </table:table-cell>
          <table:table-cell office:value-type="string" calcext:value-type="string">
            <text:p>Niv. 14 <text:s/>+3 <text:s text:c="8"/>21 000 PO</text:p>
          </table:table-cell>
          <table:table-cell office:value-type="string" calcext:value-type="string">
            <text:p>Anneaux</text:p>
          </table:table-cell>
          <table:table-cell/>
          <table:table-cell office:value-type="string" calcext:value-type="string">
            <text:p>Vous ne subissez pas de dégâts de chute, et atterrissez toujours sur vos pieds.\r\n</text:p>
          </table:table-cell>
          <table:table-cell office:value-type="string" calcext:value-type="string">
            <text:p>Quotidien: action mineure. Les alliés situés dans un rayon de 5 cases profitent également de la propriété de l'anneau jusqu'à la fin de la rencontre.\r\nSi vous avez atteint au moins une étape dans la journée, ce sont les alliés situés dans un rayon de 10 cases qui en profiten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fraternité</text:p>
          </table:table-cell>
          <table:table-cell office:value-type="string" calcext:value-type="string">
            <text:p>14+</text:p>
          </table:table-cell>
          <table:table-cell office:value-type="string" calcext:value-type="string">
            <text:p>Ces anneaux de platine fonctionnent par paire et ne sont utilisés que par de proches compagnons.\r\n</text:p>
          </table:table-cell>
          <table:table-cell office:value-type="string" calcext:value-type="string">
            <text:p>Niv. 14 <text:s/>+3 <text:s text:c="8"/>21 000 PO</text:p>
          </table:table-cell>
          <table:table-cell office:value-type="string" calcext:value-type="string">
            <text:p>Anneaux</text:p>
          </table:table-cell>
          <table:table-cell/>
          <table:table-cell office:value-type="string" calcext:value-type="string">
            <text:p>Ces anneaux marchent par paire. Au prix d'une action mineure, le porteur de l'un est en mesure d'obtenir les informations suivantes:\r\n- Les points de vie actuels et l'état général (vivant, mourant ou mort) de l'autre porteur.\r\n - Le nombre de récupération dont dispose encore l'autre porteur.\r\n - Les effets qui touchent l'autre porteur.\r\n - La distance à vol d'oiseau qui le sépare de l'autre porteur.\r\n <text:s/>Si ce dernier se situe dans un autre plan, ni la distance, ni le plan en question ne sont découverts.\r\n</text:p>
          </table:table-cell>
          <table:table-cell office:value-type="string" calcext:value-type="string">
            <text:p>Quotidien: action libre. Transférez une récupération au porteur de l'autre anneau. Cela ne lui permet pas cependant de dépasser le nombre maximal de récupération auquel il a droit.\r\nSi vous avez atteint au moins une étape dans la journée, transférez deux récupération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gravité personnelle</text:p>
          </table:table-cell>
          <table:table-cell office:value-type="string" calcext:value-type="string">
            <text:p>16+</text:p>
          </table:table-cell>
          <table:table-cell office:value-type="string" calcext:value-type="string">
            <text:p>Cet anneau de métal gris oblige vos ennemis à rester à portée d'allonge.\r\n</text:p>
          </table:table-cell>
          <table:table-cell office:value-type="string" calcext:value-type="string">
            <text:p>Niv. 16 <text:s/>+4 <text:s text:c="8"/>45 000 PO</text:p>
          </table:table-cell>
          <table:table-cell office:value-type="string" calcext:value-type="string">
            <text:p>Anneaux</text:p>
          </table:table-cell>
          <table:table-cell/>
          <table:table-cell office:value-type="string" calcext:value-type="string">
            <text:p>Quand vous êtes soumis à un déplacement forcé, vous vous déplacez de 1 case de moins que le précise l'effet.\r\n</text:p>
          </table:table-cell>
          <table:table-cell office:value-type="string" calcext:value-type="string">
            <text:p>Quotidien: action mineure. Vous et les ennemis qui vous sont adjacents ou que vous avez marqués êtes ralentis ou immobilisés (à votre convenance). Pour les ennemis marqués, une sauvegarde annule; pour les ennemis adjacents, aucun jet de sauvegarde n'est permis. Au prix d'une action libre, vous pouvez mettre un terme à l'effet qui pèse sur vous et toutes les créatures affectées.\r\nSi vous avez atteint au moins une étape dans la journée, tant que vous êtes affecté par l'état préjudiciable du pouvoir, tout nouvel ennemi marqué ou adjacent est lui aussi affecté par l'état préjudiciable en question.\r\n</text:p>
          </table:table-cell>
          <table:table-cell office:value-type="string" calcext:value-type="string">
            <text:p>ces anneaux fonctionnent par paire. Si l'un d'eux est désenchanté, l'autre perd toute sa magie. Le prix est pour les deux anneaux.\r\n</text:p>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guerre</text:p>
          </table:table-cell>
          <table:table-cell office:value-type="string" calcext:value-type="string">
            <text:p>16+</text:p>
          </table:table-cell>
          <table:table-cell office:value-type="string" calcext:value-type="string">
            <text:p>Cet anneau en acier frappé à l'image d'une épée stylisée rend vos attaques beaucoup plus dangereuses.\r\n</text:p>
          </table:table-cell>
          <table:table-cell office:value-type="string" calcext:value-type="string">
            <text:p>Niv. 16 <text:s/>+4 <text:s text:c="8"/>45 000 PO</text:p>
          </table:table-cell>
          <table:table-cell office:value-type="string" calcext:value-type="string">
            <text:p>Anneaux</text:p>
          </table:table-cell>
          <table:table-cell/>
          <table:table-cell office:value-type="string" calcext:value-type="string">
            <text:p>Lorsque vous réussissez un coup critique, vous infligez 1 dé de dégâts critiques supplémentaire, basé sur l'arme ou le focaliseur que vous utilisez. Si votre arme ou focaliseur n'inflige pas de dégâts supplémentaires en cas de coup critique, vous infligez 1d6 supplémentaires lorsque vous réussissez un coup critique.\r\n</text:p>
          </table:table-cell>
          <table:table-cell office:value-type="string" calcext:value-type="string">
            <text:p>Quotidien: action libre. Utilisez ce pouvoir lorsque vous réussissez un coup critique. Ajoutez alors 2 dés de dégâts critiques supplémentaire, basés sur l'arme ou le focaliseur que vous utilisez. Si votre arme ou focaliseur n'inflige pas de dégâts supplémentaires en cas de coup critique, vous infligez 2d6 supplémentaires lorsque vous réussissez un coup critique.\r\nSi vous avez atteint au moins une étape dans la journée, plutôt que de lancer les dés supplémentaires de dégâts critiques, vous infligez des supplémentaires égaux à la valeur maximale de ces dé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l'empereur drakéide</text:p>
          </table:table-cell>
          <table:table-cell office:value-type="string" calcext:value-type="string">
            <text:p>15+</text:p>
          </table:table-cell>
          <table:table-cell office:value-type="string" calcext:value-type="string">
            <text:p>Crée à l'image de l'anneau sigillaire de l'empereur drakéide d'Arkhosia, cet objet bonifie vos attaques, tout particulièrement si vous êtes drakéide.\r\n</text:p>
          </table:table-cell>
          <table:table-cell office:value-type="string" calcext:value-type="string">
            <text:p>Niv. 15 <text:s/>+3 <text:s text:c="8"/>25 000 PO</text:p>
          </table:table-cell>
          <table:table-cell office:value-type="string" calcext:value-type="string">
            <text:p>Anneaux</text:p>
          </table:table-cell>
          <table:table-cell/>
          <table:table-cell office:value-type="string" calcext:value-type="string">
            <text:p>Vous bénéficiez d'un bonus d'objet de +3 aux jets de dégâts des attaques de proximité. SI vous êtes drakéide, vous bénéficiez d'un bonus d'objet de +5 aux jets de dégâts de votre souffle de dragon.\r\n</text:p>
          </table:table-cell>
          <table:table-cell office:value-type="string" calcext:value-type="string">
            <text:p>Quotidien: réaction immédiate. Utilisez ce pouvoir lorsque vous vous retrouvez en péril. Vous utilisez alors l'un de vos pouvoirs de rencontre.\r\nSi vous avez atteint au moins une étape dans la journée, vous pouvez utilisez un pouvoir de rencontre auquel vous avez déjà recouru. Si vous utilisez un pouvoir de rencontre auquel vous n'avez pas encore recouru, celui-ci n'est pas dépensé.\r\n</text:p>
          </table:table-cell>
          <table:table-cell/>
          <table:table-cell office:value-type="string" calcext:value-type="string">
            <text:p>Le Comptoir de l'Aventure 1</text:p>
          </table:table-cell>
          <table:table-cell office:value-type="float" office:value="3" calcext:value-type="float">
            <text:p>3</text:p>
          </table:table-cell>
          <table:table-cell table:number-columns-repeated="1013"/>
        </table:table-row>
        <table:table-row table:style-name="ro1">
          <table:table-cell office:value-type="string" calcext:value-type="string">
            <text:p>Anneau de l'opale du souvenir</text:p>
          </table:table-cell>
          <table:table-cell office:value-type="string" calcext:value-type="string">
            <text:p>29+</text:p>
          </table:table-cell>
          <table:table-cell office:value-type="string" calcext:value-type="string">
            <text:p>La grosse opale de feu sertie dans cette babiole se met à luire vivement lorsqu'elle confère sa clarté d'esprit.\r\n</text:p>
          </table:table-cell>
          <table:table-cell office:value-type="string" calcext:value-type="string">
            <text:p>Niv. 29 <text:s/>+6 <text:s text:c="3"/>2 625 000 PO</text:p>
          </table:table-cell>
          <table:table-cell office:value-type="string" calcext:value-type="string">
            <text:p>Anneaux</text:p>
          </table:table-cell>
          <table:table-cell/>
          <table:table-cell office:value-type="string" calcext:value-type="string">
            <text:p>Vous bénéficiez d 'un bonus d'objet de +2 aux attaques d'Intelligence, et d'un bonus d'objets de +4 aux tests d'Intelligence et tests de compétences liées à l'Intelligence.\r\n</text:p>
          </table:table-cell>
          <table:table-cell office:value-type="string" calcext:value-type="string">
            <text:p>Quotidien: action mineure. Vous regagnez l'usage d'un pouvoir utilitaire de rencontre arcanique que vous avez déjà employé (comme si vous ne vous en étiez pas encore servi durant cette rencontre).\r\nSi vous avez atteint au moins une étape dans la journée, c'est l'usage d'un pouvoir utilitaire quotidien arcanique que vous pouvez regagner (comme si vous ne vous en étiez pas encore servi durant cette journée).\r\n</text:p>
          </table:table-cell>
          <table:table-cell/>
          <table:table-cell office:value-type="string" calcext:value-type="string">
            <text:p>Le Comptoir de l'Aventure 1</text:p>
          </table:table-cell>
          <table:table-cell office:value-type="float" office:value="3" calcext:value-type="float">
            <text:p>3</text:p>
          </table:table-cell>
          <table:table-cell table:number-columns-repeated="1013"/>
        </table:table-row>
        <table:table-row table:style-name="ro1">
          <table:table-cell office:value-type="string" calcext:value-type="string">
            <text:p>Anneau de la garde d'ombre</text:p>
          </table:table-cell>
          <table:table-cell office:value-type="string" calcext:value-type="string">
            <text:p>18+</text:p>
          </table:table-cell>
          <table:table-cell office:value-type="string" calcext:value-type="string">
            <text:p>Lorsque vous portez cet anneau de fer foncé, votre ombre s'imprègne de tentacules noirs de Gisombre.\r\n</text:p>
          </table:table-cell>
          <table:table-cell office:value-type="string" calcext:value-type="string">
            <text:p>Niv. 18 <text:s/>+4 <text:s text:c="8"/>85 000 PO</text:p>
          </table:table-cell>
          <table:table-cell office:value-type="string" calcext:value-type="string">
            <text:p>Anneaux</text:p>
          </table:table-cell>
          <table:table-cell/>
          <table:table-cell office:value-type="string" calcext:value-type="string">
            <text:p>Vous gagnez une résistance au froid 10 et une résistance nécrotique 10.\r\n</text:p>
          </table:table-cell>
          <table:table-cell office:value-type="string" calcext:value-type="string">
            <text:p>Quotidien ♦ froid, nécrotique: action simple. Vous imprégnez votre ombre de l'essence de la Gisombre. Jusqu'à la fin de votre tour de jeu suivant, tout ennemi qui débute son tour de jeu dans une case qui vous est adjacente ou se déplace dans une telle case subit 2d10 dégâts de froid et nécrotiques.\r\nSi vous avez atteint au moins une étape dans la journée, vous regagnez également 15 points de vie temporaires. Cet avantage persiste jusqu'à ce que vous ne disposiez plus d'aucun de ces points de vie temporaires ou que vous preniez un repos prolongé.\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la gargouille</text:p>
          </table:table-cell>
          <table:table-cell office:value-type="string" calcext:value-type="string">
            <text:p>25+</text:p>
          </table:table-cell>
          <table:table-cell office:value-type="string" calcext:value-type="string">
            <text:p>Le port de cet anneau en pierre permet d'adopter une forme rocailleuse.\r\n</text:p>
          </table:table-cell>
          <table:table-cell office:value-type="string" calcext:value-type="string">
            <text:p>Niv. 25 <text:s/>+5 <text:s text:c="6"/>625 000 PO</text:p>
          </table:table-cell>
          <table:table-cell office:value-type="string" calcext:value-type="string">
            <text:p>Anneaux</text:p>
          </table:table-cell>
          <table:table-cell/>
          <table:table-cell office:value-type="string" calcext:value-type="string">
            <text:p>Lorsque vous êtes pétrifié, vous avez droit à un jet de sauvegarde à la fin de votre tour de jeu pour éliminer l'effet.\r\n</text:p>
          </table:table-cell>
          <table:table-cell office:value-type="string" calcext:value-type="string">
            <text:p>Quotidien: action simple. Vous vous transformez en statue de pierre, gagnant ainsi une résistance 25 à tous les dégâts et une perception des vibrations 10. En revanche, vous perdez tous vos autres sens et ne pouvez entreprendre aucune action, si ce n'est une action mineure pour retrouvez votre forme habituelle.\r\nSi vous avez atteint au moins une étape dans la journée, vous pouvez dépensez une récupération pour regagnez un nombre de points de vie égal à votre valeur de récupération en même temps que vous vous transformez en statue ou reprenez votre forme habituell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main spectrale</text:p>
          </table:table-cell>
          <table:table-cell office:value-type="string" calcext:value-type="string">
            <text:p>19+</text:p>
          </table:table-cell>
          <table:table-cell office:value-type="string" calcext:value-type="string">
            <text:p>D'un simple ordre mental cet anneau d’onyx invoque une main translucide, et parfois même un oeil spectral.\r\n</text:p>
          </table:table-cell>
          <table:table-cell office:value-type="string" calcext:value-type="string">
            <text:p>Niv. 19 <text:s/>+4 <text:s text:c="6"/>105 000 PO</text:p>
          </table:table-cell>
          <table:table-cell office:value-type="string" calcext:value-type="string">
            <text:p>Anneaux</text:p>
          </table:table-cell>
          <table:table-cell/>
          <table:table-cell office:value-type="string" calcext:value-type="string">
            <text:p>Vous bénéficiez d'un résistance radiante 10.\r\n</text:p>
          </table:table-cell>
          <table:table-cell office:value-type="string" calcext:value-type="string">
            <text:p>Quotidien ♦ invocation: action libre. Une main spectrale apparaît dans votre ligne de mire, dans un rayon de 6 cases, et lance un pouvoir accompagné du mot clé focaliseur que vous connaissez. Appuyez-vous sur la case de la main spectrale pour déterminer la ligne d'effet et l'abri en ce qui concerne votre attaque. Vous dépensez ensuite le pouvoir de manière tout à fait normale.\r\nSi vous avez atteint au moins une étape dans la journée, un œil spectral apparaît également dans la même case. Appuyez-vous sur celle-ci pour déterminer la ligne d'effet et le camouflage en ce qui concerne votre attaqu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prémonition</text:p>
          </table:table-cell>
          <table:table-cell office:value-type="string" calcext:value-type="string">
            <text:p>15+</text:p>
          </table:table-cell>
          <table:table-cell office:value-type="string" calcext:value-type="string">
            <text:p>Avec cet anneau d'obsidienne au doigt, vous réagissez rapidement face au danger.\r\n</text:p>
          </table:table-cell>
          <table:table-cell office:value-type="string" calcext:value-type="string">
            <text:p>Niv. 15 <text:s/>+3 <text:s text:c="8"/>25 000 PO</text:p>
          </table:table-cell>
          <table:table-cell office:value-type="string" calcext:value-type="string">
            <text:p>Anneaux</text:p>
          </table:table-cell>
          <table:table-cell/>
          <table:table-cell office:value-type="string" calcext:value-type="string">
            <text:p>Vous bénéficiez d'un bonus d'objet de +2 à l'initiative et aux test de Perception passifs.\r\n</text:p>
          </table:table-cell>
          <table:table-cell office:value-type="string" calcext:value-type="string">
            <text:p>Quotidien: aucune action. Utilisez ce pouvoir lorsque vous êtes surpris. Vous n'êtes finalement pas surpris.\r\nSi vous avez atteint au moins une étape dans la journée, vous vous déplacez également de 3 cases et entreprenez une action mineur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prise parfaite</text:p>
          </table:table-cell>
          <table:table-cell office:value-type="string" calcext:value-type="string">
            <text:p>14+</text:p>
          </table:table-cell>
          <table:table-cell office:value-type="string" calcext:value-type="string">
            <text:p>Cet anneau forgé dans un alliage grossier vous confère une prise incroyable lorsque vous êtes sur le point de chuter.\r\n</text:p>
          </table:table-cell>
          <table:table-cell office:value-type="string" calcext:value-type="string">
            <text:p>Niv. 14 <text:s/>+3 <text:s text:c="8"/>21 000 PO</text:p>
          </table:table-cell>
          <table:table-cell office:value-type="string" calcext:value-type="string">
            <text:p>Anneaux</text:p>
          </table:table-cell>
          <table:table-cell/>
          <table:table-cell office:value-type="string" calcext:value-type="string">
            <text:p>Vous bénéficiez d'un bonus d'objet de +5 aux jets de sauvegarde visant à vous rattraper en cas de chute.\r\n</text:p>
          </table:table-cell>
          <table:table-cell office:value-type="string" calcext:value-type="string">
            <text:p>Quotidien: interruption immédiate. Utilisez ce pouvoir lorsque vous basculez dans un précipice ou une fosse. Vous réussissez automatiquement le jet de sauvegarde visant à vous rattraper.\r\nSi vous avez atteint au moins une étape dans la journée, vous ne vous retrouvez pas à terre en tentant de vous rattraper.\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repli</text:p>
          </table:table-cell>
          <table:table-cell office:value-type="string" calcext:value-type="string">
            <text:p>17+</text:p>
          </table:table-cell>
          <table:table-cell office:value-type="string" calcext:value-type="string">
            <text:p>Cet anneau en argent vous permet de vous téléportez un peu plus loin. En outre, il vous permet de vous rendre vers une redoute éloignée.\r\n</text:p>
          </table:table-cell>
          <table:table-cell office:value-type="string" calcext:value-type="string">
            <text:p>Niv. 17 <text:s/>+4 <text:s text:c="8"/>65 000 PO</text:p>
          </table:table-cell>
          <table:table-cell office:value-type="string" calcext:value-type="string">
            <text:p>Anneaux</text:p>
          </table:table-cell>
          <table:table-cell/>
          <table:table-cell office:value-type="string" calcext:value-type="string">
            <text:p>Lorsque vous utilisez un pouvoir de téléportation, augmentez la distance sur laquelle vous êtes téléporté de 1 case.\r\n</text:p>
          </table:table-cell>
          <table:table-cell office:value-type="string" calcext:value-type="string">
            <text:p>Quotidien ♦ téléportation: action simple. Téléportez-vous vers une destination programmée lors de la création de l'anneau. Toutefois, ce lieu ne saurait être découvert au moyen d'un simple examen de l'objet. Au cours des 10 heures qui suivent, vous pouvez entreprendre une nouvelle action simple pour vous téléportez vers votre position d'origine. Enfin, vous pouvez modifiez l'endroit cible de l'anneau au moyen du rituel Enchantement d'objet. Le coût des composantes du rituel est alors de 32500 po.\r\nSi vous avez atteint au moins deux étapes dans la journée,vous pouvez vous téléporter en compagnie d'un maximum de sept allié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rubis étoilé</text:p>
          </table:table-cell>
          <table:table-cell office:value-type="string" calcext:value-type="string">
            <text:p>19+</text:p>
          </table:table-cell>
          <table:table-cell office:value-type="string" calcext:value-type="string">
            <text:p>Ce bel anneau serti de rubis est très apprécié des courtisans qui gagnent leur vie grâce à leur langue bien pendue.\r\n</text:p>
          </table:table-cell>
          <table:table-cell office:value-type="string" calcext:value-type="string">
            <text:p>Niv. 19 <text:s/>+4 <text:s text:c="6"/>105 000 PO</text:p>
          </table:table-cell>
          <table:table-cell office:value-type="string" calcext:value-type="string">
            <text:p>Anneaux</text:p>
          </table:table-cell>
          <table:table-cell/>
          <table:table-cell office:value-type="string" calcext:value-type="string">
            <text:p>Vous bénéficiez d'un bonus d'objet de +2 aux test de Diplomatie.\r\n</text:p>
          </table:table-cell>
          <table:table-cell office:value-type="string" calcext:value-type="string">
            <text:p>Quotidien: action libre. Utilisez ce pouvoir lorsque vous effectuez un test de compétence liée au Charisme durant un défi de compétences. Vous effectuez deux jets de dé et gardez le meilleur résultat.\r\nSi vous avez atteint au moins une étape dans la journée, un jet couronnée de succès compte pour deux victoires au défi de compétence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stockage de sort</text:p>
          </table:table-cell>
          <table:table-cell office:value-type="string" calcext:value-type="string">
            <text:p>20+</text:p>
          </table:table-cell>
          <table:table-cell office:value-type="string" calcext:value-type="string">
            <text:p>Ce très bel anneau en bois stocke un puissance arcanique utilisable en cas de besoin.\r\n</text:p>
          </table:table-cell>
          <table:table-cell office:value-type="string" calcext:value-type="string">
            <text:p>Niv. 20 <text:s/>+4 <text:s text:c="6"/>125 000 PO</text:p>
          </table:table-cell>
          <table:table-cell office:value-type="string" calcext:value-type="string">
            <text:p>Anneaux</text:p>
          </table:table-cell>
          <table:table-cell/>
          <table:table-cell office:value-type="string" calcext:value-type="string">
            <text:p>Lors d'un repos prolongé, vous pouvez stocker dans cet anneau un pouvoir arcanique à volonté ou de rencontre destiné à un usage ultérieur. Vous pouvez ainsi y placer un pouvoir connus dont le niveau n'est pas supérieur à celui de l'anneau. Le nom du pouvoir qu'abrite l'anneau est écrit en elfique à l'intérieur de celui-ci.\r\n</text:p>
          </table:table-cell>
          <table:table-cell office:value-type="string" calcext:value-type="string">
            <text:p>Quotidien ♦ arcanique: action simple. Vous pouvez utilisez le pouvoir arcanique contenue dans l'anneau tant que que son niveau n'est pas supérieur au votre. S'il s'agit d'un pouvoir arcanique de rencontre, vous devrez dépensez un point d'action pour l'utiliser. Toutefois, remplacez l'éventuel focaliseur nécessaire et son bonus d'altération par cet anneau et un bous d'altération de +4. Une fois le pouvoir arcanique utilisé, il faut en stoker un nouveau si on veut réutiliser l'anneau. Si un nouveau pouvoir arcanique est stocké avant que le précédant ait été utilisé, le premier est perdu.\r\nSi vous avez atteint au moins une étape dans la journée, vous bénéficiez d'un bonus de +1 au jet d'attaque du pouvoir stocké.\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stockage de sort suprême</text:p>
          </table:table-cell>
          <table:table-cell office:value-type="string" calcext:value-type="string">
            <text:p>30+</text:p>
          </table:table-cell>
          <table:table-cell office:value-type="string" calcext:value-type="string">
            <text:p>Ce magnifique anneau en or stocke une puissance arcanique utilisable en cas de besoin.\r\n</text:p>
          </table:table-cell>
          <table:table-cell office:value-type="string" calcext:value-type="string">
            <text:p>Niv. 30 <text:s/>+6 <text:s text:c="3"/>3 125 000 PO</text:p>
          </table:table-cell>
          <table:table-cell office:value-type="string" calcext:value-type="string">
            <text:p>Anneaux</text:p>
          </table:table-cell>
          <table:table-cell/>
          <table:table-cell office:value-type="string" calcext:value-type="string">
            <text:p>Lors d'un repos prolongé, vous pouvez stocker dans cet anneau un pouvoir arcanique à volonté ou de rencontre destiné à un usage ultérieur. Le nom du pouvoir qu'abrite l'anneau est écrit en elfique à l'intérieur de celui-ci.\r\n</text:p>
          </table:table-cell>
          <table:table-cell office:value-type="string" calcext:value-type="string">
            <text:p>Quotidien ♦ arcanique: action simple. Vous pouvez utilisez le pouvoir arcanique contenue dans l'anneau tant que que son niveau n'est pas supérieur au votre. S'il s'agit d'un pouvoir arcanique de rencontre, vous devrez dépensez un point d'action pour l'utiliser. Toutefois, remplacez l'éventuel focaliseur nécessaire et son bonus d'altération par cet anneau et un bous d'altération de +6. Une fois le pouvoir arcanique utilisé, il faut en stoker un nouveau si on veut réutiliser l'anneau. Si un nouveau pouvoir arcanique est stocké avant que le précédant ait été utilisé, le premier est perdu.\r\nSi vous avez atteint au moins une étape dans la journée, vous bénéficiez d'un bonus de +1 au jet d'attaque du pouvoir stocké.\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ténacité</text:p>
          </table:table-cell>
          <table:table-cell office:value-type="string" calcext:value-type="string">
            <text:p>21+</text:p>
          </table:table-cell>
          <table:table-cell office:value-type="string" calcext:value-type="string">
            <text:p>Incrusté de platine et d'ambre, cet anneau vous permet de survivre grâce à votre seule volonté et non votre résistance physique\r\n</text:p>
          </table:table-cell>
          <table:table-cell office:value-type="string" calcext:value-type="string">
            <text:p>Niv. 21 <text:s/>+5 <text:s text:c="6"/>225 000 PO</text:p>
          </table:table-cell>
          <table:table-cell office:value-type="string" calcext:value-type="string">
            <text:p>Anneaux</text:p>
          </table:table-cell>
          <table:table-cell/>
          <table:table-cell office:value-type="string" calcext:value-type="string">
            <text:p>Vous utilisez votre Charisme et non votre Constitution pour déterminer le nombre de récupérations dont vous disposez.\r\n</text:p>
          </table:table-cell>
          <table:table-cell office:value-type="string" calcext:value-type="string">
            <text:p>Quotidien ♦ guérison: aucune action. Utilisez ce pouvoir lorsque vous êtes censé tomber à 0 point de vie (ou moins). Vous vous retrouvez alors à 1 point de vie.\r\nSi vous avez atteint au moins une étape dans la journée, vous regagnez également un nombre de point de vie égal à votre niveau.\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voyage féerique</text:p>
          </table:table-cell>
          <table:table-cell office:value-type="string" calcext:value-type="string">
            <text:p>22+</text:p>
          </table:table-cell>
          <table:table-cell office:value-type="string" calcext:value-type="string">
            <text:p>Une fois cet anneau en bois féerique et brillant enfilé, vous vous déplacez à une vitesse surnaturelle et semblez parfois même déphaser.\r\n</text:p>
          </table:table-cell>
          <table:table-cell office:value-type="string" calcext:value-type="string">
            <text:p>Niv. 22 <text:s/>+5 <text:s text:c="6"/>325 000 PO</text:p>
          </table:table-cell>
          <table:table-cell office:value-type="string" calcext:value-type="string">
            <text:p>Anneaux</text:p>
          </table:table-cell>
          <table:table-cell/>
          <table:table-cell office:value-type="string" calcext:value-type="string">
            <text:p>Vous bénéficiez d'un bonus d'objet d e+1 en VD lorsque vous portez une armure légère (ou pas d'armure du tout).\r\n</text:p>
          </table:table-cell>
          <table:table-cell office:value-type="string" calcext:value-type="string">
            <text:p>Quotidien ♦ téléportation: action mineure. Téléportez-vous jusqu'à votre VD.\r\nSi vous avez atteint au moins une étape dans la journée, ce pouvoir dure jusqu'à la fin de votre tour de jeu suivant.\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voyage par les ombres</text:p>
          </table:table-cell>
          <table:table-cell office:value-type="string" calcext:value-type="string">
            <text:p>15+</text:p>
          </table:table-cell>
          <table:table-cell office:value-type="string" calcext:value-type="string">
            <text:p>Cet anneau de fer sombre vous permet de vous fondre dans les ombres.\r\n</text:p>
          </table:table-cell>
          <table:table-cell office:value-type="string" calcext:value-type="string">
            <text:p>Niv. 15 <text:s/>+3 <text:s text:c="8"/>25 000 PO</text:p>
          </table:table-cell>
          <table:table-cell office:value-type="string" calcext:value-type="string">
            <text:p>Anneaux</text:p>
          </table:table-cell>
          <table:table-cell/>
          <table:table-cell office:value-type="string" calcext:value-type="string">
            <text:p>Vous bénéficiez d'un bonus d'objet de +2 aux test de Discrétion.\r\n</text:p>
          </table:table-cell>
          <table:table-cell office:value-type="string" calcext:value-type="string">
            <text:p>Quotidien ♦ téléportation: action de mouvement. Téléportez-vous de 4 cases. Si l'espace depuis lequel vous vous téléportez n'est pas vivement éclairé, vous pouvez vous téléportez de 8 cases. Il vous est impossible de vous téléportez vers un espace vivement éclairé.\r\nSi vous avez atteint au moins une étape dans la journée, doublez la distance de téléportation de ce pouvoir.\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u banquet</text:p>
          </table:table-cell>
          <table:table-cell office:value-type="string" calcext:value-type="string">
            <text:p>17+</text:p>
          </table:table-cell>
          <table:table-cell office:value-type="string" calcext:value-type="string">
            <text:p>Les monarques et tous ceux qui craignent ce que peut cacher leur nourriture portent ces babioles clinquantes serties de pierres précieuses.\r\n</text:p>
          </table:table-cell>
          <table:table-cell office:value-type="string" calcext:value-type="string">
            <text:p>Niv. 17 <text:s/>+4 <text:s text:c="8"/>65 000 PO</text:p>
          </table:table-cell>
          <table:table-cell office:value-type="string" calcext:value-type="string">
            <text:p>Anneaux</text:p>
          </table:table-cell>
          <table:table-cell/>
          <table:table-cell office:value-type="string" calcext:value-type="string">
            <text:p>Vous bénéficiez d'un bonus d'objet de +5 en Vigueur contre les attaques accompagnés du mot-clé poison.\r\n</text:p>
          </table:table-cell>
          <table:table-cell office:value-type="string" calcext:value-type="string">
            <text:p>Quotidien: action mineure. Vous êtes immunisé contre les poisons ingérés jusqu'à la fin de la rencontre.\r\nSi vous avez atteint au moins une étape dans la journée, vous pouvez étendre cette protection à un nombre de gens situés dans votre ligne de mire égal à votre niveau.\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e caméléon</text:p>
          </table:table-cell>
          <table:table-cell office:value-type="string" calcext:value-type="string">
            <text:p>16+</text:p>
          </table:table-cell>
          <table:table-cell office:value-type="string" calcext:value-type="string">
            <text:p>Cet anneau en peau de lézard est à peine visible une fois passé au doigt et vous camoufle d'une certaine façon.\r\n</text:p>
          </table:table-cell>
          <table:table-cell office:value-type="string" calcext:value-type="string">
            <text:p>Niv. 16 <text:s/>+4 <text:s text:c="8"/>45 000 PO</text:p>
          </table:table-cell>
          <table:table-cell office:value-type="string" calcext:value-type="string">
            <text:p>Anneaux</text:p>
          </table:table-cell>
          <table:table-cell/>
          <table:table-cell office:value-type="string" calcext:value-type="string">
            <text:p>Vous bénéficiez d'un bonus d'objet de +2 aux tests de Discrétion, voire d'un bonus de +4 si vous ne vous êtes pas déplacé depuis le début de votre dernier tour de jeu.\r\n</text:p>
          </table:table-cell>
          <table:table-cell office:value-type="string" calcext:value-type="string">
            <text:p>Quotidien: action mineure. Il ne vous est pas nécessaire de disposer d'un abri ou d'un camouflage pour effectuer des tests de Discrétion jusqu'à la fin de votre tour de jeu suivant.\r\nSi vous avez atteint au moins une étape dans la journée,ce pouvoir dure jusqu'à la fin de la rencontr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u magicien</text:p>
          </table:table-cell>
          <table:table-cell office:value-type="string" calcext:value-type="string">
            <text:p>14+</text:p>
          </table:table-cell>
          <table:table-cell office:value-type="string" calcext:value-type="string">
            <text:p>Les filous et magiciens en herbe de toutes les nations du monde adorent ce anneau doré d'allure bon marché.\r\n</text:p>
          </table:table-cell>
          <table:table-cell office:value-type="string" calcext:value-type="string">
            <text:p>Niv. 14 <text:s/>+3 <text:s text:c="8"/>21 000 PO</text:p>
          </table:table-cell>
          <table:table-cell office:value-type="string" calcext:value-type="string">
            <text:p>Anneaux</text:p>
          </table:table-cell>
          <table:table-cell/>
          <table:table-cell office:value-type="string" calcext:value-type="string">
            <text:p>Vous doublez la portée de vos pouvoirs prestidigitation et son imaginaire.\r\n</text:p>
          </table:table-cell>
          <table:table-cell office:value-type="string" calcext:value-type="string">
            <text:p>À volonté: action simple. Utilisez son imaginaire comme le pouvoir de magicien (cf. MdJ 76).\r\nÀ volonté: action simple. Utilisez prestidigitation comme le pouvoir de magicien (cf. MdJ 76).\r\nSi vous avez atteint au moins une étape dans la journée, doublez la durée des effets produits grâce à votre anneau.\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u phœnix</text:p>
          </table:table-cell>
          <table:table-cell office:value-type="string" calcext:value-type="string">
            <text:p>27+</text:p>
          </table:table-cell>
          <table:table-cell office:value-type="string" calcext:value-type="string">
            <text:p>Cet anneau rouge et or est gravé du symbole d'un oiseau de feu.\r\n</text:p>
          </table:table-cell>
          <table:table-cell office:value-type="string" calcext:value-type="string">
            <text:p>Niv. 27 <text:s/>+6 <text:s text:c="3"/>1 625 000 PO</text:p>
          </table:table-cell>
          <table:table-cell office:value-type="string" calcext:value-type="string">
            <text:p>Anneaux</text:p>
          </table:table-cell>
          <table:table-cell/>
          <table:table-cell office:value-type="string" calcext:value-type="string">
            <text:p>Vous bénéficiez d'une résistance au feu 15.\r\n</text:p>
          </table:table-cell>
          <table:table-cell office:value-type="string" calcext:value-type="string">
            <text:p>Quotidien ♦ feu: aucune action. Utilisez ce pouvoir quand vous mourez ou êtes mourant. Votre corps s'embrase alors et est réduit en cendres. Au début de votre tour de jeu suivant, vous réapparaissez dans une explosion de flammes dans un rayon de 5 cases de votre dernière position avec un nombre de points de vie égal à votre valeur de récupération.\r\nSi vous avez atteint au moins une étape dans la journée, l'explosion de flammes qui annonce votre retour est considérée comme une attaque: explosion de proximité 2; Constitution +6 ou Charisme +6 contre Réflexes; la cible subit 4d10 + modificateur de Constitution ou modificateur de Charisme dégâts de feu en cas de réussite, ou demi-dégâts en cas d'échec.\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u protecteur</text:p>
          </table:table-cell>
          <table:table-cell office:value-type="string" calcext:value-type="string">
            <text:p>18+</text:p>
          </table:table-cell>
          <table:table-cell office:value-type="string" calcext:value-type="string">
            <text:p>Création des éladrins, cette paire d'anneaux de mithral et de jade vous lie à autrui.\r\n</text:p>
          </table:table-cell>
          <table:table-cell office:value-type="string" calcext:value-type="string">
            <text:p>Niv. 18 <text:s/>+4 <text:s text:c="8"/>85 000 PO</text:p>
          </table:table-cell>
          <table:table-cell office:value-type="string" calcext:value-type="string">
            <text:p>Anneaux</text:p>
          </table:table-cell>
          <table:table-cell/>
          <table:table-cell office:value-type="string" calcext:value-type="string">
            <text:p>Ces anneaux marchent par paire. Au prix d'une action mineure, le porteur de l'un est en mesure d'obtenir les informations suivantes:\r\n♦ Les points de vie actuels et l'état général (vivant, mourant ou mort) de l'autre porteur.\r\n♦ Le nombre de récupération dont dispose encore l'autre porteur.\r\n♦ Les effets qui touchent l'autre porteur.\r\n♦ L'état émotionnel de l'autre porteur.\r\n♦ La distance à vol d'oiseau qui le sépare de l'autre porteur.\r\nSi ce dernier se situe dans un autre plan, ni la distance, ni le plan en question ne sont découverts.\r\n</text:p>
          </table:table-cell>
          <table:table-cell office:value-type="string" calcext:value-type="string">
            <text:p>Quotidien ♦ téléportation: action simple. Téléportez-vous dans une case adjacente au porteur de l'autre anneau, quelque soit la distance qui vous en sépare.\r\nSi vous avez atteint au moins une étape dans la journée, ce pouvoir fonctionne au prix d'une action mineure.\r\n</text:p>
          </table:table-cell>
          <table:table-cell office:value-type="string" calcext:value-type="string">
            <text:p>ces anneaux fonctionnent par paire. Si l'un d'eux est désenchanté, l'autre perd toute sa magie. Le prix est pour les deux anneaux.\r\n</text:p>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u ritualiste</text:p>
          </table:table-cell>
          <table:table-cell office:value-type="string" calcext:value-type="string">
            <text:p>24+</text:p>
          </table:table-cell>
          <table:table-cell office:value-type="string" calcext:value-type="string">
            <text:p>Cet anneau en acajou sculpté vous permet de lancer des rituels plus rapidement et plus facilement.\r\n</text:p>
          </table:table-cell>
          <table:table-cell office:value-type="string" calcext:value-type="string">
            <text:p>Niv. 24 <text:s/>+5 <text:s text:c="6"/>525 000 PO</text:p>
          </table:table-cell>
          <table:table-cell office:value-type="string" calcext:value-type="string">
            <text:p>Anneaux</text:p>
          </table:table-cell>
          <table:table-cell/>
          <table:table-cell office:value-type="string" calcext:value-type="string">
            <text:p>Vous bénéficiez d'un bonus d'objet de +2 aux test visant à exécuter des rituels.\r\n</text:p>
          </table:table-cell>
          <table:table-cell office:value-type="string" calcext:value-type="string">
            <text:p>Quotidien; action libre. Réduisez de moitié le temps d’exécution de vos rituels.\r\nSi vous avez atteint au moins une étape dans la journée,, vous réduisez également de moitié le coût des composante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u sanglotain</text:p>
          </table:table-cell>
          <table:table-cell office:value-type="string" calcext:value-type="string">
            <text:p>25+</text:p>
          </table:table-cell>
          <table:table-cell office:value-type="string" calcext:value-type="string">
            <text:p>Vous êtes en mesure d'absorber l’énergie vitale de ceux que vous tuez grâce à cet anneau de plumes noires serti de deux gemmes de jais luisantes.\r\n</text:p>
          </table:table-cell>
          <table:table-cell office:value-type="string" calcext:value-type="string">
            <text:p>Niv. 25 <text:s/>+5 <text:s text:c="6"/>625 000 PO</text:p>
          </table:table-cell>
          <table:table-cell office:value-type="string" calcext:value-type="string">
            <text:p>Anneaux</text:p>
          </table:table-cell>
          <table:table-cell/>
          <table:table-cell office:value-type="string" calcext:value-type="string">
            <text:p>Vous bénéficiez de la vision dans le noir et d'un bonus d'objet de +4 aux tests d'Intimidation.\r\n</text:p>
          </table:table-cell>
          <table:table-cell office:value-type="string" calcext:value-type="string">
            <text:p>Quotidien: réaction immédiate. Utilisez ce pouvoir lorsque vous réduisez une créature à 0 point de vie ou moins. Celle-ci meurt alors et vous gagnez un nombre de points de vie temporaires égal à votre valeur de récupération.\r\nSi vous avez atteint au moins une étape dans la journée, ce pouvoir peut être utilisé au prix d'une interruption immédiate lorsque vous êtes censé tomber à 0 point de vie ou moins. Vous gagnez alors un nombre de point de vie temporaires égal à votre valeur de récupération.\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du vrai visage</text:p>
          </table:table-cell>
          <table:table-cell office:value-type="string" calcext:value-type="string">
            <text:p>18+</text:p>
          </table:table-cell>
          <table:table-cell office:value-type="string" calcext:value-type="string">
            <text:p>Le porteur de cet anneau d'ivoire voit le véritable visage des adversaires déguisés.\r\n</text:p>
          </table:table-cell>
          <table:table-cell office:value-type="string" calcext:value-type="string">
            <text:p>Niv. 18 <text:s/>+4 <text:s text:c="8"/>85 000 PO</text:p>
          </table:table-cell>
          <table:table-cell office:value-type="string" calcext:value-type="string">
            <text:p>Anneaux</text:p>
          </table:table-cell>
          <table:table-cell/>
          <table:table-cell office:value-type="string" calcext:value-type="string">
            <text:p>Vous bénéficiez d'un bonus d'objet de +2 aux tests d'Intuition.\r\n</text:p>
          </table:table-cell>
          <table:table-cell office:value-type="string" calcext:value-type="string">
            <text:p>Quotidien ♦ illusion: action simple. Vous prenez l'exacte apparence d'un humanoïde adjacent. Vous adoptez également ses manières, sa voix et ses tics de langage. L'effet dure 1 heure ou jusqu'à ce que vous y mettiez un terme(action libre). Vous bénéficiez d'un bonus de pouvoir de +5 aux tests de Bluff visant à vous faire passer pour la créature que vous imitez.\r\nSi vous avez atteint au moins une étape dans la journée, l'effet dure un jour et vous pouvez entreprendre une action simple pour le réactiver après y avoir mis un term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lumineux</text:p>
          </table:table-cell>
          <table:table-cell office:value-type="string" calcext:value-type="string">
            <text:p>22+</text:p>
          </table:table-cell>
          <table:table-cell office:value-type="string" calcext:value-type="string">
            <text:p>Vous avez plus de facilités à aider vos alliés avec cet anneau d'or, qui arbore un sceau très légèrement lumineux traduisant vos idéaux.\r\n</text:p>
          </table:table-cell>
          <table:table-cell office:value-type="string" calcext:value-type="string">
            <text:p>Niv. 22 <text:s/>+5 <text:s text:c="6"/>325 000 PO</text:p>
          </table:table-cell>
          <table:table-cell office:value-type="string" calcext:value-type="string">
            <text:p>Anneaux</text:p>
          </table:table-cell>
          <table:table-cell/>
          <table:table-cell office:value-type="string" calcext:value-type="string">
            <text:p>Vous augmentez d'un nombre de cases égal à votre modificateur de Charisme la portée des pouvoirs restituant des points de vie ou conférant un bonus aux alliés.\r\n</text:p>
          </table:table-cell>
          <table:table-cell office:value-type="string" calcext:value-type="string">
            <text:p>Quotidien: action libre. utilisez ce pouvoir lorsque vous conférez à un ou plusieurs alliés un bonus. Ce dernier augment alors de 1 pour toutes les cibles et pour toute la durée du pouvoir en question.\r\nSi vous avez atteint au moins une étape dans la journée, le bonus affecté augment de 2.\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osseux de bonne fortune</text:p>
          </table:table-cell>
          <table:table-cell office:value-type="string" calcext:value-type="string">
            <text:p>18+</text:p>
          </table:table-cell>
          <table:table-cell office:value-type="string" calcext:value-type="string">
            <text:p>Constitué d'os peints soigneusement entrelacés, ce minuscule anneau renforce votre énergie vitale.\r\n</text:p>
          </table:table-cell>
          <table:table-cell office:value-type="string" calcext:value-type="string">
            <text:p>Niv. 18 <text:s/>+4 <text:s text:c="8"/>85 000 PO</text:p>
          </table:table-cell>
          <table:table-cell office:value-type="string" calcext:value-type="string">
            <text:p>Anneaux</text:p>
          </table:table-cell>
          <table:table-cell/>
          <table:table-cell office:value-type="string" calcext:value-type="string">
            <text:p>Vous réduisez de moitié les dégâts nécrotiques que vous subissez.\r\n</text:p>
          </table:table-cell>
          <table:table-cell office:value-type="string" calcext:value-type="string">
            <text:p>Quotidien: interruption immédiate. Utilisez ce pouvoir lorsque vous êtes touché par une attaque accompagnée du mot-clé nécrotique. Une fois votre éventuelle résistance appliquée, vous décidez de ne pas subir de dégâts ou d'ignorer un effet imposé par cette attaque mais pas les deux.\r\nSi vous avez atteint au moins une étape dans la journée, vous ne subissez pas de dégâts et ignorez les effets imposés par cette attaque.\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table-cell office:value-type="string" calcext:value-type="string">
            <text:p>Anneau osseux de préservation</text:p>
          </table:table-cell>
          <table:table-cell office:value-type="string" calcext:value-type="string">
            <text:p>19+</text:p>
          </table:table-cell>
          <table:table-cell office:value-type="string" calcext:value-type="string">
            <text:p>Cet anneau tout simple en os protège son porteur des effets susceptibles d'absorber son énergie vitale.\r\n</text:p>
          </table:table-cell>
          <table:table-cell office:value-type="string" calcext:value-type="string">
            <text:p>Niv. 19 <text:s/>+4 <text:s text:c="6"/>105 000 PO</text:p>
          </table:table-cell>
          <table:table-cell office:value-type="string" calcext:value-type="string">
            <text:p>Anneaux</text:p>
          </table:table-cell>
          <table:table-cell/>
          <table:table-cell office:value-type="string" calcext:value-type="string">
            <text:p>Vous bénéficiez d'un résistance nécrotique 15.\r\n</text:p>
          </table:table-cell>
          <table:table-cell office:value-type="string" calcext:value-type="string">
            <text:p>Quotidien: action libre. Utilisez ce pouvoir lorsqu'un effet est censé vous faire perdre une récupération. Vous ne perdez pas cette récupération.\r\nSi vous avez atteint au moins une étape dans la journée, la source de l'effet subit 3d10 dégâts.\r\n</text:p>
          </table:table-cell>
          <table:table-cell/>
          <table:table-cell office:value-type="string" calcext:value-type="string">
            <text:p>Le Comptoir de l'Aventure 1</text:p>
          </table:table-cell>
          <table:table-cell office:value-type="float" office:value="2" calcext:value-type="float">
            <text:p>2</text:p>
          </table:table-cell>
          <table:table-cell table:number-columns-repeated="1013"/>
        </table:table-row>
        <table:table-row table:style-name="ro1" table:number-rows-repeated="104801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22T18:02:04.169000000</dc:date>
    <meta:editing-duration>PT3H27M37S</meta:editing-duration>
    <meta:editing-cycles>7</meta:editing-cycles>
    <meta:generator>LibreOffice/4.3.2.2$Windows_x86 LibreOffice_project/edfb5295ba211bd31ad47d0bad0118690f76407d</meta:generator>
    <meta:document-statistic meta:table-count="1" meta:cell-count="4805" meta:object-count="0"/>
  </office:meta>
</office:document-meta>
</file>